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44cm"/>
    </style:style>
    <style:style style:name="co8" style:family="table-column">
      <style:table-column-properties fo:break-before="auto" style:column-width="3.399cm"/>
    </style:style>
    <style:style style:name="co9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3.427cm"/>
    </style:style>
    <style:style style:name="co11" style:family="table-column">
      <style:table-column-properties fo:break-before="auto" style:column-width="3.373cm"/>
    </style:style>
    <style:style style:name="co12" style:family="table-column">
      <style:table-column-properties fo:break-before="auto" style:column-width="2.8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Fehler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7.439911324">
            <text:p>7,439911324</text:p>
          </table:table-cell>
          <table:table-cell office:value-type="float" office:value="0.030525">
            <text:p>0,030525</text:p>
          </table:table-cell>
          <table:table-cell office:value-type="float" office:value="0.014652">
            <text:p>0,014652</text:p>
          </table:table-cell>
          <table:table-cell table:formula="of:=[.C1]-0.010256407" office:value-type="float" office:value="0.020268593">
            <text:p>0,020268593</text:p>
          </table:table-cell>
          <table:table-cell table:formula="of:=[.E1]^2" office:value-type="float" office:value="0.000410815862199649">
            <text:p>0,0004108159</text:p>
          </table:table-cell>
          <table:table-cell table:formula="of:=[.D1]-0.010663407" office:value-type="float" office:value="0.003988593">
            <text:p>0,003988593</text:p>
          </table:table-cell>
          <table:table-cell table:formula="of:=[.G1]^2" office:value-type="float" office:value="0.000015908874119649">
            <text:p>1,5908874119649E-005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7.439911324">
            <text:p>7,439911324</text:p>
          </table:table-cell>
          <table:table-cell office:value-type="float" office:value="0.02442">
            <text:p>0,02442</text:p>
          </table:table-cell>
          <table:table-cell office:value-type="float" office:value="0.01221">
            <text:p>0,01221</text:p>
          </table:table-cell>
          <table:table-cell table:formula="of:=[.C2]-0.010256407" office:value-type="float" office:value="0.014163593">
            <text:p>0,014163593</text:p>
          </table:table-cell>
          <table:table-cell table:formula="of:=[.E2]^2" office:value-type="float" office:value="0.000200607366669649">
            <text:p>0,0002006074</text:p>
          </table:table-cell>
          <table:table-cell table:formula="of:=[.D2]-0.010663407" office:value-type="float" office:value="0.001546593">
            <text:p>0,001546593</text:p>
          </table:table-cell>
          <table:table-cell table:formula="of:=[.G2]^2" office:value-type="float" office:value="0.000002391949907649">
            <text:p>2,391949907649E-0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.439911324">
            <text:p>7,439911324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C3]-0.010256407" office:value-type="float" office:value="-0.005372397">
            <text:p>-0,005372397</text:p>
          </table:table-cell>
          <table:table-cell table:formula="of:=[.E3]^2" office:value-type="float" office:value="0.000028862649525609">
            <text:p>2,8862649525609E-005</text:p>
          </table:table-cell>
          <table:table-cell table:formula="of:=[.D3]-0.010663407" office:value-type="float" office:value="0.005209593">
            <text:p>0,005209593</text:p>
          </table:table-cell>
          <table:table-cell table:formula="of:=[.G3]^2" office:value-type="float" office:value="0.000027139859225649">
            <text:p>2,7139859225649E-005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7.439911324">
            <text:p>7,439911324</text:p>
          </table:table-cell>
          <table:table-cell office:value-type="float" office:value="0.017094">
            <text:p>0,017094</text:p>
          </table:table-cell>
          <table:table-cell office:value-type="float" office:value="0.014652">
            <text:p>0,014652</text:p>
          </table:table-cell>
          <table:table-cell table:formula="of:=[.C4]-0.010256407" office:value-type="float" office:value="0.006837593">
            <text:p>0,006837593</text:p>
          </table:table-cell>
          <table:table-cell table:formula="of:=[.E4]^2" office:value-type="float" office:value="0.000046752678033649">
            <text:p>4,6752678033649E-005</text:p>
          </table:table-cell>
          <table:table-cell table:formula="of:=[.D4]-0.010663407" office:value-type="float" office:value="0.003988593">
            <text:p>0,003988593</text:p>
          </table:table-cell>
          <table:table-cell table:formula="of:=[.G4]^2" office:value-type="float" office:value="0.000015908874119649">
            <text:p>1,5908874119649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439911324">
            <text:p>7,439911324</text:p>
          </table:table-cell>
          <table:table-cell table:number-columns-repeated="2" office:value-type="float" office:value="0.00732601">
            <text:p>0,00732601</text:p>
          </table:table-cell>
          <table:table-cell table:formula="of:=[.C5]-0.010256407" office:value-type="float" office:value="-0.002930397">
            <text:p>-0,002930397</text:p>
          </table:table-cell>
          <table:table-cell table:formula="of:=[.E5]^2" office:value-type="float" office:value="0.000008587226577609">
            <text:p>8,587226577609E-006</text:p>
          </table:table-cell>
          <table:table-cell table:formula="of:=[.D5]-0.010663407" office:value-type="float" office:value="-0.003337397">
            <text:p>-0,003337397</text:p>
          </table:table-cell>
          <table:table-cell table:formula="of:=[.G5]^2" office:value-type="float" office:value="0.000011138218735609">
            <text:p>1,1138218735609E-005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7.439911324">
            <text:p>7,439911324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  <table:table-cell table:formula="of:=[.C6]-0.010256407" office:value-type="float" office:value="0.003174593">
            <text:p>0,003174593</text:p>
          </table:table-cell>
          <table:table-cell table:formula="of:=[.E6]^2" office:value-type="float" office:value="0.000010078040715649">
            <text:p>0,000010078</text:p>
          </table:table-cell>
          <table:table-cell table:formula="of:=[.D6]-0.010663407" office:value-type="float" office:value="-0.003337397">
            <text:p>-0,003337397</text:p>
          </table:table-cell>
          <table:table-cell table:formula="of:=[.G6]^2" office:value-type="float" office:value="0.000011138218735609">
            <text:p>1,1138218735609E-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439911324">
            <text:p>7,439911324</text:p>
          </table:table-cell>
          <table:table-cell office:value-type="float" office:value="0.00732601">
            <text:p>0,00732601</text:p>
          </table:table-cell>
          <table:table-cell office:value-type="float" office:value="0.020757">
            <text:p>0,020757</text:p>
          </table:table-cell>
          <table:table-cell table:formula="of:=[.C7]-0.010256407" office:value-type="float" office:value="-0.002930397">
            <text:p>-0,002930397</text:p>
          </table:table-cell>
          <table:table-cell table:formula="of:=[.E7]^2" office:value-type="float" office:value="0.000008587226577609">
            <text:p>8,587226577609E-006</text:p>
          </table:table-cell>
          <table:table-cell table:formula="of:=[.D7]-0.010663407" office:value-type="float" office:value="0.010093593">
            <text:p>0,010093593</text:p>
          </table:table-cell>
          <table:table-cell table:formula="of:=[.G7]^2" office:value-type="float" office:value="0.000101880619649649">
            <text:p>0,0001018806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7.439911324">
            <text:p>7,43991132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C8]-0.010256407" office:value-type="float" office:value="-0.004151397">
            <text:p>-0,004151397</text:p>
          </table:table-cell>
          <table:table-cell table:formula="of:=[.E8]^2" office:value-type="float" office:value="0.000017234097051609">
            <text:p>1,7234097051609E-005</text:p>
          </table:table-cell>
          <table:table-cell table:formula="of:=[.D8]-0.010663407" office:value-type="float" office:value="0.002767593">
            <text:p>0,002767593</text:p>
          </table:table-cell>
          <table:table-cell table:formula="of:=[.G8]^2" office:value-type="float" office:value="0.00000765957101364899">
            <text:p>7,65957101364899E-0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505114346">
            <text:p>7,505114346</text:p>
          </table:table-cell>
          <table:table-cell table:number-columns-repeated="2" office:value-type="float" office:value="0.00610501">
            <text:p>0,00610501</text:p>
          </table:table-cell>
          <table:table-cell table:formula="of:=[.C9]-0.010256407" office:value-type="float" office:value="-0.004151397">
            <text:p>-0,004151397</text:p>
          </table:table-cell>
          <table:table-cell table:formula="of:=[.E9]^2" office:value-type="float" office:value="0.000017234097051609">
            <text:p>1,7234097051609E-005</text:p>
          </table:table-cell>
          <table:table-cell table:formula="of:=[.D9]-0.010663407" office:value-type="float" office:value="-0.004558397">
            <text:p>-0,004558397</text:p>
          </table:table-cell>
          <table:table-cell table:formula="of:=[.G9]^2" office:value-type="float" office:value="0.000020778983209609">
            <text:p>0,000020779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7.439911324">
            <text:p>7,439911324</text:p>
          </table:table-cell>
          <table:table-cell table:number-columns-repeated="2" office:value-type="float" office:value="0.00854701">
            <text:p>0,00854701</text:p>
          </table:table-cell>
          <table:table-cell table:formula="of:=[.C10]-0.010256407" office:value-type="float" office:value="-0.001709397">
            <text:p>-0,001709397</text:p>
          </table:table-cell>
          <table:table-cell table:formula="of:=[.E10]^2" office:value-type="float" office:value="0.000002922038103609">
            <text:p>0,000002922</text:p>
          </table:table-cell>
          <table:table-cell table:formula="of:=[.D10]-0.010663407" office:value-type="float" office:value="-0.002116397">
            <text:p>-0,002116397</text:p>
          </table:table-cell>
          <table:table-cell table:formula="of:=[.G10]^2" office:value-type="float" office:value="0.000004479136261609">
            <text:p>4,479136261609E-0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439911324">
            <text:p>7,439911324</text:p>
          </table:table-cell>
          <table:table-cell office:value-type="float" office:value="0.031746">
            <text:p>0,031746</text:p>
          </table:table-cell>
          <table:table-cell office:value-type="float" office:value="0.010989">
            <text:p>0,010989</text:p>
          </table:table-cell>
          <table:table-cell table:formula="of:=[.C11]-0.010256407" office:value-type="float" office:value="0.021489593">
            <text:p>0,021489593</text:p>
          </table:table-cell>
          <table:table-cell table:formula="of:=[.E11]^2" office:value-type="float" office:value="0.000461802607305649">
            <text:p>0,0004618026</text:p>
          </table:table-cell>
          <table:table-cell table:formula="of:=[.D11]-0.010663407" office:value-type="float" office:value="0.000325592999999997">
            <text:p>0,000325593</text:p>
          </table:table-cell>
          <table:table-cell table:formula="of:=[.G11]^2" office:value-type="float" office:value="0.000000106010801648998">
            <text:p>0,000000106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7.439911324">
            <text:p>7,439911324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C12]-0.010256407" office:value-type="float" office:value="-0.002930397">
            <text:p>-0,002930397</text:p>
          </table:table-cell>
          <table:table-cell table:formula="of:=[.E12]^2" office:value-type="float" office:value="0.000008587226577609">
            <text:p>8,587226577609E-006</text:p>
          </table:table-cell>
          <table:table-cell table:formula="of:=[.D12]-0.010663407" office:value-type="float" office:value="0.003988593">
            <text:p>0,003988593</text:p>
          </table:table-cell>
          <table:table-cell table:formula="of:=[.G12]^2" office:value-type="float" office:value="0.000015908874119649">
            <text:p>1,5908874119649E-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439911324">
            <text:p>7,43991132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C13]-0.010256407" office:value-type="float" office:value="-0.004151397">
            <text:p>-0,004151397</text:p>
          </table:table-cell>
          <table:table-cell table:formula="of:=[.E13]^2" office:value-type="float" office:value="0.000017234097051609">
            <text:p>1,7234097051609E-005</text:p>
          </table:table-cell>
          <table:table-cell table:formula="of:=[.D13]-0.010663407" office:value-type="float" office:value="0.002767593">
            <text:p>0,002767593</text:p>
          </table:table-cell>
          <table:table-cell table:formula="of:=[.G13]^2" office:value-type="float" office:value="0.00000765957101364899">
            <text:p>7,65957101364899E-006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7.439911324">
            <text:p>7,439911324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C14]-0.010256407" office:value-type="float" office:value="-0.004151397">
            <text:p>-0,004151397</text:p>
          </table:table-cell>
          <table:table-cell table:formula="of:=[.E14]^2" office:value-type="float" office:value="0.000017234097051609">
            <text:p>1,7234097051609E-005</text:p>
          </table:table-cell>
          <table:table-cell table:formula="of:=[.D14]-0.010663407" office:value-type="float" office:value="-0.003337397">
            <text:p>-0,003337397</text:p>
          </table:table-cell>
          <table:table-cell table:formula="of:=[.G14]^2" office:value-type="float" office:value="0.000011138218735609">
            <text:p>1,1138218735609E-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505114346">
            <text:p>7,505114346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  <table:table-cell table:formula="of:=[.C15]-0.010256407" office:value-type="float" office:value="-0.001709397">
            <text:p>-0,001709397</text:p>
          </table:table-cell>
          <table:table-cell table:formula="of:=[.E15]^2" office:value-type="float" office:value="0.000002922038103609">
            <text:p>0,000002922</text:p>
          </table:table-cell>
          <table:table-cell table:formula="of:=[.D15]-0.010663407" office:value-type="float" office:value="-0.003337397">
            <text:p>-0,003337397</text:p>
          </table:table-cell>
          <table:table-cell table:formula="of:=[.G15]^2" office:value-type="float" office:value="0.000011138218735609">
            <text:p>1,1138218735609E-005</text:p>
          </table:table-cell>
        </table:table-row>
        <table:table-row table:style-name="ro1">
          <table:table-cell office:value-type="string">
            <text:p>Zeit</text:p>
          </table:table-cell>
          <table:table-cell table:style-name="Default" office:value-type="string">
            <text:p>Winkel</text:p>
          </table:table-cell>
          <table:table-cell table:style-name="Default" office:value-type="string">
            <text:p>Pyro</text:p>
          </table:table-cell>
          <table:table-cell table:style-name="Default" office:value-type="string">
            <text:p>Sample</text:p>
          </table:table-cell>
          <table:table-cell/>
          <table:table-cell table:formula="of:=SUM([.F1:.F15])" office:value-type="float" office:value="0.00125946134859633">
            <text:p>0,0012594613</text:p>
          </table:table-cell>
          <table:table-cell/>
          <table:table-cell table:formula="of:=SUM([.H1:.H15])" office:value-type="float" office:value="0.000264375198384495">
            <text:p>0,0002643752</text:p>
          </table:table-cell>
        </table:table-row>
        <table:table-row table:style-name="ro2">
          <table:table-cell/>
          <table:table-cell table:style-name="ce1" office:value-type="string">
            <text:p>Mittelwert</text:p>
          </table:table-cell>
          <table:table-cell table:style-name="ce1" table:formula="of:=SUM([.C1:.C15])/15" office:value-type="float" office:value="0.0123728066666667">
            <text:p>0,0123728067</text:p>
          </table:table-cell>
          <table:table-cell table:style-name="ce1" table:formula="of:=SUM([.D1:.D15])/15" office:value-type="float" office:value="0.011640204">
            <text:p>0,011640204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Varianz</text:p>
          </table:table-cell>
          <table:table-cell table:style-name="ce1" table:formula="of:=[.F16]/14" office:value-type="float" office:value="0.0000899615248997382">
            <text:p>8,99615248997382E-005</text:p>
          </table:table-cell>
          <table:table-cell table:style-name="ce1" table:formula="of:=[.H16]/14" office:value-type="float" office:value="0.0000188839427417496">
            <text:p>1,88839427417496E-005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tandardabweichung</text:p>
          </table:table-cell>
          <table:table-cell table:style-name="ce1"/>
          <table:table-cell table:style-name="ce1" table:formula="of:=SQRT([.C18])" office:value-type="float" office:value="0.00948480494790158">
            <text:p>0,0094848049</text:p>
          </table:table-cell>
          <table:table-cell table:style-name="ce1" table:formula="of:=SQRT([.D18])" office:value-type="float" office:value="0.00434556587129336">
            <text:p>0,0043455659</text:p>
          </table:table-cell>
          <table:table-cell table:number-columns-repeated="4"/>
        </table:table-row>
      </table:table>
      <table:table table:name="Untergrund" table:style-name="ta1" table:print="false">
        <table:table-column table:style-name="co1" table:number-columns-repeated="3" table:default-cell-style-name="ce3"/>
        <table:table-column table:style-name="co1" table:number-columns-repeated="4" table:default-cell-style-name="Default"/>
        <table:table-row table:style-name="ro1">
          <table:table-cell office:value-type="float" office:value="-79.873348546">
            <text:p>-79,873348546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1]-0.009034802" office:value-type="float" office:value="-0.004150792">
            <text:p>-0,004150792</text:p>
          </table:table-cell>
          <table:table-cell table:formula="of:=[.D1]^2" office:value-type="float" office:value="0.000017229074227264">
            <text:p>1,7229074227264E-005</text:p>
          </table:table-cell>
          <table:table-cell table:formula="of:=[.C1]-0.013861231" office:value-type="float" office:value="-0.002872231">
            <text:p>-0,002872231</text:p>
          </table:table-cell>
          <table:table-cell table:formula="of:=[.F1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79.612536458">
            <text:p>-79,612536458</text:p>
          </table:table-cell>
          <table:table-cell office:value-type="float" office:value="0.01221">
            <text:p>0,01221</text:p>
          </table:table-cell>
          <table:table-cell office:value-type="float" office:value="0.010989">
            <text:p>0,010989</text:p>
          </table:table-cell>
          <table:table-cell table:formula="of:=[.B2]-0.009034802" office:value-type="float" office:value="0.003175198">
            <text:p>0,003175198</text:p>
          </table:table-cell>
          <table:table-cell table:formula="of:=[.D2]^2" office:value-type="float" office:value="0.000010081882339204">
            <text:p>1,0081882339204E-005</text:p>
          </table:table-cell>
          <table:table-cell table:formula="of:=[.C2]-0.013861231" office:value-type="float" office:value="-0.002872231">
            <text:p>-0,002872231</text:p>
          </table:table-cell>
          <table:table-cell table:formula="of:=[.F2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79.090377831">
            <text:p>-79,09037783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]-0.009034802" office:value-type="float" office:value="-0.002929792">
            <text:p>-0,002929792</text:p>
          </table:table-cell>
          <table:table-cell table:formula="of:=[.D3]^2" office:value-type="float" office:value="0.000008583681163264">
            <text:p>8,583681163264E-006</text:p>
          </table:table-cell>
          <table:table-cell table:formula="of:=[.C3]-0.013861231" office:value-type="float" office:value="-0.002872231">
            <text:p>-0,002872231</text:p>
          </table:table-cell>
          <table:table-cell table:formula="of:=[.F3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78.829565743">
            <text:p>-78,829565743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4]-0.009034802" office:value-type="float" office:value="-0.002929792">
            <text:p>-0,002929792</text:p>
          </table:table-cell>
          <table:table-cell table:formula="of:=[.D4]^2" office:value-type="float" office:value="0.000008583681163264">
            <text:p>8,583681163264E-006</text:p>
          </table:table-cell>
          <table:table-cell table:formula="of:=[.C4]-0.013861231" office:value-type="float" office:value="0.008116769">
            <text:p>0,008116769</text:p>
          </table:table-cell>
          <table:table-cell table:formula="of:=[.F4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78.307407116">
            <text:p>-78,307407116</text:p>
          </table:table-cell>
          <table:table-cell office:value-type="float" office:value="0.00854701">
            <text:p>0,00854701</text:p>
          </table:table-cell>
          <table:table-cell office:value-type="float" office:value="0.013431">
            <text:p>0,013431</text:p>
          </table:table-cell>
          <table:table-cell table:formula="of:=[.B5]-0.009034802" office:value-type="float" office:value="-0.000487791999999999">
            <text:p>-0,000487792</text:p>
          </table:table-cell>
          <table:table-cell table:formula="of:=[.D5]^2" office:value-type="float" office:value="0.000000237941035263999">
            <text:p>2,37941035263999E-007</text:p>
          </table:table-cell>
          <table:table-cell table:formula="of:=[.C5]-0.013861231" office:value-type="float" office:value="-0.000430231000000001">
            <text:p>-0,000430231</text:p>
          </table:table-cell>
          <table:table-cell table:formula="of:=[.F5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78.046060577">
            <text:p>-78,046060577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  <table:table-cell table:formula="of:=[.B6]-0.009034802" office:value-type="float" office:value="-0.000487791999999999">
            <text:p>-0,000487792</text:p>
          </table:table-cell>
          <table:table-cell table:formula="of:=[.D6]^2" office:value-type="float" office:value="0.000000237941035263999">
            <text:p>2,37941035263999E-007</text:p>
          </table:table-cell>
          <table:table-cell table:formula="of:=[.C6]-0.013861231" office:value-type="float" office:value="-0.006535221">
            <text:p>-0,006535221</text:p>
          </table:table-cell>
          <table:table-cell table:formula="of:=[.F6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77.458698928">
            <text:p>-77,458698928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7]-0.009034802" office:value-type="float" office:value="-0.002929792">
            <text:p>-0,002929792</text:p>
          </table:table-cell>
          <table:table-cell table:formula="of:=[.D7]^2" office:value-type="float" office:value="0.000008583681163264">
            <text:p>8,583681163264E-006</text:p>
          </table:table-cell>
          <table:table-cell table:formula="of:=[.C7]-0.013861231" office:value-type="float" office:value="-0.002872231">
            <text:p>-0,002872231</text:p>
          </table:table-cell>
          <table:table-cell table:formula="of:=[.F7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77.263089862">
            <text:p>-77,263089862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8]-0.009034802" office:value-type="float" office:value="-0.002929792">
            <text:p>-0,002929792</text:p>
          </table:table-cell>
          <table:table-cell table:formula="of:=[.D8]^2" office:value-type="float" office:value="0.000008583681163264">
            <text:p>8,583681163264E-006</text:p>
          </table:table-cell>
          <table:table-cell table:formula="of:=[.C8]-0.013861231" office:value-type="float" office:value="0.002011769">
            <text:p>0,002011769</text:p>
          </table:table-cell>
          <table:table-cell table:formula="of:=[.F8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76.675728213">
            <text:p>-76,675728213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9]-0.009034802" office:value-type="float" office:value="-0.002929792">
            <text:p>-0,002929792</text:p>
          </table:table-cell>
          <table:table-cell table:formula="of:=[.D9]^2" office:value-type="float" office:value="0.000008583681163264">
            <text:p>8,583681163264E-006</text:p>
          </table:table-cell>
          <table:table-cell table:formula="of:=[.C9]-0.013861231" office:value-type="float" office:value="0.008116769">
            <text:p>0,008116769</text:p>
          </table:table-cell>
          <table:table-cell table:formula="of:=[.F9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76.219307059">
            <text:p>-76,219307059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10]-0.009034802" office:value-type="float" office:value="-0.001708792">
            <text:p>-0,001708792</text:p>
          </table:table-cell>
          <table:table-cell table:formula="of:=[.D10]^2" office:value-type="float" office:value="0.000002919970099264">
            <text:p>0,00000292</text:p>
          </table:table-cell>
          <table:table-cell table:formula="of:=[.C10]-0.013861231" office:value-type="float" office:value="0.003232769">
            <text:p>0,003232769</text:p>
          </table:table-cell>
          <table:table-cell table:formula="of:=[.F10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75.892757498">
            <text:p>-75,892757498</text:p>
          </table:table-cell>
          <table:table-cell office:value-type="float" office:value="0.020757">
            <text:p>0,020757</text:p>
          </table:table-cell>
          <table:table-cell office:value-type="float" office:value="0.00854701">
            <text:p>0,00854701</text:p>
          </table:table-cell>
          <table:table-cell table:formula="of:=[.B11]-0.009034802" office:value-type="float" office:value="0.011722198">
            <text:p>0,011722198</text:p>
          </table:table-cell>
          <table:table-cell table:formula="of:=[.D11]^2" office:value-type="float" office:value="0.000137409925951204">
            <text:p>0,0001374099</text:p>
          </table:table-cell>
          <table:table-cell table:formula="of:=[.C11]-0.013861231" office:value-type="float" office:value="-0.005314221">
            <text:p>-0,005314221</text:p>
          </table:table-cell>
          <table:table-cell table:formula="of:=[.F11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75.370598871">
            <text:p>-75,37059887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2]-0.009034802" office:value-type="float" office:value="-0.002929792">
            <text:p>-0,002929792</text:p>
          </table:table-cell>
          <table:table-cell table:formula="of:=[.D12]^2" office:value-type="float" office:value="0.000008583681163264">
            <text:p>8,583681163264E-006</text:p>
          </table:table-cell>
          <table:table-cell table:formula="of:=[.C12]-0.013861231" office:value-type="float" office:value="-0.001651231">
            <text:p>-0,001651231</text:p>
          </table:table-cell>
          <table:table-cell table:formula="of:=[.F1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75.109786783">
            <text:p>-75,109786783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13]-0.009034802" office:value-type="float" office:value="-0.001708792">
            <text:p>-0,001708792</text:p>
          </table:table-cell>
          <table:table-cell table:formula="of:=[.D13]^2" office:value-type="float" office:value="0.000002919970099264">
            <text:p>0,00000292</text:p>
          </table:table-cell>
          <table:table-cell table:formula="of:=[.C13]-0.013861231" office:value-type="float" office:value="0.000790768999999998">
            <text:p>0,000790769</text:p>
          </table:table-cell>
          <table:table-cell table:formula="of:=[.F13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74.587628156">
            <text:p>-74,587628156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14]-0.009034802" office:value-type="float" office:value="-0.001708792">
            <text:p>-0,001708792</text:p>
          </table:table-cell>
          <table:table-cell table:formula="of:=[.D14]^2" office:value-type="float" office:value="0.000002919970099264">
            <text:p>0,00000292</text:p>
          </table:table-cell>
          <table:table-cell table:formula="of:=[.C14]-0.013861231" office:value-type="float" office:value="0.002011769">
            <text:p>0,002011769</text:p>
          </table:table-cell>
          <table:table-cell table:formula="of:=[.F1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74.261613046">
            <text:p>-74,261613046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5]-0.009034802" office:value-type="float" office:value="-0.001708792">
            <text:p>-0,001708792</text:p>
          </table:table-cell>
          <table:table-cell table:formula="of:=[.D15]^2" office:value-type="float" office:value="0.000002919970099264">
            <text:p>0,00000292</text:p>
          </table:table-cell>
          <table:table-cell table:formula="of:=[.C15]-0.013861231" office:value-type="float" office:value="-0.001651231">
            <text:p>-0,001651231</text:p>
          </table:table-cell>
          <table:table-cell table:formula="of:=[.F15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73.739454419">
            <text:p>-73,739454419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  <table:table-cell table:formula="of:=[.B16]-0.009034802" office:value-type="float" office:value="0.000733208000000001">
            <text:p>0,000733208</text:p>
          </table:table-cell>
          <table:table-cell table:formula="of:=[.D16]^2" office:value-type="float" office:value="0.000000537593971264001">
            <text:p>5,37593971264001E-007</text:p>
          </table:table-cell>
          <table:table-cell table:formula="of:=[.C16]-0.013861231" office:value-type="float" office:value="-0.006535221">
            <text:p>-0,006535221</text:p>
          </table:table-cell>
          <table:table-cell table:formula="of:=[.F16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73.217295792">
            <text:p>-73,217295792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17]-0.009034802" office:value-type="float" office:value="-0.004150792">
            <text:p>-0,004150792</text:p>
          </table:table-cell>
          <table:table-cell table:formula="of:=[.D17]^2" office:value-type="float" office:value="0.000017229074227264">
            <text:p>1,7229074227264E-005</text:p>
          </table:table-cell>
          <table:table-cell table:formula="of:=[.C17]-0.013861231" office:value-type="float" office:value="-0.002872231">
            <text:p>-0,002872231</text:p>
          </table:table-cell>
          <table:table-cell table:formula="of:=[.F17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72.956483704">
            <text:p>-72,956483704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8]-0.009034802" office:value-type="float" office:value="-0.002929792">
            <text:p>-0,002929792</text:p>
          </table:table-cell>
          <table:table-cell table:formula="of:=[.D18]^2" office:value-type="float" office:value="0.000008583681163264">
            <text:p>8,583681163264E-006</text:p>
          </table:table-cell>
          <table:table-cell table:formula="of:=[.C18]-0.013861231" office:value-type="float" office:value="0.003232769">
            <text:p>0,003232769</text:p>
          </table:table-cell>
          <table:table-cell table:formula="of:=[.F18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72.434325077">
            <text:p>-72,434325077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9]-0.009034802" office:value-type="float" office:value="-0.002929792">
            <text:p>-0,002929792</text:p>
          </table:table-cell>
          <table:table-cell table:formula="of:=[.D19]^2" office:value-type="float" office:value="0.000008583681163264">
            <text:p>8,583681163264E-006</text:p>
          </table:table-cell>
          <table:table-cell table:formula="of:=[.C19]-0.013861231" office:value-type="float" office:value="0.005674769">
            <text:p>0,005674769</text:p>
          </table:table-cell>
          <table:table-cell table:formula="of:=[.F19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72.172978538">
            <text:p>-72,172978538</text:p>
          </table:table-cell>
          <table:table-cell office:value-type="float" office:value="0.02442">
            <text:p>0,02442</text:p>
          </table:table-cell>
          <table:table-cell office:value-type="float" office:value="0.017094">
            <text:p>0,017094</text:p>
          </table:table-cell>
          <table:table-cell table:formula="of:=[.B20]-0.009034802" office:value-type="float" office:value="0.015385198">
            <text:p>0,015385198</text:p>
          </table:table-cell>
          <table:table-cell table:formula="of:=[.D20]^2" office:value-type="float" office:value="0.000236704317499204">
            <text:p>0,0002367043</text:p>
          </table:table-cell>
          <table:table-cell table:formula="of:=[.C20]-0.013861231" office:value-type="float" office:value="0.003232769">
            <text:p>0,003232769</text:p>
          </table:table-cell>
          <table:table-cell table:formula="of:=[.F20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71.585616889">
            <text:p>-71,585616889</text:p>
          </table:table-cell>
          <table:table-cell office:value-type="float" office:value="0.013431">
            <text:p>0,013431</text:p>
          </table:table-cell>
          <table:table-cell office:value-type="float" office:value="0.00854701">
            <text:p>0,00854701</text:p>
          </table:table-cell>
          <table:table-cell table:formula="of:=[.B21]-0.009034802" office:value-type="float" office:value="0.004396198">
            <text:p>0,004396198</text:p>
          </table:table-cell>
          <table:table-cell table:formula="of:=[.D21]^2" office:value-type="float" office:value="0.000019326556855204">
            <text:p>1,9326556855204E-005</text:p>
          </table:table-cell>
          <table:table-cell table:formula="of:=[.C21]-0.013861231" office:value-type="float" office:value="-0.005314221">
            <text:p>-0,005314221</text:p>
          </table:table-cell>
          <table:table-cell table:formula="of:=[.F21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71.390007823">
            <text:p>-71,390007823</text:p>
          </table:table-cell>
          <table:table-cell table:number-columns-repeated="2" office:value-type="float" office:value="0.00732601">
            <text:p>0,00732601</text:p>
          </table:table-cell>
          <table:table-cell table:formula="of:=[.B22]-0.009034802" office:value-type="float" office:value="-0.001708792">
            <text:p>-0,001708792</text:p>
          </table:table-cell>
          <table:table-cell table:formula="of:=[.D22]^2" office:value-type="float" office:value="0.000002919970099264">
            <text:p>0,00000292</text:p>
          </table:table-cell>
          <table:table-cell table:formula="of:=[.C22]-0.013861231" office:value-type="float" office:value="-0.006535221">
            <text:p>-0,006535221</text:p>
          </table:table-cell>
          <table:table-cell table:formula="of:=[.F22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70.802646174">
            <text:p>-70,802646174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3]-0.009034802" office:value-type="float" office:value="-0.002929792">
            <text:p>-0,002929792</text:p>
          </table:table-cell>
          <table:table-cell table:formula="of:=[.D23]^2" office:value-type="float" office:value="0.000008583681163264">
            <text:p>8,583681163264E-006</text:p>
          </table:table-cell>
          <table:table-cell table:formula="of:=[.C23]-0.013861231" office:value-type="float" office:value="0.002011769">
            <text:p>0,002011769</text:p>
          </table:table-cell>
          <table:table-cell table:formula="of:=[.F23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70.607037108">
            <text:p>-70,607037108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4]-0.009034802" office:value-type="float" office:value="-0.002929792">
            <text:p>-0,002929792</text:p>
          </table:table-cell>
          <table:table-cell table:formula="of:=[.D24]^2" office:value-type="float" office:value="0.000008583681163264">
            <text:p>8,583681163264E-006</text:p>
          </table:table-cell>
          <table:table-cell table:formula="of:=[.C24]-0.013861231" office:value-type="float" office:value="0.002011769">
            <text:p>0,002011769</text:p>
          </table:table-cell>
          <table:table-cell table:formula="of:=[.F2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70.084878481">
            <text:p>-70,084878481</text:p>
          </table:table-cell>
          <table:table-cell table:number-columns-repeated="2" office:value-type="float" office:value="0.014652">
            <text:p>0,014652</text:p>
          </table:table-cell>
          <table:table-cell table:formula="of:=[.B25]-0.009034802" office:value-type="float" office:value="0.005617198">
            <text:p>0,005617198</text:p>
          </table:table-cell>
          <table:table-cell table:formula="of:=[.D25]^2" office:value-type="float" office:value="0.000031552913371204">
            <text:p>3,1552913371204E-005</text:p>
          </table:table-cell>
          <table:table-cell table:formula="of:=[.C25]-0.013861231" office:value-type="float" office:value="0.000790768999999998">
            <text:p>0,000790769</text:p>
          </table:table-cell>
          <table:table-cell table:formula="of:=[.F25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69.497516832">
            <text:p>-69,49751683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6]-0.009034802" office:value-type="float" office:value="-0.002929792">
            <text:p>-0,002929792</text:p>
          </table:table-cell>
          <table:table-cell table:formula="of:=[.D26]^2" office:value-type="float" office:value="0.000008583681163264">
            <text:p>8,583681163264E-006</text:p>
          </table:table-cell>
          <table:table-cell table:formula="of:=[.C26]-0.013861231" office:value-type="float" office:value="-0.002872231">
            <text:p>-0,002872231</text:p>
          </table:table-cell>
          <table:table-cell table:formula="of:=[.F26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69.236704744">
            <text:p>-69,236704744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27]-0.009034802" office:value-type="float" office:value="-0.001708792">
            <text:p>-0,001708792</text:p>
          </table:table-cell>
          <table:table-cell table:formula="of:=[.D27]^2" office:value-type="float" office:value="0.000002919970099264">
            <text:p>0,00000292</text:p>
          </table:table-cell>
          <table:table-cell table:formula="of:=[.C27]-0.013861231" office:value-type="float" office:value="-0.001651231">
            <text:p>-0,001651231</text:p>
          </table:table-cell>
          <table:table-cell table:formula="of:=[.F27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68.714546117">
            <text:p>-68,714546117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  <table:table-cell table:formula="of:=[.B28]-0.009034802" office:value-type="float" office:value="0.000733208000000001">
            <text:p>0,000733208</text:p>
          </table:table-cell>
          <table:table-cell table:formula="of:=[.D28]^2" office:value-type="float" office:value="0.000000537593971264001">
            <text:p>5,37593971264001E-007</text:p>
          </table:table-cell>
          <table:table-cell table:formula="of:=[.C28]-0.013861231" office:value-type="float" office:value="-0.002872231">
            <text:p>-0,002872231</text:p>
          </table:table-cell>
          <table:table-cell table:formula="of:=[.F28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68.453734029">
            <text:p>-68,453734029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9]-0.009034802" office:value-type="float" office:value="-0.002929792">
            <text:p>-0,002929792</text:p>
          </table:table-cell>
          <table:table-cell table:formula="of:=[.D29]^2" office:value-type="float" office:value="0.000008583681163264">
            <text:p>8,583681163264E-006</text:p>
          </table:table-cell>
          <table:table-cell table:formula="of:=[.C29]-0.013861231" office:value-type="float" office:value="0.004453769">
            <text:p>0,004453769</text:p>
          </table:table-cell>
          <table:table-cell table:formula="of:=[.F29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67.931575402">
            <text:p>-67,931575402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0]-0.009034802" office:value-type="float" office:value="-0.002929792">
            <text:p>-0,002929792</text:p>
          </table:table-cell>
          <table:table-cell table:formula="of:=[.D30]^2" office:value-type="float" office:value="0.000008583681163264">
            <text:p>8,583681163264E-006</text:p>
          </table:table-cell>
          <table:table-cell table:formula="of:=[.C30]-0.013861231" office:value-type="float" office:value="0.006895769">
            <text:p>0,006895769</text:p>
          </table:table-cell>
          <table:table-cell table:formula="of:=[.F30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67.605025841">
            <text:p>-67,60502584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1]-0.009034802" office:value-type="float" office:value="-0.002929792">
            <text:p>-0,002929792</text:p>
          </table:table-cell>
          <table:table-cell table:formula="of:=[.D31]^2" office:value-type="float" office:value="0.000008583681163264">
            <text:p>8,583681163264E-006</text:p>
          </table:table-cell>
          <table:table-cell table:formula="of:=[.C31]-0.013861231" office:value-type="float" office:value="-0.004093221">
            <text:p>-0,004093221</text:p>
          </table:table-cell>
          <table:table-cell table:formula="of:=[.F31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67.148604687">
            <text:p>-67,148604687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  <table:table-cell table:formula="of:=[.B32]-0.009034802" office:value-type="float" office:value="0.001954198">
            <text:p>0,001954198</text:p>
          </table:table-cell>
          <table:table-cell table:formula="of:=[.D32]^2" office:value-type="float" office:value="0.000003818889823204">
            <text:p>3,818889823204E-006</text:p>
          </table:table-cell>
          <table:table-cell table:formula="of:=[.C32]-0.013861231" office:value-type="float" office:value="-0.005314221">
            <text:p>-0,005314221</text:p>
          </table:table-cell>
          <table:table-cell table:formula="of:=[.F3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66.822055126">
            <text:p>-66,822055126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33]-0.009034802" office:value-type="float" office:value="-0.002929792">
            <text:p>-0,002929792</text:p>
          </table:table-cell>
          <table:table-cell table:formula="of:=[.D33]^2" office:value-type="float" office:value="0.000008583681163264">
            <text:p>8,583681163264E-006</text:p>
          </table:table-cell>
          <table:table-cell table:formula="of:=[.C33]-0.013861231" office:value-type="float" office:value="0.005674769">
            <text:p>0,005674769</text:p>
          </table:table-cell>
          <table:table-cell table:formula="of:=[.F33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66.365099521">
            <text:p>-66,365099521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34]-0.009034802" office:value-type="float" office:value="-0.001708792">
            <text:p>-0,001708792</text:p>
          </table:table-cell>
          <table:table-cell table:formula="of:=[.D34]^2" office:value-type="float" office:value="0.000002919970099264">
            <text:p>0,00000292</text:p>
          </table:table-cell>
          <table:table-cell table:formula="of:=[.C34]-0.013861231" office:value-type="float" office:value="0.004453769">
            <text:p>0,004453769</text:p>
          </table:table-cell>
          <table:table-cell table:formula="of:=[.F34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65.778272323">
            <text:p>-65,778272323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35]-0.009034802" office:value-type="float" office:value="-0.004150792">
            <text:p>-0,004150792</text:p>
          </table:table-cell>
          <table:table-cell table:formula="of:=[.D35]^2" office:value-type="float" office:value="0.000017229074227264">
            <text:p>1,7229074227264E-005</text:p>
          </table:table-cell>
          <table:table-cell table:formula="of:=[.C35]-0.013861231" office:value-type="float" office:value="-0.002872231">
            <text:p>-0,002872231</text:p>
          </table:table-cell>
          <table:table-cell table:formula="of:=[.F35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65.516925784">
            <text:p>-65,516925784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6]-0.009034802" office:value-type="float" office:value="-0.002929792">
            <text:p>-0,002929792</text:p>
          </table:table-cell>
          <table:table-cell table:formula="of:=[.D36]^2" office:value-type="float" office:value="0.000008583681163264">
            <text:p>8,583681163264E-006</text:p>
          </table:table-cell>
          <table:table-cell table:formula="of:=[.C36]-0.013861231" office:value-type="float" office:value="-0.004093221">
            <text:p>-0,004093221</text:p>
          </table:table-cell>
          <table:table-cell table:formula="of:=[.F36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64.994767157">
            <text:p>-64,994767157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37]-0.009034802" office:value-type="float" office:value="-0.001708792">
            <text:p>-0,001708792</text:p>
          </table:table-cell>
          <table:table-cell table:formula="of:=[.D37]^2" office:value-type="float" office:value="0.000002919970099264">
            <text:p>0,00000292</text:p>
          </table:table-cell>
          <table:table-cell table:formula="of:=[.C37]-0.013861231" office:value-type="float" office:value="0.003232769">
            <text:p>0,003232769</text:p>
          </table:table-cell>
          <table:table-cell table:formula="of:=[.F37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64.733955069">
            <text:p>-64,733955069</text:p>
          </table:table-cell>
          <table:table-cell office:value-type="float" office:value="0.019536">
            <text:p>0,019536</text:p>
          </table:table-cell>
          <table:table-cell office:value-type="float" office:value="0.00976801">
            <text:p>0,00976801</text:p>
          </table:table-cell>
          <table:table-cell table:formula="of:=[.B38]-0.009034802" office:value-type="float" office:value="0.010501198">
            <text:p>0,010501198</text:p>
          </table:table-cell>
          <table:table-cell table:formula="of:=[.D38]^2" office:value-type="float" office:value="0.000110275159435204">
            <text:p>0,0001102752</text:p>
          </table:table-cell>
          <table:table-cell table:formula="of:=[.C38]-0.013861231" office:value-type="float" office:value="-0.004093221">
            <text:p>-0,004093221</text:p>
          </table:table-cell>
          <table:table-cell table:formula="of:=[.F38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64.211796442">
            <text:p>-64,211796442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  <table:table-cell table:formula="of:=[.B39]-0.009034802" office:value-type="float" office:value="-0.004150792">
            <text:p>-0,004150792</text:p>
          </table:table-cell>
          <table:table-cell table:formula="of:=[.D39]^2" office:value-type="float" office:value="0.000017229074227264">
            <text:p>1,7229074227264E-005</text:p>
          </table:table-cell>
          <table:table-cell table:formula="of:=[.C39]-0.013861231" office:value-type="float" office:value="-0.005314221">
            <text:p>-0,005314221</text:p>
          </table:table-cell>
          <table:table-cell table:formula="of:=[.F3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63.885781332">
            <text:p>-63,885781332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40]-0.009034802" office:value-type="float" office:value="-0.002929792">
            <text:p>-0,002929792</text:p>
          </table:table-cell>
          <table:table-cell table:formula="of:=[.D40]^2" office:value-type="float" office:value="0.000008583681163264">
            <text:p>8,583681163264E-006</text:p>
          </table:table-cell>
          <table:table-cell table:formula="of:=[.C40]-0.013861231" office:value-type="float" office:value="0.006895769">
            <text:p>0,006895769</text:p>
          </table:table-cell>
          <table:table-cell table:formula="of:=[.F40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63.363622705">
            <text:p>-63,363622705</text:p>
          </table:table-cell>
          <table:table-cell office:value-type="float" office:value="0.01221">
            <text:p>0,01221</text:p>
          </table:table-cell>
          <table:table-cell office:value-type="float" office:value="0.018315">
            <text:p>0,018315</text:p>
          </table:table-cell>
          <table:table-cell table:formula="of:=[.B41]-0.009034802" office:value-type="float" office:value="0.003175198">
            <text:p>0,003175198</text:p>
          </table:table-cell>
          <table:table-cell table:formula="of:=[.D41]^2" office:value-type="float" office:value="0.000010081882339204">
            <text:p>1,0081882339204E-005</text:p>
          </table:table-cell>
          <table:table-cell table:formula="of:=[.C41]-0.013861231" office:value-type="float" office:value="0.004453769">
            <text:p>0,004453769</text:p>
          </table:table-cell>
          <table:table-cell table:formula="of:=[.F41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62.9066671">
            <text:p>-62,9066671</text:p>
          </table:table-cell>
          <table:table-cell office:value-type="float" office:value="0.041514">
            <text:p>0,041514</text:p>
          </table:table-cell>
          <table:table-cell office:value-type="float" office:value="0.00732601">
            <text:p>0,00732601</text:p>
          </table:table-cell>
          <table:table-cell table:formula="of:=[.B42]-0.009034802" office:value-type="float" office:value="0.032479198">
            <text:p>0,032479198</text:p>
          </table:table-cell>
          <table:table-cell table:formula="of:=[.D42]^2" office:value-type="float" office:value="0.0010548983027232">
            <text:p>0,0010548983</text:p>
          </table:table-cell>
          <table:table-cell table:formula="of:=[.C42]-0.013861231" office:value-type="float" office:value="-0.006535221">
            <text:p>-0,006535221</text:p>
          </table:table-cell>
          <table:table-cell table:formula="of:=[.F42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62.58065199">
            <text:p>-62,5806519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43]-0.009034802" office:value-type="float" office:value="-0.002929792">
            <text:p>-0,002929792</text:p>
          </table:table-cell>
          <table:table-cell table:formula="of:=[.D43]^2" office:value-type="float" office:value="0.000008583681163264">
            <text:p>8,583681163264E-006</text:p>
          </table:table-cell>
          <table:table-cell table:formula="of:=[.C43]-0.013861231" office:value-type="float" office:value="-0.005314221">
            <text:p>-0,005314221</text:p>
          </table:table-cell>
          <table:table-cell table:formula="of:=[.F4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62.123696385">
            <text:p>-62,123696385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  <table:table-cell table:formula="of:=[.B44]-0.009034802" office:value-type="float" office:value="-0.004150792">
            <text:p>-0,004150792</text:p>
          </table:table-cell>
          <table:table-cell table:formula="of:=[.D44]^2" office:value-type="float" office:value="0.000017229074227264">
            <text:p>1,7229074227264E-005</text:p>
          </table:table-cell>
          <table:table-cell table:formula="of:=[.C44]-0.013861231" office:value-type="float" office:value="-0.001651231">
            <text:p>-0,001651231</text:p>
          </table:table-cell>
          <table:table-cell table:formula="of:=[.F44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61.797146824">
            <text:p>-61,797146824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45]-0.009034802" office:value-type="float" office:value="-0.001708792">
            <text:p>-0,001708792</text:p>
          </table:table-cell>
          <table:table-cell table:formula="of:=[.D45]^2" office:value-type="float" office:value="0.000002919970099264">
            <text:p>0,00000292</text:p>
          </table:table-cell>
          <table:table-cell table:formula="of:=[.C45]-0.013861231" office:value-type="float" office:value="0.005674769">
            <text:p>0,005674769</text:p>
          </table:table-cell>
          <table:table-cell table:formula="of:=[.F45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61.275522648">
            <text:p>-61,275522648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46]-0.009034802" office:value-type="float" office:value="-0.001708792">
            <text:p>-0,001708792</text:p>
          </table:table-cell>
          <table:table-cell table:formula="of:=[.D46]^2" office:value-type="float" office:value="0.000002919970099264">
            <text:p>0,00000292</text:p>
          </table:table-cell>
          <table:table-cell table:formula="of:=[.C46]-0.013861231" office:value-type="float" office:value="0.004453769">
            <text:p>0,004453769</text:p>
          </table:table-cell>
          <table:table-cell table:formula="of:=[.F46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61.014176109">
            <text:p>-61,014176109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47]-0.009034802" office:value-type="float" office:value="-0.002929792">
            <text:p>-0,002929792</text:p>
          </table:table-cell>
          <table:table-cell table:formula="of:=[.D47]^2" office:value-type="float" office:value="0.000008583681163264">
            <text:p>8,583681163264E-006</text:p>
          </table:table-cell>
          <table:table-cell table:formula="of:=[.C47]-0.013861231" office:value-type="float" office:value="-0.006535221">
            <text:p>-0,006535221</text:p>
          </table:table-cell>
          <table:table-cell table:formula="of:=[.F47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60.492017482">
            <text:p>-60,49201748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48]-0.009034802" office:value-type="float" office:value="-0.002929792">
            <text:p>-0,002929792</text:p>
          </table:table-cell>
          <table:table-cell table:formula="of:=[.D48]^2" office:value-type="float" office:value="0.000008583681163264">
            <text:p>8,583681163264E-006</text:p>
          </table:table-cell>
          <table:table-cell table:formula="of:=[.C48]-0.013861231" office:value-type="float" office:value="-0.002872231">
            <text:p>-0,002872231</text:p>
          </table:table-cell>
          <table:table-cell table:formula="of:=[.F48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59.970393306">
            <text:p>-59,970393306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49]-0.009034802" office:value-type="float" office:value="-0.002929792">
            <text:p>-0,002929792</text:p>
          </table:table-cell>
          <table:table-cell table:formula="of:=[.D49]^2" office:value-type="float" office:value="0.000008583681163264">
            <text:p>8,583681163264E-006</text:p>
          </table:table-cell>
          <table:table-cell table:formula="of:=[.C49]-0.013861231" office:value-type="float" office:value="0.009337769">
            <text:p>0,009337769</text:p>
          </table:table-cell>
          <table:table-cell table:formula="of:=[.F49]^2" office:value-type="float" office:value="0.0000871939298973609">
            <text:p>8,71939298973609E-005</text:p>
          </table:table-cell>
        </table:table-row>
        <table:table-row table:style-name="ro1">
          <table:table-cell office:value-type="float" office:value="-59.709046767">
            <text:p>-59,709046767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  <table:table-cell table:formula="of:=[.B50]-0.009034802" office:value-type="float" office:value="0.000733208000000001">
            <text:p>0,000733208</text:p>
          </table:table-cell>
          <table:table-cell table:formula="of:=[.D50]^2" office:value-type="float" office:value="0.000000537593971264001">
            <text:p>5,37593971264001E-007</text:p>
          </table:table-cell>
          <table:table-cell table:formula="of:=[.C50]-0.013861231" office:value-type="float" office:value="0.002011769">
            <text:p>0,002011769</text:p>
          </table:table-cell>
          <table:table-cell table:formula="of:=[.F5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59.121685118">
            <text:p>-59,121685118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51]-0.009034802" office:value-type="float" office:value="-0.002929792">
            <text:p>-0,002929792</text:p>
          </table:table-cell>
          <table:table-cell table:formula="of:=[.D51]^2" office:value-type="float" office:value="0.000008583681163264">
            <text:p>8,583681163264E-006</text:p>
          </table:table-cell>
          <table:table-cell table:formula="of:=[.C51]-0.013861231" office:value-type="float" office:value="-0.002872231">
            <text:p>-0,002872231</text:p>
          </table:table-cell>
          <table:table-cell table:formula="of:=[.F51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58.926076052">
            <text:p>-58,926076052</text:p>
          </table:table-cell>
          <table:table-cell office:value-type="float" office:value="0.00488401">
            <text:p>0,00488401</text:p>
          </table:table-cell>
          <table:table-cell office:value-type="float" office:value="0.018315">
            <text:p>0,018315</text:p>
          </table:table-cell>
          <table:table-cell table:formula="of:=[.B52]-0.009034802" office:value-type="float" office:value="-0.004150792">
            <text:p>-0,004150792</text:p>
          </table:table-cell>
          <table:table-cell table:formula="of:=[.D52]^2" office:value-type="float" office:value="0.000017229074227264">
            <text:p>1,7229074227264E-005</text:p>
          </table:table-cell>
          <table:table-cell table:formula="of:=[.C52]-0.013861231" office:value-type="float" office:value="0.004453769">
            <text:p>0,004453769</text:p>
          </table:table-cell>
          <table:table-cell table:formula="of:=[.F5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58.338714403">
            <text:p>-58,338714403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53]-0.009034802" office:value-type="float" office:value="-0.001708792">
            <text:p>-0,001708792</text:p>
          </table:table-cell>
          <table:table-cell table:formula="of:=[.D53]^2" office:value-type="float" office:value="0.000002919970099264">
            <text:p>0,00000292</text:p>
          </table:table-cell>
          <table:table-cell table:formula="of:=[.C53]-0.013861231" office:value-type="float" office:value="0.003232769">
            <text:p>0,003232769</text:p>
          </table:table-cell>
          <table:table-cell table:formula="of:=[.F53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58.012699293">
            <text:p>-58,012699293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  <table:table-cell table:formula="of:=[.B54]-0.009034802" office:value-type="float" office:value="0.004396198">
            <text:p>0,004396198</text:p>
          </table:table-cell>
          <table:table-cell table:formula="of:=[.D54]^2" office:value-type="float" office:value="0.000019326556855204">
            <text:p>1,9326556855204E-005</text:p>
          </table:table-cell>
          <table:table-cell table:formula="of:=[.C54]-0.013861231" office:value-type="float" office:value="-0.006535221">
            <text:p>-0,006535221</text:p>
          </table:table-cell>
          <table:table-cell table:formula="of:=[.F54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57.555743688">
            <text:p>-57,555743688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  <table:table-cell table:formula="of:=[.B55]-0.009034802" office:value-type="float" office:value="-0.001708792">
            <text:p>-0,001708792</text:p>
          </table:table-cell>
          <table:table-cell table:formula="of:=[.D55]^2" office:value-type="float" office:value="0.000002919970099264">
            <text:p>0,00000292</text:p>
          </table:table-cell>
          <table:table-cell table:formula="of:=[.C55]-0.013861231" office:value-type="float" office:value="-0.002872231">
            <text:p>-0,002872231</text:p>
          </table:table-cell>
          <table:table-cell table:formula="of:=[.F55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57.033585061">
            <text:p>-57,033585061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56]-0.009034802" office:value-type="float" office:value="-0.002929792">
            <text:p>-0,002929792</text:p>
          </table:table-cell>
          <table:table-cell table:formula="of:=[.D56]^2" office:value-type="float" office:value="0.000008583681163264">
            <text:p>8,583681163264E-006</text:p>
          </table:table-cell>
          <table:table-cell table:formula="of:=[.C56]-0.013861231" office:value-type="float" office:value="0.006895769">
            <text:p>0,006895769</text:p>
          </table:table-cell>
          <table:table-cell table:formula="of:=[.F56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56.707569951">
            <text:p>-56,707569951</text:p>
          </table:table-cell>
          <table:table-cell table:number-columns-repeated="2" office:value-type="float" office:value="0.013431">
            <text:p>0,013431</text:p>
          </table:table-cell>
          <table:table-cell table:formula="of:=[.B57]-0.009034802" office:value-type="float" office:value="0.004396198">
            <text:p>0,004396198</text:p>
          </table:table-cell>
          <table:table-cell table:formula="of:=[.D57]^2" office:value-type="float" office:value="0.000019326556855204">
            <text:p>1,9326556855204E-005</text:p>
          </table:table-cell>
          <table:table-cell table:formula="of:=[.C57]-0.013861231" office:value-type="float" office:value="-0.000430231000000001">
            <text:p>-0,000430231</text:p>
          </table:table-cell>
          <table:table-cell table:formula="of:=[.F5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56.250614346">
            <text:p>-56,250614346</text:p>
          </table:table-cell>
          <table:table-cell office:value-type="float" office:value="0.00976801">
            <text:p>0,00976801</text:p>
          </table:table-cell>
          <table:table-cell office:value-type="float" office:value="0.00854701">
            <text:p>0,00854701</text:p>
          </table:table-cell>
          <table:table-cell table:formula="of:=[.B58]-0.009034802" office:value-type="float" office:value="0.000733208000000001">
            <text:p>0,000733208</text:p>
          </table:table-cell>
          <table:table-cell table:formula="of:=[.D58]^2" office:value-type="float" office:value="0.000000537593971264001">
            <text:p>5,37593971264001E-007</text:p>
          </table:table-cell>
          <table:table-cell table:formula="of:=[.C58]-0.013861231" office:value-type="float" office:value="-0.005314221">
            <text:p>-0,005314221</text:p>
          </table:table-cell>
          <table:table-cell table:formula="of:=[.F5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55.924064785">
            <text:p>-55,924064785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59]-0.009034802" office:value-type="float" office:value="-0.000487791999999999">
            <text:p>-0,000487792</text:p>
          </table:table-cell>
          <table:table-cell table:formula="of:=[.D59]^2" office:value-type="float" office:value="0.000000237941035263999">
            <text:p>2,37941035263999E-007</text:p>
          </table:table-cell>
          <table:table-cell table:formula="of:=[.C59]-0.013861231" office:value-type="float" office:value="-0.004093221">
            <text:p>-0,004093221</text:p>
          </table:table-cell>
          <table:table-cell table:formula="of:=[.F59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55.467643631">
            <text:p>-55,467643631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  <table:table-cell table:formula="of:=[.B60]-0.009034802" office:value-type="float" office:value="-0.004150792">
            <text:p>-0,004150792</text:p>
          </table:table-cell>
          <table:table-cell table:formula="of:=[.D60]^2" office:value-type="float" office:value="0.000017229074227264">
            <text:p>1,7229074227264E-005</text:p>
          </table:table-cell>
          <table:table-cell table:formula="of:=[.C60]-0.013861231" office:value-type="float" office:value="-0.000430231000000001">
            <text:p>-0,000430231</text:p>
          </table:table-cell>
          <table:table-cell table:formula="of:=[.F60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55.14109407">
            <text:p>-55,14109407</text:p>
          </table:table-cell>
          <table:table-cell office:value-type="float" office:value="0.00976801">
            <text:p>0,00976801</text:p>
          </table:table-cell>
          <table:table-cell office:value-type="float" office:value="0.017094">
            <text:p>0,017094</text:p>
          </table:table-cell>
          <table:table-cell table:formula="of:=[.B61]-0.009034802" office:value-type="float" office:value="0.000733208000000001">
            <text:p>0,000733208</text:p>
          </table:table-cell>
          <table:table-cell table:formula="of:=[.D61]^2" office:value-type="float" office:value="0.000000537593971264001">
            <text:p>5,37593971264001E-007</text:p>
          </table:table-cell>
          <table:table-cell table:formula="of:=[.C61]-0.013861231" office:value-type="float" office:value="0.003232769">
            <text:p>0,003232769</text:p>
          </table:table-cell>
          <table:table-cell table:formula="of:=[.F61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54.618935443">
            <text:p>-54,618935443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62]-0.009034802" office:value-type="float" office:value="-0.002929792">
            <text:p>-0,002929792</text:p>
          </table:table-cell>
          <table:table-cell table:formula="of:=[.D62]^2" office:value-type="float" office:value="0.000008583681163264">
            <text:p>8,583681163264E-006</text:p>
          </table:table-cell>
          <table:table-cell table:formula="of:=[.C62]-0.013861231" office:value-type="float" office:value="0.002011769">
            <text:p>0,002011769</text:p>
          </table:table-cell>
          <table:table-cell table:formula="of:=[.F62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54.358123355">
            <text:p>-54,35812335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63]-0.009034802" office:value-type="float" office:value="-0.001708792">
            <text:p>-0,001708792</text:p>
          </table:table-cell>
          <table:table-cell table:formula="of:=[.D63]^2" office:value-type="float" office:value="0.000002919970099264">
            <text:p>0,00000292</text:p>
          </table:table-cell>
          <table:table-cell table:formula="of:=[.C63]-0.013861231" office:value-type="float" office:value="-0.005314221">
            <text:p>-0,005314221</text:p>
          </table:table-cell>
          <table:table-cell table:formula="of:=[.F6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53.835964728">
            <text:p>-53,835964728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64]-0.009034802" office:value-type="float" office:value="-0.002929792">
            <text:p>-0,002929792</text:p>
          </table:table-cell>
          <table:table-cell table:formula="of:=[.D64]^2" office:value-type="float" office:value="0.000008583681163264">
            <text:p>8,583681163264E-006</text:p>
          </table:table-cell>
          <table:table-cell table:formula="of:=[.C64]-0.013861231" office:value-type="float" office:value="0.002011769">
            <text:p>0,002011769</text:p>
          </table:table-cell>
          <table:table-cell table:formula="of:=[.F6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53.248603079">
            <text:p>-53,248603079</text:p>
          </table:table-cell>
          <table:table-cell office:value-type="float" office:value="0.037851">
            <text:p>0,037851</text:p>
          </table:table-cell>
          <table:table-cell office:value-type="float" office:value="0.014652">
            <text:p>0,014652</text:p>
          </table:table-cell>
          <table:table-cell table:formula="of:=[.B65]-0.009034802" office:value-type="float" office:value="0.028816198">
            <text:p>0,028816198</text:p>
          </table:table-cell>
          <table:table-cell table:formula="of:=[.D65]^2" office:value-type="float" office:value="0.000830373267175204">
            <text:p>0,0008303733</text:p>
          </table:table-cell>
          <table:table-cell table:formula="of:=[.C65]-0.013861231" office:value-type="float" office:value="0.000790768999999998">
            <text:p>0,000790769</text:p>
          </table:table-cell>
          <table:table-cell table:formula="of:=[.F65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53.052994013">
            <text:p>-53,052994013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66]-0.009034802" office:value-type="float" office:value="-0.002929792">
            <text:p>-0,002929792</text:p>
          </table:table-cell>
          <table:table-cell table:formula="of:=[.D66]^2" office:value-type="float" office:value="0.000008583681163264">
            <text:p>8,583681163264E-006</text:p>
          </table:table-cell>
          <table:table-cell table:formula="of:=[.C66]-0.013861231" office:value-type="float" office:value="-0.005314221">
            <text:p>-0,005314221</text:p>
          </table:table-cell>
          <table:table-cell table:formula="of:=[.F66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52.465632364">
            <text:p>-52,465632364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67]-0.009034802" office:value-type="float" office:value="-0.004150792">
            <text:p>-0,004150792</text:p>
          </table:table-cell>
          <table:table-cell table:formula="of:=[.D67]^2" office:value-type="float" office:value="0.000017229074227264">
            <text:p>1,7229074227264E-005</text:p>
          </table:table-cell>
          <table:table-cell table:formula="of:=[.C67]-0.013861231" office:value-type="float" office:value="0.002011769">
            <text:p>0,002011769</text:p>
          </table:table-cell>
          <table:table-cell table:formula="of:=[.F67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52.270023298">
            <text:p>-52,270023298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68]-0.009034802" office:value-type="float" office:value="-0.001708792">
            <text:p>-0,001708792</text:p>
          </table:table-cell>
          <table:table-cell table:formula="of:=[.D68]^2" office:value-type="float" office:value="0.000002919970099264">
            <text:p>0,00000292</text:p>
          </table:table-cell>
          <table:table-cell table:formula="of:=[.C68]-0.013861231" office:value-type="float" office:value="0.003232769">
            <text:p>0,003232769</text:p>
          </table:table-cell>
          <table:table-cell table:formula="of:=[.F68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51.682661649">
            <text:p>-51,682661649</text:p>
          </table:table-cell>
          <table:table-cell office:value-type="float" office:value="0.015873">
            <text:p>0,015873</text:p>
          </table:table-cell>
          <table:table-cell office:value-type="float" office:value="0.00854701">
            <text:p>0,00854701</text:p>
          </table:table-cell>
          <table:table-cell table:formula="of:=[.B69]-0.009034802" office:value-type="float" office:value="0.006838198">
            <text:p>0,006838198</text:p>
          </table:table-cell>
          <table:table-cell table:formula="of:=[.D69]^2" office:value-type="float" office:value="0.000046760951887204">
            <text:p>0,000046761</text:p>
          </table:table-cell>
          <table:table-cell table:formula="of:=[.C69]-0.013861231" office:value-type="float" office:value="-0.005314221">
            <text:p>-0,005314221</text:p>
          </table:table-cell>
          <table:table-cell table:formula="of:=[.F6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51.160503022">
            <text:p>-51,160503022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70]-0.009034802" office:value-type="float" office:value="-0.001708792">
            <text:p>-0,001708792</text:p>
          </table:table-cell>
          <table:table-cell table:formula="of:=[.D70]^2" office:value-type="float" office:value="0.000002919970099264">
            <text:p>0,00000292</text:p>
          </table:table-cell>
          <table:table-cell table:formula="of:=[.C70]-0.013861231" office:value-type="float" office:value="-0.000430231000000001">
            <text:p>-0,000430231</text:p>
          </table:table-cell>
          <table:table-cell table:formula="of:=[.F70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50.899690934">
            <text:p>-50,899690934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71]-0.009034802" office:value-type="float" office:value="-0.002929792">
            <text:p>-0,002929792</text:p>
          </table:table-cell>
          <table:table-cell table:formula="of:=[.D71]^2" office:value-type="float" office:value="0.000008583681163264">
            <text:p>8,583681163264E-006</text:p>
          </table:table-cell>
          <table:table-cell table:formula="of:=[.C71]-0.013861231" office:value-type="float" office:value="0.005674769">
            <text:p>0,005674769</text:p>
          </table:table-cell>
          <table:table-cell table:formula="of:=[.F71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50.377532307">
            <text:p>-50,37753230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72]-0.009034802" office:value-type="float" office:value="-0.002929792">
            <text:p>-0,002929792</text:p>
          </table:table-cell>
          <table:table-cell table:formula="of:=[.D72]^2" office:value-type="float" office:value="0.000008583681163264">
            <text:p>8,583681163264E-006</text:p>
          </table:table-cell>
          <table:table-cell table:formula="of:=[.C72]-0.013861231" office:value-type="float" office:value="0.003232769">
            <text:p>0,003232769</text:p>
          </table:table-cell>
          <table:table-cell table:formula="of:=[.F72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50.116720219">
            <text:p>-50,116720219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  <table:table-cell table:formula="of:=[.B73]-0.009034802" office:value-type="float" office:value="0.003175198">
            <text:p>0,003175198</text:p>
          </table:table-cell>
          <table:table-cell table:formula="of:=[.D73]^2" office:value-type="float" office:value="0.000010081882339204">
            <text:p>1,0081882339204E-005</text:p>
          </table:table-cell>
          <table:table-cell table:formula="of:=[.C73]-0.013861231" office:value-type="float" office:value="-0.006535221">
            <text:p>-0,006535221</text:p>
          </table:table-cell>
          <table:table-cell table:formula="of:=[.F73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49.594561592">
            <text:p>-49,59456159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74]-0.009034802" office:value-type="float" office:value="-0.002929792">
            <text:p>-0,002929792</text:p>
          </table:table-cell>
          <table:table-cell table:formula="of:=[.D74]^2" office:value-type="float" office:value="0.000008583681163264">
            <text:p>8,583681163264E-006</text:p>
          </table:table-cell>
          <table:table-cell table:formula="of:=[.C74]-0.013861231" office:value-type="float" office:value="-0.002872231">
            <text:p>-0,002872231</text:p>
          </table:table-cell>
          <table:table-cell table:formula="of:=[.F74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9.268012031">
            <text:p>-49,26801203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75]-0.009034802" office:value-type="float" office:value="-0.002929792">
            <text:p>-0,002929792</text:p>
          </table:table-cell>
          <table:table-cell table:formula="of:=[.D75]^2" office:value-type="float" office:value="0.000008583681163264">
            <text:p>8,583681163264E-006</text:p>
          </table:table-cell>
          <table:table-cell table:formula="of:=[.C75]-0.013861231" office:value-type="float" office:value="0.002011769">
            <text:p>0,002011769</text:p>
          </table:table-cell>
          <table:table-cell table:formula="of:=[.F75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48.811590877">
            <text:p>-48,811590877</text:p>
          </table:table-cell>
          <table:table-cell office:value-type="float" office:value="0.014652">
            <text:p>0,014652</text:p>
          </table:table-cell>
          <table:table-cell office:value-type="float" office:value="0.019536">
            <text:p>0,019536</text:p>
          </table:table-cell>
          <table:table-cell table:formula="of:=[.B76]-0.009034802" office:value-type="float" office:value="0.005617198">
            <text:p>0,005617198</text:p>
          </table:table-cell>
          <table:table-cell table:formula="of:=[.D76]^2" office:value-type="float" office:value="0.000031552913371204">
            <text:p>3,1552913371204E-005</text:p>
          </table:table-cell>
          <table:table-cell table:formula="of:=[.C76]-0.013861231" office:value-type="float" office:value="0.005674769">
            <text:p>0,005674769</text:p>
          </table:table-cell>
          <table:table-cell table:formula="of:=[.F76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48.485041316">
            <text:p>-48,485041316</text:p>
          </table:table-cell>
          <table:table-cell office:value-type="float" office:value="0.018315">
            <text:p>0,018315</text:p>
          </table:table-cell>
          <table:table-cell office:value-type="float" office:value="0.013431">
            <text:p>0,013431</text:p>
          </table:table-cell>
          <table:table-cell table:formula="of:=[.B77]-0.009034802" office:value-type="float" office:value="0.009280198">
            <text:p>0,009280198</text:p>
          </table:table-cell>
          <table:table-cell table:formula="of:=[.D77]^2" office:value-type="float" office:value="0.000086122074919204">
            <text:p>8,6122074919204E-005</text:p>
          </table:table-cell>
          <table:table-cell table:formula="of:=[.C77]-0.013861231" office:value-type="float" office:value="-0.000430231000000001">
            <text:p>-0,000430231</text:p>
          </table:table-cell>
          <table:table-cell table:formula="of:=[.F7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47.962882689">
            <text:p>-47,962882689</text:p>
          </table:table-cell>
          <table:table-cell office:value-type="float" office:value="0.01221">
            <text:p>0,01221</text:p>
          </table:table-cell>
          <table:table-cell office:value-type="float" office:value="0.00854701">
            <text:p>0,00854701</text:p>
          </table:table-cell>
          <table:table-cell table:formula="of:=[.B78]-0.009034802" office:value-type="float" office:value="0.003175198">
            <text:p>0,003175198</text:p>
          </table:table-cell>
          <table:table-cell table:formula="of:=[.D78]^2" office:value-type="float" office:value="0.000010081882339204">
            <text:p>1,0081882339204E-005</text:p>
          </table:table-cell>
          <table:table-cell table:formula="of:=[.C78]-0.013861231" office:value-type="float" office:value="-0.005314221">
            <text:p>-0,005314221</text:p>
          </table:table-cell>
          <table:table-cell table:formula="of:=[.F7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47.702070601">
            <text:p>-47,70207060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79]-0.009034802" office:value-type="float" office:value="-0.002929792">
            <text:p>-0,002929792</text:p>
          </table:table-cell>
          <table:table-cell table:formula="of:=[.D79]^2" office:value-type="float" office:value="0.000008583681163264">
            <text:p>8,583681163264E-006</text:p>
          </table:table-cell>
          <table:table-cell table:formula="of:=[.C79]-0.013861231" office:value-type="float" office:value="-0.002872231">
            <text:p>-0,002872231</text:p>
          </table:table-cell>
          <table:table-cell table:formula="of:=[.F79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7.179911974">
            <text:p>-47,179911974</text:p>
          </table:table-cell>
          <table:table-cell office:value-type="float" office:value="0.00488401">
            <text:p>0,00488401</text:p>
          </table:table-cell>
          <table:table-cell office:value-type="float" office:value="0.018315">
            <text:p>0,018315</text:p>
          </table:table-cell>
          <table:table-cell table:formula="of:=[.B80]-0.009034802" office:value-type="float" office:value="-0.004150792">
            <text:p>-0,004150792</text:p>
          </table:table-cell>
          <table:table-cell table:formula="of:=[.D80]^2" office:value-type="float" office:value="0.000017229074227264">
            <text:p>1,7229074227264E-005</text:p>
          </table:table-cell>
          <table:table-cell table:formula="of:=[.C80]-0.013861231" office:value-type="float" office:value="0.004453769">
            <text:p>0,004453769</text:p>
          </table:table-cell>
          <table:table-cell table:formula="of:=[.F80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46.592550325">
            <text:p>-46,592550325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81]-0.009034802" office:value-type="float" office:value="-0.001708792">
            <text:p>-0,001708792</text:p>
          </table:table-cell>
          <table:table-cell table:formula="of:=[.D81]^2" office:value-type="float" office:value="0.000002919970099264">
            <text:p>0,00000292</text:p>
          </table:table-cell>
          <table:table-cell table:formula="of:=[.C81]-0.013861231" office:value-type="float" office:value="0.003232769">
            <text:p>0,003232769</text:p>
          </table:table-cell>
          <table:table-cell table:formula="of:=[.F81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46.396941259">
            <text:p>-46,396941259</text:p>
          </table:table-cell>
          <table:table-cell office:value-type="float" office:value="0.013431">
            <text:p>0,013431</text:p>
          </table:table-cell>
          <table:table-cell office:value-type="float" office:value="0.010989">
            <text:p>0,010989</text:p>
          </table:table-cell>
          <table:table-cell table:formula="of:=[.B82]-0.009034802" office:value-type="float" office:value="0.004396198">
            <text:p>0,004396198</text:p>
          </table:table-cell>
          <table:table-cell table:formula="of:=[.D82]^2" office:value-type="float" office:value="0.000019326556855204">
            <text:p>1,9326556855204E-005</text:p>
          </table:table-cell>
          <table:table-cell table:formula="of:=[.C82]-0.013861231" office:value-type="float" office:value="-0.002872231">
            <text:p>-0,002872231</text:p>
          </table:table-cell>
          <table:table-cell table:formula="of:=[.F82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5.80957961">
            <text:p>-45,80957961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83]-0.009034802" office:value-type="float" office:value="-0.001708792">
            <text:p>-0,001708792</text:p>
          </table:table-cell>
          <table:table-cell table:formula="of:=[.D83]^2" office:value-type="float" office:value="0.000002919970099264">
            <text:p>0,00000292</text:p>
          </table:table-cell>
          <table:table-cell table:formula="of:=[.C83]-0.013861231" office:value-type="float" office:value="-0.005314221">
            <text:p>-0,005314221</text:p>
          </table:table-cell>
          <table:table-cell table:formula="of:=[.F8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45.548233071">
            <text:p>-45,54823307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84]-0.009034802" office:value-type="float" office:value="-0.002929792">
            <text:p>-0,002929792</text:p>
          </table:table-cell>
          <table:table-cell table:formula="of:=[.D84]^2" office:value-type="float" office:value="0.000008583681163264">
            <text:p>8,583681163264E-006</text:p>
          </table:table-cell>
          <table:table-cell table:formula="of:=[.C84]-0.013861231" office:value-type="float" office:value="-0.002872231">
            <text:p>-0,002872231</text:p>
          </table:table-cell>
          <table:table-cell table:formula="of:=[.F84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5.026608895">
            <text:p>-45,026608895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85]-0.009034802" office:value-type="float" office:value="-0.002929792">
            <text:p>-0,002929792</text:p>
          </table:table-cell>
          <table:table-cell table:formula="of:=[.D85]^2" office:value-type="float" office:value="0.000008583681163264">
            <text:p>8,583681163264E-006</text:p>
          </table:table-cell>
          <table:table-cell table:formula="of:=[.C85]-0.013861231" office:value-type="float" office:value="0.009337769">
            <text:p>0,009337769</text:p>
          </table:table-cell>
          <table:table-cell table:formula="of:=[.F85]^2" office:value-type="float" office:value="0.0000871939298973609">
            <text:p>8,71939298973609E-005</text:p>
          </table:table-cell>
        </table:table-row>
        <table:table-row table:style-name="ro1">
          <table:table-cell office:value-type="float" office:value="-44.765262356">
            <text:p>-44,765262356</text:p>
          </table:table-cell>
          <table:table-cell office:value-type="float" office:value="0.00854701">
            <text:p>0,00854701</text:p>
          </table:table-cell>
          <table:table-cell office:value-type="float" office:value="0.015873">
            <text:p>0,015873</text:p>
          </table:table-cell>
          <table:table-cell table:formula="of:=[.B86]-0.009034802" office:value-type="float" office:value="-0.000487791999999999">
            <text:p>-0,000487792</text:p>
          </table:table-cell>
          <table:table-cell table:formula="of:=[.D86]^2" office:value-type="float" office:value="0.000000237941035263999">
            <text:p>2,37941035263999E-007</text:p>
          </table:table-cell>
          <table:table-cell table:formula="of:=[.C86]-0.013861231" office:value-type="float" office:value="0.002011769">
            <text:p>0,002011769</text:p>
          </table:table-cell>
          <table:table-cell table:formula="of:=[.F86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44.243103729">
            <text:p>-44,243103729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  <table:table-cell table:formula="of:=[.B87]-0.009034802" office:value-type="float" office:value="0.001954198">
            <text:p>0,001954198</text:p>
          </table:table-cell>
          <table:table-cell table:formula="of:=[.D87]^2" office:value-type="float" office:value="0.000003818889823204">
            <text:p>3,818889823204E-006</text:p>
          </table:table-cell>
          <table:table-cell table:formula="of:=[.C87]-0.013861231" office:value-type="float" office:value="-0.005314221">
            <text:p>-0,005314221</text:p>
          </table:table-cell>
          <table:table-cell table:formula="of:=[.F87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43.721479553">
            <text:p>-43,721479553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  <table:table-cell table:formula="of:=[.B88]-0.009034802" office:value-type="float" office:value="0.001954198">
            <text:p>0,001954198</text:p>
          </table:table-cell>
          <table:table-cell table:formula="of:=[.D88]^2" office:value-type="float" office:value="0.000003818889823204">
            <text:p>3,818889823204E-006</text:p>
          </table:table-cell>
          <table:table-cell table:formula="of:=[.C88]-0.013861231" office:value-type="float" office:value="-0.005314221">
            <text:p>-0,005314221</text:p>
          </table:table-cell>
          <table:table-cell table:formula="of:=[.F8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43.460133014">
            <text:p>-43,460133014</text:p>
          </table:table-cell>
          <table:table-cell office:value-type="float" office:value="0.00854701">
            <text:p>0,00854701</text:p>
          </table:table-cell>
          <table:table-cell office:value-type="float" office:value="0.010989">
            <text:p>0,010989</text:p>
          </table:table-cell>
          <table:table-cell table:formula="of:=[.B89]-0.009034802" office:value-type="float" office:value="-0.000487791999999999">
            <text:p>-0,000487792</text:p>
          </table:table-cell>
          <table:table-cell table:formula="of:=[.D89]^2" office:value-type="float" office:value="0.000000237941035263999">
            <text:p>2,37941035263999E-007</text:p>
          </table:table-cell>
          <table:table-cell table:formula="of:=[.C89]-0.013861231" office:value-type="float" office:value="-0.002872231">
            <text:p>-0,002872231</text:p>
          </table:table-cell>
          <table:table-cell table:formula="of:=[.F89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2.937974387">
            <text:p>-42,937974387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90]-0.009034802" office:value-type="float" office:value="-0.002929792">
            <text:p>-0,002929792</text:p>
          </table:table-cell>
          <table:table-cell table:formula="of:=[.D90]^2" office:value-type="float" office:value="0.000008583681163264">
            <text:p>8,583681163264E-006</text:p>
          </table:table-cell>
          <table:table-cell table:formula="of:=[.C90]-0.013861231" office:value-type="float" office:value="0.006895769">
            <text:p>0,006895769</text:p>
          </table:table-cell>
          <table:table-cell table:formula="of:=[.F90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42.611959277">
            <text:p>-42,611959277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91]-0.009034802" office:value-type="float" office:value="-0.001708792">
            <text:p>-0,001708792</text:p>
          </table:table-cell>
          <table:table-cell table:formula="of:=[.D91]^2" office:value-type="float" office:value="0.000002919970099264">
            <text:p>0,00000292</text:p>
          </table:table-cell>
          <table:table-cell table:formula="of:=[.C91]-0.013861231" office:value-type="float" office:value="0.004453769">
            <text:p>0,004453769</text:p>
          </table:table-cell>
          <table:table-cell table:formula="of:=[.F91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42.08980065">
            <text:p>-42,08980065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  <table:table-cell table:formula="of:=[.B92]-0.009034802" office:value-type="float" office:value="-0.001708792">
            <text:p>-0,001708792</text:p>
          </table:table-cell>
          <table:table-cell table:formula="of:=[.D92]^2" office:value-type="float" office:value="0.000002919970099264">
            <text:p>0,00000292</text:p>
          </table:table-cell>
          <table:table-cell table:formula="of:=[.C92]-0.013861231" office:value-type="float" office:value="-0.002872231">
            <text:p>-0,002872231</text:p>
          </table:table-cell>
          <table:table-cell table:formula="of:=[.F92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41.828988562">
            <text:p>-41,82898856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93]-0.009034802" office:value-type="float" office:value="-0.002929792">
            <text:p>-0,002929792</text:p>
          </table:table-cell>
          <table:table-cell table:formula="of:=[.D93]^2" office:value-type="float" office:value="0.000008583681163264">
            <text:p>8,583681163264E-006</text:p>
          </table:table-cell>
          <table:table-cell table:formula="of:=[.C93]-0.013861231" office:value-type="float" office:value="-0.005314221">
            <text:p>-0,005314221</text:p>
          </table:table-cell>
          <table:table-cell table:formula="of:=[.F9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41.306829935">
            <text:p>-41,306829935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94]-0.009034802" office:value-type="float" office:value="-0.001708792">
            <text:p>-0,001708792</text:p>
          </table:table-cell>
          <table:table-cell table:formula="of:=[.D94]^2" office:value-type="float" office:value="0.000002919970099264">
            <text:p>0,00000292</text:p>
          </table:table-cell>
          <table:table-cell table:formula="of:=[.C94]-0.013861231" office:value-type="float" office:value="0.005674769">
            <text:p>0,005674769</text:p>
          </table:table-cell>
          <table:table-cell table:formula="of:=[.F94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40.980814825">
            <text:p>-40,980814825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95]-0.009034802" office:value-type="float" office:value="-0.001708792">
            <text:p>-0,001708792</text:p>
          </table:table-cell>
          <table:table-cell table:formula="of:=[.D95]^2" office:value-type="float" office:value="0.000002919970099264">
            <text:p>0,00000292</text:p>
          </table:table-cell>
          <table:table-cell table:formula="of:=[.C95]-0.013861231" office:value-type="float" office:value="0.004453769">
            <text:p>0,004453769</text:p>
          </table:table-cell>
          <table:table-cell table:formula="of:=[.F95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40.52385922">
            <text:p>-40,5238592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96]-0.009034802" office:value-type="float" office:value="-0.002929792">
            <text:p>-0,002929792</text:p>
          </table:table-cell>
          <table:table-cell table:formula="of:=[.D96]^2" office:value-type="float" office:value="0.000008583681163264">
            <text:p>8,583681163264E-006</text:p>
          </table:table-cell>
          <table:table-cell table:formula="of:=[.C96]-0.013861231" office:value-type="float" office:value="-0.002872231">
            <text:p>-0,002872231</text:p>
          </table:table-cell>
          <table:table-cell table:formula="of:=[.F96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39.936497571">
            <text:p>-39,936497571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97]-0.009034802" office:value-type="float" office:value="-0.004150792">
            <text:p>-0,004150792</text:p>
          </table:table-cell>
          <table:table-cell table:formula="of:=[.D97]^2" office:value-type="float" office:value="0.000017229074227264">
            <text:p>1,7229074227264E-005</text:p>
          </table:table-cell>
          <table:table-cell table:formula="of:=[.C97]-0.013861231" office:value-type="float" office:value="0.006895769">
            <text:p>0,006895769</text:p>
          </table:table-cell>
          <table:table-cell table:formula="of:=[.F97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39.675151032">
            <text:p>-39,675151032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98]-0.009034802" office:value-type="float" office:value="-0.002929792">
            <text:p>-0,002929792</text:p>
          </table:table-cell>
          <table:table-cell table:formula="of:=[.D98]^2" office:value-type="float" office:value="0.000008583681163264">
            <text:p>8,583681163264E-006</text:p>
          </table:table-cell>
          <table:table-cell table:formula="of:=[.C98]-0.013861231" office:value-type="float" office:value="-0.000430231000000001">
            <text:p>-0,000430231</text:p>
          </table:table-cell>
          <table:table-cell table:formula="of:=[.F98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39.153526856">
            <text:p>-39,153526856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99]-0.009034802" office:value-type="float" office:value="-0.001708792">
            <text:p>-0,001708792</text:p>
          </table:table-cell>
          <table:table-cell table:formula="of:=[.D99]^2" office:value-type="float" office:value="0.000002919970099264">
            <text:p>0,00000292</text:p>
          </table:table-cell>
          <table:table-cell table:formula="of:=[.C99]-0.013861231" office:value-type="float" office:value="-0.005314221">
            <text:p>-0,005314221</text:p>
          </table:table-cell>
          <table:table-cell table:formula="of:=[.F9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38.892180317">
            <text:p>-38,892180317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100]-0.009034802" office:value-type="float" office:value="-0.002929792">
            <text:p>-0,002929792</text:p>
          </table:table-cell>
          <table:table-cell table:formula="of:=[.D100]^2" office:value-type="float" office:value="0.000008583681163264">
            <text:p>8,583681163264E-006</text:p>
          </table:table-cell>
          <table:table-cell table:formula="of:=[.C100]-0.013861231" office:value-type="float" office:value="-0.006535221">
            <text:p>-0,006535221</text:p>
          </table:table-cell>
          <table:table-cell table:formula="of:=[.F100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38.37002169">
            <text:p>-38,37002169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01]-0.009034802" office:value-type="float" office:value="-0.002929792">
            <text:p>-0,002929792</text:p>
          </table:table-cell>
          <table:table-cell table:formula="of:=[.D101]^2" office:value-type="float" office:value="0.000008583681163264">
            <text:p>8,583681163264E-006</text:p>
          </table:table-cell>
          <table:table-cell table:formula="of:=[.C101]-0.013861231" office:value-type="float" office:value="-0.001651231">
            <text:p>-0,001651231</text:p>
          </table:table-cell>
          <table:table-cell table:formula="of:=[.F101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38.109209602">
            <text:p>-38,109209602</text:p>
          </table:table-cell>
          <table:table-cell office:value-type="float" office:value="0.00610501">
            <text:p>0,00610501</text:p>
          </table:table-cell>
          <table:table-cell office:value-type="float" office:value="0.025641">
            <text:p>0,025641</text:p>
          </table:table-cell>
          <table:table-cell table:formula="of:=[.B102]-0.009034802" office:value-type="float" office:value="-0.002929792">
            <text:p>-0,002929792</text:p>
          </table:table-cell>
          <table:table-cell table:formula="of:=[.D102]^2" office:value-type="float" office:value="0.000008583681163264">
            <text:p>8,583681163264E-006</text:p>
          </table:table-cell>
          <table:table-cell table:formula="of:=[.C102]-0.013861231" office:value-type="float" office:value="0.011779769">
            <text:p>0,011779769</text:p>
          </table:table-cell>
          <table:table-cell table:formula="of:=[.F102]^2" office:value-type="float" office:value="0.000138762957693361">
            <text:p>0,000138763</text:p>
          </table:table-cell>
        </table:table-row>
        <table:table-row table:style-name="ro1">
          <table:table-cell office:value-type="float" office:value="-37.521847953">
            <text:p>-37,521847953</text:p>
          </table:table-cell>
          <table:table-cell office:value-type="float" office:value="0.029304">
            <text:p>0,029304</text:p>
          </table:table-cell>
          <table:table-cell office:value-type="float" office:value="0.01221">
            <text:p>0,01221</text:p>
          </table:table-cell>
          <table:table-cell table:formula="of:=[.B103]-0.009034802" office:value-type="float" office:value="0.020269198">
            <text:p>0,020269198</text:p>
          </table:table-cell>
          <table:table-cell table:formula="of:=[.D103]^2" office:value-type="float" office:value="0.000410840387563204">
            <text:p>0,0004108404</text:p>
          </table:table-cell>
          <table:table-cell table:formula="of:=[.C103]-0.013861231" office:value-type="float" office:value="-0.001651231">
            <text:p>-0,001651231</text:p>
          </table:table-cell>
          <table:table-cell table:formula="of:=[.F103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37.326238887">
            <text:p>-37,326238887</text:p>
          </table:table-cell>
          <table:table-cell office:value-type="float" office:value="0.021978">
            <text:p>0,021978</text:p>
          </table:table-cell>
          <table:table-cell office:value-type="float" office:value="0.00976801">
            <text:p>0,00976801</text:p>
          </table:table-cell>
          <table:table-cell table:formula="of:=[.B104]-0.009034802" office:value-type="float" office:value="0.012943198">
            <text:p>0,012943198</text:p>
          </table:table-cell>
          <table:table-cell table:formula="of:=[.D104]^2" office:value-type="float" office:value="0.000167526374467204">
            <text:p>0,0001675264</text:p>
          </table:table-cell>
          <table:table-cell table:formula="of:=[.C104]-0.013861231" office:value-type="float" office:value="-0.004093221">
            <text:p>-0,004093221</text:p>
          </table:table-cell>
          <table:table-cell table:formula="of:=[.F104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36.738877238">
            <text:p>-36,738877238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105]-0.009034802" office:value-type="float" office:value="-0.002929792">
            <text:p>-0,002929792</text:p>
          </table:table-cell>
          <table:table-cell table:formula="of:=[.D105]^2" office:value-type="float" office:value="0.000008583681163264">
            <text:p>8,583681163264E-006</text:p>
          </table:table-cell>
          <table:table-cell table:formula="of:=[.C105]-0.013861231" office:value-type="float" office:value="-0.005314221">
            <text:p>-0,005314221</text:p>
          </table:table-cell>
          <table:table-cell table:formula="of:=[.F105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36.281921633">
            <text:p>-36,281921633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106]-0.009034802" office:value-type="float" office:value="-0.001708792">
            <text:p>-0,001708792</text:p>
          </table:table-cell>
          <table:table-cell table:formula="of:=[.D106]^2" office:value-type="float" office:value="0.000002919970099264">
            <text:p>0,00000292</text:p>
          </table:table-cell>
          <table:table-cell table:formula="of:=[.C106]-0.013861231" office:value-type="float" office:value="-0.000430231000000001">
            <text:p>-0,000430231</text:p>
          </table:table-cell>
          <table:table-cell table:formula="of:=[.F106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35.955906523">
            <text:p>-35,955906523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107]-0.009034802" office:value-type="float" office:value="-0.004150792">
            <text:p>-0,004150792</text:p>
          </table:table-cell>
          <table:table-cell table:formula="of:=[.D107]^2" office:value-type="float" office:value="0.000017229074227264">
            <text:p>1,7229074227264E-005</text:p>
          </table:table-cell>
          <table:table-cell table:formula="of:=[.C107]-0.013861231" office:value-type="float" office:value="0.006895769">
            <text:p>0,006895769</text:p>
          </table:table-cell>
          <table:table-cell table:formula="of:=[.F107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35.433747896">
            <text:p>-35,433747896</text:p>
          </table:table-cell>
          <table:table-cell office:value-type="float" office:value="0.02442">
            <text:p>0,02442</text:p>
          </table:table-cell>
          <table:table-cell office:value-type="float" office:value="0.017094">
            <text:p>0,017094</text:p>
          </table:table-cell>
          <table:table-cell table:formula="of:=[.B108]-0.009034802" office:value-type="float" office:value="0.015385198">
            <text:p>0,015385198</text:p>
          </table:table-cell>
          <table:table-cell table:formula="of:=[.D108]^2" office:value-type="float" office:value="0.000236704317499204">
            <text:p>0,0002367043</text:p>
          </table:table-cell>
          <table:table-cell table:formula="of:=[.C108]-0.013861231" office:value-type="float" office:value="0.003232769">
            <text:p>0,003232769</text:p>
          </table:table-cell>
          <table:table-cell table:formula="of:=[.F108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35.172935808">
            <text:p>-35,172935808</text:p>
          </table:table-cell>
          <table:table-cell table:number-columns-repeated="2" office:value-type="float" office:value="0.00854701">
            <text:p>0,00854701</text:p>
          </table:table-cell>
          <table:table-cell table:formula="of:=[.B109]-0.009034802" office:value-type="float" office:value="-0.000487791999999999">
            <text:p>-0,000487792</text:p>
          </table:table-cell>
          <table:table-cell table:formula="of:=[.D109]^2" office:value-type="float" office:value="0.000000237941035263999">
            <text:p>2,37941035263999E-007</text:p>
          </table:table-cell>
          <table:table-cell table:formula="of:=[.C109]-0.013861231" office:value-type="float" office:value="-0.005314221">
            <text:p>-0,005314221</text:p>
          </table:table-cell>
          <table:table-cell table:formula="of:=[.F10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34.650777181">
            <text:p>-34,650777181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10]-0.009034802" office:value-type="float" office:value="-0.002929792">
            <text:p>-0,002929792</text:p>
          </table:table-cell>
          <table:table-cell table:formula="of:=[.D110]^2" office:value-type="float" office:value="0.000008583681163264">
            <text:p>8,583681163264E-006</text:p>
          </table:table-cell>
          <table:table-cell table:formula="of:=[.C110]-0.013861231" office:value-type="float" office:value="-0.000430231000000001">
            <text:p>-0,000430231</text:p>
          </table:table-cell>
          <table:table-cell table:formula="of:=[.F110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34.389430642">
            <text:p>-34,389430642</text:p>
          </table:table-cell>
          <table:table-cell office:value-type="float" office:value="0.00732601">
            <text:p>0,00732601</text:p>
          </table:table-cell>
          <table:table-cell office:value-type="float" office:value="0.021978">
            <text:p>0,021978</text:p>
          </table:table-cell>
          <table:table-cell table:formula="of:=[.B111]-0.009034802" office:value-type="float" office:value="-0.001708792">
            <text:p>-0,001708792</text:p>
          </table:table-cell>
          <table:table-cell table:formula="of:=[.D111]^2" office:value-type="float" office:value="0.000002919970099264">
            <text:p>0,00000292</text:p>
          </table:table-cell>
          <table:table-cell table:formula="of:=[.C111]-0.013861231" office:value-type="float" office:value="0.008116769">
            <text:p>0,008116769</text:p>
          </table:table-cell>
          <table:table-cell table:formula="of:=[.F111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33.867806466">
            <text:p>-33,867806466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112]-0.009034802" office:value-type="float" office:value="-0.001708792">
            <text:p>-0,001708792</text:p>
          </table:table-cell>
          <table:table-cell table:formula="of:=[.D112]^2" office:value-type="float" office:value="0.000002919970099264">
            <text:p>0,00000292</text:p>
          </table:table-cell>
          <table:table-cell table:formula="of:=[.C112]-0.013861231" office:value-type="float" office:value="-0.000430231000000001">
            <text:p>-0,000430231</text:p>
          </table:table-cell>
          <table:table-cell table:formula="of:=[.F11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33.541256905">
            <text:p>-33,541256905</text:p>
          </table:table-cell>
          <table:table-cell office:value-type="float" office:value="0.018315">
            <text:p>0,018315</text:p>
          </table:table-cell>
          <table:table-cell office:value-type="float" office:value="0.00732601">
            <text:p>0,00732601</text:p>
          </table:table-cell>
          <table:table-cell table:formula="of:=[.B113]-0.009034802" office:value-type="float" office:value="0.009280198">
            <text:p>0,009280198</text:p>
          </table:table-cell>
          <table:table-cell table:formula="of:=[.D113]^2" office:value-type="float" office:value="0.000086122074919204">
            <text:p>8,6122074919204E-005</text:p>
          </table:table-cell>
          <table:table-cell table:formula="of:=[.C113]-0.013861231" office:value-type="float" office:value="-0.006535221">
            <text:p>-0,006535221</text:p>
          </table:table-cell>
          <table:table-cell table:formula="of:=[.F113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33.0843013">
            <text:p>-33,0843013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114]-0.009034802" office:value-type="float" office:value="-0.004150792">
            <text:p>-0,004150792</text:p>
          </table:table-cell>
          <table:table-cell table:formula="of:=[.D114]^2" office:value-type="float" office:value="0.000017229074227264">
            <text:p>1,7229074227264E-005</text:p>
          </table:table-cell>
          <table:table-cell table:formula="of:=[.C114]-0.013861231" office:value-type="float" office:value="0.002011769">
            <text:p>0,002011769</text:p>
          </table:table-cell>
          <table:table-cell table:formula="of:=[.F11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32.75828619">
            <text:p>-32,75828619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115]-0.009034802" office:value-type="float" office:value="-0.002929792">
            <text:p>-0,002929792</text:p>
          </table:table-cell>
          <table:table-cell table:formula="of:=[.D115]^2" office:value-type="float" office:value="0.000008583681163264">
            <text:p>8,583681163264E-006</text:p>
          </table:table-cell>
          <table:table-cell table:formula="of:=[.C115]-0.013861231" office:value-type="float" office:value="0.008116769">
            <text:p>0,008116769</text:p>
          </table:table-cell>
          <table:table-cell table:formula="of:=[.F115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32.236127563">
            <text:p>-32,236127563</text:p>
          </table:table-cell>
          <table:table-cell table:number-columns-repeated="2" office:value-type="float" office:value="0.00976801">
            <text:p>0,00976801</text:p>
          </table:table-cell>
          <table:table-cell table:formula="of:=[.B116]-0.009034802" office:value-type="float" office:value="0.000733208000000001">
            <text:p>0,000733208</text:p>
          </table:table-cell>
          <table:table-cell table:formula="of:=[.D116]^2" office:value-type="float" office:value="0.000000537593971264001">
            <text:p>5,37593971264001E-007</text:p>
          </table:table-cell>
          <table:table-cell table:formula="of:=[.C116]-0.013861231" office:value-type="float" office:value="-0.004093221">
            <text:p>-0,004093221</text:p>
          </table:table-cell>
          <table:table-cell table:formula="of:=[.F116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31.713968936">
            <text:p>-31,713968936</text:p>
          </table:table-cell>
          <table:table-cell office:value-type="float" office:value="0.025641">
            <text:p>0,025641</text:p>
          </table:table-cell>
          <table:table-cell office:value-type="float" office:value="0.00732601">
            <text:p>0,00732601</text:p>
          </table:table-cell>
          <table:table-cell table:formula="of:=[.B117]-0.009034802" office:value-type="float" office:value="0.016606198">
            <text:p>0,016606198</text:p>
          </table:table-cell>
          <table:table-cell table:formula="of:=[.D117]^2" office:value-type="float" office:value="0.000275765812015204">
            <text:p>0,0002757658</text:p>
          </table:table-cell>
          <table:table-cell table:formula="of:=[.C117]-0.013861231" office:value-type="float" office:value="-0.006535221">
            <text:p>-0,006535221</text:p>
          </table:table-cell>
          <table:table-cell table:formula="of:=[.F117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31.453156848">
            <text:p>-31,453156848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118]-0.009034802" office:value-type="float" office:value="-0.000487791999999999">
            <text:p>-0,000487792</text:p>
          </table:table-cell>
          <table:table-cell table:formula="of:=[.D118]^2" office:value-type="float" office:value="0.000000237941035263999">
            <text:p>2,37941035263999E-007</text:p>
          </table:table-cell>
          <table:table-cell table:formula="of:=[.C118]-0.013861231" office:value-type="float" office:value="-0.004093221">
            <text:p>-0,004093221</text:p>
          </table:table-cell>
          <table:table-cell table:formula="of:=[.F118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30.865795199">
            <text:p>-30,865795199</text:p>
          </table:table-cell>
          <table:table-cell office:value-type="float" office:value="0.00732601">
            <text:p>0,00732601</text:p>
          </table:table-cell>
          <table:table-cell office:value-type="float" office:value="0.020757">
            <text:p>0,020757</text:p>
          </table:table-cell>
          <table:table-cell table:formula="of:=[.B119]-0.009034802" office:value-type="float" office:value="-0.001708792">
            <text:p>-0,001708792</text:p>
          </table:table-cell>
          <table:table-cell table:formula="of:=[.D119]^2" office:value-type="float" office:value="0.000002919970099264">
            <text:p>0,00000292</text:p>
          </table:table-cell>
          <table:table-cell table:formula="of:=[.C119]-0.013861231" office:value-type="float" office:value="0.006895769">
            <text:p>0,006895769</text:p>
          </table:table-cell>
          <table:table-cell table:formula="of:=[.F11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30.670186133">
            <text:p>-30,670186133</text:p>
          </table:table-cell>
          <table:table-cell office:value-type="float" office:value="0.013431">
            <text:p>0,013431</text:p>
          </table:table-cell>
          <table:table-cell office:value-type="float" office:value="0.01221">
            <text:p>0,01221</text:p>
          </table:table-cell>
          <table:table-cell table:formula="of:=[.B120]-0.009034802" office:value-type="float" office:value="0.004396198">
            <text:p>0,004396198</text:p>
          </table:table-cell>
          <table:table-cell table:formula="of:=[.D120]^2" office:value-type="float" office:value="0.000019326556855204">
            <text:p>1,9326556855204E-005</text:p>
          </table:table-cell>
          <table:table-cell table:formula="of:=[.C120]-0.013861231" office:value-type="float" office:value="-0.001651231">
            <text:p>-0,001651231</text:p>
          </table:table-cell>
          <table:table-cell table:formula="of:=[.F120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30.082824484">
            <text:p>-30,082824484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121]-0.009034802" office:value-type="float" office:value="0.001954198">
            <text:p>0,001954198</text:p>
          </table:table-cell>
          <table:table-cell table:formula="of:=[.D121]^2" office:value-type="float" office:value="0.000003818889823204">
            <text:p>3,818889823204E-006</text:p>
          </table:table-cell>
          <table:table-cell table:formula="of:=[.C121]-0.013861231" office:value-type="float" office:value="-0.006535221">
            <text:p>-0,006535221</text:p>
          </table:table-cell>
          <table:table-cell table:formula="of:=[.F121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29.886680967">
            <text:p>-29,886680967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22]-0.009034802" office:value-type="float" office:value="-0.001708792">
            <text:p>-0,001708792</text:p>
          </table:table-cell>
          <table:table-cell table:formula="of:=[.D122]^2" office:value-type="float" office:value="0.000002919970099264">
            <text:p>0,00000292</text:p>
          </table:table-cell>
          <table:table-cell table:formula="of:=[.C122]-0.013861231" office:value-type="float" office:value="-0.001651231">
            <text:p>-0,001651231</text:p>
          </table:table-cell>
          <table:table-cell table:formula="of:=[.F12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29.299853769">
            <text:p>-29,299853769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123]-0.009034802" office:value-type="float" office:value="-0.001708792">
            <text:p>-0,001708792</text:p>
          </table:table-cell>
          <table:table-cell table:formula="of:=[.D123]^2" office:value-type="float" office:value="0.000002919970099264">
            <text:p>0,00000292</text:p>
          </table:table-cell>
          <table:table-cell table:formula="of:=[.C123]-0.013861231" office:value-type="float" office:value="-0.000430231000000001">
            <text:p>-0,000430231</text:p>
          </table:table-cell>
          <table:table-cell table:formula="of:=[.F123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28.777695142">
            <text:p>-28,777695142</text:p>
          </table:table-cell>
          <table:table-cell table:number-columns-repeated="2" office:value-type="float" office:value="0.00732601">
            <text:p>0,00732601</text:p>
          </table:table-cell>
          <table:table-cell table:formula="of:=[.B124]-0.009034802" office:value-type="float" office:value="-0.001708792">
            <text:p>-0,001708792</text:p>
          </table:table-cell>
          <table:table-cell table:formula="of:=[.D124]^2" office:value-type="float" office:value="0.000002919970099264">
            <text:p>0,00000292</text:p>
          </table:table-cell>
          <table:table-cell table:formula="of:=[.C124]-0.013861231" office:value-type="float" office:value="-0.006535221">
            <text:p>-0,006535221</text:p>
          </table:table-cell>
          <table:table-cell table:formula="of:=[.F124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28.516348603">
            <text:p>-28,516348603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25]-0.009034802" office:value-type="float" office:value="-0.001708792">
            <text:p>-0,001708792</text:p>
          </table:table-cell>
          <table:table-cell table:formula="of:=[.D125]^2" office:value-type="float" office:value="0.000002919970099264">
            <text:p>0,00000292</text:p>
          </table:table-cell>
          <table:table-cell table:formula="of:=[.C125]-0.013861231" office:value-type="float" office:value="-0.001651231">
            <text:p>-0,001651231</text:p>
          </table:table-cell>
          <table:table-cell table:formula="of:=[.F125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27.994724427">
            <text:p>-27,994724427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126]-0.009034802" office:value-type="float" office:value="-0.001708792">
            <text:p>-0,001708792</text:p>
          </table:table-cell>
          <table:table-cell table:formula="of:=[.D126]^2" office:value-type="float" office:value="0.000002919970099264">
            <text:p>0,00000292</text:p>
          </table:table-cell>
          <table:table-cell table:formula="of:=[.C126]-0.013861231" office:value-type="float" office:value="0.005674769">
            <text:p>0,005674769</text:p>
          </table:table-cell>
          <table:table-cell table:formula="of:=[.F126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27.733377888">
            <text:p>-27,733377888</text:p>
          </table:table-cell>
          <table:table-cell office:value-type="float" office:value="0.014652">
            <text:p>0,014652</text:p>
          </table:table-cell>
          <table:table-cell office:value-type="float" office:value="0.00854701">
            <text:p>0,00854701</text:p>
          </table:table-cell>
          <table:table-cell table:formula="of:=[.B127]-0.009034802" office:value-type="float" office:value="0.005617198">
            <text:p>0,005617198</text:p>
          </table:table-cell>
          <table:table-cell table:formula="of:=[.D127]^2" office:value-type="float" office:value="0.000031552913371204">
            <text:p>3,1552913371204E-005</text:p>
          </table:table-cell>
          <table:table-cell table:formula="of:=[.C127]-0.013861231" office:value-type="float" office:value="-0.005314221">
            <text:p>-0,005314221</text:p>
          </table:table-cell>
          <table:table-cell table:formula="of:=[.F127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27.211219261">
            <text:p>-27,21121926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28]-0.009034802" office:value-type="float" office:value="-0.002929792">
            <text:p>-0,002929792</text:p>
          </table:table-cell>
          <table:table-cell table:formula="of:=[.D128]^2" office:value-type="float" office:value="0.000008583681163264">
            <text:p>8,583681163264E-006</text:p>
          </table:table-cell>
          <table:table-cell table:formula="of:=[.C128]-0.013861231" office:value-type="float" office:value="-0.001651231">
            <text:p>-0,001651231</text:p>
          </table:table-cell>
          <table:table-cell table:formula="of:=[.F128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26.885204151">
            <text:p>-26,885204151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129]-0.009034802" office:value-type="float" office:value="-0.002929792">
            <text:p>-0,002929792</text:p>
          </table:table-cell>
          <table:table-cell table:formula="of:=[.D129]^2" office:value-type="float" office:value="0.000008583681163264">
            <text:p>8,583681163264E-006</text:p>
          </table:table-cell>
          <table:table-cell table:formula="of:=[.C129]-0.013861231" office:value-type="float" office:value="0.009337769">
            <text:p>0,009337769</text:p>
          </table:table-cell>
          <table:table-cell table:formula="of:=[.F129]^2" office:value-type="float" office:value="0.0000871939298973609">
            <text:p>8,71939298973609E-005</text:p>
          </table:table-cell>
        </table:table-row>
        <table:table-row table:style-name="ro1">
          <table:table-cell office:value-type="float" office:value="-26.428248546">
            <text:p>-26,428248546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130]-0.009034802" office:value-type="float" office:value="-0.000487791999999999">
            <text:p>-0,000487792</text:p>
          </table:table-cell>
          <table:table-cell table:formula="of:=[.D130]^2" office:value-type="float" office:value="0.000000237941035263999">
            <text:p>2,37941035263999E-007</text:p>
          </table:table-cell>
          <table:table-cell table:formula="of:=[.C130]-0.013861231" office:value-type="float" office:value="-0.004093221">
            <text:p>-0,004093221</text:p>
          </table:table-cell>
          <table:table-cell table:formula="of:=[.F130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26.102233436">
            <text:p>-26,102233436</text:p>
          </table:table-cell>
          <table:table-cell office:value-type="float" office:value="0.020757">
            <text:p>0,020757</text:p>
          </table:table-cell>
          <table:table-cell office:value-type="float" office:value="0.00976801">
            <text:p>0,00976801</text:p>
          </table:table-cell>
          <table:table-cell table:formula="of:=[.B131]-0.009034802" office:value-type="float" office:value="0.011722198">
            <text:p>0,011722198</text:p>
          </table:table-cell>
          <table:table-cell table:formula="of:=[.D131]^2" office:value-type="float" office:value="0.000137409925951204">
            <text:p>0,0001374099</text:p>
          </table:table-cell>
          <table:table-cell table:formula="of:=[.C131]-0.013861231" office:value-type="float" office:value="-0.004093221">
            <text:p>-0,004093221</text:p>
          </table:table-cell>
          <table:table-cell table:formula="of:=[.F131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25.580074809">
            <text:p>-25,58007480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132]-0.009034802" office:value-type="float" office:value="-0.002929792">
            <text:p>-0,002929792</text:p>
          </table:table-cell>
          <table:table-cell table:formula="of:=[.D132]^2" office:value-type="float" office:value="0.000008583681163264">
            <text:p>8,583681163264E-006</text:p>
          </table:table-cell>
          <table:table-cell table:formula="of:=[.C132]-0.013861231" office:value-type="float" office:value="-0.005314221">
            <text:p>-0,005314221</text:p>
          </table:table-cell>
          <table:table-cell table:formula="of:=[.F13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25.31872827">
            <text:p>-25,31872827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33]-0.009034802" office:value-type="float" office:value="-0.001708792">
            <text:p>-0,001708792</text:p>
          </table:table-cell>
          <table:table-cell table:formula="of:=[.D133]^2" office:value-type="float" office:value="0.000002919970099264">
            <text:p>0,00000292</text:p>
          </table:table-cell>
          <table:table-cell table:formula="of:=[.C133]-0.013861231" office:value-type="float" office:value="-0.001651231">
            <text:p>-0,001651231</text:p>
          </table:table-cell>
          <table:table-cell table:formula="of:=[.F133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24.797104094">
            <text:p>-24,797104094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34]-0.009034802" office:value-type="float" office:value="-0.002929792">
            <text:p>-0,002929792</text:p>
          </table:table-cell>
          <table:table-cell table:formula="of:=[.D134]^2" office:value-type="float" office:value="0.000008583681163264">
            <text:p>8,583681163264E-006</text:p>
          </table:table-cell>
          <table:table-cell table:formula="of:=[.C134]-0.013861231" office:value-type="float" office:value="0.004453769">
            <text:p>0,004453769</text:p>
          </table:table-cell>
          <table:table-cell table:formula="of:=[.F134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24.274945467">
            <text:p>-24,274945467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135]-0.009034802" office:value-type="float" office:value="-0.001708792">
            <text:p>-0,001708792</text:p>
          </table:table-cell>
          <table:table-cell table:formula="of:=[.D135]^2" office:value-type="float" office:value="0.000002919970099264">
            <text:p>0,00000292</text:p>
          </table:table-cell>
          <table:table-cell table:formula="of:=[.C135]-0.013861231" office:value-type="float" office:value="0.004453769">
            <text:p>0,004453769</text:p>
          </table:table-cell>
          <table:table-cell table:formula="of:=[.F135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24.013598928">
            <text:p>-24,013598928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36]-0.009034802" office:value-type="float" office:value="-0.002929792">
            <text:p>-0,002929792</text:p>
          </table:table-cell>
          <table:table-cell table:formula="of:=[.D136]^2" office:value-type="float" office:value="0.000008583681163264">
            <text:p>8,583681163264E-006</text:p>
          </table:table-cell>
          <table:table-cell table:formula="of:=[.C136]-0.013861231" office:value-type="float" office:value="-0.001651231">
            <text:p>-0,001651231</text:p>
          </table:table-cell>
          <table:table-cell table:formula="of:=[.F136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23.42677173">
            <text:p>-23,42677173</text:p>
          </table:table-cell>
          <table:table-cell table:number-columns-repeated="2" office:value-type="float" office:value="0.00732601">
            <text:p>0,00732601</text:p>
          </table:table-cell>
          <table:table-cell table:formula="of:=[.B137]-0.009034802" office:value-type="float" office:value="-0.001708792">
            <text:p>-0,001708792</text:p>
          </table:table-cell>
          <table:table-cell table:formula="of:=[.D137]^2" office:value-type="float" office:value="0.000002919970099264">
            <text:p>0,00000292</text:p>
          </table:table-cell>
          <table:table-cell table:formula="of:=[.C137]-0.013861231" office:value-type="float" office:value="-0.006535221">
            <text:p>-0,006535221</text:p>
          </table:table-cell>
          <table:table-cell table:formula="of:=[.F137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23.230628213">
            <text:p>-23,230628213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138]-0.009034802" office:value-type="float" office:value="-0.004150792">
            <text:p>-0,004150792</text:p>
          </table:table-cell>
          <table:table-cell table:formula="of:=[.D138]^2" office:value-type="float" office:value="0.000017229074227264">
            <text:p>1,7229074227264E-005</text:p>
          </table:table-cell>
          <table:table-cell table:formula="of:=[.C138]-0.013861231" office:value-type="float" office:value="0.003232769">
            <text:p>0,003232769</text:p>
          </table:table-cell>
          <table:table-cell table:formula="of:=[.F138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22.643266564">
            <text:p>-22,643266564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139]-0.009034802" office:value-type="float" office:value="-0.001708792">
            <text:p>-0,001708792</text:p>
          </table:table-cell>
          <table:table-cell table:formula="of:=[.D139]^2" office:value-type="float" office:value="0.000002919970099264">
            <text:p>0,00000292</text:p>
          </table:table-cell>
          <table:table-cell table:formula="of:=[.C139]-0.013861231" office:value-type="float" office:value="-0.000430231000000001">
            <text:p>-0,000430231</text:p>
          </table:table-cell>
          <table:table-cell table:formula="of:=[.F139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22.447657498">
            <text:p>-22,447657498</text:p>
          </table:table-cell>
          <table:table-cell office:value-type="float" office:value="0.021978">
            <text:p>0,021978</text:p>
          </table:table-cell>
          <table:table-cell office:value-type="float" office:value="0.00854701">
            <text:p>0,00854701</text:p>
          </table:table-cell>
          <table:table-cell table:formula="of:=[.B140]-0.009034802" office:value-type="float" office:value="0.012943198">
            <text:p>0,012943198</text:p>
          </table:table-cell>
          <table:table-cell table:formula="of:=[.D140]^2" office:value-type="float" office:value="0.000167526374467204">
            <text:p>0,0001675264</text:p>
          </table:table-cell>
          <table:table-cell table:formula="of:=[.C140]-0.013861231" office:value-type="float" office:value="-0.005314221">
            <text:p>-0,005314221</text:p>
          </table:table-cell>
          <table:table-cell table:formula="of:=[.F140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21.860295849">
            <text:p>-21,860295849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  <table:table-cell table:formula="of:=[.B141]-0.009034802" office:value-type="float" office:value="0.000733208000000001">
            <text:p>0,000733208</text:p>
          </table:table-cell>
          <table:table-cell table:formula="of:=[.D141]^2" office:value-type="float" office:value="0.000000537593971264001">
            <text:p>5,37593971264001E-007</text:p>
          </table:table-cell>
          <table:table-cell table:formula="of:=[.C141]-0.013861231" office:value-type="float" office:value="0.002011769">
            <text:p>0,002011769</text:p>
          </table:table-cell>
          <table:table-cell table:formula="of:=[.F141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21.664686783">
            <text:p>-21,66468678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42]-0.009034802" office:value-type="float" office:value="-0.002929792">
            <text:p>-0,002929792</text:p>
          </table:table-cell>
          <table:table-cell table:formula="of:=[.D142]^2" office:value-type="float" office:value="0.000008583681163264">
            <text:p>8,583681163264E-006</text:p>
          </table:table-cell>
          <table:table-cell table:formula="of:=[.C142]-0.013861231" office:value-type="float" office:value="0.004453769">
            <text:p>0,004453769</text:p>
          </table:table-cell>
          <table:table-cell table:formula="of:=[.F14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21.077325134">
            <text:p>-21,077325134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43]-0.009034802" office:value-type="float" office:value="-0.002929792">
            <text:p>-0,002929792</text:p>
          </table:table-cell>
          <table:table-cell table:formula="of:=[.D143]^2" office:value-type="float" office:value="0.000008583681163264">
            <text:p>8,583681163264E-006</text:p>
          </table:table-cell>
          <table:table-cell table:formula="of:=[.C143]-0.013861231" office:value-type="float" office:value="0.003232769">
            <text:p>0,003232769</text:p>
          </table:table-cell>
          <table:table-cell table:formula="of:=[.F143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20.816513046">
            <text:p>-20,816513046</text:p>
          </table:table-cell>
          <table:table-cell office:value-type="float" office:value="0.01221">
            <text:p>0,01221</text:p>
          </table:table-cell>
          <table:table-cell office:value-type="float" office:value="0.00976801">
            <text:p>0,00976801</text:p>
          </table:table-cell>
          <table:table-cell table:formula="of:=[.B144]-0.009034802" office:value-type="float" office:value="0.003175198">
            <text:p>0,003175198</text:p>
          </table:table-cell>
          <table:table-cell table:formula="of:=[.D144]^2" office:value-type="float" office:value="0.000010081882339204">
            <text:p>1,0081882339204E-005</text:p>
          </table:table-cell>
          <table:table-cell table:formula="of:=[.C144]-0.013861231" office:value-type="float" office:value="-0.004093221">
            <text:p>-0,004093221</text:p>
          </table:table-cell>
          <table:table-cell table:formula="of:=[.F144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20.229151397">
            <text:p>-20,229151397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145]-0.009034802" office:value-type="float" office:value="-0.001708792">
            <text:p>-0,001708792</text:p>
          </table:table-cell>
          <table:table-cell table:formula="of:=[.D145]^2" office:value-type="float" office:value="0.000002919970099264">
            <text:p>0,00000292</text:p>
          </table:table-cell>
          <table:table-cell table:formula="of:=[.C145]-0.013861231" office:value-type="float" office:value="-0.004093221">
            <text:p>-0,004093221</text:p>
          </table:table-cell>
          <table:table-cell table:formula="of:=[.F145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20.03300788">
            <text:p>-20,03300788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46]-0.009034802" office:value-type="float" office:value="-0.002929792">
            <text:p>-0,002929792</text:p>
          </table:table-cell>
          <table:table-cell table:formula="of:=[.D146]^2" office:value-type="float" office:value="0.000008583681163264">
            <text:p>8,583681163264E-006</text:p>
          </table:table-cell>
          <table:table-cell table:formula="of:=[.C146]-0.013861231" office:value-type="float" office:value="0.003232769">
            <text:p>0,003232769</text:p>
          </table:table-cell>
          <table:table-cell table:formula="of:=[.F146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19.445646231">
            <text:p>-19,445646231</text:p>
          </table:table-cell>
          <table:table-cell office:value-type="float" office:value="0.023199">
            <text:p>0,023199</text:p>
          </table:table-cell>
          <table:table-cell office:value-type="float" office:value="0.013431">
            <text:p>0,013431</text:p>
          </table:table-cell>
          <table:table-cell table:formula="of:=[.B147]-0.009034802" office:value-type="float" office:value="0.014164198">
            <text:p>0,014164198</text:p>
          </table:table-cell>
          <table:table-cell table:formula="of:=[.D147]^2" office:value-type="float" office:value="0.000200624504983204">
            <text:p>0,0002006245</text:p>
          </table:table-cell>
          <table:table-cell table:formula="of:=[.C147]-0.013861231" office:value-type="float" office:value="-0.000430231000000001">
            <text:p>-0,000430231</text:p>
          </table:table-cell>
          <table:table-cell table:formula="of:=[.F14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19.184834143">
            <text:p>-19,184834143</text:p>
          </table:table-cell>
          <table:table-cell office:value-type="float" office:value="0.017094">
            <text:p>0,017094</text:p>
          </table:table-cell>
          <table:table-cell office:value-type="float" office:value="0.01221">
            <text:p>0,01221</text:p>
          </table:table-cell>
          <table:table-cell table:formula="of:=[.B148]-0.009034802" office:value-type="float" office:value="0.008059198">
            <text:p>0,008059198</text:p>
          </table:table-cell>
          <table:table-cell table:formula="of:=[.D148]^2" office:value-type="float" office:value="0.000064950672403204">
            <text:p>6,4950672403204E-005</text:p>
          </table:table-cell>
          <table:table-cell table:formula="of:=[.C148]-0.013861231" office:value-type="float" office:value="-0.001651231">
            <text:p>-0,001651231</text:p>
          </table:table-cell>
          <table:table-cell table:formula="of:=[.F148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18.662675516">
            <text:p>-18,662675516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149]-0.009034802" office:value-type="float" office:value="-0.002929792">
            <text:p>-0,002929792</text:p>
          </table:table-cell>
          <table:table-cell table:formula="of:=[.D149]^2" office:value-type="float" office:value="0.000008583681163264">
            <text:p>8,583681163264E-006</text:p>
          </table:table-cell>
          <table:table-cell table:formula="of:=[.C149]-0.013861231" office:value-type="float" office:value="-0.006535221">
            <text:p>-0,006535221</text:p>
          </table:table-cell>
          <table:table-cell table:formula="of:=[.F149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18.140516889">
            <text:p>-18,140516889</text:p>
          </table:table-cell>
          <table:table-cell office:value-type="float" office:value="0.00854701">
            <text:p>0,00854701</text:p>
          </table:table-cell>
          <table:table-cell office:value-type="float" office:value="0.013431">
            <text:p>0,013431</text:p>
          </table:table-cell>
          <table:table-cell table:formula="of:=[.B150]-0.009034802" office:value-type="float" office:value="-0.000487791999999999">
            <text:p>-0,000487792</text:p>
          </table:table-cell>
          <table:table-cell table:formula="of:=[.D150]^2" office:value-type="float" office:value="0.000000237941035263999">
            <text:p>2,37941035263999E-007</text:p>
          </table:table-cell>
          <table:table-cell table:formula="of:=[.C150]-0.013861231" office:value-type="float" office:value="-0.000430231000000001">
            <text:p>-0,000430231</text:p>
          </table:table-cell>
          <table:table-cell table:formula="of:=[.F150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17.814501779">
            <text:p>-17,814501779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51]-0.009034802" office:value-type="float" office:value="-0.002929792">
            <text:p>-0,002929792</text:p>
          </table:table-cell>
          <table:table-cell table:formula="of:=[.D151]^2" office:value-type="float" office:value="0.000008583681163264">
            <text:p>8,583681163264E-006</text:p>
          </table:table-cell>
          <table:table-cell table:formula="of:=[.C151]-0.013861231" office:value-type="float" office:value="0.005674769">
            <text:p>0,005674769</text:p>
          </table:table-cell>
          <table:table-cell table:formula="of:=[.F151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17.357546174">
            <text:p>-17,357546174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152]-0.009034802" office:value-type="float" office:value="-0.002929792">
            <text:p>-0,002929792</text:p>
          </table:table-cell>
          <table:table-cell table:formula="of:=[.D152]^2" office:value-type="float" office:value="0.000008583681163264">
            <text:p>8,583681163264E-006</text:p>
          </table:table-cell>
          <table:table-cell table:formula="of:=[.C152]-0.013861231" office:value-type="float" office:value="0.002011769">
            <text:p>0,002011769</text:p>
          </table:table-cell>
          <table:table-cell table:formula="of:=[.F152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17.096734086">
            <text:p>-17,096734086</text:p>
          </table:table-cell>
          <table:table-cell table:number-columns-repeated="2" office:value-type="float" office:value="0.00976801">
            <text:p>0,00976801</text:p>
          </table:table-cell>
          <table:table-cell table:formula="of:=[.B153]-0.009034802" office:value-type="float" office:value="0.000733208000000001">
            <text:p>0,000733208</text:p>
          </table:table-cell>
          <table:table-cell table:formula="of:=[.D153]^2" office:value-type="float" office:value="0.000000537593971264001">
            <text:p>5,37593971264001E-007</text:p>
          </table:table-cell>
          <table:table-cell table:formula="of:=[.C153]-0.013861231" office:value-type="float" office:value="-0.004093221">
            <text:p>-0,004093221</text:p>
          </table:table-cell>
          <table:table-cell table:formula="of:=[.F153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16.574575459">
            <text:p>-16,574575459</text:p>
          </table:table-cell>
          <table:table-cell office:value-type="float" office:value="0.017094">
            <text:p>0,017094</text:p>
          </table:table-cell>
          <table:table-cell office:value-type="float" office:value="0.00732601">
            <text:p>0,00732601</text:p>
          </table:table-cell>
          <table:table-cell table:formula="of:=[.B154]-0.009034802" office:value-type="float" office:value="0.008059198">
            <text:p>0,008059198</text:p>
          </table:table-cell>
          <table:table-cell table:formula="of:=[.D154]^2" office:value-type="float" office:value="0.000064950672403204">
            <text:p>6,4950672403204E-005</text:p>
          </table:table-cell>
          <table:table-cell table:formula="of:=[.C154]-0.013861231" office:value-type="float" office:value="-0.006535221">
            <text:p>-0,006535221</text:p>
          </table:table-cell>
          <table:table-cell table:formula="of:=[.F154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15.98721381">
            <text:p>-15,98721381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155]-0.009034802" office:value-type="float" office:value="-0.002929792">
            <text:p>-0,002929792</text:p>
          </table:table-cell>
          <table:table-cell table:formula="of:=[.D155]^2" office:value-type="float" office:value="0.000008583681163264">
            <text:p>8,583681163264E-006</text:p>
          </table:table-cell>
          <table:table-cell table:formula="of:=[.C155]-0.013861231" office:value-type="float" office:value="0.008116769">
            <text:p>0,008116769</text:p>
          </table:table-cell>
          <table:table-cell table:formula="of:=[.F155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15.726401722">
            <text:p>-15,726401722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56]-0.009034802" office:value-type="float" office:value="-0.002929792">
            <text:p>-0,002929792</text:p>
          </table:table-cell>
          <table:table-cell table:formula="of:=[.D156]^2" office:value-type="float" office:value="0.000008583681163264">
            <text:p>8,583681163264E-006</text:p>
          </table:table-cell>
          <table:table-cell table:formula="of:=[.C156]-0.013861231" office:value-type="float" office:value="0.005674769">
            <text:p>0,005674769</text:p>
          </table:table-cell>
          <table:table-cell table:formula="of:=[.F156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15.204243095">
            <text:p>-15,204243095</text:p>
          </table:table-cell>
          <table:table-cell office:value-type="float" office:value="0.029304">
            <text:p>0,029304</text:p>
          </table:table-cell>
          <table:table-cell office:value-type="float" office:value="0.017094">
            <text:p>0,017094</text:p>
          </table:table-cell>
          <table:table-cell table:formula="of:=[.B157]-0.009034802" office:value-type="float" office:value="0.020269198">
            <text:p>0,020269198</text:p>
          </table:table-cell>
          <table:table-cell table:formula="of:=[.D157]^2" office:value-type="float" office:value="0.000410840387563204">
            <text:p>0,0004108404</text:p>
          </table:table-cell>
          <table:table-cell table:formula="of:=[.C157]-0.013861231" office:value-type="float" office:value="0.003232769">
            <text:p>0,003232769</text:p>
          </table:table-cell>
          <table:table-cell table:formula="of:=[.F157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14.943431007">
            <text:p>-14,943431007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158]-0.009034802" office:value-type="float" office:value="-0.001708792">
            <text:p>-0,001708792</text:p>
          </table:table-cell>
          <table:table-cell table:formula="of:=[.D158]^2" office:value-type="float" office:value="0.000002919970099264">
            <text:p>0,00000292</text:p>
          </table:table-cell>
          <table:table-cell table:formula="of:=[.C158]-0.013861231" office:value-type="float" office:value="-0.005314221">
            <text:p>-0,005314221</text:p>
          </table:table-cell>
          <table:table-cell table:formula="of:=[.F15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14.356069358">
            <text:p>-14,356069358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159]-0.009034802" office:value-type="float" office:value="0.001954198">
            <text:p>0,001954198</text:p>
          </table:table-cell>
          <table:table-cell table:formula="of:=[.D159]^2" office:value-type="float" office:value="0.000003818889823204">
            <text:p>3,818889823204E-006</text:p>
          </table:table-cell>
          <table:table-cell table:formula="of:=[.C159]-0.013861231" office:value-type="float" office:value="-0.006535221">
            <text:p>-0,006535221</text:p>
          </table:table-cell>
          <table:table-cell table:formula="of:=[.F159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-14.159925841">
            <text:p>-14,159925841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60]-0.009034802" office:value-type="float" office:value="-0.002929792">
            <text:p>-0,002929792</text:p>
          </table:table-cell>
          <table:table-cell table:formula="of:=[.D160]^2" office:value-type="float" office:value="0.000008583681163264">
            <text:p>8,583681163264E-006</text:p>
          </table:table-cell>
          <table:table-cell table:formula="of:=[.C160]-0.013861231" office:value-type="float" office:value="0.005674769">
            <text:p>0,005674769</text:p>
          </table:table-cell>
          <table:table-cell table:formula="of:=[.F160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-13.572564192">
            <text:p>-13,572564192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61]-0.009034802" office:value-type="float" office:value="-0.001708792">
            <text:p>-0,001708792</text:p>
          </table:table-cell>
          <table:table-cell table:formula="of:=[.D161]^2" office:value-type="float" office:value="0.000002919970099264">
            <text:p>0,00000292</text:p>
          </table:table-cell>
          <table:table-cell table:formula="of:=[.C161]-0.013861231" office:value-type="float" office:value="-0.001651231">
            <text:p>-0,001651231</text:p>
          </table:table-cell>
          <table:table-cell table:formula="of:=[.F161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13.376955126">
            <text:p>-13,376955126</text:p>
          </table:table-cell>
          <table:table-cell office:value-type="float" office:value="0.045177">
            <text:p>0,045177</text:p>
          </table:table-cell>
          <table:table-cell office:value-type="float" office:value="0.015873">
            <text:p>0,015873</text:p>
          </table:table-cell>
          <table:table-cell table:formula="of:=[.B162]-0.009034802" office:value-type="float" office:value="0.036142198">
            <text:p>0,036142198</text:p>
          </table:table-cell>
          <table:table-cell table:formula="of:=[.D162]^2" office:value-type="float" office:value="0.0013062584762712">
            <text:p>0,0013062585</text:p>
          </table:table-cell>
          <table:table-cell table:formula="of:=[.C162]-0.013861231" office:value-type="float" office:value="0.002011769">
            <text:p>0,002011769</text:p>
          </table:table-cell>
          <table:table-cell table:formula="of:=[.F162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12.789593477">
            <text:p>-12,789593477</text:p>
          </table:table-cell>
          <table:table-cell office:value-type="float" office:value="0.013431">
            <text:p>0,013431</text:p>
          </table:table-cell>
          <table:table-cell office:value-type="float" office:value="0.00854701">
            <text:p>0,00854701</text:p>
          </table:table-cell>
          <table:table-cell table:formula="of:=[.B163]-0.009034802" office:value-type="float" office:value="0.004396198">
            <text:p>0,004396198</text:p>
          </table:table-cell>
          <table:table-cell table:formula="of:=[.D163]^2" office:value-type="float" office:value="0.000019326556855204">
            <text:p>1,9326556855204E-005</text:p>
          </table:table-cell>
          <table:table-cell table:formula="of:=[.C163]-0.013861231" office:value-type="float" office:value="-0.005314221">
            <text:p>-0,005314221</text:p>
          </table:table-cell>
          <table:table-cell table:formula="of:=[.F16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12.528781389">
            <text:p>-12,528781389</text:p>
          </table:table-cell>
          <table:table-cell office:value-type="float" office:value="0.01221">
            <text:p>0,01221</text:p>
          </table:table-cell>
          <table:table-cell office:value-type="float" office:value="0.017094">
            <text:p>0,017094</text:p>
          </table:table-cell>
          <table:table-cell table:formula="of:=[.B164]-0.009034802" office:value-type="float" office:value="0.003175198">
            <text:p>0,003175198</text:p>
          </table:table-cell>
          <table:table-cell table:formula="of:=[.D164]^2" office:value-type="float" office:value="0.000010081882339204">
            <text:p>1,0081882339204E-005</text:p>
          </table:table-cell>
          <table:table-cell table:formula="of:=[.C164]-0.013861231" office:value-type="float" office:value="0.003232769">
            <text:p>0,003232769</text:p>
          </table:table-cell>
          <table:table-cell table:formula="of:=[.F164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-12.006622762">
            <text:p>-12,006622762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65]-0.009034802" office:value-type="float" office:value="-0.002929792">
            <text:p>-0,002929792</text:p>
          </table:table-cell>
          <table:table-cell table:formula="of:=[.D165]^2" office:value-type="float" office:value="0.000008583681163264">
            <text:p>8,583681163264E-006</text:p>
          </table:table-cell>
          <table:table-cell table:formula="of:=[.C165]-0.013861231" office:value-type="float" office:value="0.004453769">
            <text:p>0,004453769</text:p>
          </table:table-cell>
          <table:table-cell table:formula="of:=[.F165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11.680607652">
            <text:p>-11,68060765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166]-0.009034802" office:value-type="float" office:value="-0.002929792">
            <text:p>-0,002929792</text:p>
          </table:table-cell>
          <table:table-cell table:formula="of:=[.D166]^2" office:value-type="float" office:value="0.000008583681163264">
            <text:p>8,583681163264E-006</text:p>
          </table:table-cell>
          <table:table-cell table:formula="of:=[.C166]-0.013861231" office:value-type="float" office:value="-0.002872231">
            <text:p>-0,002872231</text:p>
          </table:table-cell>
          <table:table-cell table:formula="of:=[.F166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11.158449025">
            <text:p>-11,158449025</text:p>
          </table:table-cell>
          <table:table-cell table:number-columns-repeated="2" office:value-type="float" office:value="0.00854701">
            <text:p>0,00854701</text:p>
          </table:table-cell>
          <table:table-cell table:formula="of:=[.B167]-0.009034802" office:value-type="float" office:value="-0.000487791999999999">
            <text:p>-0,000487792</text:p>
          </table:table-cell>
          <table:table-cell table:formula="of:=[.D167]^2" office:value-type="float" office:value="0.000000237941035263999">
            <text:p>2,37941035263999E-007</text:p>
          </table:table-cell>
          <table:table-cell table:formula="of:=[.C167]-0.013861231" office:value-type="float" office:value="-0.005314221">
            <text:p>-0,005314221</text:p>
          </table:table-cell>
          <table:table-cell table:formula="of:=[.F167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10.70149342">
            <text:p>-10,70149342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68]-0.009034802" office:value-type="float" office:value="-0.002929792">
            <text:p>-0,002929792</text:p>
          </table:table-cell>
          <table:table-cell table:formula="of:=[.D168]^2" office:value-type="float" office:value="0.000008583681163264">
            <text:p>8,583681163264E-006</text:p>
          </table:table-cell>
          <table:table-cell table:formula="of:=[.C168]-0.013861231" office:value-type="float" office:value="-0.001651231">
            <text:p>-0,001651231</text:p>
          </table:table-cell>
          <table:table-cell table:formula="of:=[.F168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-10.37547831">
            <text:p>-10,3754783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169]-0.009034802" office:value-type="float" office:value="-0.002929792">
            <text:p>-0,002929792</text:p>
          </table:table-cell>
          <table:table-cell table:formula="of:=[.D169]^2" office:value-type="float" office:value="0.000008583681163264">
            <text:p>8,583681163264E-006</text:p>
          </table:table-cell>
          <table:table-cell table:formula="of:=[.C169]-0.013861231" office:value-type="float" office:value="0.002011769">
            <text:p>0,002011769</text:p>
          </table:table-cell>
          <table:table-cell table:formula="of:=[.F169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9.853319683">
            <text:p>-9,85331968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70]-0.009034802" office:value-type="float" office:value="-0.002929792">
            <text:p>-0,002929792</text:p>
          </table:table-cell>
          <table:table-cell table:formula="of:=[.D170]^2" office:value-type="float" office:value="0.000008583681163264">
            <text:p>8,583681163264E-006</text:p>
          </table:table-cell>
          <table:table-cell table:formula="of:=[.C170]-0.013861231" office:value-type="float" office:value="0.004453769">
            <text:p>0,004453769</text:p>
          </table:table-cell>
          <table:table-cell table:formula="of:=[.F170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9.591973144">
            <text:p>-9,591973144</text:p>
          </table:table-cell>
          <table:table-cell office:value-type="float" office:value="0.03663">
            <text:p>0,03663</text:p>
          </table:table-cell>
          <table:table-cell office:value-type="float" office:value="0.014652">
            <text:p>0,014652</text:p>
          </table:table-cell>
          <table:table-cell table:formula="of:=[.B171]-0.009034802" office:value-type="float" office:value="0.027595198">
            <text:p>0,027595198</text:p>
          </table:table-cell>
          <table:table-cell table:formula="of:=[.D171]^2" office:value-type="float" office:value="0.000761494952659204">
            <text:p>0,000761495</text:p>
          </table:table-cell>
          <table:table-cell table:formula="of:=[.C171]-0.013861231" office:value-type="float" office:value="0.000790768999999998">
            <text:p>0,000790769</text:p>
          </table:table-cell>
          <table:table-cell table:formula="of:=[.F171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9.070348968">
            <text:p>-9,070348968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172]-0.009034802" office:value-type="float" office:value="-0.002929792">
            <text:p>-0,002929792</text:p>
          </table:table-cell>
          <table:table-cell table:formula="of:=[.D172]^2" office:value-type="float" office:value="0.000008583681163264">
            <text:p>8,583681163264E-006</text:p>
          </table:table-cell>
          <table:table-cell table:formula="of:=[.C172]-0.013861231" office:value-type="float" office:value="-0.005314221">
            <text:p>-0,005314221</text:p>
          </table:table-cell>
          <table:table-cell table:formula="of:=[.F17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8.678596385">
            <text:p>-8,67859638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173]-0.009034802" office:value-type="float" office:value="-0.001708792">
            <text:p>-0,001708792</text:p>
          </table:table-cell>
          <table:table-cell table:formula="of:=[.D173]^2" office:value-type="float" office:value="0.000002919970099264">
            <text:p>0,00000292</text:p>
          </table:table-cell>
          <table:table-cell table:formula="of:=[.C173]-0.013861231" office:value-type="float" office:value="-0.005314221">
            <text:p>-0,005314221</text:p>
          </table:table-cell>
          <table:table-cell table:formula="of:=[.F17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8.286843802">
            <text:p>-8,286843802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174]-0.009034802" office:value-type="float" office:value="-0.004150792">
            <text:p>-0,004150792</text:p>
          </table:table-cell>
          <table:table-cell table:formula="of:=[.D174]^2" office:value-type="float" office:value="0.000017229074227264">
            <text:p>1,7229074227264E-005</text:p>
          </table:table-cell>
          <table:table-cell table:formula="of:=[.C174]-0.013861231" office:value-type="float" office:value="0.002011769">
            <text:p>0,002011769</text:p>
          </table:table-cell>
          <table:table-cell table:formula="of:=[.F17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7.699482153">
            <text:p>-7,699482153</text:p>
          </table:table-cell>
          <table:table-cell office:value-type="float" office:value="0.00732601">
            <text:p>0,00732601</text:p>
          </table:table-cell>
          <table:table-cell office:value-type="float" office:value="0.021978">
            <text:p>0,021978</text:p>
          </table:table-cell>
          <table:table-cell table:formula="of:=[.B175]-0.009034802" office:value-type="float" office:value="-0.001708792">
            <text:p>-0,001708792</text:p>
          </table:table-cell>
          <table:table-cell table:formula="of:=[.D175]^2" office:value-type="float" office:value="0.000002919970099264">
            <text:p>0,00000292</text:p>
          </table:table-cell>
          <table:table-cell table:formula="of:=[.C175]-0.013861231" office:value-type="float" office:value="0.008116769">
            <text:p>0,008116769</text:p>
          </table:table-cell>
          <table:table-cell table:formula="of:=[.F175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7.438670065">
            <text:p>-7,438670065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176]-0.009034802" office:value-type="float" office:value="-0.002929792">
            <text:p>-0,002929792</text:p>
          </table:table-cell>
          <table:table-cell table:formula="of:=[.D176]^2" office:value-type="float" office:value="0.000008583681163264">
            <text:p>8,583681163264E-006</text:p>
          </table:table-cell>
          <table:table-cell table:formula="of:=[.C176]-0.013861231" office:value-type="float" office:value="0.006895769">
            <text:p>0,006895769</text:p>
          </table:table-cell>
          <table:table-cell table:formula="of:=[.F176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6.916511438">
            <text:p>-6,916511438</text:p>
          </table:table-cell>
          <table:table-cell office:value-type="float" office:value="0.010989">
            <text:p>0,010989</text:p>
          </table:table-cell>
          <table:table-cell office:value-type="float" office:value="0.00976801">
            <text:p>0,00976801</text:p>
          </table:table-cell>
          <table:table-cell table:formula="of:=[.B177]-0.009034802" office:value-type="float" office:value="0.001954198">
            <text:p>0,001954198</text:p>
          </table:table-cell>
          <table:table-cell table:formula="of:=[.D177]^2" office:value-type="float" office:value="0.000003818889823204">
            <text:p>3,818889823204E-006</text:p>
          </table:table-cell>
          <table:table-cell table:formula="of:=[.C177]-0.013861231" office:value-type="float" office:value="-0.004093221">
            <text:p>-0,004093221</text:p>
          </table:table-cell>
          <table:table-cell table:formula="of:=[.F177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6.65569935">
            <text:p>-6,65569935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78]-0.009034802" office:value-type="float" office:value="-0.002929792">
            <text:p>-0,002929792</text:p>
          </table:table-cell>
          <table:table-cell table:formula="of:=[.D178]^2" office:value-type="float" office:value="0.000008583681163264">
            <text:p>8,583681163264E-006</text:p>
          </table:table-cell>
          <table:table-cell table:formula="of:=[.C178]-0.013861231" office:value-type="float" office:value="-0.004093221">
            <text:p>-0,004093221</text:p>
          </table:table-cell>
          <table:table-cell table:formula="of:=[.F178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6.068337701">
            <text:p>-6,06833770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79]-0.009034802" office:value-type="float" office:value="-0.002929792">
            <text:p>-0,002929792</text:p>
          </table:table-cell>
          <table:table-cell table:formula="of:=[.D179]^2" office:value-type="float" office:value="0.000008583681163264">
            <text:p>8,583681163264E-006</text:p>
          </table:table-cell>
          <table:table-cell table:formula="of:=[.C179]-0.013861231" office:value-type="float" office:value="-0.004093221">
            <text:p>-0,004093221</text:p>
          </table:table-cell>
          <table:table-cell table:formula="of:=[.F179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5.872728635">
            <text:p>-5,872728635</text:p>
          </table:table-cell>
          <table:table-cell office:value-type="float" office:value="0.00854701">
            <text:p>0,00854701</text:p>
          </table:table-cell>
          <table:table-cell office:value-type="float" office:value="0.018315">
            <text:p>0,018315</text:p>
          </table:table-cell>
          <table:table-cell table:formula="of:=[.B180]-0.009034802" office:value-type="float" office:value="-0.000487791999999999">
            <text:p>-0,000487792</text:p>
          </table:table-cell>
          <table:table-cell table:formula="of:=[.D180]^2" office:value-type="float" office:value="0.000000237941035263999">
            <text:p>2,37941035263999E-007</text:p>
          </table:table-cell>
          <table:table-cell table:formula="of:=[.C180]-0.013861231" office:value-type="float" office:value="0.004453769">
            <text:p>0,004453769</text:p>
          </table:table-cell>
          <table:table-cell table:formula="of:=[.F180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5.285366986">
            <text:p>-5,285366986</text:p>
          </table:table-cell>
          <table:table-cell office:value-type="float" office:value="0.017094">
            <text:p>0,017094</text:p>
          </table:table-cell>
          <table:table-cell office:value-type="float" office:value="0.014652">
            <text:p>0,014652</text:p>
          </table:table-cell>
          <table:table-cell table:formula="of:=[.B181]-0.009034802" office:value-type="float" office:value="0.008059198">
            <text:p>0,008059198</text:p>
          </table:table-cell>
          <table:table-cell table:formula="of:=[.D181]^2" office:value-type="float" office:value="0.000064950672403204">
            <text:p>6,4950672403204E-005</text:p>
          </table:table-cell>
          <table:table-cell table:formula="of:=[.C181]-0.013861231" office:value-type="float" office:value="0.000790768999999998">
            <text:p>0,000790769</text:p>
          </table:table-cell>
          <table:table-cell table:formula="of:=[.F181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5.089223469">
            <text:p>-5,089223469</text:p>
          </table:table-cell>
          <table:table-cell office:value-type="float" office:value="0.00976801">
            <text:p>0,00976801</text:p>
          </table:table-cell>
          <table:table-cell office:value-type="float" office:value="0.013431">
            <text:p>0,013431</text:p>
          </table:table-cell>
          <table:table-cell table:formula="of:=[.B182]-0.009034802" office:value-type="float" office:value="0.000733208000000001">
            <text:p>0,000733208</text:p>
          </table:table-cell>
          <table:table-cell table:formula="of:=[.D182]^2" office:value-type="float" office:value="0.000000537593971264001">
            <text:p>5,37593971264001E-007</text:p>
          </table:table-cell>
          <table:table-cell table:formula="of:=[.C182]-0.013861231" office:value-type="float" office:value="-0.000430231000000001">
            <text:p>-0,000430231</text:p>
          </table:table-cell>
          <table:table-cell table:formula="of:=[.F18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-4.502396271">
            <text:p>-4,50239627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83]-0.009034802" office:value-type="float" office:value="-0.002929792">
            <text:p>-0,002929792</text:p>
          </table:table-cell>
          <table:table-cell table:formula="of:=[.D183]^2" office:value-type="float" office:value="0.000008583681163264">
            <text:p>8,583681163264E-006</text:p>
          </table:table-cell>
          <table:table-cell table:formula="of:=[.C183]-0.013861231" office:value-type="float" office:value="-0.004093221">
            <text:p>-0,004093221</text:p>
          </table:table-cell>
          <table:table-cell table:formula="of:=[.F183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3.980237644">
            <text:p>-3,980237644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184]-0.009034802" office:value-type="float" office:value="-0.002929792">
            <text:p>-0,002929792</text:p>
          </table:table-cell>
          <table:table-cell table:formula="of:=[.D184]^2" office:value-type="float" office:value="0.000008583681163264">
            <text:p>8,583681163264E-006</text:p>
          </table:table-cell>
          <table:table-cell table:formula="of:=[.C184]-0.013861231" office:value-type="float" office:value="0.000790768999999998">
            <text:p>0,000790769</text:p>
          </table:table-cell>
          <table:table-cell table:formula="of:=[.F184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-3.653688083">
            <text:p>-3,653688083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185]-0.009034802" office:value-type="float" office:value="-0.002929792">
            <text:p>-0,002929792</text:p>
          </table:table-cell>
          <table:table-cell table:formula="of:=[.D185]^2" office:value-type="float" office:value="0.000008583681163264">
            <text:p>8,583681163264E-006</text:p>
          </table:table-cell>
          <table:table-cell table:formula="of:=[.C185]-0.013861231" office:value-type="float" office:value="0.008116769">
            <text:p>0,008116769</text:p>
          </table:table-cell>
          <table:table-cell table:formula="of:=[.F185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-3.197266929">
            <text:p>-3,197266929</text:p>
          </table:table-cell>
          <table:table-cell office:value-type="float" office:value="0.00854701">
            <text:p>0,00854701</text:p>
          </table:table-cell>
          <table:table-cell office:value-type="float" office:value="0.018315">
            <text:p>0,018315</text:p>
          </table:table-cell>
          <table:table-cell table:formula="of:=[.B186]-0.009034802" office:value-type="float" office:value="-0.000487791999999999">
            <text:p>-0,000487792</text:p>
          </table:table-cell>
          <table:table-cell table:formula="of:=[.D186]^2" office:value-type="float" office:value="0.000000237941035263999">
            <text:p>2,37941035263999E-007</text:p>
          </table:table-cell>
          <table:table-cell table:formula="of:=[.C186]-0.013861231" office:value-type="float" office:value="0.004453769">
            <text:p>0,004453769</text:p>
          </table:table-cell>
          <table:table-cell table:formula="of:=[.F186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-2.870717368">
            <text:p>-2,870717368</text:p>
          </table:table-cell>
          <table:table-cell office:value-type="float" office:value="0.014652">
            <text:p>0,014652</text:p>
          </table:table-cell>
          <table:table-cell office:value-type="float" office:value="0.00854701">
            <text:p>0,00854701</text:p>
          </table:table-cell>
          <table:table-cell table:formula="of:=[.B187]-0.009034802" office:value-type="float" office:value="0.005617198">
            <text:p>0,005617198</text:p>
          </table:table-cell>
          <table:table-cell table:formula="of:=[.D187]^2" office:value-type="float" office:value="0.000031552913371204">
            <text:p>3,1552913371204E-005</text:p>
          </table:table-cell>
          <table:table-cell table:formula="of:=[.C187]-0.013861231" office:value-type="float" office:value="-0.005314221">
            <text:p>-0,005314221</text:p>
          </table:table-cell>
          <table:table-cell table:formula="of:=[.F187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-2.348558741">
            <text:p>-2,34855874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188]-0.009034802" office:value-type="float" office:value="-0.002929792">
            <text:p>-0,002929792</text:p>
          </table:table-cell>
          <table:table-cell table:formula="of:=[.D188]^2" office:value-type="float" office:value="0.000008583681163264">
            <text:p>8,583681163264E-006</text:p>
          </table:table-cell>
          <table:table-cell table:formula="of:=[.C188]-0.013861231" office:value-type="float" office:value="-0.002872231">
            <text:p>-0,002872231</text:p>
          </table:table-cell>
          <table:table-cell table:formula="of:=[.F188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-2.087746653">
            <text:p>-2,087746653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189]-0.009034802" office:value-type="float" office:value="-0.002929792">
            <text:p>-0,002929792</text:p>
          </table:table-cell>
          <table:table-cell table:formula="of:=[.D189]^2" office:value-type="float" office:value="0.000008583681163264">
            <text:p>8,583681163264E-006</text:p>
          </table:table-cell>
          <table:table-cell table:formula="of:=[.C189]-0.013861231" office:value-type="float" office:value="0.006895769">
            <text:p>0,006895769</text:p>
          </table:table-cell>
          <table:table-cell table:formula="of:=[.F18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-1.565588026">
            <text:p>-1,56558802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190]-0.009034802" office:value-type="float" office:value="-0.002929792">
            <text:p>-0,002929792</text:p>
          </table:table-cell>
          <table:table-cell table:formula="of:=[.D190]^2" office:value-type="float" office:value="0.000008583681163264">
            <text:p>8,583681163264E-006</text:p>
          </table:table-cell>
          <table:table-cell table:formula="of:=[.C190]-0.013861231" office:value-type="float" office:value="0.002011769">
            <text:p>0,002011769</text:p>
          </table:table-cell>
          <table:table-cell table:formula="of:=[.F19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1.304775938">
            <text:p>-1,304775938</text:p>
          </table:table-cell>
          <table:table-cell office:value-type="float" office:value="0.00854701">
            <text:p>0,00854701</text:p>
          </table:table-cell>
          <table:table-cell office:value-type="float" office:value="0.015873">
            <text:p>0,015873</text:p>
          </table:table-cell>
          <table:table-cell table:formula="of:=[.B191]-0.009034802" office:value-type="float" office:value="-0.000487791999999999">
            <text:p>-0,000487792</text:p>
          </table:table-cell>
          <table:table-cell table:formula="of:=[.D191]^2" office:value-type="float" office:value="0.000000237941035263999">
            <text:p>2,37941035263999E-007</text:p>
          </table:table-cell>
          <table:table-cell table:formula="of:=[.C191]-0.013861231" office:value-type="float" office:value="0.002011769">
            <text:p>0,002011769</text:p>
          </table:table-cell>
          <table:table-cell table:formula="of:=[.F191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-0.782617311">
            <text:p>-0,782617311</text:p>
          </table:table-cell>
          <table:table-cell office:value-type="float" office:value="0.026862">
            <text:p>0,026862</text:p>
          </table:table-cell>
          <table:table-cell office:value-type="float" office:value="0.00976801">
            <text:p>0,00976801</text:p>
          </table:table-cell>
          <table:table-cell table:formula="of:=[.B192]-0.009034802" office:value-type="float" office:value="0.017827198">
            <text:p>0,017827198</text:p>
          </table:table-cell>
          <table:table-cell table:formula="of:=[.D192]^2" office:value-type="float" office:value="0.000317808988531204">
            <text:p>0,000317809</text:p>
          </table:table-cell>
          <table:table-cell table:formula="of:=[.C192]-0.013861231" office:value-type="float" office:value="-0.004093221">
            <text:p>-0,004093221</text:p>
          </table:table-cell>
          <table:table-cell table:formula="of:=[.F192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-0.45606775">
            <text:p>-0,4560677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193]-0.009034802" office:value-type="float" office:value="-0.001708792">
            <text:p>-0,001708792</text:p>
          </table:table-cell>
          <table:table-cell table:formula="of:=[.D193]^2" office:value-type="float" office:value="0.000002919970099264">
            <text:p>0,00000292</text:p>
          </table:table-cell>
          <table:table-cell table:formula="of:=[.C193]-0.013861231" office:value-type="float" office:value="-0.005314221">
            <text:p>-0,005314221</text:p>
          </table:table-cell>
          <table:table-cell table:formula="of:=[.F19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0.065556426">
            <text:p>0,065556426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94]-0.009034802" office:value-type="float" office:value="-0.002929792">
            <text:p>-0,002929792</text:p>
          </table:table-cell>
          <table:table-cell table:formula="of:=[.D194]^2" office:value-type="float" office:value="0.000008583681163264">
            <text:p>8,583681163264E-006</text:p>
          </table:table-cell>
          <table:table-cell table:formula="of:=[.C194]-0.013861231" office:value-type="float" office:value="-0.000430231000000001">
            <text:p>-0,000430231</text:p>
          </table:table-cell>
          <table:table-cell table:formula="of:=[.F194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0.587715053">
            <text:p>0,587715053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195]-0.009034802" office:value-type="float" office:value="-0.004150792">
            <text:p>-0,004150792</text:p>
          </table:table-cell>
          <table:table-cell table:formula="of:=[.D195]^2" office:value-type="float" office:value="0.000017229074227264">
            <text:p>1,7229074227264E-005</text:p>
          </table:table-cell>
          <table:table-cell table:formula="of:=[.C195]-0.013861231" office:value-type="float" office:value="0.003232769">
            <text:p>0,003232769</text:p>
          </table:table-cell>
          <table:table-cell table:formula="of:=[.F195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0.849061592">
            <text:p>0,849061592</text:p>
          </table:table-cell>
          <table:table-cell office:value-type="float" office:value="0.00854701">
            <text:p>0,00854701</text:p>
          </table:table-cell>
          <table:table-cell office:value-type="float" office:value="0.019536">
            <text:p>0,019536</text:p>
          </table:table-cell>
          <table:table-cell table:formula="of:=[.B196]-0.009034802" office:value-type="float" office:value="-0.000487791999999999">
            <text:p>-0,000487792</text:p>
          </table:table-cell>
          <table:table-cell table:formula="of:=[.D196]^2" office:value-type="float" office:value="0.000000237941035263999">
            <text:p>2,37941035263999E-007</text:p>
          </table:table-cell>
          <table:table-cell table:formula="of:=[.C196]-0.013861231" office:value-type="float" office:value="0.005674769">
            <text:p>0,005674769</text:p>
          </table:table-cell>
          <table:table-cell table:formula="of:=[.F196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1.370685768">
            <text:p>1,37068576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97]-0.009034802" office:value-type="float" office:value="-0.002929792">
            <text:p>-0,002929792</text:p>
          </table:table-cell>
          <table:table-cell table:formula="of:=[.D197]^2" office:value-type="float" office:value="0.000008583681163264">
            <text:p>8,583681163264E-006</text:p>
          </table:table-cell>
          <table:table-cell table:formula="of:=[.C197]-0.013861231" office:value-type="float" office:value="-0.000430231000000001">
            <text:p>-0,000430231</text:p>
          </table:table-cell>
          <table:table-cell table:formula="of:=[.F19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1.632032307">
            <text:p>1,632032307</text:p>
          </table:table-cell>
          <table:table-cell office:value-type="float" office:value="0.021978">
            <text:p>0,021978</text:p>
          </table:table-cell>
          <table:table-cell office:value-type="float" office:value="0.013431">
            <text:p>0,013431</text:p>
          </table:table-cell>
          <table:table-cell table:formula="of:=[.B198]-0.009034802" office:value-type="float" office:value="0.012943198">
            <text:p>0,012943198</text:p>
          </table:table-cell>
          <table:table-cell table:formula="of:=[.D198]^2" office:value-type="float" office:value="0.000167526374467204">
            <text:p>0,0001675264</text:p>
          </table:table-cell>
          <table:table-cell table:formula="of:=[.C198]-0.013861231" office:value-type="float" office:value="-0.000430231000000001">
            <text:p>-0,000430231</text:p>
          </table:table-cell>
          <table:table-cell table:formula="of:=[.F198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2.154190934">
            <text:p>2,154190934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99]-0.009034802" office:value-type="float" office:value="-0.002929792">
            <text:p>-0,002929792</text:p>
          </table:table-cell>
          <table:table-cell table:formula="of:=[.D199]^2" office:value-type="float" office:value="0.000008583681163264">
            <text:p>8,583681163264E-006</text:p>
          </table:table-cell>
          <table:table-cell table:formula="of:=[.C199]-0.013861231" office:value-type="float" office:value="-0.004093221">
            <text:p>-0,004093221</text:p>
          </table:table-cell>
          <table:table-cell table:formula="of:=[.F199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2.415003022">
            <text:p>2,415003022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00]-0.009034802" office:value-type="float" office:value="-0.002929792">
            <text:p>-0,002929792</text:p>
          </table:table-cell>
          <table:table-cell table:formula="of:=[.D200]^2" office:value-type="float" office:value="0.000008583681163264">
            <text:p>8,583681163264E-006</text:p>
          </table:table-cell>
          <table:table-cell table:formula="of:=[.C200]-0.013861231" office:value-type="float" office:value="0.002011769">
            <text:p>0,002011769</text:p>
          </table:table-cell>
          <table:table-cell table:formula="of:=[.F20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3.002364671">
            <text:p>3,00236467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01]-0.009034802" office:value-type="float" office:value="-0.002929792">
            <text:p>-0,002929792</text:p>
          </table:table-cell>
          <table:table-cell table:formula="of:=[.D201]^2" office:value-type="float" office:value="0.000008583681163264">
            <text:p>8,583681163264E-006</text:p>
          </table:table-cell>
          <table:table-cell table:formula="of:=[.C201]-0.013861231" office:value-type="float" office:value="-0.002872231">
            <text:p>-0,002872231</text:p>
          </table:table-cell>
          <table:table-cell table:formula="of:=[.F201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3.524523298">
            <text:p>3,52452329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202]-0.009034802" office:value-type="float" office:value="-0.002929792">
            <text:p>-0,002929792</text:p>
          </table:table-cell>
          <table:table-cell table:formula="of:=[.D202]^2" office:value-type="float" office:value="0.000008583681163264">
            <text:p>8,583681163264E-006</text:p>
          </table:table-cell>
          <table:table-cell table:formula="of:=[.C202]-0.013861231" office:value-type="float" office:value="-0.000430231000000001">
            <text:p>-0,000430231</text:p>
          </table:table-cell>
          <table:table-cell table:formula="of:=[.F20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3.785335386">
            <text:p>3,785335386</text:p>
          </table:table-cell>
          <table:table-cell office:value-type="float" office:value="0.010989">
            <text:p>0,010989</text:p>
          </table:table-cell>
          <table:table-cell office:value-type="float" office:value="0.014652">
            <text:p>0,014652</text:p>
          </table:table-cell>
          <table:table-cell table:formula="of:=[.B203]-0.009034802" office:value-type="float" office:value="0.001954198">
            <text:p>0,001954198</text:p>
          </table:table-cell>
          <table:table-cell table:formula="of:=[.D203]^2" office:value-type="float" office:value="0.000003818889823204">
            <text:p>3,818889823204E-006</text:p>
          </table:table-cell>
          <table:table-cell table:formula="of:=[.C203]-0.013861231" office:value-type="float" office:value="0.000790768999999998">
            <text:p>0,000790769</text:p>
          </table:table-cell>
          <table:table-cell table:formula="of:=[.F203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4.307494013">
            <text:p>4,307494013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204]-0.009034802" office:value-type="float" office:value="-0.001708792">
            <text:p>-0,001708792</text:p>
          </table:table-cell>
          <table:table-cell table:formula="of:=[.D204]^2" office:value-type="float" office:value="0.000002919970099264">
            <text:p>0,00000292</text:p>
          </table:table-cell>
          <table:table-cell table:formula="of:=[.C204]-0.013861231" office:value-type="float" office:value="-0.005314221">
            <text:p>-0,005314221</text:p>
          </table:table-cell>
          <table:table-cell table:formula="of:=[.F204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4.568306101">
            <text:p>4,568306101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205]-0.009034802" office:value-type="float" office:value="-0.002929792">
            <text:p>-0,002929792</text:p>
          </table:table-cell>
          <table:table-cell table:formula="of:=[.D205]^2" office:value-type="float" office:value="0.000008583681163264">
            <text:p>8,583681163264E-006</text:p>
          </table:table-cell>
          <table:table-cell table:formula="of:=[.C205]-0.013861231" office:value-type="float" office:value="0.005674769">
            <text:p>0,005674769</text:p>
          </table:table-cell>
          <table:table-cell table:formula="of:=[.F205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5.090464728">
            <text:p>5,090464728</text:p>
          </table:table-cell>
          <table:table-cell office:value-type="float" office:value="0.013431">
            <text:p>0,013431</text:p>
          </table:table-cell>
          <table:table-cell office:value-type="float" office:value="0.020757">
            <text:p>0,020757</text:p>
          </table:table-cell>
          <table:table-cell table:formula="of:=[.B206]-0.009034802" office:value-type="float" office:value="0.004396198">
            <text:p>0,004396198</text:p>
          </table:table-cell>
          <table:table-cell table:formula="of:=[.D206]^2" office:value-type="float" office:value="0.000019326556855204">
            <text:p>1,9326556855204E-005</text:p>
          </table:table-cell>
          <table:table-cell table:formula="of:=[.C206]-0.013861231" office:value-type="float" office:value="0.006895769">
            <text:p>0,006895769</text:p>
          </table:table-cell>
          <table:table-cell table:formula="of:=[.F206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5.351811267">
            <text:p>5,351811267</text:p>
          </table:table-cell>
          <table:table-cell table:number-columns-repeated="2" office:value-type="float" office:value="0.015873">
            <text:p>0,015873</text:p>
          </table:table-cell>
          <table:table-cell table:formula="of:=[.B207]-0.009034802" office:value-type="float" office:value="0.006838198">
            <text:p>0,006838198</text:p>
          </table:table-cell>
          <table:table-cell table:formula="of:=[.D207]^2" office:value-type="float" office:value="0.000046760951887204">
            <text:p>0,000046761</text:p>
          </table:table-cell>
          <table:table-cell table:formula="of:=[.C207]-0.013861231" office:value-type="float" office:value="0.002011769">
            <text:p>0,002011769</text:p>
          </table:table-cell>
          <table:table-cell table:formula="of:=[.F207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5.873435443">
            <text:p>5,873435443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08]-0.009034802" office:value-type="float" office:value="-0.002929792">
            <text:p>-0,002929792</text:p>
          </table:table-cell>
          <table:table-cell table:formula="of:=[.D208]^2" office:value-type="float" office:value="0.000008583681163264">
            <text:p>8,583681163264E-006</text:p>
          </table:table-cell>
          <table:table-cell table:formula="of:=[.C208]-0.013861231" office:value-type="float" office:value="-0.005314221">
            <text:p>-0,005314221</text:p>
          </table:table-cell>
          <table:table-cell table:formula="of:=[.F20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6.39559407">
            <text:p>6,3955940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09]-0.009034802" office:value-type="float" office:value="-0.002929792">
            <text:p>-0,002929792</text:p>
          </table:table-cell>
          <table:table-cell table:formula="of:=[.D209]^2" office:value-type="float" office:value="0.000008583681163264">
            <text:p>8,583681163264E-006</text:p>
          </table:table-cell>
          <table:table-cell table:formula="of:=[.C209]-0.013861231" office:value-type="float" office:value="-0.002872231">
            <text:p>-0,002872231</text:p>
          </table:table-cell>
          <table:table-cell table:formula="of:=[.F209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6.656940609">
            <text:p>6,656940609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210]-0.009034802" office:value-type="float" office:value="-0.004150792">
            <text:p>-0,004150792</text:p>
          </table:table-cell>
          <table:table-cell table:formula="of:=[.D210]^2" office:value-type="float" office:value="0.000017229074227264">
            <text:p>1,7229074227264E-005</text:p>
          </table:table-cell>
          <table:table-cell table:formula="of:=[.C210]-0.013861231" office:value-type="float" office:value="0.005674769">
            <text:p>0,005674769</text:p>
          </table:table-cell>
          <table:table-cell table:formula="of:=[.F210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7.244302258">
            <text:p>7,244302258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211]-0.009034802" office:value-type="float" office:value="-0.001708792">
            <text:p>-0,001708792</text:p>
          </table:table-cell>
          <table:table-cell table:formula="of:=[.D211]^2" office:value-type="float" office:value="0.000002919970099264">
            <text:p>0,00000292</text:p>
          </table:table-cell>
          <table:table-cell table:formula="of:=[.C211]-0.013861231" office:value-type="float" office:value="0.003232769">
            <text:p>0,003232769</text:p>
          </table:table-cell>
          <table:table-cell table:formula="of:=[.F211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7.570317368">
            <text:p>7,570317368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212]-0.009034802" office:value-type="float" office:value="-0.001708792">
            <text:p>-0,001708792</text:p>
          </table:table-cell>
          <table:table-cell table:formula="of:=[.D212]^2" office:value-type="float" office:value="0.000002919970099264">
            <text:p>0,00000292</text:p>
          </table:table-cell>
          <table:table-cell table:formula="of:=[.C212]-0.013861231" office:value-type="float" office:value="0.004453769">
            <text:p>0,004453769</text:p>
          </table:table-cell>
          <table:table-cell table:formula="of:=[.F21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8.092475995">
            <text:p>8,092475995</text:p>
          </table:table-cell>
          <table:table-cell office:value-type="float" office:value="0.013431">
            <text:p>0,013431</text:p>
          </table:table-cell>
          <table:table-cell office:value-type="float" office:value="0.00854701">
            <text:p>0,00854701</text:p>
          </table:table-cell>
          <table:table-cell table:formula="of:=[.B213]-0.009034802" office:value-type="float" office:value="0.004396198">
            <text:p>0,004396198</text:p>
          </table:table-cell>
          <table:table-cell table:formula="of:=[.D213]^2" office:value-type="float" office:value="0.000019326556855204">
            <text:p>1,9326556855204E-005</text:p>
          </table:table-cell>
          <table:table-cell table:formula="of:=[.C213]-0.013861231" office:value-type="float" office:value="-0.005314221">
            <text:p>-0,005314221</text:p>
          </table:table-cell>
          <table:table-cell table:formula="of:=[.F21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8.288085061">
            <text:p>8,28808506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14]-0.009034802" office:value-type="float" office:value="-0.002929792">
            <text:p>-0,002929792</text:p>
          </table:table-cell>
          <table:table-cell table:formula="of:=[.D214]^2" office:value-type="float" office:value="0.000008583681163264">
            <text:p>8,583681163264E-006</text:p>
          </table:table-cell>
          <table:table-cell table:formula="of:=[.C214]-0.013861231" office:value-type="float" office:value="-0.005314221">
            <text:p>-0,005314221</text:p>
          </table:table-cell>
          <table:table-cell table:formula="of:=[.F214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8.87544671">
            <text:p>8,8754467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15]-0.009034802" office:value-type="float" office:value="-0.002929792">
            <text:p>-0,002929792</text:p>
          </table:table-cell>
          <table:table-cell table:formula="of:=[.D215]^2" office:value-type="float" office:value="0.000008583681163264">
            <text:p>8,583681163264E-006</text:p>
          </table:table-cell>
          <table:table-cell table:formula="of:=[.C215]-0.013861231" office:value-type="float" office:value="0.002011769">
            <text:p>0,002011769</text:p>
          </table:table-cell>
          <table:table-cell table:formula="of:=[.F215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9.267199293">
            <text:p>9,267199293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16]-0.009034802" office:value-type="float" office:value="-0.002929792">
            <text:p>-0,002929792</text:p>
          </table:table-cell>
          <table:table-cell table:formula="of:=[.D216]^2" office:value-type="float" office:value="0.000008583681163264">
            <text:p>8,583681163264E-006</text:p>
          </table:table-cell>
          <table:table-cell table:formula="of:=[.C216]-0.013861231" office:value-type="float" office:value="0.003232769">
            <text:p>0,003232769</text:p>
          </table:table-cell>
          <table:table-cell table:formula="of:=[.F216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9.723620447">
            <text:p>9,723620447</text:p>
          </table:table-cell>
          <table:table-cell office:value-type="float" office:value="0.023199">
            <text:p>0,023199</text:p>
          </table:table-cell>
          <table:table-cell office:value-type="float" office:value="0.00732601">
            <text:p>0,00732601</text:p>
          </table:table-cell>
          <table:table-cell table:formula="of:=[.B217]-0.009034802" office:value-type="float" office:value="0.014164198">
            <text:p>0,014164198</text:p>
          </table:table-cell>
          <table:table-cell table:formula="of:=[.D217]^2" office:value-type="float" office:value="0.000200624504983204">
            <text:p>0,0002006245</text:p>
          </table:table-cell>
          <table:table-cell table:formula="of:=[.C217]-0.013861231" office:value-type="float" office:value="-0.006535221">
            <text:p>-0,006535221</text:p>
          </table:table-cell>
          <table:table-cell table:formula="of:=[.F217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10.180576052">
            <text:p>10,180576052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18]-0.009034802" office:value-type="float" office:value="-0.002929792">
            <text:p>-0,002929792</text:p>
          </table:table-cell>
          <table:table-cell table:formula="of:=[.D218]^2" office:value-type="float" office:value="0.000008583681163264">
            <text:p>8,583681163264E-006</text:p>
          </table:table-cell>
          <table:table-cell table:formula="of:=[.C218]-0.013861231" office:value-type="float" office:value="0.004453769">
            <text:p>0,004453769</text:p>
          </table:table-cell>
          <table:table-cell table:formula="of:=[.F218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10.44138814">
            <text:p>10,44138814</text:p>
          </table:table-cell>
          <table:table-cell office:value-type="float" office:value="0.010989">
            <text:p>0,010989</text:p>
          </table:table-cell>
          <table:table-cell office:value-type="float" office:value="0.020757">
            <text:p>0,020757</text:p>
          </table:table-cell>
          <table:table-cell table:formula="of:=[.B219]-0.009034802" office:value-type="float" office:value="0.001954198">
            <text:p>0,001954198</text:p>
          </table:table-cell>
          <table:table-cell table:formula="of:=[.D219]^2" office:value-type="float" office:value="0.000003818889823204">
            <text:p>3,818889823204E-006</text:p>
          </table:table-cell>
          <table:table-cell table:formula="of:=[.C219]-0.013861231" office:value-type="float" office:value="0.006895769">
            <text:p>0,006895769</text:p>
          </table:table-cell>
          <table:table-cell table:formula="of:=[.F21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10.963546767">
            <text:p>10,963546767</text:p>
          </table:table-cell>
          <table:table-cell office:value-type="float" office:value="0.00854701">
            <text:p>0,00854701</text:p>
          </table:table-cell>
          <table:table-cell office:value-type="float" office:value="0.014652">
            <text:p>0,014652</text:p>
          </table:table-cell>
          <table:table-cell table:formula="of:=[.B220]-0.009034802" office:value-type="float" office:value="-0.000487791999999999">
            <text:p>-0,000487792</text:p>
          </table:table-cell>
          <table:table-cell table:formula="of:=[.D220]^2" office:value-type="float" office:value="0.000000237941035263999">
            <text:p>2,37941035263999E-007</text:p>
          </table:table-cell>
          <table:table-cell table:formula="of:=[.C220]-0.013861231" office:value-type="float" office:value="0.000790768999999998">
            <text:p>0,000790769</text:p>
          </table:table-cell>
          <table:table-cell table:formula="of:=[.F220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11.290096328">
            <text:p>11,290096328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221]-0.009034802" office:value-type="float" office:value="-0.000487791999999999">
            <text:p>-0,000487792</text:p>
          </table:table-cell>
          <table:table-cell table:formula="of:=[.D221]^2" office:value-type="float" office:value="0.000000237941035263999">
            <text:p>2,37941035263999E-007</text:p>
          </table:table-cell>
          <table:table-cell table:formula="of:=[.C221]-0.013861231" office:value-type="float" office:value="-0.004093221">
            <text:p>-0,004093221</text:p>
          </table:table-cell>
          <table:table-cell table:formula="of:=[.F221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11.746517482">
            <text:p>11,74651748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22]-0.009034802" office:value-type="float" office:value="-0.002929792">
            <text:p>-0,002929792</text:p>
          </table:table-cell>
          <table:table-cell table:formula="of:=[.D222]^2" office:value-type="float" office:value="0.000008583681163264">
            <text:p>8,583681163264E-006</text:p>
          </table:table-cell>
          <table:table-cell table:formula="of:=[.C222]-0.013861231" office:value-type="float" office:value="-0.005314221">
            <text:p>-0,005314221</text:p>
          </table:table-cell>
          <table:table-cell table:formula="of:=[.F22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12.073067043">
            <text:p>12,073067043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223]-0.009034802" office:value-type="float" office:value="-0.001708792">
            <text:p>-0,001708792</text:p>
          </table:table-cell>
          <table:table-cell table:formula="of:=[.D223]^2" office:value-type="float" office:value="0.000002919970099264">
            <text:p>0,00000292</text:p>
          </table:table-cell>
          <table:table-cell table:formula="of:=[.C223]-0.013861231" office:value-type="float" office:value="-0.000430231000000001">
            <text:p>-0,000430231</text:p>
          </table:table-cell>
          <table:table-cell table:formula="of:=[.F223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12.59522567">
            <text:p>12,59522567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224]-0.009034802" office:value-type="float" office:value="-0.001708792">
            <text:p>-0,001708792</text:p>
          </table:table-cell>
          <table:table-cell table:formula="of:=[.D224]^2" office:value-type="float" office:value="0.000002919970099264">
            <text:p>0,00000292</text:p>
          </table:table-cell>
          <table:table-cell table:formula="of:=[.C224]-0.013861231" office:value-type="float" office:value="0.005674769">
            <text:p>0,005674769</text:p>
          </table:table-cell>
          <table:table-cell table:formula="of:=[.F224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13.117384297">
            <text:p>13,117384297</text:p>
          </table:table-cell>
          <table:table-cell office:value-type="float" office:value="0.032967">
            <text:p>0,032967</text:p>
          </table:table-cell>
          <table:table-cell office:value-type="float" office:value="0.01221">
            <text:p>0,01221</text:p>
          </table:table-cell>
          <table:table-cell table:formula="of:=[.B225]-0.009034802" office:value-type="float" office:value="0.023932198">
            <text:p>0,023932198</text:p>
          </table:table-cell>
          <table:table-cell table:formula="of:=[.D225]^2" office:value-type="float" office:value="0.000572750101111204">
            <text:p>0,0005727501</text:p>
          </table:table-cell>
          <table:table-cell table:formula="of:=[.C225]-0.013861231" office:value-type="float" office:value="-0.001651231">
            <text:p>-0,001651231</text:p>
          </table:table-cell>
          <table:table-cell table:formula="of:=[.F225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13.378196385">
            <text:p>13,378196385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  <table:table-cell table:formula="of:=[.B226]-0.009034802" office:value-type="float" office:value="-0.004150792">
            <text:p>-0,004150792</text:p>
          </table:table-cell>
          <table:table-cell table:formula="of:=[.D226]^2" office:value-type="float" office:value="0.000017229074227264">
            <text:p>1,7229074227264E-005</text:p>
          </table:table-cell>
          <table:table-cell table:formula="of:=[.C226]-0.013861231" office:value-type="float" office:value="-0.000430231000000001">
            <text:p>-0,000430231</text:p>
          </table:table-cell>
          <table:table-cell table:formula="of:=[.F226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13.965558034">
            <text:p>13,965558034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27]-0.009034802" office:value-type="float" office:value="-0.002929792">
            <text:p>-0,002929792</text:p>
          </table:table-cell>
          <table:table-cell table:formula="of:=[.D227]^2" office:value-type="float" office:value="0.000008583681163264">
            <text:p>8,583681163264E-006</text:p>
          </table:table-cell>
          <table:table-cell table:formula="of:=[.C227]-0.013861231" office:value-type="float" office:value="0.004453769">
            <text:p>0,004453769</text:p>
          </table:table-cell>
          <table:table-cell table:formula="of:=[.F227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14.226370122">
            <text:p>14,226370122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228]-0.009034802" office:value-type="float" office:value="-0.001708792">
            <text:p>-0,001708792</text:p>
          </table:table-cell>
          <table:table-cell table:formula="of:=[.D228]^2" office:value-type="float" office:value="0.000002919970099264">
            <text:p>0,00000292</text:p>
          </table:table-cell>
          <table:table-cell table:formula="of:=[.C228]-0.013861231" office:value-type="float" office:value="0.000790768999999998">
            <text:p>0,000790769</text:p>
          </table:table-cell>
          <table:table-cell table:formula="of:=[.F228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14.748528749">
            <text:p>14,748528749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29]-0.009034802" office:value-type="float" office:value="-0.002929792">
            <text:p>-0,002929792</text:p>
          </table:table-cell>
          <table:table-cell table:formula="of:=[.D229]^2" office:value-type="float" office:value="0.000008583681163264">
            <text:p>8,583681163264E-006</text:p>
          </table:table-cell>
          <table:table-cell table:formula="of:=[.C229]-0.013861231" office:value-type="float" office:value="-0.002872231">
            <text:p>-0,002872231</text:p>
          </table:table-cell>
          <table:table-cell table:formula="of:=[.F229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15.009340837">
            <text:p>15,009340837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230]-0.009034802" office:value-type="float" office:value="-0.004150792">
            <text:p>-0,004150792</text:p>
          </table:table-cell>
          <table:table-cell table:formula="of:=[.D230]^2" office:value-type="float" office:value="0.000017229074227264">
            <text:p>1,7229074227264E-005</text:p>
          </table:table-cell>
          <table:table-cell table:formula="of:=[.C230]-0.013861231" office:value-type="float" office:value="-0.002872231">
            <text:p>-0,002872231</text:p>
          </table:table-cell>
          <table:table-cell table:formula="of:=[.F230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15.531499464">
            <text:p>15,531499464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231]-0.009034802" office:value-type="float" office:value="-0.002929792">
            <text:p>-0,002929792</text:p>
          </table:table-cell>
          <table:table-cell table:formula="of:=[.D231]^2" office:value-type="float" office:value="0.000008583681163264">
            <text:p>8,583681163264E-006</text:p>
          </table:table-cell>
          <table:table-cell table:formula="of:=[.C231]-0.013861231" office:value-type="float" office:value="0.006895769">
            <text:p>0,006895769</text:p>
          </table:table-cell>
          <table:table-cell table:formula="of:=[.F231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16.053658091">
            <text:p>16,053658091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32]-0.009034802" office:value-type="float" office:value="-0.002929792">
            <text:p>-0,002929792</text:p>
          </table:table-cell>
          <table:table-cell table:formula="of:=[.D232]^2" office:value-type="float" office:value="0.000008583681163264">
            <text:p>8,583681163264E-006</text:p>
          </table:table-cell>
          <table:table-cell table:formula="of:=[.C232]-0.013861231" office:value-type="float" office:value="0.004453769">
            <text:p>0,004453769</text:p>
          </table:table-cell>
          <table:table-cell table:formula="of:=[.F23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16.314470179">
            <text:p>16,314470179</text:p>
          </table:table-cell>
          <table:table-cell office:value-type="float" office:value="0.00488401">
            <text:p>0,00488401</text:p>
          </table:table-cell>
          <table:table-cell office:value-type="float" office:value="0.00976801">
            <text:p>0,00976801</text:p>
          </table:table-cell>
          <table:table-cell table:formula="of:=[.B233]-0.009034802" office:value-type="float" office:value="-0.004150792">
            <text:p>-0,004150792</text:p>
          </table:table-cell>
          <table:table-cell table:formula="of:=[.D233]^2" office:value-type="float" office:value="0.000017229074227264">
            <text:p>1,7229074227264E-005</text:p>
          </table:table-cell>
          <table:table-cell table:formula="of:=[.C233]-0.013861231" office:value-type="float" office:value="-0.004093221">
            <text:p>-0,004093221</text:p>
          </table:table-cell>
          <table:table-cell table:formula="of:=[.F233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16.836628806">
            <text:p>16,836628806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234]-0.009034802" office:value-type="float" office:value="0.001954198">
            <text:p>0,001954198</text:p>
          </table:table-cell>
          <table:table-cell table:formula="of:=[.D234]^2" office:value-type="float" office:value="0.000003818889823204">
            <text:p>3,818889823204E-006</text:p>
          </table:table-cell>
          <table:table-cell table:formula="of:=[.C234]-0.013861231" office:value-type="float" office:value="-0.006535221">
            <text:p>-0,006535221</text:p>
          </table:table-cell>
          <table:table-cell table:formula="of:=[.F234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17.163178367">
            <text:p>17,16317836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35]-0.009034802" office:value-type="float" office:value="-0.002929792">
            <text:p>-0,002929792</text:p>
          </table:table-cell>
          <table:table-cell table:formula="of:=[.D235]^2" office:value-type="float" office:value="0.000008583681163264">
            <text:p>8,583681163264E-006</text:p>
          </table:table-cell>
          <table:table-cell table:formula="of:=[.C235]-0.013861231" office:value-type="float" office:value="-0.002872231">
            <text:p>-0,002872231</text:p>
          </table:table-cell>
          <table:table-cell table:formula="of:=[.F235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17.685336994">
            <text:p>17,685336994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  <table:table-cell table:formula="of:=[.B236]-0.009034802" office:value-type="float" office:value="0.000733208000000001">
            <text:p>0,000733208</text:p>
          </table:table-cell>
          <table:table-cell table:formula="of:=[.D236]^2" office:value-type="float" office:value="0.000000537593971264001">
            <text:p>5,37593971264001E-007</text:p>
          </table:table-cell>
          <table:table-cell table:formula="of:=[.C236]-0.013861231" office:value-type="float" office:value="0.002011769">
            <text:p>0,002011769</text:p>
          </table:table-cell>
          <table:table-cell table:formula="of:=[.F236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18.20696117">
            <text:p>18,2069611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37]-0.009034802" office:value-type="float" office:value="-0.002929792">
            <text:p>-0,002929792</text:p>
          </table:table-cell>
          <table:table-cell table:formula="of:=[.D237]^2" office:value-type="float" office:value="0.000008583681163264">
            <text:p>8,583681163264E-006</text:p>
          </table:table-cell>
          <table:table-cell table:formula="of:=[.C237]-0.013861231" office:value-type="float" office:value="0.003232769">
            <text:p>0,003232769</text:p>
          </table:table-cell>
          <table:table-cell table:formula="of:=[.F237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18.468307709">
            <text:p>18,468307709</text:p>
          </table:table-cell>
          <table:table-cell office:value-type="float" office:value="0.014652">
            <text:p>0,014652</text:p>
          </table:table-cell>
          <table:table-cell office:value-type="float" office:value="0.018315">
            <text:p>0,018315</text:p>
          </table:table-cell>
          <table:table-cell table:formula="of:=[.B238]-0.009034802" office:value-type="float" office:value="0.005617198">
            <text:p>0,005617198</text:p>
          </table:table-cell>
          <table:table-cell table:formula="of:=[.D238]^2" office:value-type="float" office:value="0.000031552913371204">
            <text:p>3,1552913371204E-005</text:p>
          </table:table-cell>
          <table:table-cell table:formula="of:=[.C238]-0.013861231" office:value-type="float" office:value="0.004453769">
            <text:p>0,004453769</text:p>
          </table:table-cell>
          <table:table-cell table:formula="of:=[.F238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18.990466336">
            <text:p>18,990466336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239]-0.009034802" office:value-type="float" office:value="-0.001708792">
            <text:p>-0,001708792</text:p>
          </table:table-cell>
          <table:table-cell table:formula="of:=[.D239]^2" office:value-type="float" office:value="0.000002919970099264">
            <text:p>0,00000292</text:p>
          </table:table-cell>
          <table:table-cell table:formula="of:=[.C239]-0.013861231" office:value-type="float" office:value="-0.004093221">
            <text:p>-0,004093221</text:p>
          </table:table-cell>
          <table:table-cell table:formula="of:=[.F239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19.251278424">
            <text:p>19,251278424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  <table:table-cell table:formula="of:=[.B240]-0.009034802" office:value-type="float" office:value="-0.001708792">
            <text:p>-0,001708792</text:p>
          </table:table-cell>
          <table:table-cell table:formula="of:=[.D240]^2" office:value-type="float" office:value="0.000002919970099264">
            <text:p>0,00000292</text:p>
          </table:table-cell>
          <table:table-cell table:formula="of:=[.C240]-0.013861231" office:value-type="float" office:value="-0.002872231">
            <text:p>-0,002872231</text:p>
          </table:table-cell>
          <table:table-cell table:formula="of:=[.F240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19.838640073">
            <text:p>19,838640073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41]-0.009034802" office:value-type="float" office:value="-0.002929792">
            <text:p>-0,002929792</text:p>
          </table:table-cell>
          <table:table-cell table:formula="of:=[.D241]^2" office:value-type="float" office:value="0.000008583681163264">
            <text:p>8,583681163264E-006</text:p>
          </table:table-cell>
          <table:table-cell table:formula="of:=[.C241]-0.013861231" office:value-type="float" office:value="-0.002872231">
            <text:p>-0,002872231</text:p>
          </table:table-cell>
          <table:table-cell table:formula="of:=[.F241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20.295595678">
            <text:p>20,295595678</text:p>
          </table:table-cell>
          <table:table-cell office:value-type="float" office:value="0.010989">
            <text:p>0,010989</text:p>
          </table:table-cell>
          <table:table-cell office:value-type="float" office:value="0.013431">
            <text:p>0,013431</text:p>
          </table:table-cell>
          <table:table-cell table:formula="of:=[.B242]-0.009034802" office:value-type="float" office:value="0.001954198">
            <text:p>0,001954198</text:p>
          </table:table-cell>
          <table:table-cell table:formula="of:=[.D242]^2" office:value-type="float" office:value="0.000003818889823204">
            <text:p>3,818889823204E-006</text:p>
          </table:table-cell>
          <table:table-cell table:formula="of:=[.C242]-0.013861231" office:value-type="float" office:value="-0.000430231000000001">
            <text:p>-0,000430231</text:p>
          </table:table-cell>
          <table:table-cell table:formula="of:=[.F24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20.621610788">
            <text:p>20,621610788</text:p>
          </table:table-cell>
          <table:table-cell office:value-type="float" office:value="0.01221">
            <text:p>0,01221</text:p>
          </table:table-cell>
          <table:table-cell office:value-type="float" office:value="0.020757">
            <text:p>0,020757</text:p>
          </table:table-cell>
          <table:table-cell table:formula="of:=[.B243]-0.009034802" office:value-type="float" office:value="0.003175198">
            <text:p>0,003175198</text:p>
          </table:table-cell>
          <table:table-cell table:formula="of:=[.D243]^2" office:value-type="float" office:value="0.000010081882339204">
            <text:p>1,0081882339204E-005</text:p>
          </table:table-cell>
          <table:table-cell table:formula="of:=[.C243]-0.013861231" office:value-type="float" office:value="0.006895769">
            <text:p>0,006895769</text:p>
          </table:table-cell>
          <table:table-cell table:formula="of:=[.F243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21.143769415">
            <text:p>21,143769415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  <table:table-cell table:formula="of:=[.B244]-0.009034802" office:value-type="float" office:value="0.000733208000000001">
            <text:p>0,000733208</text:p>
          </table:table-cell>
          <table:table-cell table:formula="of:=[.D244]^2" office:value-type="float" office:value="0.000000537593971264001">
            <text:p>5,37593971264001E-007</text:p>
          </table:table-cell>
          <table:table-cell table:formula="of:=[.C244]-0.013861231" office:value-type="float" office:value="-0.002872231">
            <text:p>-0,002872231</text:p>
          </table:table-cell>
          <table:table-cell table:formula="of:=[.F244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21.404581503">
            <text:p>21,404581503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245]-0.009034802" office:value-type="float" office:value="-0.002929792">
            <text:p>-0,002929792</text:p>
          </table:table-cell>
          <table:table-cell table:formula="of:=[.D245]^2" office:value-type="float" office:value="0.000008583681163264">
            <text:p>8,583681163264E-006</text:p>
          </table:table-cell>
          <table:table-cell table:formula="of:=[.C245]-0.013861231" office:value-type="float" office:value="0.005674769">
            <text:p>0,005674769</text:p>
          </table:table-cell>
          <table:table-cell table:formula="of:=[.F245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21.92674013">
            <text:p>21,92674013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246]-0.009034802" office:value-type="float" office:value="-0.002929792">
            <text:p>-0,002929792</text:p>
          </table:table-cell>
          <table:table-cell table:formula="of:=[.D246]^2" office:value-type="float" office:value="0.000008583681163264">
            <text:p>8,583681163264E-006</text:p>
          </table:table-cell>
          <table:table-cell table:formula="of:=[.C246]-0.013861231" office:value-type="float" office:value="0.006895769">
            <text:p>0,006895769</text:p>
          </table:table-cell>
          <table:table-cell table:formula="of:=[.F246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22.253289691">
            <text:p>22,25328969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47]-0.009034802" office:value-type="float" office:value="-0.002929792">
            <text:p>-0,002929792</text:p>
          </table:table-cell>
          <table:table-cell table:formula="of:=[.D247]^2" office:value-type="float" office:value="0.000008583681163264">
            <text:p>8,583681163264E-006</text:p>
          </table:table-cell>
          <table:table-cell table:formula="of:=[.C247]-0.013861231" office:value-type="float" office:value="-0.002872231">
            <text:p>-0,002872231</text:p>
          </table:table-cell>
          <table:table-cell table:formula="of:=[.F247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22.774913867">
            <text:p>22,77491386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248]-0.009034802" office:value-type="float" office:value="-0.002929792">
            <text:p>-0,002929792</text:p>
          </table:table-cell>
          <table:table-cell table:formula="of:=[.D248]^2" office:value-type="float" office:value="0.000008583681163264">
            <text:p>8,583681163264E-006</text:p>
          </table:table-cell>
          <table:table-cell table:formula="of:=[.C248]-0.013861231" office:value-type="float" office:value="-0.004093221">
            <text:p>-0,004093221</text:p>
          </table:table-cell>
          <table:table-cell table:formula="of:=[.F248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23.036260406">
            <text:p>23,03626040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49]-0.009034802" office:value-type="float" office:value="-0.002929792">
            <text:p>-0,002929792</text:p>
          </table:table-cell>
          <table:table-cell table:formula="of:=[.D249]^2" office:value-type="float" office:value="0.000008583681163264">
            <text:p>8,583681163264E-006</text:p>
          </table:table-cell>
          <table:table-cell table:formula="of:=[.C249]-0.013861231" office:value-type="float" office:value="0.002011769">
            <text:p>0,002011769</text:p>
          </table:table-cell>
          <table:table-cell table:formula="of:=[.F249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23.49268156">
            <text:p>23,4926815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50]-0.009034802" office:value-type="float" office:value="-0.002929792">
            <text:p>-0,002929792</text:p>
          </table:table-cell>
          <table:table-cell table:formula="of:=[.D250]^2" office:value-type="float" office:value="0.000008583681163264">
            <text:p>8,583681163264E-006</text:p>
          </table:table-cell>
          <table:table-cell table:formula="of:=[.C250]-0.013861231" office:value-type="float" office:value="0.002011769">
            <text:p>0,002011769</text:p>
          </table:table-cell>
          <table:table-cell table:formula="of:=[.F25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24.080043209">
            <text:p>24,080043209</text:p>
          </table:table-cell>
          <table:table-cell office:value-type="float" office:value="0.010989">
            <text:p>0,010989</text:p>
          </table:table-cell>
          <table:table-cell office:value-type="float" office:value="0.017094">
            <text:p>0,017094</text:p>
          </table:table-cell>
          <table:table-cell table:formula="of:=[.B251]-0.009034802" office:value-type="float" office:value="0.001954198">
            <text:p>0,001954198</text:p>
          </table:table-cell>
          <table:table-cell table:formula="of:=[.D251]^2" office:value-type="float" office:value="0.000003818889823204">
            <text:p>3,818889823204E-006</text:p>
          </table:table-cell>
          <table:table-cell table:formula="of:=[.C251]-0.013861231" office:value-type="float" office:value="0.003232769">
            <text:p>0,003232769</text:p>
          </table:table-cell>
          <table:table-cell table:formula="of:=[.F251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24.341389748">
            <text:p>24,341389748</text:p>
          </table:table-cell>
          <table:table-cell office:value-type="float" office:value="0.014652">
            <text:p>0,014652</text:p>
          </table:table-cell>
          <table:table-cell office:value-type="float" office:value="0.01221">
            <text:p>0,01221</text:p>
          </table:table-cell>
          <table:table-cell table:formula="of:=[.B252]-0.009034802" office:value-type="float" office:value="0.005617198">
            <text:p>0,005617198</text:p>
          </table:table-cell>
          <table:table-cell table:formula="of:=[.D252]^2" office:value-type="float" office:value="0.000031552913371204">
            <text:p>3,1552913371204E-005</text:p>
          </table:table-cell>
          <table:table-cell table:formula="of:=[.C252]-0.013861231" office:value-type="float" office:value="-0.001651231">
            <text:p>-0,001651231</text:p>
          </table:table-cell>
          <table:table-cell table:formula="of:=[.F25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24.863548375">
            <text:p>24,863548375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  <table:table-cell table:formula="of:=[.B253]-0.009034802" office:value-type="float" office:value="-0.004150792">
            <text:p>-0,004150792</text:p>
          </table:table-cell>
          <table:table-cell table:formula="of:=[.D253]^2" office:value-type="float" office:value="0.000017229074227264">
            <text:p>1,7229074227264E-005</text:p>
          </table:table-cell>
          <table:table-cell table:formula="of:=[.C253]-0.013861231" office:value-type="float" office:value="-0.005314221">
            <text:p>-0,005314221</text:p>
          </table:table-cell>
          <table:table-cell table:formula="of:=[.F25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25.385172551">
            <text:p>25,38517255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254]-0.009034802" office:value-type="float" office:value="-0.002929792">
            <text:p>-0,002929792</text:p>
          </table:table-cell>
          <table:table-cell table:formula="of:=[.D254]^2" office:value-type="float" office:value="0.000008583681163264">
            <text:p>8,583681163264E-006</text:p>
          </table:table-cell>
          <table:table-cell table:formula="of:=[.C254]-0.013861231" office:value-type="float" office:value="-0.001651231">
            <text:p>-0,001651231</text:p>
          </table:table-cell>
          <table:table-cell table:formula="of:=[.F254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25.711722112">
            <text:p>25,711722112</text:p>
          </table:table-cell>
          <table:table-cell office:value-type="float" office:value="0.013431">
            <text:p>0,013431</text:p>
          </table:table-cell>
          <table:table-cell office:value-type="float" office:value="0.017094">
            <text:p>0,017094</text:p>
          </table:table-cell>
          <table:table-cell table:formula="of:=[.B255]-0.009034802" office:value-type="float" office:value="0.004396198">
            <text:p>0,004396198</text:p>
          </table:table-cell>
          <table:table-cell table:formula="of:=[.D255]^2" office:value-type="float" office:value="0.000019326556855204">
            <text:p>1,9326556855204E-005</text:p>
          </table:table-cell>
          <table:table-cell table:formula="of:=[.C255]-0.013861231" office:value-type="float" office:value="0.003232769">
            <text:p>0,003232769</text:p>
          </table:table-cell>
          <table:table-cell table:formula="of:=[.F255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26.233880739">
            <text:p>26,233880739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256]-0.009034802" office:value-type="float" office:value="-0.002929792">
            <text:p>-0,002929792</text:p>
          </table:table-cell>
          <table:table-cell table:formula="of:=[.D256]^2" office:value-type="float" office:value="0.000008583681163264">
            <text:p>8,583681163264E-006</text:p>
          </table:table-cell>
          <table:table-cell table:formula="of:=[.C256]-0.013861231" office:value-type="float" office:value="-0.000430231000000001">
            <text:p>-0,000430231</text:p>
          </table:table-cell>
          <table:table-cell table:formula="of:=[.F256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26.494692827">
            <text:p>26,494692827</text:p>
          </table:table-cell>
          <table:table-cell office:value-type="float" office:value="0.00976801">
            <text:p>0,00976801</text:p>
          </table:table-cell>
          <table:table-cell office:value-type="float" office:value="0.019536">
            <text:p>0,019536</text:p>
          </table:table-cell>
          <table:table-cell table:formula="of:=[.B257]-0.009034802" office:value-type="float" office:value="0.000733208000000001">
            <text:p>0,000733208</text:p>
          </table:table-cell>
          <table:table-cell table:formula="of:=[.D257]^2" office:value-type="float" office:value="0.000000537593971264001">
            <text:p>5,37593971264001E-007</text:p>
          </table:table-cell>
          <table:table-cell table:formula="of:=[.C257]-0.013861231" office:value-type="float" office:value="0.005674769">
            <text:p>0,005674769</text:p>
          </table:table-cell>
          <table:table-cell table:formula="of:=[.F257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27.016851454">
            <text:p>27,016851454</text:p>
          </table:table-cell>
          <table:table-cell office:value-type="float" office:value="0.013431">
            <text:p>0,013431</text:p>
          </table:table-cell>
          <table:table-cell office:value-type="float" office:value="0.014652">
            <text:p>0,014652</text:p>
          </table:table-cell>
          <table:table-cell table:formula="of:=[.B258]-0.009034802" office:value-type="float" office:value="0.004396198">
            <text:p>0,004396198</text:p>
          </table:table-cell>
          <table:table-cell table:formula="of:=[.D258]^2" office:value-type="float" office:value="0.000019326556855204">
            <text:p>1,9326556855204E-005</text:p>
          </table:table-cell>
          <table:table-cell table:formula="of:=[.C258]-0.013861231" office:value-type="float" office:value="0.000790768999999998">
            <text:p>0,000790769</text:p>
          </table:table-cell>
          <table:table-cell table:formula="of:=[.F258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27.277663542">
            <text:p>27,277663542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259]-0.009034802" office:value-type="float" office:value="-0.001708792">
            <text:p>-0,001708792</text:p>
          </table:table-cell>
          <table:table-cell table:formula="of:=[.D259]^2" office:value-type="float" office:value="0.000002919970099264">
            <text:p>0,00000292</text:p>
          </table:table-cell>
          <table:table-cell table:formula="of:=[.C259]-0.013861231" office:value-type="float" office:value="-0.005314221">
            <text:p>-0,005314221</text:p>
          </table:table-cell>
          <table:table-cell table:formula="of:=[.F25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27.799822169">
            <text:p>27,799822169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60]-0.009034802" office:value-type="float" office:value="-0.002929792">
            <text:p>-0,002929792</text:p>
          </table:table-cell>
          <table:table-cell table:formula="of:=[.D260]^2" office:value-type="float" office:value="0.000008583681163264">
            <text:p>8,583681163264E-006</text:p>
          </table:table-cell>
          <table:table-cell table:formula="of:=[.C260]-0.013861231" office:value-type="float" office:value="-0.002872231">
            <text:p>-0,002872231</text:p>
          </table:table-cell>
          <table:table-cell table:formula="of:=[.F260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28.12637173">
            <text:p>28,12637173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261]-0.009034802" office:value-type="float" office:value="-0.002929792">
            <text:p>-0,002929792</text:p>
          </table:table-cell>
          <table:table-cell table:formula="of:=[.D261]^2" office:value-type="float" office:value="0.000008583681163264">
            <text:p>8,583681163264E-006</text:p>
          </table:table-cell>
          <table:table-cell table:formula="of:=[.C261]-0.013861231" office:value-type="float" office:value="0.008116769">
            <text:p>0,008116769</text:p>
          </table:table-cell>
          <table:table-cell table:formula="of:=[.F261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28.647995906">
            <text:p>28,647995906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262]-0.009034802" office:value-type="float" office:value="-0.001708792">
            <text:p>-0,001708792</text:p>
          </table:table-cell>
          <table:table-cell table:formula="of:=[.D262]^2" office:value-type="float" office:value="0.000002919970099264">
            <text:p>0,00000292</text:p>
          </table:table-cell>
          <table:table-cell table:formula="of:=[.C262]-0.013861231" office:value-type="float" office:value="0.000790768999999998">
            <text:p>0,000790769</text:p>
          </table:table-cell>
          <table:table-cell table:formula="of:=[.F262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29.039748489">
            <text:p>29,039748489</text:p>
          </table:table-cell>
          <table:table-cell office:value-type="float" office:value="0.00854701">
            <text:p>0,00854701</text:p>
          </table:table-cell>
          <table:table-cell office:value-type="float" office:value="0.01221">
            <text:p>0,01221</text:p>
          </table:table-cell>
          <table:table-cell table:formula="of:=[.B263]-0.009034802" office:value-type="float" office:value="-0.000487791999999999">
            <text:p>-0,000487792</text:p>
          </table:table-cell>
          <table:table-cell table:formula="of:=[.D263]^2" office:value-type="float" office:value="0.000000237941035263999">
            <text:p>2,37941035263999E-007</text:p>
          </table:table-cell>
          <table:table-cell table:formula="of:=[.C263]-0.013861231" office:value-type="float" office:value="-0.001651231">
            <text:p>-0,001651231</text:p>
          </table:table-cell>
          <table:table-cell table:formula="of:=[.F263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29.431501072">
            <text:p>29,431501072</text:p>
          </table:table-cell>
          <table:table-cell table:number-columns-repeated="2" office:value-type="float" office:value="0.00854701">
            <text:p>0,00854701</text:p>
          </table:table-cell>
          <table:table-cell table:formula="of:=[.B264]-0.009034802" office:value-type="float" office:value="-0.000487791999999999">
            <text:p>-0,000487792</text:p>
          </table:table-cell>
          <table:table-cell table:formula="of:=[.D264]^2" office:value-type="float" office:value="0.000000237941035263999">
            <text:p>2,37941035263999E-007</text:p>
          </table:table-cell>
          <table:table-cell table:formula="of:=[.C264]-0.013861231" office:value-type="float" office:value="-0.005314221">
            <text:p>-0,005314221</text:p>
          </table:table-cell>
          <table:table-cell table:formula="of:=[.F264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30.01832827">
            <text:p>30,0183282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65]-0.009034802" office:value-type="float" office:value="-0.002929792">
            <text:p>-0,002929792</text:p>
          </table:table-cell>
          <table:table-cell table:formula="of:=[.D265]^2" office:value-type="float" office:value="0.000008583681163264">
            <text:p>8,583681163264E-006</text:p>
          </table:table-cell>
          <table:table-cell table:formula="of:=[.C265]-0.013861231" office:value-type="float" office:value="-0.002872231">
            <text:p>-0,002872231</text:p>
          </table:table-cell>
          <table:table-cell table:formula="of:=[.F265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30.214471787">
            <text:p>30,214471787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266]-0.009034802" office:value-type="float" office:value="-0.004150792">
            <text:p>-0,004150792</text:p>
          </table:table-cell>
          <table:table-cell table:formula="of:=[.D266]^2" office:value-type="float" office:value="0.000017229074227264">
            <text:p>1,7229074227264E-005</text:p>
          </table:table-cell>
          <table:table-cell table:formula="of:=[.C266]-0.013861231" office:value-type="float" office:value="0.003232769">
            <text:p>0,003232769</text:p>
          </table:table-cell>
          <table:table-cell table:formula="of:=[.F266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30.801833436">
            <text:p>30,801833436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267]-0.009034802" office:value-type="float" office:value="-0.001708792">
            <text:p>-0,001708792</text:p>
          </table:table-cell>
          <table:table-cell table:formula="of:=[.D267]^2" office:value-type="float" office:value="0.000002919970099264">
            <text:p>0,00000292</text:p>
          </table:table-cell>
          <table:table-cell table:formula="of:=[.C267]-0.013861231" office:value-type="float" office:value="-0.001651231">
            <text:p>-0,001651231</text:p>
          </table:table-cell>
          <table:table-cell table:formula="of:=[.F267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31.127848546">
            <text:p>31,12784854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68]-0.009034802" office:value-type="float" office:value="-0.002929792">
            <text:p>-0,002929792</text:p>
          </table:table-cell>
          <table:table-cell table:formula="of:=[.D268]^2" office:value-type="float" office:value="0.000008583681163264">
            <text:p>8,583681163264E-006</text:p>
          </table:table-cell>
          <table:table-cell table:formula="of:=[.C268]-0.013861231" office:value-type="float" office:value="-0.005314221">
            <text:p>-0,005314221</text:p>
          </table:table-cell>
          <table:table-cell table:formula="of:=[.F268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31.584804151">
            <text:p>31,58480415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69]-0.009034802" office:value-type="float" office:value="-0.002929792">
            <text:p>-0,002929792</text:p>
          </table:table-cell>
          <table:table-cell table:formula="of:=[.D269]^2" office:value-type="float" office:value="0.000008583681163264">
            <text:p>8,583681163264E-006</text:p>
          </table:table-cell>
          <table:table-cell table:formula="of:=[.C269]-0.013861231" office:value-type="float" office:value="-0.005314221">
            <text:p>-0,005314221</text:p>
          </table:table-cell>
          <table:table-cell table:formula="of:=[.F26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32.106962778">
            <text:p>32,106962778</text:p>
          </table:table-cell>
          <table:table-cell office:value-type="float" office:value="0.01221">
            <text:p>0,01221</text:p>
          </table:table-cell>
          <table:table-cell office:value-type="float" office:value="0.017094">
            <text:p>0,017094</text:p>
          </table:table-cell>
          <table:table-cell table:formula="of:=[.B270]-0.009034802" office:value-type="float" office:value="0.003175198">
            <text:p>0,003175198</text:p>
          </table:table-cell>
          <table:table-cell table:formula="of:=[.D270]^2" office:value-type="float" office:value="0.000010081882339204">
            <text:p>1,0081882339204E-005</text:p>
          </table:table-cell>
          <table:table-cell table:formula="of:=[.C270]-0.013861231" office:value-type="float" office:value="0.003232769">
            <text:p>0,003232769</text:p>
          </table:table-cell>
          <table:table-cell table:formula="of:=[.F270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32.367774866">
            <text:p>32,367774866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271]-0.009034802" office:value-type="float" office:value="-0.002929792">
            <text:p>-0,002929792</text:p>
          </table:table-cell>
          <table:table-cell table:formula="of:=[.D271]^2" office:value-type="float" office:value="0.000008583681163264">
            <text:p>8,583681163264E-006</text:p>
          </table:table-cell>
          <table:table-cell table:formula="of:=[.C271]-0.013861231" office:value-type="float" office:value="0.006895769">
            <text:p>0,006895769</text:p>
          </table:table-cell>
          <table:table-cell table:formula="of:=[.F271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32.889933493">
            <text:p>32,889933493</text:p>
          </table:table-cell>
          <table:table-cell office:value-type="float" office:value="0.00976801">
            <text:p>0,00976801</text:p>
          </table:table-cell>
          <table:table-cell office:value-type="float" office:value="0.018315">
            <text:p>0,018315</text:p>
          </table:table-cell>
          <table:table-cell table:formula="of:=[.B272]-0.009034802" office:value-type="float" office:value="0.000733208000000001">
            <text:p>0,000733208</text:p>
          </table:table-cell>
          <table:table-cell table:formula="of:=[.D272]^2" office:value-type="float" office:value="0.000000537593971264001">
            <text:p>5,37593971264001E-007</text:p>
          </table:table-cell>
          <table:table-cell table:formula="of:=[.C272]-0.013861231" office:value-type="float" office:value="0.004453769">
            <text:p>0,004453769</text:p>
          </table:table-cell>
          <table:table-cell table:formula="of:=[.F27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33.215948603">
            <text:p>33,215948603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273]-0.009034802" office:value-type="float" office:value="-0.002929792">
            <text:p>-0,002929792</text:p>
          </table:table-cell>
          <table:table-cell table:formula="of:=[.D273]^2" office:value-type="float" office:value="0.000008583681163264">
            <text:p>8,583681163264E-006</text:p>
          </table:table-cell>
          <table:table-cell table:formula="of:=[.C273]-0.013861231" office:value-type="float" office:value="-0.004093221">
            <text:p>-0,004093221</text:p>
          </table:table-cell>
          <table:table-cell table:formula="of:=[.F273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33.672904208">
            <text:p>33,672904208</text:p>
          </table:table-cell>
          <table:table-cell table:number-columns-repeated="2" office:value-type="float" office:value="0.00854701">
            <text:p>0,00854701</text:p>
          </table:table-cell>
          <table:table-cell table:formula="of:=[.B274]-0.009034802" office:value-type="float" office:value="-0.000487791999999999">
            <text:p>-0,000487792</text:p>
          </table:table-cell>
          <table:table-cell table:formula="of:=[.D274]^2" office:value-type="float" office:value="0.000000237941035263999">
            <text:p>2,37941035263999E-007</text:p>
          </table:table-cell>
          <table:table-cell table:formula="of:=[.C274]-0.013861231" office:value-type="float" office:value="-0.005314221">
            <text:p>-0,005314221</text:p>
          </table:table-cell>
          <table:table-cell table:formula="of:=[.F274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33.999453769">
            <text:p>33,999453769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275]-0.009034802" office:value-type="float" office:value="-0.002929792">
            <text:p>-0,002929792</text:p>
          </table:table-cell>
          <table:table-cell table:formula="of:=[.D275]^2" office:value-type="float" office:value="0.000008583681163264">
            <text:p>8,583681163264E-006</text:p>
          </table:table-cell>
          <table:table-cell table:formula="of:=[.C275]-0.013861231" office:value-type="float" office:value="-0.001651231">
            <text:p>-0,001651231</text:p>
          </table:table-cell>
          <table:table-cell table:formula="of:=[.F275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34.521077945">
            <text:p>34,521077945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276]-0.009034802" office:value-type="float" office:value="-0.002929792">
            <text:p>-0,002929792</text:p>
          </table:table-cell>
          <table:table-cell table:formula="of:=[.D276]^2" office:value-type="float" office:value="0.000008583681163264">
            <text:p>8,583681163264E-006</text:p>
          </table:table-cell>
          <table:table-cell table:formula="of:=[.C276]-0.013861231" office:value-type="float" office:value="0.005674769">
            <text:p>0,005674769</text:p>
          </table:table-cell>
          <table:table-cell table:formula="of:=[.F276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34.97803355">
            <text:p>34,97803355</text:p>
          </table:table-cell>
          <table:table-cell office:value-type="float" office:value="0.010989">
            <text:p>0,010989</text:p>
          </table:table-cell>
          <table:table-cell office:value-type="float" office:value="0.019536">
            <text:p>0,019536</text:p>
          </table:table-cell>
          <table:table-cell table:formula="of:=[.B277]-0.009034802" office:value-type="float" office:value="0.001954198">
            <text:p>0,001954198</text:p>
          </table:table-cell>
          <table:table-cell table:formula="of:=[.D277]^2" office:value-type="float" office:value="0.000003818889823204">
            <text:p>3,818889823204E-006</text:p>
          </table:table-cell>
          <table:table-cell table:formula="of:=[.C277]-0.013861231" office:value-type="float" office:value="0.005674769">
            <text:p>0,005674769</text:p>
          </table:table-cell>
          <table:table-cell table:formula="of:=[.F277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35.304583111">
            <text:p>35,304583111</text:p>
          </table:table-cell>
          <table:table-cell office:value-type="float" office:value="0.01221">
            <text:p>0,01221</text:p>
          </table:table-cell>
          <table:table-cell office:value-type="float" office:value="0.014652">
            <text:p>0,014652</text:p>
          </table:table-cell>
          <table:table-cell table:formula="of:=[.B278]-0.009034802" office:value-type="float" office:value="0.003175198">
            <text:p>0,003175198</text:p>
          </table:table-cell>
          <table:table-cell table:formula="of:=[.D278]^2" office:value-type="float" office:value="0.000010081882339204">
            <text:p>1,0081882339204E-005</text:p>
          </table:table-cell>
          <table:table-cell table:formula="of:=[.C278]-0.013861231" office:value-type="float" office:value="0.000790768999999998">
            <text:p>0,000790769</text:p>
          </table:table-cell>
          <table:table-cell table:formula="of:=[.F278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35.826207287">
            <text:p>35,826207287</text:p>
          </table:table-cell>
          <table:table-cell table:number-columns-repeated="2" office:value-type="float" office:value="0.00732601">
            <text:p>0,00732601</text:p>
          </table:table-cell>
          <table:table-cell table:formula="of:=[.B279]-0.009034802" office:value-type="float" office:value="-0.001708792">
            <text:p>-0,001708792</text:p>
          </table:table-cell>
          <table:table-cell table:formula="of:=[.D279]^2" office:value-type="float" office:value="0.000002919970099264">
            <text:p>0,00000292</text:p>
          </table:table-cell>
          <table:table-cell table:formula="of:=[.C279]-0.013861231" office:value-type="float" office:value="-0.006535221">
            <text:p>-0,006535221</text:p>
          </table:table-cell>
          <table:table-cell table:formula="of:=[.F279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36.087553826">
            <text:p>36,087553826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280]-0.009034802" office:value-type="float" office:value="-0.000487791999999999">
            <text:p>-0,000487792</text:p>
          </table:table-cell>
          <table:table-cell table:formula="of:=[.D280]^2" office:value-type="float" office:value="0.000000237941035263999">
            <text:p>2,37941035263999E-007</text:p>
          </table:table-cell>
          <table:table-cell table:formula="of:=[.C280]-0.013861231" office:value-type="float" office:value="-0.004093221">
            <text:p>-0,004093221</text:p>
          </table:table-cell>
          <table:table-cell table:formula="of:=[.F280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36.674915475">
            <text:p>36,674915475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281]-0.009034802" office:value-type="float" office:value="-0.001708792">
            <text:p>-0,001708792</text:p>
          </table:table-cell>
          <table:table-cell table:formula="of:=[.D281]^2" office:value-type="float" office:value="0.000002919970099264">
            <text:p>0,00000292</text:p>
          </table:table-cell>
          <table:table-cell table:formula="of:=[.C281]-0.013861231" office:value-type="float" office:value="0.002011769">
            <text:p>0,002011769</text:p>
          </table:table-cell>
          <table:table-cell table:formula="of:=[.F281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37.196539651">
            <text:p>37,196539651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82]-0.009034802" office:value-type="float" office:value="-0.002929792">
            <text:p>-0,002929792</text:p>
          </table:table-cell>
          <table:table-cell table:formula="of:=[.D282]^2" office:value-type="float" office:value="0.000008583681163264">
            <text:p>8,583681163264E-006</text:p>
          </table:table-cell>
          <table:table-cell table:formula="of:=[.C282]-0.013861231" office:value-type="float" office:value="0.004453769">
            <text:p>0,004453769</text:p>
          </table:table-cell>
          <table:table-cell table:formula="of:=[.F282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37.45788619">
            <text:p>37,45788619</text:p>
          </table:table-cell>
          <table:table-cell office:value-type="float" office:value="0.014652">
            <text:p>0,014652</text:p>
          </table:table-cell>
          <table:table-cell office:value-type="float" office:value="0.013431">
            <text:p>0,013431</text:p>
          </table:table-cell>
          <table:table-cell table:formula="of:=[.B283]-0.009034802" office:value-type="float" office:value="0.005617198">
            <text:p>0,005617198</text:p>
          </table:table-cell>
          <table:table-cell table:formula="of:=[.D283]^2" office:value-type="float" office:value="0.000031552913371204">
            <text:p>3,1552913371204E-005</text:p>
          </table:table-cell>
          <table:table-cell table:formula="of:=[.C283]-0.013861231" office:value-type="float" office:value="-0.000430231000000001">
            <text:p>-0,000430231</text:p>
          </table:table-cell>
          <table:table-cell table:formula="of:=[.F283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37.980044817">
            <text:p>37,98004481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284]-0.009034802" office:value-type="float" office:value="-0.002929792">
            <text:p>-0,002929792</text:p>
          </table:table-cell>
          <table:table-cell table:formula="of:=[.D284]^2" office:value-type="float" office:value="0.000008583681163264">
            <text:p>8,583681163264E-006</text:p>
          </table:table-cell>
          <table:table-cell table:formula="of:=[.C284]-0.013861231" office:value-type="float" office:value="-0.004093221">
            <text:p>-0,004093221</text:p>
          </table:table-cell>
          <table:table-cell table:formula="of:=[.F284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38.240856905">
            <text:p>38,240856905</text:p>
          </table:table-cell>
          <table:table-cell office:value-type="float" office:value="0.00488401">
            <text:p>0,00488401</text:p>
          </table:table-cell>
          <table:table-cell office:value-type="float" office:value="0.023199">
            <text:p>0,023199</text:p>
          </table:table-cell>
          <table:table-cell table:formula="of:=[.B285]-0.009034802" office:value-type="float" office:value="-0.004150792">
            <text:p>-0,004150792</text:p>
          </table:table-cell>
          <table:table-cell table:formula="of:=[.D285]^2" office:value-type="float" office:value="0.000017229074227264">
            <text:p>1,7229074227264E-005</text:p>
          </table:table-cell>
          <table:table-cell table:formula="of:=[.C285]-0.013861231" office:value-type="float" office:value="0.009337769">
            <text:p>0,009337769</text:p>
          </table:table-cell>
          <table:table-cell table:formula="of:=[.F285]^2" office:value-type="float" office:value="0.0000871939298973609">
            <text:p>8,71939298973609E-005</text:p>
          </table:table-cell>
        </table:table-row>
        <table:table-row table:style-name="ro1">
          <table:table-cell office:value-type="float" office:value="38.763015532">
            <text:p>38,763015532</text:p>
          </table:table-cell>
          <table:table-cell office:value-type="float" office:value="0.015873">
            <text:p>0,015873</text:p>
          </table:table-cell>
          <table:table-cell office:value-type="float" office:value="0.017094">
            <text:p>0,017094</text:p>
          </table:table-cell>
          <table:table-cell table:formula="of:=[.B286]-0.009034802" office:value-type="float" office:value="0.006838198">
            <text:p>0,006838198</text:p>
          </table:table-cell>
          <table:table-cell table:formula="of:=[.D286]^2" office:value-type="float" office:value="0.000046760951887204">
            <text:p>0,000046761</text:p>
          </table:table-cell>
          <table:table-cell table:formula="of:=[.C286]-0.013861231" office:value-type="float" office:value="0.003232769">
            <text:p>0,003232769</text:p>
          </table:table-cell>
          <table:table-cell table:formula="of:=[.F286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39.285174159">
            <text:p>39,285174159</text:p>
          </table:table-cell>
          <table:table-cell office:value-type="float" office:value="0.025641">
            <text:p>0,025641</text:p>
          </table:table-cell>
          <table:table-cell office:value-type="float" office:value="0.00732601">
            <text:p>0,00732601</text:p>
          </table:table-cell>
          <table:table-cell table:formula="of:=[.B287]-0.009034802" office:value-type="float" office:value="0.016606198">
            <text:p>0,016606198</text:p>
          </table:table-cell>
          <table:table-cell table:formula="of:=[.D287]^2" office:value-type="float" office:value="0.000275765812015204">
            <text:p>0,0002757658</text:p>
          </table:table-cell>
          <table:table-cell table:formula="of:=[.C287]-0.013861231" office:value-type="float" office:value="-0.006535221">
            <text:p>-0,006535221</text:p>
          </table:table-cell>
          <table:table-cell table:formula="of:=[.F287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39.545986247">
            <text:p>39,545986247</text:p>
          </table:table-cell>
          <table:table-cell table:number-columns-repeated="2" office:value-type="float" office:value="0.00732601">
            <text:p>0,00732601</text:p>
          </table:table-cell>
          <table:table-cell table:formula="of:=[.B288]-0.009034802" office:value-type="float" office:value="-0.001708792">
            <text:p>-0,001708792</text:p>
          </table:table-cell>
          <table:table-cell table:formula="of:=[.D288]^2" office:value-type="float" office:value="0.000002919970099264">
            <text:p>0,00000292</text:p>
          </table:table-cell>
          <table:table-cell table:formula="of:=[.C288]-0.013861231" office:value-type="float" office:value="-0.006535221">
            <text:p>-0,006535221</text:p>
          </table:table-cell>
          <table:table-cell table:formula="of:=[.F288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40.133347896">
            <text:p>40,133347896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289]-0.009034802" office:value-type="float" office:value="-0.002929792">
            <text:p>-0,002929792</text:p>
          </table:table-cell>
          <table:table-cell table:formula="of:=[.D289]^2" office:value-type="float" office:value="0.000008583681163264">
            <text:p>8,583681163264E-006</text:p>
          </table:table-cell>
          <table:table-cell table:formula="of:=[.C289]-0.013861231" office:value-type="float" office:value="0.000790768999999998">
            <text:p>0,000790769</text:p>
          </table:table-cell>
          <table:table-cell table:formula="of:=[.F289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40.394159984">
            <text:p>40,394159984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90]-0.009034802" office:value-type="float" office:value="-0.002929792">
            <text:p>-0,002929792</text:p>
          </table:table-cell>
          <table:table-cell table:formula="of:=[.D290]^2" office:value-type="float" office:value="0.000008583681163264">
            <text:p>8,583681163264E-006</text:p>
          </table:table-cell>
          <table:table-cell table:formula="of:=[.C290]-0.013861231" office:value-type="float" office:value="0.004453769">
            <text:p>0,004453769</text:p>
          </table:table-cell>
          <table:table-cell table:formula="of:=[.F290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40.916318611">
            <text:p>40,916318611</text:p>
          </table:table-cell>
          <table:table-cell office:value-type="float" office:value="0.00854701">
            <text:p>0,00854701</text:p>
          </table:table-cell>
          <table:table-cell office:value-type="float" office:value="0.019536">
            <text:p>0,019536</text:p>
          </table:table-cell>
          <table:table-cell table:formula="of:=[.B291]-0.009034802" office:value-type="float" office:value="-0.000487791999999999">
            <text:p>-0,000487792</text:p>
          </table:table-cell>
          <table:table-cell table:formula="of:=[.D291]^2" office:value-type="float" office:value="0.000000237941035263999">
            <text:p>2,37941035263999E-007</text:p>
          </table:table-cell>
          <table:table-cell table:formula="of:=[.C291]-0.013861231" office:value-type="float" office:value="0.005674769">
            <text:p>0,005674769</text:p>
          </table:table-cell>
          <table:table-cell table:formula="of:=[.F291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41.17766515">
            <text:p>41,17766515</text:p>
          </table:table-cell>
          <table:table-cell office:value-type="float" office:value="0.015873">
            <text:p>0,015873</text:p>
          </table:table-cell>
          <table:table-cell office:value-type="float" office:value="0.017094">
            <text:p>0,017094</text:p>
          </table:table-cell>
          <table:table-cell table:formula="of:=[.B292]-0.009034802" office:value-type="float" office:value="0.006838198">
            <text:p>0,006838198</text:p>
          </table:table-cell>
          <table:table-cell table:formula="of:=[.D292]^2" office:value-type="float" office:value="0.000046760951887204">
            <text:p>0,000046761</text:p>
          </table:table-cell>
          <table:table-cell table:formula="of:=[.C292]-0.013861231" office:value-type="float" office:value="0.003232769">
            <text:p>0,003232769</text:p>
          </table:table-cell>
          <table:table-cell table:formula="of:=[.F292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41.764492348">
            <text:p>41,76449234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93]-0.009034802" office:value-type="float" office:value="-0.002929792">
            <text:p>-0,002929792</text:p>
          </table:table-cell>
          <table:table-cell table:formula="of:=[.D293]^2" office:value-type="float" office:value="0.000008583681163264">
            <text:p>8,583681163264E-006</text:p>
          </table:table-cell>
          <table:table-cell table:formula="of:=[.C293]-0.013861231" office:value-type="float" office:value="-0.006535221">
            <text:p>-0,006535221</text:p>
          </table:table-cell>
          <table:table-cell table:formula="of:=[.F293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42.025838887">
            <text:p>42,025838887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  <table:table-cell table:formula="of:=[.B294]-0.009034802" office:value-type="float" office:value="-0.004150792">
            <text:p>-0,004150792</text:p>
          </table:table-cell>
          <table:table-cell table:formula="of:=[.D294]^2" office:value-type="float" office:value="0.000017229074227264">
            <text:p>1,7229074227264E-005</text:p>
          </table:table-cell>
          <table:table-cell table:formula="of:=[.C294]-0.013861231" office:value-type="float" office:value="-0.001651231">
            <text:p>-0,001651231</text:p>
          </table:table-cell>
          <table:table-cell table:formula="of:=[.F294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42.547997514">
            <text:p>42,547997514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295]-0.009034802" office:value-type="float" office:value="-0.004150792">
            <text:p>-0,004150792</text:p>
          </table:table-cell>
          <table:table-cell table:formula="of:=[.D295]^2" office:value-type="float" office:value="0.000017229074227264">
            <text:p>1,7229074227264E-005</text:p>
          </table:table-cell>
          <table:table-cell table:formula="of:=[.C295]-0.013861231" office:value-type="float" office:value="0.006895769">
            <text:p>0,006895769</text:p>
          </table:table-cell>
          <table:table-cell table:formula="of:=[.F295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43.06962169">
            <text:p>43,06962169</text:p>
          </table:table-cell>
          <table:table-cell office:value-type="float" office:value="0.00976801">
            <text:p>0,00976801</text:p>
          </table:table-cell>
          <table:table-cell office:value-type="float" office:value="0.020757">
            <text:p>0,020757</text:p>
          </table:table-cell>
          <table:table-cell table:formula="of:=[.B296]-0.009034802" office:value-type="float" office:value="0.000733208000000001">
            <text:p>0,000733208</text:p>
          </table:table-cell>
          <table:table-cell table:formula="of:=[.D296]^2" office:value-type="float" office:value="0.000000537593971264001">
            <text:p>5,37593971264001E-007</text:p>
          </table:table-cell>
          <table:table-cell table:formula="of:=[.C296]-0.013861231" office:value-type="float" office:value="0.006895769">
            <text:p>0,006895769</text:p>
          </table:table-cell>
          <table:table-cell table:formula="of:=[.F296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43.330968229">
            <text:p>43,330968229</text:p>
          </table:table-cell>
          <table:table-cell office:value-type="float" office:value="0.010989">
            <text:p>0,010989</text:p>
          </table:table-cell>
          <table:table-cell office:value-type="float" office:value="0.013431">
            <text:p>0,013431</text:p>
          </table:table-cell>
          <table:table-cell table:formula="of:=[.B297]-0.009034802" office:value-type="float" office:value="0.001954198">
            <text:p>0,001954198</text:p>
          </table:table-cell>
          <table:table-cell table:formula="of:=[.D297]^2" office:value-type="float" office:value="0.000003818889823204">
            <text:p>3,818889823204E-006</text:p>
          </table:table-cell>
          <table:table-cell table:formula="of:=[.C297]-0.013861231" office:value-type="float" office:value="-0.000430231000000001">
            <text:p>-0,000430231</text:p>
          </table:table-cell>
          <table:table-cell table:formula="of:=[.F29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43.853126856">
            <text:p>43,853126856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98]-0.009034802" office:value-type="float" office:value="-0.002929792">
            <text:p>-0,002929792</text:p>
          </table:table-cell>
          <table:table-cell table:formula="of:=[.D298]^2" office:value-type="float" office:value="0.000008583681163264">
            <text:p>8,583681163264E-006</text:p>
          </table:table-cell>
          <table:table-cell table:formula="of:=[.C298]-0.013861231" office:value-type="float" office:value="-0.006535221">
            <text:p>-0,006535221</text:p>
          </table:table-cell>
          <table:table-cell table:formula="of:=[.F298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44.113938944">
            <text:p>44,113938944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99]-0.009034802" office:value-type="float" office:value="-0.002929792">
            <text:p>-0,002929792</text:p>
          </table:table-cell>
          <table:table-cell table:formula="of:=[.D299]^2" office:value-type="float" office:value="0.000008583681163264">
            <text:p>8,583681163264E-006</text:p>
          </table:table-cell>
          <table:table-cell table:formula="of:=[.C299]-0.013861231" office:value-type="float" office:value="-0.005314221">
            <text:p>-0,005314221</text:p>
          </table:table-cell>
          <table:table-cell table:formula="of:=[.F29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44.636097571">
            <text:p>44,63609757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00]-0.009034802" office:value-type="float" office:value="-0.002929792">
            <text:p>-0,002929792</text:p>
          </table:table-cell>
          <table:table-cell table:formula="of:=[.D300]^2" office:value-type="float" office:value="0.000008583681163264">
            <text:p>8,583681163264E-006</text:p>
          </table:table-cell>
          <table:table-cell table:formula="of:=[.C300]-0.013861231" office:value-type="float" office:value="-0.004093221">
            <text:p>-0,004093221</text:p>
          </table:table-cell>
          <table:table-cell table:formula="of:=[.F300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45.158256198">
            <text:p>45,15825619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01]-0.009034802" office:value-type="float" office:value="-0.002929792">
            <text:p>-0,002929792</text:p>
          </table:table-cell>
          <table:table-cell table:formula="of:=[.D301]^2" office:value-type="float" office:value="0.000008583681163264">
            <text:p>8,583681163264E-006</text:p>
          </table:table-cell>
          <table:table-cell table:formula="of:=[.C301]-0.013861231" office:value-type="float" office:value="-0.000430231000000001">
            <text:p>-0,000430231</text:p>
          </table:table-cell>
          <table:table-cell table:formula="of:=[.F301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45.419068286">
            <text:p>45,419068286</text:p>
          </table:table-cell>
          <table:table-cell office:value-type="float" office:value="0.00732601">
            <text:p>0,00732601</text:p>
          </table:table-cell>
          <table:table-cell office:value-type="float" office:value="0.02442">
            <text:p>0,02442</text:p>
          </table:table-cell>
          <table:table-cell table:formula="of:=[.B302]-0.009034802" office:value-type="float" office:value="-0.001708792">
            <text:p>-0,001708792</text:p>
          </table:table-cell>
          <table:table-cell table:formula="of:=[.D302]^2" office:value-type="float" office:value="0.000002919970099264">
            <text:p>0,00000292</text:p>
          </table:table-cell>
          <table:table-cell table:formula="of:=[.C302]-0.013861231" office:value-type="float" office:value="0.010558769">
            <text:p>0,010558769</text:p>
          </table:table-cell>
          <table:table-cell table:formula="of:=[.F302]^2" office:value-type="float" office:value="0.000111487602795361">
            <text:p>0,0001114876</text:p>
          </table:table-cell>
        </table:table-row>
        <table:table-row table:style-name="ro1">
          <table:table-cell office:value-type="float" office:value="46.006429935">
            <text:p>46,006429935</text:p>
          </table:table-cell>
          <table:table-cell office:value-type="float" office:value="0.013431">
            <text:p>0,013431</text:p>
          </table:table-cell>
          <table:table-cell office:value-type="float" office:value="0.014652">
            <text:p>0,014652</text:p>
          </table:table-cell>
          <table:table-cell table:formula="of:=[.B303]-0.009034802" office:value-type="float" office:value="0.004396198">
            <text:p>0,004396198</text:p>
          </table:table-cell>
          <table:table-cell table:formula="of:=[.D303]^2" office:value-type="float" office:value="0.000019326556855204">
            <text:p>1,9326556855204E-005</text:p>
          </table:table-cell>
          <table:table-cell table:formula="of:=[.C303]-0.013861231" office:value-type="float" office:value="0.000790768999999998">
            <text:p>0,000790769</text:p>
          </table:table-cell>
          <table:table-cell table:formula="of:=[.F303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46.202039001">
            <text:p>46,202039001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  <table:table-cell table:formula="of:=[.B304]-0.009034802" office:value-type="float" office:value="0.004396198">
            <text:p>0,004396198</text:p>
          </table:table-cell>
          <table:table-cell table:formula="of:=[.D304]^2" office:value-type="float" office:value="0.000019326556855204">
            <text:p>1,9326556855204E-005</text:p>
          </table:table-cell>
          <table:table-cell table:formula="of:=[.C304]-0.013861231" office:value-type="float" office:value="-0.006535221">
            <text:p>-0,006535221</text:p>
          </table:table-cell>
          <table:table-cell table:formula="of:=[.F304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46.78940065">
            <text:p>46,78940065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05]-0.009034802" office:value-type="float" office:value="-0.002929792">
            <text:p>-0,002929792</text:p>
          </table:table-cell>
          <table:table-cell table:formula="of:=[.D305]^2" office:value-type="float" office:value="0.000008583681163264">
            <text:p>8,583681163264E-006</text:p>
          </table:table-cell>
          <table:table-cell table:formula="of:=[.C305]-0.013861231" office:value-type="float" office:value="-0.005314221">
            <text:p>-0,005314221</text:p>
          </table:table-cell>
          <table:table-cell table:formula="of:=[.F305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47.050747189">
            <text:p>47,050747189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06]-0.009034802" office:value-type="float" office:value="-0.002929792">
            <text:p>-0,002929792</text:p>
          </table:table-cell>
          <table:table-cell table:formula="of:=[.D306]^2" office:value-type="float" office:value="0.000008583681163264">
            <text:p>8,583681163264E-006</text:p>
          </table:table-cell>
          <table:table-cell table:formula="of:=[.C306]-0.013861231" office:value-type="float" office:value="-0.000430231000000001">
            <text:p>-0,000430231</text:p>
          </table:table-cell>
          <table:table-cell table:formula="of:=[.F306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47.572371365">
            <text:p>47,572371365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307]-0.009034802" office:value-type="float" office:value="-0.004150792">
            <text:p>-0,004150792</text:p>
          </table:table-cell>
          <table:table-cell table:formula="of:=[.D307]^2" office:value-type="float" office:value="0.000017229074227264">
            <text:p>1,7229074227264E-005</text:p>
          </table:table-cell>
          <table:table-cell table:formula="of:=[.C307]-0.013861231" office:value-type="float" office:value="0.005674769">
            <text:p>0,005674769</text:p>
          </table:table-cell>
          <table:table-cell table:formula="of:=[.F307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48.094529992">
            <text:p>48,094529992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  <table:table-cell table:formula="of:=[.B308]-0.009034802" office:value-type="float" office:value="0.003175198">
            <text:p>0,003175198</text:p>
          </table:table-cell>
          <table:table-cell table:formula="of:=[.D308]^2" office:value-type="float" office:value="0.000010081882339204">
            <text:p>1,0081882339204E-005</text:p>
          </table:table-cell>
          <table:table-cell table:formula="of:=[.C308]-0.013861231" office:value-type="float" office:value="-0.006535221">
            <text:p>-0,006535221</text:p>
          </table:table-cell>
          <table:table-cell table:formula="of:=[.F308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48.355876531">
            <text:p>48,355876531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09]-0.009034802" office:value-type="float" office:value="-0.002929792">
            <text:p>-0,002929792</text:p>
          </table:table-cell>
          <table:table-cell table:formula="of:=[.D309]^2" office:value-type="float" office:value="0.000008583681163264">
            <text:p>8,583681163264E-006</text:p>
          </table:table-cell>
          <table:table-cell table:formula="of:=[.C309]-0.013861231" office:value-type="float" office:value="0.006895769">
            <text:p>0,006895769</text:p>
          </table:table-cell>
          <table:table-cell table:formula="of:=[.F30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48.877500707">
            <text:p>48,877500707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310]-0.009034802" office:value-type="float" office:value="-0.001708792">
            <text:p>-0,001708792</text:p>
          </table:table-cell>
          <table:table-cell table:formula="of:=[.D310]^2" office:value-type="float" office:value="0.000002919970099264">
            <text:p>0,00000292</text:p>
          </table:table-cell>
          <table:table-cell table:formula="of:=[.C310]-0.013861231" office:value-type="float" office:value="-0.005314221">
            <text:p>-0,005314221</text:p>
          </table:table-cell>
          <table:table-cell table:formula="of:=[.F310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49.138847246">
            <text:p>49,138847246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311]-0.009034802" office:value-type="float" office:value="-0.001708792">
            <text:p>-0,001708792</text:p>
          </table:table-cell>
          <table:table-cell table:formula="of:=[.D311]^2" office:value-type="float" office:value="0.000002919970099264">
            <text:p>0,00000292</text:p>
          </table:table-cell>
          <table:table-cell table:formula="of:=[.C311]-0.013861231" office:value-type="float" office:value="-0.004093221">
            <text:p>-0,004093221</text:p>
          </table:table-cell>
          <table:table-cell table:formula="of:=[.F311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49.726208895">
            <text:p>49,726208895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12]-0.009034802" office:value-type="float" office:value="-0.002929792">
            <text:p>-0,002929792</text:p>
          </table:table-cell>
          <table:table-cell table:formula="of:=[.D312]^2" office:value-type="float" office:value="0.000008583681163264">
            <text:p>8,583681163264E-006</text:p>
          </table:table-cell>
          <table:table-cell table:formula="of:=[.C312]-0.013861231" office:value-type="float" office:value="-0.000430231000000001">
            <text:p>-0,000430231</text:p>
          </table:table-cell>
          <table:table-cell table:formula="of:=[.F31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49.987020983">
            <text:p>49,987020983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13]-0.009034802" office:value-type="float" office:value="-0.002929792">
            <text:p>-0,002929792</text:p>
          </table:table-cell>
          <table:table-cell table:formula="of:=[.D313]^2" office:value-type="float" office:value="0.000008583681163264">
            <text:p>8,583681163264E-006</text:p>
          </table:table-cell>
          <table:table-cell table:formula="of:=[.C313]-0.013861231" office:value-type="float" office:value="0.006895769">
            <text:p>0,006895769</text:p>
          </table:table-cell>
          <table:table-cell table:formula="of:=[.F313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50.50917961">
            <text:p>50,50917961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14]-0.009034802" office:value-type="float" office:value="-0.002929792">
            <text:p>-0,002929792</text:p>
          </table:table-cell>
          <table:table-cell table:formula="of:=[.D314]^2" office:value-type="float" office:value="0.000008583681163264">
            <text:p>8,583681163264E-006</text:p>
          </table:table-cell>
          <table:table-cell table:formula="of:=[.C314]-0.013861231" office:value-type="float" office:value="0.006895769">
            <text:p>0,006895769</text:p>
          </table:table-cell>
          <table:table-cell table:formula="of:=[.F314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51.031338237">
            <text:p>51,031338237</text:p>
          </table:table-cell>
          <table:table-cell office:value-type="float" office:value="0.018315">
            <text:p>0,018315</text:p>
          </table:table-cell>
          <table:table-cell office:value-type="float" office:value="0.00976801">
            <text:p>0,00976801</text:p>
          </table:table-cell>
          <table:table-cell table:formula="of:=[.B315]-0.009034802" office:value-type="float" office:value="0.009280198">
            <text:p>0,009280198</text:p>
          </table:table-cell>
          <table:table-cell table:formula="of:=[.D315]^2" office:value-type="float" office:value="0.000086122074919204">
            <text:p>8,6122074919204E-005</text:p>
          </table:table-cell>
          <table:table-cell table:formula="of:=[.C315]-0.013861231" office:value-type="float" office:value="-0.004093221">
            <text:p>-0,004093221</text:p>
          </table:table-cell>
          <table:table-cell table:formula="of:=[.F315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51.292150325">
            <text:p>51,292150325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316]-0.009034802" office:value-type="float" office:value="-0.000487791999999999">
            <text:p>-0,000487792</text:p>
          </table:table-cell>
          <table:table-cell table:formula="of:=[.D316]^2" office:value-type="float" office:value="0.000000237941035263999">
            <text:p>2,37941035263999E-007</text:p>
          </table:table-cell>
          <table:table-cell table:formula="of:=[.C316]-0.013861231" office:value-type="float" office:value="-0.004093221">
            <text:p>-0,004093221</text:p>
          </table:table-cell>
          <table:table-cell table:formula="of:=[.F316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51.814308952">
            <text:p>51,814308952</text:p>
          </table:table-cell>
          <table:table-cell office:value-type="float" office:value="0.015873">
            <text:p>0,015873</text:p>
          </table:table-cell>
          <table:table-cell office:value-type="float" office:value="0.013431">
            <text:p>0,013431</text:p>
          </table:table-cell>
          <table:table-cell table:formula="of:=[.B317]-0.009034802" office:value-type="float" office:value="0.006838198">
            <text:p>0,006838198</text:p>
          </table:table-cell>
          <table:table-cell table:formula="of:=[.D317]^2" office:value-type="float" office:value="0.000046760951887204">
            <text:p>0,000046761</text:p>
          </table:table-cell>
          <table:table-cell table:formula="of:=[.C317]-0.013861231" office:value-type="float" office:value="-0.000430231000000001">
            <text:p>-0,000430231</text:p>
          </table:table-cell>
          <table:table-cell table:formula="of:=[.F317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52.07512104">
            <text:p>52,07512104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318]-0.009034802" office:value-type="float" office:value="-0.002929792">
            <text:p>-0,002929792</text:p>
          </table:table-cell>
          <table:table-cell table:formula="of:=[.D318]^2" office:value-type="float" office:value="0.000008583681163264">
            <text:p>8,583681163264E-006</text:p>
          </table:table-cell>
          <table:table-cell table:formula="of:=[.C318]-0.013861231" office:value-type="float" office:value="0.005674769">
            <text:p>0,005674769</text:p>
          </table:table-cell>
          <table:table-cell table:formula="of:=[.F318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52.597279667">
            <text:p>52,597279667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319]-0.009034802" office:value-type="float" office:value="-0.001708792">
            <text:p>-0,001708792</text:p>
          </table:table-cell>
          <table:table-cell table:formula="of:=[.D319]^2" office:value-type="float" office:value="0.000002919970099264">
            <text:p>0,00000292</text:p>
          </table:table-cell>
          <table:table-cell table:formula="of:=[.C319]-0.013861231" office:value-type="float" office:value="0.004453769">
            <text:p>0,004453769</text:p>
          </table:table-cell>
          <table:table-cell table:formula="of:=[.F319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53.119438294">
            <text:p>53,119438294</text:p>
          </table:table-cell>
          <table:table-cell office:value-type="float" office:value="0.015873">
            <text:p>0,015873</text:p>
          </table:table-cell>
          <table:table-cell office:value-type="float" office:value="0.01221">
            <text:p>0,01221</text:p>
          </table:table-cell>
          <table:table-cell table:formula="of:=[.B320]-0.009034802" office:value-type="float" office:value="0.006838198">
            <text:p>0,006838198</text:p>
          </table:table-cell>
          <table:table-cell table:formula="of:=[.D320]^2" office:value-type="float" office:value="0.000046760951887204">
            <text:p>0,000046761</text:p>
          </table:table-cell>
          <table:table-cell table:formula="of:=[.C320]-0.013861231" office:value-type="float" office:value="-0.001651231">
            <text:p>-0,001651231</text:p>
          </table:table-cell>
          <table:table-cell table:formula="of:=[.F320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53.380250382">
            <text:p>53,38025038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21]-0.009034802" office:value-type="float" office:value="-0.002929792">
            <text:p>-0,002929792</text:p>
          </table:table-cell>
          <table:table-cell table:formula="of:=[.D321]^2" office:value-type="float" office:value="0.000008583681163264">
            <text:p>8,583681163264E-006</text:p>
          </table:table-cell>
          <table:table-cell table:formula="of:=[.C321]-0.013861231" office:value-type="float" office:value="-0.005314221">
            <text:p>-0,005314221</text:p>
          </table:table-cell>
          <table:table-cell table:formula="of:=[.F321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53.967612031">
            <text:p>53,96761203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22]-0.009034802" office:value-type="float" office:value="-0.002929792">
            <text:p>-0,002929792</text:p>
          </table:table-cell>
          <table:table-cell table:formula="of:=[.D322]^2" office:value-type="float" office:value="0.000008583681163264">
            <text:p>8,583681163264E-006</text:p>
          </table:table-cell>
          <table:table-cell table:formula="of:=[.C322]-0.013861231" office:value-type="float" office:value="-0.001651231">
            <text:p>-0,001651231</text:p>
          </table:table-cell>
          <table:table-cell table:formula="of:=[.F32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54.22895857">
            <text:p>54,22895857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  <table:table-cell table:formula="of:=[.B323]-0.009034802" office:value-type="float" office:value="-0.001708792">
            <text:p>-0,001708792</text:p>
          </table:table-cell>
          <table:table-cell table:formula="of:=[.D323]^2" office:value-type="float" office:value="0.000002919970099264">
            <text:p>0,00000292</text:p>
          </table:table-cell>
          <table:table-cell table:formula="of:=[.C323]-0.013861231" office:value-type="float" office:value="0.004453769">
            <text:p>0,004453769</text:p>
          </table:table-cell>
          <table:table-cell table:formula="of:=[.F323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54.750582746">
            <text:p>54,750582746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324]-0.009034802" office:value-type="float" office:value="-0.002929792">
            <text:p>-0,002929792</text:p>
          </table:table-cell>
          <table:table-cell table:formula="of:=[.D324]^2" office:value-type="float" office:value="0.000008583681163264">
            <text:p>8,583681163264E-006</text:p>
          </table:table-cell>
          <table:table-cell table:formula="of:=[.C324]-0.013861231" office:value-type="float" office:value="0.003232769">
            <text:p>0,003232769</text:p>
          </table:table-cell>
          <table:table-cell table:formula="of:=[.F324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55.011929285">
            <text:p>55,011929285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25]-0.009034802" office:value-type="float" office:value="-0.002929792">
            <text:p>-0,002929792</text:p>
          </table:table-cell>
          <table:table-cell table:formula="of:=[.D325]^2" office:value-type="float" office:value="0.000008583681163264">
            <text:p>8,583681163264E-006</text:p>
          </table:table-cell>
          <table:table-cell table:formula="of:=[.C325]-0.013861231" office:value-type="float" office:value="-0.002872231">
            <text:p>-0,002872231</text:p>
          </table:table-cell>
          <table:table-cell table:formula="of:=[.F325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55.599290934">
            <text:p>55,599290934</text:p>
          </table:table-cell>
          <table:table-cell office:value-type="float" office:value="0.026862">
            <text:p>0,026862</text:p>
          </table:table-cell>
          <table:table-cell office:value-type="float" office:value="0.00854701">
            <text:p>0,00854701</text:p>
          </table:table-cell>
          <table:table-cell table:formula="of:=[.B326]-0.009034802" office:value-type="float" office:value="0.017827198">
            <text:p>0,017827198</text:p>
          </table:table-cell>
          <table:table-cell table:formula="of:=[.D326]^2" office:value-type="float" office:value="0.000317808988531204">
            <text:p>0,000317809</text:p>
          </table:table-cell>
          <table:table-cell table:formula="of:=[.C326]-0.013861231" office:value-type="float" office:value="-0.005314221">
            <text:p>-0,005314221</text:p>
          </table:table-cell>
          <table:table-cell table:formula="of:=[.F326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55.7949">
            <text:p>55,7949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  <table:table-cell table:formula="of:=[.B327]-0.009034802" office:value-type="float" office:value="-0.004150792">
            <text:p>-0,004150792</text:p>
          </table:table-cell>
          <table:table-cell table:formula="of:=[.D327]^2" office:value-type="float" office:value="0.000017229074227264">
            <text:p>1,7229074227264E-005</text:p>
          </table:table-cell>
          <table:table-cell table:formula="of:=[.C327]-0.013861231" office:value-type="float" office:value="-0.001651231">
            <text:p>-0,001651231</text:p>
          </table:table-cell>
          <table:table-cell table:formula="of:=[.F327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56.3822082039">
            <text:p>56,3822082039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328]-0.009034802" office:value-type="float" office:value="-0.002929792">
            <text:p>-0,002929792</text:p>
          </table:table-cell>
          <table:table-cell table:formula="of:=[.D328]^2" office:value-type="float" office:value="0.000008583681163264">
            <text:p>8,583681163264E-006</text:p>
          </table:table-cell>
          <table:table-cell table:formula="of:=[.C328]-0.013861231" office:value-type="float" office:value="0.004453769">
            <text:p>0,004453769</text:p>
          </table:table-cell>
          <table:table-cell table:formula="of:=[.F328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56.9042599407">
            <text:p>56,9042599407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329]-0.009034802" office:value-type="float" office:value="-0.002929792">
            <text:p>-0,002929792</text:p>
          </table:table-cell>
          <table:table-cell table:formula="of:=[.D329]^2" office:value-type="float" office:value="0.000008583681163264">
            <text:p>8,583681163264E-006</text:p>
          </table:table-cell>
          <table:table-cell table:formula="of:=[.C329]-0.013861231" office:value-type="float" office:value="0.004453769">
            <text:p>0,004453769</text:p>
          </table:table-cell>
          <table:table-cell table:formula="of:=[.F329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57.1652858091">
            <text:p>57,1652858091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  <table:table-cell table:formula="of:=[.B330]-0.009034802" office:value-type="float" office:value="0.000733208000000001">
            <text:p>0,000733208</text:p>
          </table:table-cell>
          <table:table-cell table:formula="of:=[.D330]^2" office:value-type="float" office:value="0.000000537593971264001">
            <text:p>5,37593971264001E-007</text:p>
          </table:table-cell>
          <table:table-cell table:formula="of:=[.C330]-0.013861231" office:value-type="float" office:value="0.002011769">
            <text:p>0,002011769</text:p>
          </table:table-cell>
          <table:table-cell table:formula="of:=[.F33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57.6873375459">
            <text:p>57,687337545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31]-0.009034802" office:value-type="float" office:value="-0.002929792">
            <text:p>-0,002929792</text:p>
          </table:table-cell>
          <table:table-cell table:formula="of:=[.D331]^2" office:value-type="float" office:value="0.000008583681163264">
            <text:p>8,583681163264E-006</text:p>
          </table:table-cell>
          <table:table-cell table:formula="of:=[.C331]-0.013861231" office:value-type="float" office:value="-0.005314221">
            <text:p>-0,005314221</text:p>
          </table:table-cell>
          <table:table-cell table:formula="of:=[.F331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57.9483634143">
            <text:p>57,9483634143</text:p>
          </table:table-cell>
          <table:table-cell table:number-columns-repeated="2" office:value-type="float" office:value="0.00976801">
            <text:p>0,00976801</text:p>
          </table:table-cell>
          <table:table-cell table:formula="of:=[.B332]-0.009034802" office:value-type="float" office:value="0.000733208000000001">
            <text:p>0,000733208</text:p>
          </table:table-cell>
          <table:table-cell table:formula="of:=[.D332]^2" office:value-type="float" office:value="0.000000537593971264001">
            <text:p>5,37593971264001E-007</text:p>
          </table:table-cell>
          <table:table-cell table:formula="of:=[.C332]-0.013861231" office:value-type="float" office:value="-0.004093221">
            <text:p>-0,004093221</text:p>
          </table:table-cell>
          <table:table-cell table:formula="of:=[.F332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58.5356716182">
            <text:p>58,535671618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33]-0.009034802" office:value-type="float" office:value="-0.002929792">
            <text:p>-0,002929792</text:p>
          </table:table-cell>
          <table:table-cell table:formula="of:=[.D333]^2" office:value-type="float" office:value="0.000008583681163264">
            <text:p>8,583681163264E-006</text:p>
          </table:table-cell>
          <table:table-cell table:formula="of:=[.C333]-0.013861231" office:value-type="float" office:value="-0.005314221">
            <text:p>-0,005314221</text:p>
          </table:table-cell>
          <table:table-cell table:formula="of:=[.F33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58.7966974866">
            <text:p>58,7966974866</text:p>
          </table:table-cell>
          <table:table-cell office:value-type="float" office:value="0.00488401">
            <text:p>0,00488401</text:p>
          </table:table-cell>
          <table:table-cell office:value-type="float" office:value="0.014652">
            <text:p>0,014652</text:p>
          </table:table-cell>
          <table:table-cell table:formula="of:=[.B334]-0.009034802" office:value-type="float" office:value="-0.004150792">
            <text:p>-0,004150792</text:p>
          </table:table-cell>
          <table:table-cell table:formula="of:=[.D334]^2" office:value-type="float" office:value="0.000017229074227264">
            <text:p>1,7229074227264E-005</text:p>
          </table:table-cell>
          <table:table-cell table:formula="of:=[.C334]-0.013861231" office:value-type="float" office:value="0.000790768999999998">
            <text:p>0,000790769</text:p>
          </table:table-cell>
          <table:table-cell table:formula="of:=[.F334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59.3187492234">
            <text:p>59,3187492234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335]-0.009034802" office:value-type="float" office:value="-0.001708792">
            <text:p>-0,001708792</text:p>
          </table:table-cell>
          <table:table-cell table:formula="of:=[.D335]^2" office:value-type="float" office:value="0.000002919970099264">
            <text:p>0,00000292</text:p>
          </table:table-cell>
          <table:table-cell table:formula="of:=[.C335]-0.013861231" office:value-type="float" office:value="0.003232769">
            <text:p>0,003232769</text:p>
          </table:table-cell>
          <table:table-cell table:formula="of:=[.F335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59.8408009602">
            <text:p>59,8408009602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336]-0.009034802" office:value-type="float" office:value="-0.002929792">
            <text:p>-0,002929792</text:p>
          </table:table-cell>
          <table:table-cell table:formula="of:=[.D336]^2" office:value-type="float" office:value="0.000008583681163264">
            <text:p>8,583681163264E-006</text:p>
          </table:table-cell>
          <table:table-cell table:formula="of:=[.C336]-0.013861231" office:value-type="float" office:value="0.009337769">
            <text:p>0,009337769</text:p>
          </table:table-cell>
          <table:table-cell table:formula="of:=[.F336]^2" office:value-type="float" office:value="0.0000871939298973609">
            <text:p>8,71939298973609E-005</text:p>
          </table:table-cell>
        </table:table-row>
        <table:table-row table:style-name="ro1">
          <table:table-cell office:value-type="float" office:value="60.1670832957">
            <text:p>60,1670832957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37]-0.009034802" office:value-type="float" office:value="-0.002929792">
            <text:p>-0,002929792</text:p>
          </table:table-cell>
          <table:table-cell table:formula="of:=[.D337]^2" office:value-type="float" office:value="0.000008583681163264">
            <text:p>8,583681163264E-006</text:p>
          </table:table-cell>
          <table:table-cell table:formula="of:=[.C337]-0.013861231" office:value-type="float" office:value="-0.005314221">
            <text:p>-0,005314221</text:p>
          </table:table-cell>
          <table:table-cell table:formula="of:=[.F337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60.6238785654">
            <text:p>60,6238785654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338]-0.009034802" office:value-type="float" office:value="-0.004150792">
            <text:p>-0,004150792</text:p>
          </table:table-cell>
          <table:table-cell table:formula="of:=[.D338]^2" office:value-type="float" office:value="0.000017229074227264">
            <text:p>1,7229074227264E-005</text:p>
          </table:table-cell>
          <table:table-cell table:formula="of:=[.C338]-0.013861231" office:value-type="float" office:value="0.005674769">
            <text:p>0,005674769</text:p>
          </table:table-cell>
          <table:table-cell table:formula="of:=[.F338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60.9501609009">
            <text:p>60,9501609009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339]-0.009034802" office:value-type="float" office:value="-0.004150792">
            <text:p>-0,004150792</text:p>
          </table:table-cell>
          <table:table-cell table:formula="of:=[.D339]^2" office:value-type="float" office:value="0.000017229074227264">
            <text:p>1,7229074227264E-005</text:p>
          </table:table-cell>
          <table:table-cell table:formula="of:=[.C339]-0.013861231" office:value-type="float" office:value="0.006895769">
            <text:p>0,006895769</text:p>
          </table:table-cell>
          <table:table-cell table:formula="of:=[.F33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61.4722126377">
            <text:p>61,4722126377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40]-0.009034802" office:value-type="float" office:value="-0.002929792">
            <text:p>-0,002929792</text:p>
          </table:table-cell>
          <table:table-cell table:formula="of:=[.D340]^2" office:value-type="float" office:value="0.000008583681163264">
            <text:p>8,583681163264E-006</text:p>
          </table:table-cell>
          <table:table-cell table:formula="of:=[.C340]-0.013861231" office:value-type="float" office:value="0.002011769">
            <text:p>0,002011769</text:p>
          </table:table-cell>
          <table:table-cell table:formula="of:=[.F34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1.9290079074">
            <text:p>61,9290079074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41]-0.009034802" office:value-type="float" office:value="-0.002929792">
            <text:p>-0,002929792</text:p>
          </table:table-cell>
          <table:table-cell table:formula="of:=[.D341]^2" office:value-type="float" office:value="0.000008583681163264">
            <text:p>8,583681163264E-006</text:p>
          </table:table-cell>
          <table:table-cell table:formula="of:=[.C341]-0.013861231" office:value-type="float" office:value="-0.004093221">
            <text:p>-0,004093221</text:p>
          </table:table-cell>
          <table:table-cell table:formula="of:=[.F341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62.2552902429">
            <text:p>62,2552902429</text:p>
          </table:table-cell>
          <table:table-cell table:number-columns-repeated="2" office:value-type="float" office:value="0.00732601">
            <text:p>0,00732601</text:p>
          </table:table-cell>
          <table:table-cell table:formula="of:=[.B342]-0.009034802" office:value-type="float" office:value="-0.001708792">
            <text:p>-0,001708792</text:p>
          </table:table-cell>
          <table:table-cell table:formula="of:=[.D342]^2" office:value-type="float" office:value="0.000002919970099264">
            <text:p>0,00000292</text:p>
          </table:table-cell>
          <table:table-cell table:formula="of:=[.C342]-0.013861231" office:value-type="float" office:value="-0.006535221">
            <text:p>-0,006535221</text:p>
          </table:table-cell>
          <table:table-cell table:formula="of:=[.F342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62.7773419797">
            <text:p>62,7773419797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343]-0.009034802" office:value-type="float" office:value="-0.004150792">
            <text:p>-0,004150792</text:p>
          </table:table-cell>
          <table:table-cell table:formula="of:=[.D343]^2" office:value-type="float" office:value="0.000017229074227264">
            <text:p>1,7229074227264E-005</text:p>
          </table:table-cell>
          <table:table-cell table:formula="of:=[.C343]-0.013861231" office:value-type="float" office:value="0.002011769">
            <text:p>0,002011769</text:p>
          </table:table-cell>
          <table:table-cell table:formula="of:=[.F343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3.0383678481">
            <text:p>63,0383678481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344]-0.009034802" office:value-type="float" office:value="-0.001708792">
            <text:p>-0,001708792</text:p>
          </table:table-cell>
          <table:table-cell table:formula="of:=[.D344]^2" office:value-type="float" office:value="0.000002919970099264">
            <text:p>0,00000292</text:p>
          </table:table-cell>
          <table:table-cell table:formula="of:=[.C344]-0.013861231" office:value-type="float" office:value="0.002011769">
            <text:p>0,002011769</text:p>
          </table:table-cell>
          <table:table-cell table:formula="of:=[.F344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3.5604195849">
            <text:p>63,5604195849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45]-0.009034802" office:value-type="float" office:value="-0.002929792">
            <text:p>-0,002929792</text:p>
          </table:table-cell>
          <table:table-cell table:formula="of:=[.D345]^2" office:value-type="float" office:value="0.000008583681163264">
            <text:p>8,583681163264E-006</text:p>
          </table:table-cell>
          <table:table-cell table:formula="of:=[.C345]-0.013861231" office:value-type="float" office:value="0.002011769">
            <text:p>0,002011769</text:p>
          </table:table-cell>
          <table:table-cell table:formula="of:=[.F345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3.8214454533">
            <text:p>63,8214454533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46]-0.009034802" office:value-type="float" office:value="-0.002929792">
            <text:p>-0,002929792</text:p>
          </table:table-cell>
          <table:table-cell table:formula="of:=[.D346]^2" office:value-type="float" office:value="0.000008583681163264">
            <text:p>8,583681163264E-006</text:p>
          </table:table-cell>
          <table:table-cell table:formula="of:=[.C346]-0.013861231" office:value-type="float" office:value="-0.002872231">
            <text:p>-0,002872231</text:p>
          </table:table-cell>
          <table:table-cell table:formula="of:=[.F346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64.4087536572">
            <text:p>64,4087536572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347]-0.009034802" office:value-type="float" office:value="-0.002929792">
            <text:p>-0,002929792</text:p>
          </table:table-cell>
          <table:table-cell table:formula="of:=[.D347]^2" office:value-type="float" office:value="0.000008583681163264">
            <text:p>8,583681163264E-006</text:p>
          </table:table-cell>
          <table:table-cell table:formula="of:=[.C347]-0.013861231" office:value-type="float" office:value="0.000790768999999998">
            <text:p>0,000790769</text:p>
          </table:table-cell>
          <table:table-cell table:formula="of:=[.F347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64.6045230585">
            <text:p>64,6045230585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  <table:table-cell table:formula="of:=[.B348]-0.009034802" office:value-type="float" office:value="-0.004150792">
            <text:p>-0,004150792</text:p>
          </table:table-cell>
          <table:table-cell table:formula="of:=[.D348]^2" office:value-type="float" office:value="0.000017229074227264">
            <text:p>1,7229074227264E-005</text:p>
          </table:table-cell>
          <table:table-cell table:formula="of:=[.C348]-0.013861231" office:value-type="float" office:value="-0.000430231000000001">
            <text:p>-0,000430231</text:p>
          </table:table-cell>
          <table:table-cell table:formula="of:=[.F348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65.1918312624">
            <text:p>65,1918312624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49]-0.009034802" office:value-type="float" office:value="-0.002929792">
            <text:p>-0,002929792</text:p>
          </table:table-cell>
          <table:table-cell table:formula="of:=[.D349]^2" office:value-type="float" office:value="0.000008583681163264">
            <text:p>8,583681163264E-006</text:p>
          </table:table-cell>
          <table:table-cell table:formula="of:=[.C349]-0.013861231" office:value-type="float" office:value="0.006895769">
            <text:p>0,006895769</text:p>
          </table:table-cell>
          <table:table-cell table:formula="of:=[.F349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65.7138829992">
            <text:p>65,7138829992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350]-0.009034802" office:value-type="float" office:value="-0.001708792">
            <text:p>-0,001708792</text:p>
          </table:table-cell>
          <table:table-cell table:formula="of:=[.D350]^2" office:value-type="float" office:value="0.000002919970099264">
            <text:p>0,00000292</text:p>
          </table:table-cell>
          <table:table-cell table:formula="of:=[.C350]-0.013861231" office:value-type="float" office:value="0.002011769">
            <text:p>0,002011769</text:p>
          </table:table-cell>
          <table:table-cell table:formula="of:=[.F350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5.9749088676">
            <text:p>65,974908867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51]-0.009034802" office:value-type="float" office:value="-0.002929792">
            <text:p>-0,002929792</text:p>
          </table:table-cell>
          <table:table-cell table:formula="of:=[.D351]^2" office:value-type="float" office:value="0.000008583681163264">
            <text:p>8,583681163264E-006</text:p>
          </table:table-cell>
          <table:table-cell table:formula="of:=[.C351]-0.013861231" office:value-type="float" office:value="0.002011769">
            <text:p>0,002011769</text:p>
          </table:table-cell>
          <table:table-cell table:formula="of:=[.F351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6.4969606044">
            <text:p>66,4969606044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352]-0.009034802" office:value-type="float" office:value="-0.001708792">
            <text:p>-0,001708792</text:p>
          </table:table-cell>
          <table:table-cell table:formula="of:=[.D352]^2" office:value-type="float" office:value="0.000002919970099264">
            <text:p>0,00000292</text:p>
          </table:table-cell>
          <table:table-cell table:formula="of:=[.C352]-0.013861231" office:value-type="float" office:value="-0.005314221">
            <text:p>-0,005314221</text:p>
          </table:table-cell>
          <table:table-cell table:formula="of:=[.F35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66.7579864728">
            <text:p>66,7579864728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  <table:table-cell table:formula="of:=[.B353]-0.009034802" office:value-type="float" office:value="-0.004150792">
            <text:p>-0,004150792</text:p>
          </table:table-cell>
          <table:table-cell table:formula="of:=[.D353]^2" office:value-type="float" office:value="0.000017229074227264">
            <text:p>1,7229074227264E-005</text:p>
          </table:table-cell>
          <table:table-cell table:formula="of:=[.C353]-0.013861231" office:value-type="float" office:value="-0.005314221">
            <text:p>-0,005314221</text:p>
          </table:table-cell>
          <table:table-cell table:formula="of:=[.F35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67.2800382096">
            <text:p>67,2800382096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354]-0.009034802" office:value-type="float" office:value="-0.001708792">
            <text:p>-0,001708792</text:p>
          </table:table-cell>
          <table:table-cell table:formula="of:=[.D354]^2" office:value-type="float" office:value="0.000002919970099264">
            <text:p>0,00000292</text:p>
          </table:table-cell>
          <table:table-cell table:formula="of:=[.C354]-0.013861231" office:value-type="float" office:value="-0.001651231">
            <text:p>-0,001651231</text:p>
          </table:table-cell>
          <table:table-cell table:formula="of:=[.F354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67.8673464135">
            <text:p>67,8673464135</text:p>
          </table:table-cell>
          <table:table-cell office:value-type="float" office:value="0.032967">
            <text:p>0,032967</text:p>
          </table:table-cell>
          <table:table-cell office:value-type="float" office:value="0.015873">
            <text:p>0,015873</text:p>
          </table:table-cell>
          <table:table-cell table:formula="of:=[.B355]-0.009034802" office:value-type="float" office:value="0.023932198">
            <text:p>0,023932198</text:p>
          </table:table-cell>
          <table:table-cell table:formula="of:=[.D355]^2" office:value-type="float" office:value="0.000572750101111204">
            <text:p>0,0005727501</text:p>
          </table:table-cell>
          <table:table-cell table:formula="of:=[.C355]-0.013861231" office:value-type="float" office:value="0.002011769">
            <text:p>0,002011769</text:p>
          </table:table-cell>
          <table:table-cell table:formula="of:=[.F355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68.1283722819">
            <text:p>68,1283722819</text:p>
          </table:table-cell>
          <table:table-cell table:number-columns-repeated="2" office:value-type="float" office:value="0.010989">
            <text:p>0,010989</text:p>
          </table:table-cell>
          <table:table-cell table:formula="of:=[.B356]-0.009034802" office:value-type="float" office:value="0.001954198">
            <text:p>0,001954198</text:p>
          </table:table-cell>
          <table:table-cell table:formula="of:=[.D356]^2" office:value-type="float" office:value="0.000003818889823204">
            <text:p>3,818889823204E-006</text:p>
          </table:table-cell>
          <table:table-cell table:formula="of:=[.C356]-0.013861231" office:value-type="float" office:value="-0.002872231">
            <text:p>-0,002872231</text:p>
          </table:table-cell>
          <table:table-cell table:formula="of:=[.F356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68.6504240187">
            <text:p>68,6504240187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57]-0.009034802" office:value-type="float" office:value="-0.002929792">
            <text:p>-0,002929792</text:p>
          </table:table-cell>
          <table:table-cell table:formula="of:=[.D357]^2" office:value-type="float" office:value="0.000008583681163264">
            <text:p>8,583681163264E-006</text:p>
          </table:table-cell>
          <table:table-cell table:formula="of:=[.C357]-0.013861231" office:value-type="float" office:value="-0.001651231">
            <text:p>-0,001651231</text:p>
          </table:table-cell>
          <table:table-cell table:formula="of:=[.F357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68.9114498871">
            <text:p>68,9114498871</text:p>
          </table:table-cell>
          <table:table-cell office:value-type="float" office:value="0.00488401">
            <text:p>0,00488401</text:p>
          </table:table-cell>
          <table:table-cell office:value-type="float" office:value="0.00976801">
            <text:p>0,00976801</text:p>
          </table:table-cell>
          <table:table-cell table:formula="of:=[.B358]-0.009034802" office:value-type="float" office:value="-0.004150792">
            <text:p>-0,004150792</text:p>
          </table:table-cell>
          <table:table-cell table:formula="of:=[.D358]^2" office:value-type="float" office:value="0.000017229074227264">
            <text:p>1,7229074227264E-005</text:p>
          </table:table-cell>
          <table:table-cell table:formula="of:=[.C358]-0.013861231" office:value-type="float" office:value="-0.004093221">
            <text:p>-0,004093221</text:p>
          </table:table-cell>
          <table:table-cell table:formula="of:=[.F358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69.4335016239">
            <text:p>69,4335016239</text:p>
          </table:table-cell>
          <table:table-cell office:value-type="float" office:value="0.01221">
            <text:p>0,01221</text:p>
          </table:table-cell>
          <table:table-cell office:value-type="float" office:value="0.019536">
            <text:p>0,019536</text:p>
          </table:table-cell>
          <table:table-cell table:formula="of:=[.B359]-0.009034802" office:value-type="float" office:value="0.003175198">
            <text:p>0,003175198</text:p>
          </table:table-cell>
          <table:table-cell table:formula="of:=[.D359]^2" office:value-type="float" office:value="0.000010081882339204">
            <text:p>1,0081882339204E-005</text:p>
          </table:table-cell>
          <table:table-cell table:formula="of:=[.C359]-0.013861231" office:value-type="float" office:value="0.005674769">
            <text:p>0,005674769</text:p>
          </table:table-cell>
          <table:table-cell table:formula="of:=[.F359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69.6945274923">
            <text:p>69,6945274923</text:p>
          </table:table-cell>
          <table:table-cell office:value-type="float" office:value="0.015873">
            <text:p>0,015873</text:p>
          </table:table-cell>
          <table:table-cell office:value-type="float" office:value="0.020757">
            <text:p>0,020757</text:p>
          </table:table-cell>
          <table:table-cell table:formula="of:=[.B360]-0.009034802" office:value-type="float" office:value="0.006838198">
            <text:p>0,006838198</text:p>
          </table:table-cell>
          <table:table-cell table:formula="of:=[.D360]^2" office:value-type="float" office:value="0.000046760951887204">
            <text:p>0,000046761</text:p>
          </table:table-cell>
          <table:table-cell table:formula="of:=[.C360]-0.013861231" office:value-type="float" office:value="0.006895769">
            <text:p>0,006895769</text:p>
          </table:table-cell>
          <table:table-cell table:formula="of:=[.F360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70.2165792291">
            <text:p>70,2165792291</text:p>
          </table:table-cell>
          <table:table-cell table:number-columns-repeated="2" office:value-type="float" office:value="0.010989">
            <text:p>0,010989</text:p>
          </table:table-cell>
          <table:table-cell table:formula="of:=[.B361]-0.009034802" office:value-type="float" office:value="0.001954198">
            <text:p>0,001954198</text:p>
          </table:table-cell>
          <table:table-cell table:formula="of:=[.D361]^2" office:value-type="float" office:value="0.000003818889823204">
            <text:p>3,818889823204E-006</text:p>
          </table:table-cell>
          <table:table-cell table:formula="of:=[.C361]-0.013861231" office:value-type="float" office:value="-0.002872231">
            <text:p>-0,002872231</text:p>
          </table:table-cell>
          <table:table-cell table:formula="of:=[.F361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70.4776050975">
            <text:p>70,477605097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362]-0.009034802" office:value-type="float" office:value="-0.001708792">
            <text:p>-0,001708792</text:p>
          </table:table-cell>
          <table:table-cell table:formula="of:=[.D362]^2" office:value-type="float" office:value="0.000002919970099264">
            <text:p>0,00000292</text:p>
          </table:table-cell>
          <table:table-cell table:formula="of:=[.C362]-0.013861231" office:value-type="float" office:value="-0.005314221">
            <text:p>-0,005314221</text:p>
          </table:table-cell>
          <table:table-cell table:formula="of:=[.F362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70.9996568343">
            <text:p>70,9996568343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363]-0.009034802" office:value-type="float" office:value="-0.000487791999999999">
            <text:p>-0,000487792</text:p>
          </table:table-cell>
          <table:table-cell table:formula="of:=[.D363]^2" office:value-type="float" office:value="0.000000237941035263999">
            <text:p>2,37941035263999E-007</text:p>
          </table:table-cell>
          <table:table-cell table:formula="of:=[.C363]-0.013861231" office:value-type="float" office:value="-0.004093221">
            <text:p>-0,004093221</text:p>
          </table:table-cell>
          <table:table-cell table:formula="of:=[.F363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71.2606827027">
            <text:p>71,2606827027</text:p>
          </table:table-cell>
          <table:table-cell office:value-type="float" office:value="0.00488401">
            <text:p>0,00488401</text:p>
          </table:table-cell>
          <table:table-cell office:value-type="float" office:value="0.021978">
            <text:p>0,021978</text:p>
          </table:table-cell>
          <table:table-cell table:formula="of:=[.B364]-0.009034802" office:value-type="float" office:value="-0.004150792">
            <text:p>-0,004150792</text:p>
          </table:table-cell>
          <table:table-cell table:formula="of:=[.D364]^2" office:value-type="float" office:value="0.000017229074227264">
            <text:p>1,7229074227264E-005</text:p>
          </table:table-cell>
          <table:table-cell table:formula="of:=[.C364]-0.013861231" office:value-type="float" office:value="0.008116769">
            <text:p>0,008116769</text:p>
          </table:table-cell>
          <table:table-cell table:formula="of:=[.F364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71.8479909066">
            <text:p>71,8479909066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365]-0.009034802" office:value-type="float" office:value="-0.002929792">
            <text:p>-0,002929792</text:p>
          </table:table-cell>
          <table:table-cell table:formula="of:=[.D365]^2" office:value-type="float" office:value="0.000008583681163264">
            <text:p>8,583681163264E-006</text:p>
          </table:table-cell>
          <table:table-cell table:formula="of:=[.C365]-0.013861231" office:value-type="float" office:value="0.008116769">
            <text:p>0,008116769</text:p>
          </table:table-cell>
          <table:table-cell table:formula="of:=[.F365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72.3047861763">
            <text:p>72,3047861763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366]-0.009034802" office:value-type="float" office:value="-0.002929792">
            <text:p>-0,002929792</text:p>
          </table:table-cell>
          <table:table-cell table:formula="of:=[.D366]^2" office:value-type="float" office:value="0.000008583681163264">
            <text:p>8,583681163264E-006</text:p>
          </table:table-cell>
          <table:table-cell table:formula="of:=[.C366]-0.013861231" office:value-type="float" office:value="0.000790768999999998">
            <text:p>0,000790769</text:p>
          </table:table-cell>
          <table:table-cell table:formula="of:=[.F366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72.6310685118">
            <text:p>72,6310685118</text:p>
          </table:table-cell>
          <table:table-cell office:value-type="float" office:value="0.026862">
            <text:p>0,026862</text:p>
          </table:table-cell>
          <table:table-cell office:value-type="float" office:value="0.015873">
            <text:p>0,015873</text:p>
          </table:table-cell>
          <table:table-cell table:formula="of:=[.B367]-0.009034802" office:value-type="float" office:value="0.017827198">
            <text:p>0,017827198</text:p>
          </table:table-cell>
          <table:table-cell table:formula="of:=[.D367]^2" office:value-type="float" office:value="0.000317808988531204">
            <text:p>0,000317809</text:p>
          </table:table-cell>
          <table:table-cell table:formula="of:=[.C367]-0.013861231" office:value-type="float" office:value="0.002011769">
            <text:p>0,002011769</text:p>
          </table:table-cell>
          <table:table-cell table:formula="of:=[.F367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73.1531202486">
            <text:p>73,1531202486</text:p>
          </table:table-cell>
          <table:table-cell office:value-type="float" office:value="0.025641">
            <text:p>0,025641</text:p>
          </table:table-cell>
          <table:table-cell office:value-type="float" office:value="0.00732601">
            <text:p>0,00732601</text:p>
          </table:table-cell>
          <table:table-cell table:formula="of:=[.B368]-0.009034802" office:value-type="float" office:value="0.016606198">
            <text:p>0,016606198</text:p>
          </table:table-cell>
          <table:table-cell table:formula="of:=[.D368]^2" office:value-type="float" office:value="0.000275765812015204">
            <text:p>0,0002757658</text:p>
          </table:table-cell>
          <table:table-cell table:formula="of:=[.C368]-0.013861231" office:value-type="float" office:value="-0.006535221">
            <text:p>-0,006535221</text:p>
          </table:table-cell>
          <table:table-cell table:formula="of:=[.F368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73.6751719854">
            <text:p>73,6751719854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369]-0.009034802" office:value-type="float" office:value="-0.002929792">
            <text:p>-0,002929792</text:p>
          </table:table-cell>
          <table:table-cell table:formula="of:=[.D369]^2" office:value-type="float" office:value="0.000008583681163264">
            <text:p>8,583681163264E-006</text:p>
          </table:table-cell>
          <table:table-cell table:formula="of:=[.C369]-0.013861231" office:value-type="float" office:value="0.005674769">
            <text:p>0,005674769</text:p>
          </table:table-cell>
          <table:table-cell table:formula="of:=[.F369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73.9361978538">
            <text:p>73,9361978538</text:p>
          </table:table-cell>
          <table:table-cell office:value-type="float" office:value="0.014652">
            <text:p>0,014652</text:p>
          </table:table-cell>
          <table:table-cell office:value-type="float" office:value="0.00854701">
            <text:p>0,00854701</text:p>
          </table:table-cell>
          <table:table-cell table:formula="of:=[.B370]-0.009034802" office:value-type="float" office:value="0.005617198">
            <text:p>0,005617198</text:p>
          </table:table-cell>
          <table:table-cell table:formula="of:=[.D370]^2" office:value-type="float" office:value="0.000031552913371204">
            <text:p>3,1552913371204E-005</text:p>
          </table:table-cell>
          <table:table-cell table:formula="of:=[.C370]-0.013861231" office:value-type="float" office:value="-0.005314221">
            <text:p>-0,005314221</text:p>
          </table:table-cell>
          <table:table-cell table:formula="of:=[.F370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74.5235060577">
            <text:p>74,5235060577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371]-0.009034802" office:value-type="float" office:value="-0.004150792">
            <text:p>-0,004150792</text:p>
          </table:table-cell>
          <table:table-cell table:formula="of:=[.D371]^2" office:value-type="float" office:value="0.000017229074227264">
            <text:p>1,7229074227264E-005</text:p>
          </table:table-cell>
          <table:table-cell table:formula="of:=[.C371]-0.013861231" office:value-type="float" office:value="0.005674769">
            <text:p>0,005674769</text:p>
          </table:table-cell>
          <table:table-cell table:formula="of:=[.F371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74.719275459">
            <text:p>74,719275459</text:p>
          </table:table-cell>
          <table:table-cell office:value-type="float" office:value="0.010989">
            <text:p>0,010989</text:p>
          </table:table-cell>
          <table:table-cell office:value-type="float" office:value="0.01221">
            <text:p>0,01221</text:p>
          </table:table-cell>
          <table:table-cell table:formula="of:=[.B372]-0.009034802" office:value-type="float" office:value="0.001954198">
            <text:p>0,001954198</text:p>
          </table:table-cell>
          <table:table-cell table:formula="of:=[.D372]^2" office:value-type="float" office:value="0.000003818889823204">
            <text:p>3,818889823204E-006</text:p>
          </table:table-cell>
          <table:table-cell table:formula="of:=[.C372]-0.013861231" office:value-type="float" office:value="-0.001651231">
            <text:p>-0,001651231</text:p>
          </table:table-cell>
          <table:table-cell table:formula="of:=[.F37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5.2413271958">
            <text:p>75,241327195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73]-0.009034802" office:value-type="float" office:value="-0.002929792">
            <text:p>-0,002929792</text:p>
          </table:table-cell>
          <table:table-cell table:formula="of:=[.D373]^2" office:value-type="float" office:value="0.000008583681163264">
            <text:p>8,583681163264E-006</text:p>
          </table:table-cell>
          <table:table-cell table:formula="of:=[.C373]-0.013861231" office:value-type="float" office:value="-0.006535221">
            <text:p>-0,006535221</text:p>
          </table:table-cell>
          <table:table-cell table:formula="of:=[.F373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75.5676095313">
            <text:p>75,5676095313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74]-0.009034802" office:value-type="float" office:value="-0.002929792">
            <text:p>-0,002929792</text:p>
          </table:table-cell>
          <table:table-cell table:formula="of:=[.D374]^2" office:value-type="float" office:value="0.000008583681163264">
            <text:p>8,583681163264E-006</text:p>
          </table:table-cell>
          <table:table-cell table:formula="of:=[.C374]-0.013861231" office:value-type="float" office:value="-0.001651231">
            <text:p>-0,001651231</text:p>
          </table:table-cell>
          <table:table-cell table:formula="of:=[.F374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6.0896612681">
            <text:p>76,0896612681</text:p>
          </table:table-cell>
          <table:table-cell office:value-type="float" office:value="0.00610501">
            <text:p>0,00610501</text:p>
          </table:table-cell>
          <table:table-cell office:value-type="float" office:value="0.02442">
            <text:p>0,02442</text:p>
          </table:table-cell>
          <table:table-cell table:formula="of:=[.B375]-0.009034802" office:value-type="float" office:value="-0.002929792">
            <text:p>-0,002929792</text:p>
          </table:table-cell>
          <table:table-cell table:formula="of:=[.D375]^2" office:value-type="float" office:value="0.000008583681163264">
            <text:p>8,583681163264E-006</text:p>
          </table:table-cell>
          <table:table-cell table:formula="of:=[.C375]-0.013861231" office:value-type="float" office:value="0.010558769">
            <text:p>0,010558769</text:p>
          </table:table-cell>
          <table:table-cell table:formula="of:=[.F375]^2" office:value-type="float" office:value="0.000111487602795361">
            <text:p>0,0001114876</text:p>
          </table:table-cell>
        </table:table-row>
        <table:table-row table:style-name="ro1">
          <table:table-cell office:value-type="float" office:value="76.3506871365">
            <text:p>76,3506871365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76]-0.009034802" office:value-type="float" office:value="-0.002929792">
            <text:p>-0,002929792</text:p>
          </table:table-cell>
          <table:table-cell table:formula="of:=[.D376]^2" office:value-type="float" office:value="0.000008583681163264">
            <text:p>8,583681163264E-006</text:p>
          </table:table-cell>
          <table:table-cell table:formula="of:=[.C376]-0.013861231" office:value-type="float" office:value="-0.001651231">
            <text:p>-0,001651231</text:p>
          </table:table-cell>
          <table:table-cell table:formula="of:=[.F376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6.8727388733">
            <text:p>76,8727388733</text:p>
          </table:table-cell>
          <table:table-cell office:value-type="float" office:value="0.020757">
            <text:p>0,020757</text:p>
          </table:table-cell>
          <table:table-cell office:value-type="float" office:value="0.00976801">
            <text:p>0,00976801</text:p>
          </table:table-cell>
          <table:table-cell table:formula="of:=[.B377]-0.009034802" office:value-type="float" office:value="0.011722198">
            <text:p>0,011722198</text:p>
          </table:table-cell>
          <table:table-cell table:formula="of:=[.D377]^2" office:value-type="float" office:value="0.000137409925951204">
            <text:p>0,0001374099</text:p>
          </table:table-cell>
          <table:table-cell table:formula="of:=[.C377]-0.013861231" office:value-type="float" office:value="-0.004093221">
            <text:p>-0,004093221</text:p>
          </table:table-cell>
          <table:table-cell table:formula="of:=[.F377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77.1337647417">
            <text:p>77,1337647417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78]-0.009034802" office:value-type="float" office:value="-0.002929792">
            <text:p>-0,002929792</text:p>
          </table:table-cell>
          <table:table-cell table:formula="of:=[.D378]^2" office:value-type="float" office:value="0.000008583681163264">
            <text:p>8,583681163264E-006</text:p>
          </table:table-cell>
          <table:table-cell table:formula="of:=[.C378]-0.013861231" office:value-type="float" office:value="-0.006535221">
            <text:p>-0,006535221</text:p>
          </table:table-cell>
          <table:table-cell table:formula="of:=[.F378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77.6558164785">
            <text:p>77,6558164785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79]-0.009034802" office:value-type="float" office:value="-0.002929792">
            <text:p>-0,002929792</text:p>
          </table:table-cell>
          <table:table-cell table:formula="of:=[.D379]^2" office:value-type="float" office:value="0.000008583681163264">
            <text:p>8,583681163264E-006</text:p>
          </table:table-cell>
          <table:table-cell table:formula="of:=[.C379]-0.013861231" office:value-type="float" office:value="-0.001651231">
            <text:p>-0,001651231</text:p>
          </table:table-cell>
          <table:table-cell table:formula="of:=[.F379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8.2431246824">
            <text:p>78,2431246824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80]-0.009034802" office:value-type="float" office:value="-0.002929792">
            <text:p>-0,002929792</text:p>
          </table:table-cell>
          <table:table-cell table:formula="of:=[.D380]^2" office:value-type="float" office:value="0.000008583681163264">
            <text:p>8,583681163264E-006</text:p>
          </table:table-cell>
          <table:table-cell table:formula="of:=[.C380]-0.013861231" office:value-type="float" office:value="-0.001651231">
            <text:p>-0,001651231</text:p>
          </table:table-cell>
          <table:table-cell table:formula="of:=[.F380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8.5041505508">
            <text:p>78,5041505508</text:p>
          </table:table-cell>
          <table:table-cell office:value-type="float" office:value="0.00610501">
            <text:p>0,00610501</text:p>
          </table:table-cell>
          <table:table-cell office:value-type="float" office:value="0.02442">
            <text:p>0,02442</text:p>
          </table:table-cell>
          <table:table-cell table:formula="of:=[.B381]-0.009034802" office:value-type="float" office:value="-0.002929792">
            <text:p>-0,002929792</text:p>
          </table:table-cell>
          <table:table-cell table:formula="of:=[.D381]^2" office:value-type="float" office:value="0.000008583681163264">
            <text:p>8,583681163264E-006</text:p>
          </table:table-cell>
          <table:table-cell table:formula="of:=[.C381]-0.013861231" office:value-type="float" office:value="0.010558769">
            <text:p>0,010558769</text:p>
          </table:table-cell>
          <table:table-cell table:formula="of:=[.F381]^2" office:value-type="float" office:value="0.000111487602795361">
            <text:p>0,0001114876</text:p>
          </table:table-cell>
        </table:table-row>
        <table:table-row table:style-name="ro1">
          <table:table-cell office:value-type="float" office:value="79.0262022876">
            <text:p>79,0262022876</text:p>
          </table:table-cell>
          <table:table-cell office:value-type="float" office:value="0.00854701">
            <text:p>0,00854701</text:p>
          </table:table-cell>
          <table:table-cell office:value-type="float" office:value="0.01221">
            <text:p>0,01221</text:p>
          </table:table-cell>
          <table:table-cell table:formula="of:=[.B382]-0.009034802" office:value-type="float" office:value="-0.000487791999999999">
            <text:p>-0,000487792</text:p>
          </table:table-cell>
          <table:table-cell table:formula="of:=[.D382]^2" office:value-type="float" office:value="0.000000237941035263999">
            <text:p>2,37941035263999E-007</text:p>
          </table:table-cell>
          <table:table-cell table:formula="of:=[.C382]-0.013861231" office:value-type="float" office:value="-0.001651231">
            <text:p>-0,001651231</text:p>
          </table:table-cell>
          <table:table-cell table:formula="of:=[.F382]^2" office:value-type="float" office:value="0.000002726563815361">
            <text:p>2,726563815361E-006</text:p>
          </table:table-cell>
        </table:table-row>
        <table:table-row table:style-name="ro1">
          <table:table-cell office:value-type="float" office:value="79.287228156">
            <text:p>79,28722815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83]-0.009034802" office:value-type="float" office:value="-0.002929792">
            <text:p>-0,002929792</text:p>
          </table:table-cell>
          <table:table-cell table:formula="of:=[.D383]^2" office:value-type="float" office:value="0.000008583681163264">
            <text:p>8,583681163264E-006</text:p>
          </table:table-cell>
          <table:table-cell table:formula="of:=[.C383]-0.013861231" office:value-type="float" office:value="-0.005314221">
            <text:p>-0,005314221</text:p>
          </table:table-cell>
          <table:table-cell table:formula="of:=[.F383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79.8092798928">
            <text:p>79,8092798928</text:p>
          </table:table-cell>
          <table:table-cell office:value-type="float" office:value="0.01221">
            <text:p>0,01221</text:p>
          </table:table-cell>
          <table:table-cell office:value-type="float" office:value="0.00854701">
            <text:p>0,00854701</text:p>
          </table:table-cell>
          <table:table-cell table:formula="of:=[.B384]-0.009034802" office:value-type="float" office:value="0.003175198">
            <text:p>0,003175198</text:p>
          </table:table-cell>
          <table:table-cell table:formula="of:=[.D384]^2" office:value-type="float" office:value="0.000010081882339204">
            <text:p>1,0081882339204E-005</text:p>
          </table:table-cell>
          <table:table-cell table:formula="of:=[.C384]-0.013861231" office:value-type="float" office:value="-0.005314221">
            <text:p>-0,005314221</text:p>
          </table:table-cell>
          <table:table-cell table:formula="of:=[.F384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80.3313316296">
            <text:p>80,3313316296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85]-0.009034802" office:value-type="float" office:value="-0.002929792">
            <text:p>-0,002929792</text:p>
          </table:table-cell>
          <table:table-cell table:formula="of:=[.D385]^2" office:value-type="float" office:value="0.000008583681163264">
            <text:p>8,583681163264E-006</text:p>
          </table:table-cell>
          <table:table-cell table:formula="of:=[.C385]-0.013861231" office:value-type="float" office:value="-0.006535221">
            <text:p>-0,006535221</text:p>
          </table:table-cell>
          <table:table-cell table:formula="of:=[.F385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80.592357498">
            <text:p>80,592357498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86]-0.009034802" office:value-type="float" office:value="-0.002929792">
            <text:p>-0,002929792</text:p>
          </table:table-cell>
          <table:table-cell table:formula="of:=[.D386]^2" office:value-type="float" office:value="0.000008583681163264">
            <text:p>8,583681163264E-006</text:p>
          </table:table-cell>
          <table:table-cell table:formula="of:=[.C386]-0.013861231" office:value-type="float" office:value="0.002011769">
            <text:p>0,002011769</text:p>
          </table:table-cell>
          <table:table-cell table:formula="of:=[.F386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81.1144092348">
            <text:p>81,1144092348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387]-0.009034802" office:value-type="float" office:value="-0.002929792">
            <text:p>-0,002929792</text:p>
          </table:table-cell>
          <table:table-cell table:formula="of:=[.D387]^2" office:value-type="float" office:value="0.000008583681163264">
            <text:p>8,583681163264E-006</text:p>
          </table:table-cell>
          <table:table-cell table:formula="of:=[.C387]-0.013861231" office:value-type="float" office:value="0.004453769">
            <text:p>0,004453769</text:p>
          </table:table-cell>
          <table:table-cell table:formula="of:=[.F387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81.3754351032">
            <text:p>81,3754351032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88]-0.009034802" office:value-type="float" office:value="-0.002929792">
            <text:p>-0,002929792</text:p>
          </table:table-cell>
          <table:table-cell table:formula="of:=[.D388]^2" office:value-type="float" office:value="0.000008583681163264">
            <text:p>8,583681163264E-006</text:p>
          </table:table-cell>
          <table:table-cell table:formula="of:=[.C388]-0.013861231" office:value-type="float" office:value="0.006895769">
            <text:p>0,006895769</text:p>
          </table:table-cell>
          <table:table-cell table:formula="of:=[.F388]^2" office:value-type="float" office:value="0.0000475516301013609">
            <text:p>4,75516301013609E-005</text:p>
          </table:table-cell>
        </table:table-row>
        <table:table-row table:style-name="ro1">
          <table:table-cell office:value-type="float" office:value="81.9627433071">
            <text:p>81,9627433071</text:p>
          </table:table-cell>
          <table:table-cell office:value-type="float" office:value="0.013431">
            <text:p>0,013431</text:p>
          </table:table-cell>
          <table:table-cell office:value-type="float" office:value="0.018315">
            <text:p>0,018315</text:p>
          </table:table-cell>
          <table:table-cell table:formula="of:=[.B389]-0.009034802" office:value-type="float" office:value="0.004396198">
            <text:p>0,004396198</text:p>
          </table:table-cell>
          <table:table-cell table:formula="of:=[.D389]^2" office:value-type="float" office:value="0.000019326556855204">
            <text:p>1,9326556855204E-005</text:p>
          </table:table-cell>
          <table:table-cell table:formula="of:=[.C389]-0.013861231" office:value-type="float" office:value="0.004453769">
            <text:p>0,004453769</text:p>
          </table:table-cell>
          <table:table-cell table:formula="of:=[.F389]^2" office:value-type="float" office:value="0.000019836058305361">
            <text:p>1,9836058305361E-005</text:p>
          </table:table-cell>
        </table:table-row>
        <table:table-row table:style-name="ro1">
          <table:table-cell office:value-type="float" office:value="82.2237691755">
            <text:p>82,2237691755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390]-0.009034802" office:value-type="float" office:value="-0.001708792">
            <text:p>-0,001708792</text:p>
          </table:table-cell>
          <table:table-cell table:formula="of:=[.D390]^2" office:value-type="float" office:value="0.000002919970099264">
            <text:p>0,00000292</text:p>
          </table:table-cell>
          <table:table-cell table:formula="of:=[.C390]-0.013861231" office:value-type="float" office:value="0.000790768999999998">
            <text:p>0,000790769</text:p>
          </table:table-cell>
          <table:table-cell table:formula="of:=[.F390]^2" office:value-type="float" office:value="0.000000625315611360998">
            <text:p>6,25315611360998E-007</text:p>
          </table:table-cell>
        </table:table-row>
        <table:table-row table:style-name="ro1">
          <table:table-cell office:value-type="float" office:value="82.7458743574">
            <text:p>82,7458743574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391]-0.009034802" office:value-type="float" office:value="0.001954198">
            <text:p>0,001954198</text:p>
          </table:table-cell>
          <table:table-cell table:formula="of:=[.D391]^2" office:value-type="float" office:value="0.000003818889823204">
            <text:p>3,818889823204E-006</text:p>
          </table:table-cell>
          <table:table-cell table:formula="of:=[.C391]-0.013861231" office:value-type="float" office:value="-0.006535221">
            <text:p>-0,006535221</text:p>
          </table:table-cell>
          <table:table-cell table:formula="of:=[.F391]^2" office:value-type="float" office:value="0.000042709113518841">
            <text:p>4,2709113518841E-005</text:p>
          </table:table-cell>
        </table:table-row>
        <table:table-row table:style-name="ro1">
          <table:table-cell office:value-type="float" office:value="82.9416437587">
            <text:p>82,9416437587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392]-0.009034802" office:value-type="float" office:value="-0.001708792">
            <text:p>-0,001708792</text:p>
          </table:table-cell>
          <table:table-cell table:formula="of:=[.D392]^2" office:value-type="float" office:value="0.000002919970099264">
            <text:p>0,00000292</text:p>
          </table:table-cell>
          <table:table-cell table:formula="of:=[.C392]-0.013861231" office:value-type="float" office:value="0.002011769">
            <text:p>0,002011769</text:p>
          </table:table-cell>
          <table:table-cell table:formula="of:=[.F392]^2" office:value-type="float" office:value="0.00000404721450936099">
            <text:p>4,04721450936099E-006</text:p>
          </table:table-cell>
        </table:table-row>
        <table:table-row table:style-name="ro1">
          <table:table-cell office:value-type="float" office:value="83.5289519626">
            <text:p>83,5289519626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393]-0.009034802" office:value-type="float" office:value="-0.002929792">
            <text:p>-0,002929792</text:p>
          </table:table-cell>
          <table:table-cell table:formula="of:=[.D393]^2" office:value-type="float" office:value="0.000008583681163264">
            <text:p>8,583681163264E-006</text:p>
          </table:table-cell>
          <table:table-cell table:formula="of:=[.C393]-0.013861231" office:value-type="float" office:value="0.003232769">
            <text:p>0,003232769</text:p>
          </table:table-cell>
          <table:table-cell table:formula="of:=[.F393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83.789977831">
            <text:p>83,789977831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  <table:table-cell table:formula="of:=[.B394]-0.009034802" office:value-type="float" office:value="-0.001708792">
            <text:p>-0,001708792</text:p>
          </table:table-cell>
          <table:table-cell table:formula="of:=[.D394]^2" office:value-type="float" office:value="0.000002919970099264">
            <text:p>0,00000292</text:p>
          </table:table-cell>
          <table:table-cell table:formula="of:=[.C394]-0.013861231" office:value-type="float" office:value="-0.002872231">
            <text:p>-0,002872231</text:p>
          </table:table-cell>
          <table:table-cell table:formula="of:=[.F394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84.3772860349">
            <text:p>84,3772860349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395]-0.009034802" office:value-type="float" office:value="-0.001708792">
            <text:p>-0,001708792</text:p>
          </table:table-cell>
          <table:table-cell table:formula="of:=[.D395]^2" office:value-type="float" office:value="0.000002919970099264">
            <text:p>0,00000292</text:p>
          </table:table-cell>
          <table:table-cell table:formula="of:=[.C395]-0.013861231" office:value-type="float" office:value="0.003232769">
            <text:p>0,003232769</text:p>
          </table:table-cell>
          <table:table-cell table:formula="of:=[.F395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84.8340813046">
            <text:p>84,8340813046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396]-0.009034802" office:value-type="float" office:value="-0.002929792">
            <text:p>-0,002929792</text:p>
          </table:table-cell>
          <table:table-cell table:formula="of:=[.D396]^2" office:value-type="float" office:value="0.000008583681163264">
            <text:p>8,583681163264E-006</text:p>
          </table:table-cell>
          <table:table-cell table:formula="of:=[.C396]-0.013861231" office:value-type="float" office:value="0.008116769">
            <text:p>0,008116769</text:p>
          </table:table-cell>
          <table:table-cell table:formula="of:=[.F396]^2" office:value-type="float" office:value="0.0000658819389993609">
            <text:p>6,58819389993609E-005</text:p>
          </table:table-cell>
        </table:table-row>
        <table:table-row table:style-name="ro1">
          <table:table-cell office:value-type="float" office:value="85.1603636401">
            <text:p>85,1603636401</text:p>
          </table:table-cell>
          <table:table-cell office:value-type="float" office:value="0.00976801">
            <text:p>0,00976801</text:p>
          </table:table-cell>
          <table:table-cell office:value-type="float" office:value="0.017094">
            <text:p>0,017094</text:p>
          </table:table-cell>
          <table:table-cell table:formula="of:=[.B397]-0.009034802" office:value-type="float" office:value="0.000733208000000001">
            <text:p>0,000733208</text:p>
          </table:table-cell>
          <table:table-cell table:formula="of:=[.D397]^2" office:value-type="float" office:value="0.000000537593971264001">
            <text:p>5,37593971264001E-007</text:p>
          </table:table-cell>
          <table:table-cell table:formula="of:=[.C397]-0.013861231" office:value-type="float" office:value="0.003232769">
            <text:p>0,003232769</text:p>
          </table:table-cell>
          <table:table-cell table:formula="of:=[.F397]^2" office:value-type="float" office:value="0.000010450795407361">
            <text:p>1,0450795407361E-005</text:p>
          </table:table-cell>
        </table:table-row>
        <table:table-row table:style-name="ro1">
          <table:table-cell office:value-type="float" office:value="85.6824153769">
            <text:p>85,6824153769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398]-0.009034802" office:value-type="float" office:value="-0.004150792">
            <text:p>-0,004150792</text:p>
          </table:table-cell>
          <table:table-cell table:formula="of:=[.D398]^2" office:value-type="float" office:value="0.000017229074227264">
            <text:p>1,7229074227264E-005</text:p>
          </table:table-cell>
          <table:table-cell table:formula="of:=[.C398]-0.013861231" office:value-type="float" office:value="-0.002872231">
            <text:p>-0,002872231</text:p>
          </table:table-cell>
          <table:table-cell table:formula="of:=[.F398]^2" office:value-type="float" office:value="0.00000824971091736102">
            <text:p>8,24971091736102E-006</text:p>
          </table:table-cell>
        </table:table-row>
        <table:table-row table:style-name="ro1">
          <table:table-cell office:value-type="float" office:value="85.9434412453">
            <text:p>85,9434412453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399]-0.009034802" office:value-type="float" office:value="-0.001708792">
            <text:p>-0,001708792</text:p>
          </table:table-cell>
          <table:table-cell table:formula="of:=[.D399]^2" office:value-type="float" office:value="0.000002919970099264">
            <text:p>0,00000292</text:p>
          </table:table-cell>
          <table:table-cell table:formula="of:=[.C399]-0.013861231" office:value-type="float" office:value="-0.005314221">
            <text:p>-0,005314221</text:p>
          </table:table-cell>
          <table:table-cell table:formula="of:=[.F399]^2" office:value-type="float" office:value="0.000028240944836841">
            <text:p>2,8240944836841E-005</text:p>
          </table:table-cell>
        </table:table-row>
        <table:table-row table:style-name="ro1">
          <table:table-cell office:value-type="float" office:value="86.4654929821">
            <text:p>86,465492982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400]-0.009034802" office:value-type="float" office:value="-0.002929792">
            <text:p>-0,002929792</text:p>
          </table:table-cell>
          <table:table-cell table:formula="of:=[.D400]^2" office:value-type="float" office:value="0.000008583681163264">
            <text:p>8,583681163264E-006</text:p>
          </table:table-cell>
          <table:table-cell table:formula="of:=[.C400]-0.013861231" office:value-type="float" office:value="-0.004093221">
            <text:p>-0,004093221</text:p>
          </table:table-cell>
          <table:table-cell table:formula="of:=[.F400]^2" office:value-type="float" office:value="0.000016754458154841">
            <text:p>1,6754458154841E-005</text:p>
          </table:table-cell>
        </table:table-row>
        <table:table-row table:style-name="ro1">
          <table:table-cell office:value-type="float" office:value="86.7265188505">
            <text:p>86,7265188505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401]-0.009034802" office:value-type="float" office:value="-0.004150792">
            <text:p>-0,004150792</text:p>
          </table:table-cell>
          <table:table-cell table:formula="of:=[.D401]^2" office:value-type="float" office:value="0.000017229074227264">
            <text:p>1,7229074227264E-005</text:p>
          </table:table-cell>
          <table:table-cell table:formula="of:=[.C401]-0.013861231" office:value-type="float" office:value="0.005674769">
            <text:p>0,005674769</text:p>
          </table:table-cell>
          <table:table-cell table:formula="of:=[.F401]^2" office:value-type="float" office:value="0.0000322030032033609">
            <text:p>0,000032203</text:p>
          </table:table-cell>
        </table:table-row>
        <table:table-row table:style-name="ro1">
          <table:table-cell office:value-type="float" office:value="87.2485705873">
            <text:p>87,2485705873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402]-0.009034802" office:value-type="float" office:value="-0.002929792">
            <text:p>-0,002929792</text:p>
          </table:table-cell>
          <table:table-cell table:formula="of:=[.D402]^2" office:value-type="float" office:value="0.000008583681163264">
            <text:p>8,583681163264E-006</text:p>
          </table:table-cell>
          <table:table-cell table:formula="of:=[.C402]-0.013861231" office:value-type="float" office:value="-0.000430231000000001">
            <text:p>-0,000430231</text:p>
          </table:table-cell>
          <table:table-cell table:formula="of:=[.F402]^2" office:value-type="float" office:value="0.000000185098713361001">
            <text:p>1,85098713361001E-007</text:p>
          </table:table-cell>
        </table:table-row>
        <table:table-row table:style-name="ro1">
          <table:table-cell office:value-type="float" office:value="87.5095964557">
            <text:p>87,5095964557</text:p>
          </table:table-cell>
          <table:table-cell office:value-type="float" office:value="0.031746">
            <text:p>0,031746</text:p>
          </table:table-cell>
          <table:table-cell office:value-type="float" office:value="0.00976801">
            <text:p>0,00976801</text:p>
          </table:table-cell>
          <table:table-cell table:formula="of:=[.B403]-0.009034802" office:value-type="float" office:value="0.022711198">
            <text:p>0,022711198</text:p>
          </table:table-cell>
          <table:table-cell table:formula="of:=[.D403]^2" office:value-type="float" office:value="0.000515798514595204">
            <text:p>0,0005157985</text:p>
          </table:table-cell>
          <table:table-cell table:formula="of:=[.C403]-0.013861231" office:value-type="float" office:value="-0.004093221">
            <text:p>-0,004093221</text:p>
          </table:table-cell>
          <table:table-cell table:formula="of:=[.F403]^2" office:value-type="float" office:value="0.000016754458154841">
            <text:p>1,6754458154841E-005</text:p>
          </table:table-cell>
        </table:table-row>
        <table:table-row table:style-name="ro2">
          <table:table-cell table:style-name="ce1" office:value-type="string">
            <text:p>Mittelwert</text:p>
          </table:table-cell>
          <table:table-cell table:style-name="ce1" table:formula="of:=SUM([.B1:.B403])/403" office:value-type="float" office:value="0.00903480183622833">
            <text:p>0,0090348018</text:p>
          </table:table-cell>
          <table:table-cell table:style-name="ce1" table:formula="of:=SUM([.C1:.C403])/403" office:value-type="float" office:value="0.0138612312655087">
            <text:p>0,0138612313</text:p>
          </table:table-cell>
          <table:table-cell/>
          <table:table-cell table:formula="of:=SUM([.E1:.E403])" office:value-type="float" office:value="0.0138568747510861">
            <text:p>0,0138568748</text:p>
          </table:table-cell>
          <table:table-cell/>
          <table:table-cell table:formula="of:=SUM([.G1:.G403])" office:value-type="float" office:value="0.00848282086695808">
            <text:p>0,0084828209</text:p>
          </table:table-cell>
        </table:table-row>
        <table:table-row table:style-name="ro2">
          <table:table-cell table:style-name="ce1" office:value-type="string">
            <text:p>Varianz</text:p>
          </table:table-cell>
          <table:table-cell table:style-name="ce1" table:formula="of:=[.E404]/402" office:value-type="float" office:value="0.0000344698376892688">
            <text:p>3,44698376892688E-005</text:p>
          </table:table-cell>
          <table:table-cell table:style-name="ce1" table:formula="of:=[.G404]/402" office:value-type="float" office:value="0.0000211015444451694">
            <text:p>2,11015444451694E-005</text:p>
          </table:table-cell>
          <table:table-cell table:number-columns-repeated="4"/>
        </table:table-row>
        <table:table-row table:style-name="ro3">
          <table:table-cell table:style-name="ce4" office:value-type="string">
            <text:p>Standardabweichung</text:p>
          </table:table-cell>
          <table:table-cell table:style-name="ce1" table:formula="of:=SQRT([.B405])" office:value-type="float" office:value="0.00587110191439978">
            <text:p>0,0058711019</text:p>
          </table:table-cell>
          <table:table-cell table:style-name="ce1" table:formula="of:=SQRT([.C405])" office:value-type="float" office:value="0.00459364174105571">
            <text:p>0,0045936417</text:p>
          </table:table-cell>
          <table:table-cell table:number-columns-repeated="4"/>
        </table:table-row>
      </table:table>
      <table:table table:name="Ohne Sample" table:style-name="ta1" table:print="false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office:value-type="float" office:value="-74.130672551">
            <text:p>-74,130672551</text:p>
          </table:table-cell>
          <table:table-cell office:value-type="float" office:value="0.010989">
            <text:p>0,010989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73.674251397">
            <text:p>-73,674251397</text:p>
          </table:table-cell>
          <table:table-cell office:value-type="float" office:value="0.00732601">
            <text:p>0,00732601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73.347701836">
            <text:p>-73,347701836</text:p>
          </table:table-cell>
          <table:table-cell office:value-type="float" office:value="0.023199">
            <text:p>0,023199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72.890746231">
            <text:p>-72,890746231</text:p>
          </table:table-cell>
          <table:table-cell office:value-type="float" office:value="0.023199">
            <text:p>0,023199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72.564731121">
            <text:p>-72,564731121</text:p>
          </table:table-cell>
          <table:table-cell office:value-type="float" office:value="0.030525">
            <text:p>0,030525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72.107775516">
            <text:p>-72,107775516</text:p>
          </table:table-cell>
          <table:table-cell office:value-type="float" office:value="0.02442">
            <text:p>0,02442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71.716557384">
            <text:p>-71,716557384</text:p>
          </table:table-cell>
          <table:table-cell office:value-type="float" office:value="0.035409">
            <text:p>0,035409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71.259601779">
            <text:p>-71,259601779</text:p>
          </table:table-cell>
          <table:table-cell office:value-type="float" office:value="0.046398">
            <text:p>0,046398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70.933052218">
            <text:p>-70,933052218</text:p>
          </table:table-cell>
          <table:table-cell table:number-columns-repeated="2" office:value-type="float" office:value="0.017094">
            <text:p>0,017094</text:p>
          </table:table-cell>
        </table:table-row>
        <table:table-row table:style-name="ro1">
          <table:table-cell office:value-type="float" office:value="-70.476631064">
            <text:p>-70,476631064</text:p>
          </table:table-cell>
          <table:table-cell office:value-type="float" office:value="0.023199">
            <text:p>0,023199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70.215284525">
            <text:p>-70,215284525</text:p>
          </table:table-cell>
          <table:table-cell office:value-type="float" office:value="0.02442">
            <text:p>0,0244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9.758863371">
            <text:p>-69,758863371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-69.367110788">
            <text:p>-69,367110788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9.1062987">
            <text:p>-69,1062987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8.584140073">
            <text:p>-68,584140073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8.322793534">
            <text:p>-68,32279353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67.801169358">
            <text:p>-67,801169358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67.279010731">
            <text:p>-67,279010731</text:p>
          </table:table-cell>
          <table:table-cell office:value-type="float" office:value="0.03663">
            <text:p>0,03663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66.95246117">
            <text:p>-66,95246117</text:p>
          </table:table-cell>
          <table:table-cell office:value-type="float" office:value="0.0512821">
            <text:p>0,051282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66.430836994">
            <text:p>-66,430836994</text:p>
          </table:table-cell>
          <table:table-cell office:value-type="float" office:value="0.01221">
            <text:p>0,0122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66.169490455">
            <text:p>-66,169490455</text:p>
          </table:table-cell>
          <table:table-cell office:value-type="float" office:value="0.034188">
            <text:p>0,034188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65.647331828">
            <text:p>-65,647331828</text:p>
          </table:table-cell>
          <table:table-cell office:value-type="float" office:value="0.043956">
            <text:p>0,04395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5.38651974">
            <text:p>-65,38651974</text:p>
          </table:table-cell>
          <table:table-cell office:value-type="float" office:value="0.0622711">
            <text:p>0,062271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4.929564135">
            <text:p>-64,929564135</text:p>
          </table:table-cell>
          <table:table-cell office:value-type="float" office:value="0.042735">
            <text:p>0,04273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4.603549025">
            <text:p>-64,603549025</text:p>
          </table:table-cell>
          <table:table-cell office:value-type="float" office:value="0.0573871">
            <text:p>0,057387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64.081390398">
            <text:p>-64,081390398</text:p>
          </table:table-cell>
          <table:table-cell office:value-type="float" office:value="0.015873">
            <text:p>0,01587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3.754840837">
            <text:p>-63,75484083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63.298419683">
            <text:p>-63,298419683</text:p>
          </table:table-cell>
          <table:table-cell office:value-type="float" office:value="0.010989">
            <text:p>0,010989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62.971870122">
            <text:p>-62,971870122</text:p>
          </table:table-cell>
          <table:table-cell office:value-type="float" office:value="0.047619">
            <text:p>0,04761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2.515448968">
            <text:p>-62,515448968</text:p>
          </table:table-cell>
          <table:table-cell office:value-type="float" office:value="0.0512821">
            <text:p>0,051282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2.188899407">
            <text:p>-62,188899407</text:p>
          </table:table-cell>
          <table:table-cell office:value-type="float" office:value="0.0781441">
            <text:p>0,0781441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-61.66674078">
            <text:p>-61,66674078</text:p>
          </table:table-cell>
          <table:table-cell office:value-type="float" office:value="0.00854701">
            <text:p>0,008547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61.34072567">
            <text:p>-61,34072567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60.883770065">
            <text:p>-60,883770065</text:p>
          </table:table-cell>
          <table:table-cell office:value-type="float" office:value="0.02442">
            <text:p>0,02442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60.622957977">
            <text:p>-60,622957977</text:p>
          </table:table-cell>
          <table:table-cell office:value-type="float" office:value="0.018315">
            <text:p>0,01831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0.10079935">
            <text:p>-60,10079935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9.513437701">
            <text:p>-59,513437701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-59.317828635">
            <text:p>-59,317828635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58.730466986">
            <text:p>-58,730466986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58.469120447">
            <text:p>-58,469120447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57.947496271">
            <text:p>-57,947496271</text:p>
          </table:table-cell>
          <table:table-cell office:value-type="float" office:value="0.00854701">
            <text:p>0,008547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57.686149732">
            <text:p>-57,686149732</text:p>
          </table:table-cell>
          <table:table-cell office:value-type="float" office:value="0.00976801">
            <text:p>0,009768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57.098788083">
            <text:p>-57,098788083</text:p>
          </table:table-cell>
          <table:table-cell office:value-type="float" office:value="0.013431">
            <text:p>0,01343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56.903179017">
            <text:p>-56,903179017</text:p>
          </table:table-cell>
          <table:table-cell office:value-type="float" office:value="0.026862">
            <text:p>0,026862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56.315817368">
            <text:p>-56,315817368</text:p>
          </table:table-cell>
          <table:table-cell office:value-type="float" office:value="0.039072">
            <text:p>0,039072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56.120208302">
            <text:p>-56,120208302</text:p>
          </table:table-cell>
          <table:table-cell office:value-type="float" office:value="0.0500611">
            <text:p>0,050061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55.532846653">
            <text:p>-55,532846653</text:p>
          </table:table-cell>
          <table:table-cell office:value-type="float" office:value="0.0647131">
            <text:p>0,064713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55.337237587">
            <text:p>-55,337237587</text:p>
          </table:table-cell>
          <table:table-cell office:value-type="float" office:value="0.0964591">
            <text:p>0,096459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54.749875938">
            <text:p>-54,749875938</text:p>
          </table:table-cell>
          <table:table-cell office:value-type="float" office:value="0.0927961">
            <text:p>0,092796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54.488529399">
            <text:p>-54,488529399</text:p>
          </table:table-cell>
          <table:table-cell office:value-type="float" office:value="0.0500611">
            <text:p>0,050061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53.966370772">
            <text:p>-53,966370772</text:p>
          </table:table-cell>
          <table:table-cell office:value-type="float" office:value="0.023199">
            <text:p>0,023199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53.705558684">
            <text:p>-53,705558684</text:p>
          </table:table-cell>
          <table:table-cell office:value-type="float" office:value="0.0989011">
            <text:p>0,098901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53.118197035">
            <text:p>-53,118197035</text:p>
          </table:table-cell>
          <table:table-cell office:value-type="float" office:value="0.137973">
            <text:p>0,13797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2.857384947">
            <text:p>-52,857384947</text:p>
          </table:table-cell>
          <table:table-cell office:value-type="float" office:value="0.0866911">
            <text:p>0,086691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2.33522632">
            <text:p>-52,33522632</text:p>
          </table:table-cell>
          <table:table-cell office:value-type="float" office:value="0.102564">
            <text:p>0,10256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2.139617254">
            <text:p>-52,139617254</text:p>
          </table:table-cell>
          <table:table-cell office:value-type="float" office:value="0.0720391">
            <text:p>0,072039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1.552255605">
            <text:p>-51,552255605</text:p>
          </table:table-cell>
          <table:table-cell office:value-type="float" office:value="0.14652">
            <text:p>0,1465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1.290909066">
            <text:p>-51,290909066</text:p>
          </table:table-cell>
          <table:table-cell office:value-type="float" office:value="0.180708">
            <text:p>0,18070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0.76928489">
            <text:p>-50,76928489</text:p>
          </table:table-cell>
          <table:table-cell office:value-type="float" office:value="0.201465">
            <text:p>0,20146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0.507938351">
            <text:p>-50,507938351</text:p>
          </table:table-cell>
          <table:table-cell office:value-type="float" office:value="0.227106">
            <text:p>0,22710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9.920576702">
            <text:p>-49,920576702</text:p>
          </table:table-cell>
          <table:table-cell office:value-type="float" office:value="0.192918">
            <text:p>0,19291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9.464155548">
            <text:p>-49,464155548</text:p>
          </table:table-cell>
          <table:table-cell office:value-type="float" office:value="0.178266">
            <text:p>0,17826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9.137605987">
            <text:p>-49,137605987</text:p>
          </table:table-cell>
          <table:table-cell office:value-type="float" office:value="0.206349">
            <text:p>0,20634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8.61544736">
            <text:p>-48,61544736</text:p>
          </table:table-cell>
          <table:table-cell office:value-type="float" office:value="0.186813">
            <text:p>0,18681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8.28943225">
            <text:p>-48,28943225</text:p>
          </table:table-cell>
          <table:table-cell office:value-type="float" office:value="0.18315">
            <text:p>0,1831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7.832476645">
            <text:p>-47,832476645</text:p>
          </table:table-cell>
          <table:table-cell office:value-type="float" office:value="0.184371">
            <text:p>0,18437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47.506461535">
            <text:p>-47,506461535</text:p>
          </table:table-cell>
          <table:table-cell office:value-type="float" office:value="0.218559">
            <text:p>0,218559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7.04950593">
            <text:p>-47,04950593</text:p>
          </table:table-cell>
          <table:table-cell office:value-type="float" office:value="0.240537">
            <text:p>0,240537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46.657753347">
            <text:p>-46,657753347</text:p>
          </table:table-cell>
          <table:table-cell office:value-type="float" office:value="0.263736">
            <text:p>0,26373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46.201332193">
            <text:p>-46,201332193</text:p>
          </table:table-cell>
          <table:table-cell office:value-type="float" office:value="0.286935">
            <text:p>0,28693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5.679173566">
            <text:p>-45,679173566</text:p>
          </table:table-cell>
          <table:table-cell office:value-type="float" office:value="0.266178">
            <text:p>0,26617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5.417827027">
            <text:p>-45,417827027</text:p>
          </table:table-cell>
          <table:table-cell office:value-type="float" office:value="0.260073">
            <text:p>0,26007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4.830465378">
            <text:p>-44,830465378</text:p>
          </table:table-cell>
          <table:table-cell office:value-type="float" office:value="0.288156">
            <text:p>0,28815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4.634856312">
            <text:p>-44,634856312</text:p>
          </table:table-cell>
          <table:table-cell office:value-type="float" office:value="0.315018">
            <text:p>0,31501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4.112697685">
            <text:p>-44,112697685</text:p>
          </table:table-cell>
          <table:table-cell office:value-type="float" office:value="0.347985">
            <text:p>0,34798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3.851885597">
            <text:p>-43,851885597</text:p>
          </table:table-cell>
          <table:table-cell office:value-type="float" office:value="0.289377">
            <text:p>0,28937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3.264523948">
            <text:p>-43,264523948</text:p>
          </table:table-cell>
          <table:table-cell office:value-type="float" office:value="0.352869">
            <text:p>0,352869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3.068914882">
            <text:p>-43,068914882</text:p>
          </table:table-cell>
          <table:table-cell office:value-type="float" office:value="0.3663">
            <text:p>0,3663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2.481553233">
            <text:p>-42,481553233</text:p>
          </table:table-cell>
          <table:table-cell office:value-type="float" office:value="0.358974">
            <text:p>0,358974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42.220206694">
            <text:p>-42,220206694</text:p>
          </table:table-cell>
          <table:table-cell office:value-type="float" office:value="0.372405">
            <text:p>0,37240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1.632845045">
            <text:p>-41,632845045</text:p>
          </table:table-cell>
          <table:table-cell office:value-type="float" office:value="0.385836">
            <text:p>0,38583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41.176423891">
            <text:p>-41,176423891</text:p>
          </table:table-cell>
          <table:table-cell office:value-type="float" office:value="0.409035">
            <text:p>0,40903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0.84987433">
            <text:p>-40,84987433</text:p>
          </table:table-cell>
          <table:table-cell office:value-type="float" office:value="0.429792">
            <text:p>0,42979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40.327715703">
            <text:p>-40,327715703</text:p>
          </table:table-cell>
          <table:table-cell office:value-type="float" office:value="0.42735">
            <text:p>0,4273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0.066903615">
            <text:p>-40,066903615</text:p>
          </table:table-cell>
          <table:table-cell office:value-type="float" office:value="0.450549">
            <text:p>0,45054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9.544744988">
            <text:p>-39,544744988</text:p>
          </table:table-cell>
          <table:table-cell office:value-type="float" office:value="0.477411">
            <text:p>0,47741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9.2839329">
            <text:p>-39,2839329</text:p>
          </table:table-cell>
          <table:table-cell office:value-type="float" office:value="0.435897">
            <text:p>0,43589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8.761774273">
            <text:p>-38,761774273</text:p>
          </table:table-cell>
          <table:table-cell office:value-type="float" office:value="0.428571">
            <text:p>0,42857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38.174412624">
            <text:p>-38,174412624</text:p>
          </table:table-cell>
          <table:table-cell office:value-type="float" office:value="0.460317">
            <text:p>0,460317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37.913600536">
            <text:p>-37,913600536</text:p>
          </table:table-cell>
          <table:table-cell office:value-type="float" office:value="0.490842">
            <text:p>0,490842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37.391441909">
            <text:p>-37,391441909</text:p>
          </table:table-cell>
          <table:table-cell office:value-type="float" office:value="0.471306">
            <text:p>0,47130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37.195832843">
            <text:p>-37,195832843</text:p>
          </table:table-cell>
          <table:table-cell office:value-type="float" office:value="0.47619">
            <text:p>0,47619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36.608471194">
            <text:p>-36,608471194</text:p>
          </table:table-cell>
          <table:table-cell office:value-type="float" office:value="0.506716">
            <text:p>0,50671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6.347124655">
            <text:p>-36,347124655</text:p>
          </table:table-cell>
          <table:table-cell office:value-type="float" office:value="0.465201">
            <text:p>0,4652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5.825500479">
            <text:p>-35,825500479</text:p>
          </table:table-cell>
          <table:table-cell office:value-type="float" office:value="0.473748">
            <text:p>0,47374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5.56415394">
            <text:p>-35,56415394</text:p>
          </table:table-cell>
          <table:table-cell office:value-type="float" office:value="0.446886">
            <text:p>0,44688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4.976792291">
            <text:p>-34,976792291</text:p>
          </table:table-cell>
          <table:table-cell office:value-type="float" office:value="0.489621">
            <text:p>0,48962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34.715980203">
            <text:p>-34,715980203</text:p>
          </table:table-cell>
          <table:table-cell office:value-type="float" office:value="0.500611">
            <text:p>0,50061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4.193821576">
            <text:p>-34,193821576</text:p>
          </table:table-cell>
          <table:table-cell office:value-type="float" office:value="0.514042">
            <text:p>0,514042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33.671662949">
            <text:p>-33,671662949</text:p>
          </table:table-cell>
          <table:table-cell office:value-type="float" office:value="0.57265">
            <text:p>0,57265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33.410850861">
            <text:p>-33,410850861</text:p>
          </table:table-cell>
          <table:table-cell office:value-type="float" office:value="0.604396">
            <text:p>0,60439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32.888692234">
            <text:p>-32,888692234</text:p>
          </table:table-cell>
          <table:table-cell office:value-type="float" office:value="0.671551">
            <text:p>0,67155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32.627880146">
            <text:p>-32,627880146</text:p>
          </table:table-cell>
          <table:table-cell office:value-type="float" office:value="0.673993">
            <text:p>0,67399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2.105721519">
            <text:p>-32,105721519</text:p>
          </table:table-cell>
          <table:table-cell office:value-type="float" office:value="0.681319">
            <text:p>0,68131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31.84437498">
            <text:p>-31,84437498</text:p>
          </table:table-cell>
          <table:table-cell office:value-type="float" office:value="0.741148">
            <text:p>0,741148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31.322750804">
            <text:p>-31,322750804</text:p>
          </table:table-cell>
          <table:table-cell office:value-type="float" office:value="0.747253">
            <text:p>0,747253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30.735389155">
            <text:p>-30,735389155</text:p>
          </table:table-cell>
          <table:table-cell office:value-type="float" office:value="0.763126">
            <text:p>0,76312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30.474042616">
            <text:p>-30,474042616</text:p>
          </table:table-cell>
          <table:table-cell office:value-type="float" office:value="0.830281">
            <text:p>0,83028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9.95241844">
            <text:p>-29,95241844</text:p>
          </table:table-cell>
          <table:table-cell office:value-type="float" office:value="0.838828">
            <text:p>0,83882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9.691071901">
            <text:p>-29,691071901</text:p>
          </table:table-cell>
          <table:table-cell office:value-type="float" office:value="0.852259">
            <text:p>0,85225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9.168913274">
            <text:p>-29,168913274</text:p>
          </table:table-cell>
          <table:table-cell office:value-type="float" office:value="0.86569">
            <text:p>0,8656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8.908101186">
            <text:p>-28,908101186</text:p>
          </table:table-cell>
          <table:table-cell office:value-type="float" office:value="0.870574">
            <text:p>0,87057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8.320739537">
            <text:p>-28,320739537</text:p>
          </table:table-cell>
          <table:table-cell office:value-type="float" office:value="0.899878">
            <text:p>0,89987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8.125130471">
            <text:p>-28,125130471</text:p>
          </table:table-cell>
          <table:table-cell office:value-type="float" office:value="0.929182">
            <text:p>0,929182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27.537768822">
            <text:p>-27,537768822</text:p>
          </table:table-cell>
          <table:table-cell office:value-type="float" office:value="0.974359">
            <text:p>0,97435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7.276422283">
            <text:p>-27,276422283</text:p>
          </table:table-cell>
          <table:table-cell office:value-type="float" office:value="0.981685">
            <text:p>0,981685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26.754798107">
            <text:p>-26,754798107</text:p>
          </table:table-cell>
          <table:table-cell office:value-type="float" office:value="1.02198">
            <text:p>1,02198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26.493451568">
            <text:p>-26,493451568</text:p>
          </table:table-cell>
          <table:table-cell office:value-type="float" office:value="1.01587">
            <text:p>1,01587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25.971292941">
            <text:p>-25,971292941</text:p>
          </table:table-cell>
          <table:table-cell office:value-type="float" office:value="1.04762">
            <text:p>1,04762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25.449668765">
            <text:p>-25,449668765</text:p>
          </table:table-cell>
          <table:table-cell office:value-type="float" office:value="0.985348">
            <text:p>0,98534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5.123119204">
            <text:p>-25,123119204</text:p>
          </table:table-cell>
          <table:table-cell office:value-type="float" office:value="1.00733">
            <text:p>1,00733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24.666163599">
            <text:p>-24,666163599</text:p>
          </table:table-cell>
          <table:table-cell office:value-type="float" office:value="1.0928">
            <text:p>1,0928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24.340148489">
            <text:p>-24,340148489</text:p>
          </table:table-cell>
          <table:table-cell office:value-type="float" office:value="1.17338">
            <text:p>1,17338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23.883192884">
            <text:p>-23,883192884</text:p>
          </table:table-cell>
          <table:table-cell office:value-type="float" office:value="1.24664">
            <text:p>1,2466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23.295831235">
            <text:p>-23,295831235</text:p>
          </table:table-cell>
          <table:table-cell office:value-type="float" office:value="1.22955">
            <text:p>1,22955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23.100222169">
            <text:p>-23,100222169</text:p>
          </table:table-cell>
          <table:table-cell office:value-type="float" office:value="1.23077">
            <text:p>1,23077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22.51286052">
            <text:p>-22,51286052</text:p>
          </table:table-cell>
          <table:table-cell office:value-type="float" office:value="1.13309">
            <text:p>1,1330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2.252048432">
            <text:p>-22,252048432</text:p>
          </table:table-cell>
          <table:table-cell office:value-type="float" office:value="1.03541">
            <text:p>1,0354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1.664686783">
            <text:p>-21,664686783</text:p>
          </table:table-cell>
          <table:table-cell office:value-type="float" office:value="1.00488">
            <text:p>1,0048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1.469077717">
            <text:p>-21,469077717</text:p>
          </table:table-cell>
          <table:table-cell office:value-type="float" office:value="0.970696">
            <text:p>0,97069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0.881716068">
            <text:p>-20,881716068</text:p>
          </table:table-cell>
          <table:table-cell office:value-type="float" office:value="0.913309">
            <text:p>0,913309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20.685572551">
            <text:p>-20,685572551</text:p>
          </table:table-cell>
          <table:table-cell office:value-type="float" office:value="0.885226">
            <text:p>0,885226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20.098210902">
            <text:p>-20,098210902</text:p>
          </table:table-cell>
          <table:table-cell office:value-type="float" office:value="0.875458">
            <text:p>0,87545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9.837398814">
            <text:p>-19,837398814</text:p>
          </table:table-cell>
          <table:table-cell office:value-type="float" office:value="0.746032">
            <text:p>0,74603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9.250037165">
            <text:p>-19,250037165</text:p>
          </table:table-cell>
          <table:table-cell office:value-type="float" office:value="0.571429">
            <text:p>0,57142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8.79308156">
            <text:p>-18,79308156</text:p>
          </table:table-cell>
          <table:table-cell office:value-type="float" office:value="0.355311">
            <text:p>0,35531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8.532269472">
            <text:p>-18,532269472</text:p>
          </table:table-cell>
          <table:table-cell office:value-type="float" office:value="0.178266">
            <text:p>0,17826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18.010110845">
            <text:p>-18,010110845</text:p>
          </table:table-cell>
          <table:table-cell office:value-type="float" office:value="0.0732601">
            <text:p>0,07326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17.684095735">
            <text:p>-17,684095735</text:p>
          </table:table-cell>
          <table:table-cell office:value-type="float" office:value="0.042735">
            <text:p>0,04273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17.161937108">
            <text:p>-17,161937108</text:p>
          </table:table-cell>
          <table:table-cell office:value-type="float" office:value="0.037851">
            <text:p>0,03785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6.639778481">
            <text:p>-16,639778481</text:p>
          </table:table-cell>
          <table:table-cell office:value-type="float" office:value="0.029304">
            <text:p>0,02930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16.378966393">
            <text:p>-16,378966393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15.791604744">
            <text:p>-15,791604744</text:p>
          </table:table-cell>
          <table:table-cell table:number-columns-repeated="2" office:value-type="float" office:value="0.019536">
            <text:p>0,019536</text:p>
          </table:table-cell>
        </table:table-row>
        <table:table-row table:style-name="ro1">
          <table:table-cell office:value-type="float" office:value="-15.595995678">
            <text:p>-15,595995678</text:p>
          </table:table-cell>
          <table:table-cell office:value-type="float" office:value="0.041514">
            <text:p>0,041514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15.008634029">
            <text:p>-15,008634029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4.812490512">
            <text:p>-14,81249051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4.225128863">
            <text:p>-14,225128863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3.964316775">
            <text:p>-13,964316775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13.442158148">
            <text:p>-13,442158148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13.18134606">
            <text:p>-13,18134606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12.593984411">
            <text:p>-12,593984411</text:p>
          </table:table-cell>
          <table:table-cell office:value-type="float" office:value="0.013431">
            <text:p>0,01343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2.137028806">
            <text:p>-12,137028806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1.811013696">
            <text:p>-11,811013696</text:p>
          </table:table-cell>
          <table:table-cell table:number-columns-repeated="2" office:value-type="float" office:value="0.00976801">
            <text:p>0,00976801</text:p>
          </table:table-cell>
        </table:table-row>
        <table:table-row table:style-name="ro1">
          <table:table-cell office:value-type="float" office:value="-11.288855069">
            <text:p>-11,28885506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1.028042981">
            <text:p>-11,028042981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10.505884354">
            <text:p>-10,505884354</text:p>
          </table:table-cell>
          <table:table-cell office:value-type="float" office:value="0.017094">
            <text:p>0,017094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9.918522705">
            <text:p>-9,918522705</text:p>
          </table:table-cell>
          <table:table-cell office:value-type="float" office:value="0.02442">
            <text:p>0,02442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9.657176166">
            <text:p>-9,657176166</text:p>
          </table:table-cell>
          <table:table-cell office:value-type="float" office:value="0.023199">
            <text:p>0,023199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9.13555199">
            <text:p>-9,13555199</text:p>
          </table:table-cell>
          <table:table-cell office:value-type="float" office:value="0.047619">
            <text:p>0,04761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8.874205451">
            <text:p>-8,874205451</text:p>
          </table:table-cell>
          <table:table-cell office:value-type="float" office:value="0.041514">
            <text:p>0,04151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8.352046824">
            <text:p>-8,352046824</text:p>
          </table:table-cell>
          <table:table-cell office:value-type="float" office:value="0.02442">
            <text:p>0,0244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8.091234736">
            <text:p>-8,091234736</text:p>
          </table:table-cell>
          <table:table-cell office:value-type="float" office:value="0.025641">
            <text:p>0,02564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7.503873087">
            <text:p>-7,503873087</text:p>
          </table:table-cell>
          <table:table-cell office:value-type="float" office:value="0.02442">
            <text:p>0,0244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.243060999">
            <text:p>-7,243060999</text:p>
          </table:table-cell>
          <table:table-cell office:value-type="float" office:value="0.025641">
            <text:p>0,025641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6.720902372">
            <text:p>-6,720902372</text:p>
          </table:table-cell>
          <table:table-cell office:value-type="float" office:value="0.0671551">
            <text:p>0,0671551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6.198743745">
            <text:p>-6,198743745</text:p>
          </table:table-cell>
          <table:table-cell table:number-columns-repeated="2" office:value-type="float" office:value="0.017094">
            <text:p>0,017094</text:p>
          </table:table-cell>
        </table:table-row>
        <table:table-row table:style-name="ro1">
          <table:table-cell office:value-type="float" office:value="-5.937931657">
            <text:p>-5,937931657</text:p>
          </table:table-cell>
          <table:table-cell office:value-type="float" office:value="0.0647131">
            <text:p>0,064713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5.350570008">
            <text:p>-5,350570008</text:p>
          </table:table-cell>
          <table:table-cell office:value-type="float" office:value="0.0903541">
            <text:p>0,090354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5.089223469">
            <text:p>-5,089223469</text:p>
          </table:table-cell>
          <table:table-cell office:value-type="float" office:value="0.0854701">
            <text:p>0,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.632802315">
            <text:p>-4,632802315</text:p>
          </table:table-cell>
          <table:table-cell office:value-type="float" office:value="0.103785">
            <text:p>0,10378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.306252754">
            <text:p>-4,306252754</text:p>
          </table:table-cell>
          <table:table-cell office:value-type="float" office:value="0.0659341">
            <text:p>0,065934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.784094127">
            <text:p>-3,784094127</text:p>
          </table:table-cell>
          <table:table-cell office:value-type="float" office:value="0.0915751">
            <text:p>0,091575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.197266929">
            <text:p>-3,197266929</text:p>
          </table:table-cell>
          <table:table-cell office:value-type="float" office:value="0.128205">
            <text:p>0,128205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.001123412">
            <text:p>-3,001123412</text:p>
          </table:table-cell>
          <table:table-cell office:value-type="float" office:value="0.13431">
            <text:p>0,1343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2.413761763">
            <text:p>-2,413761763</text:p>
          </table:table-cell>
          <table:table-cell office:value-type="float" office:value="0.166056">
            <text:p>0,166056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2.218152697">
            <text:p>-2,218152697</text:p>
          </table:table-cell>
          <table:table-cell office:value-type="float" office:value="0.206349">
            <text:p>0,206349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1.630791048">
            <text:p>-1,630791048</text:p>
          </table:table-cell>
          <table:table-cell office:value-type="float" office:value="0.333333">
            <text:p>0,333333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.435181982">
            <text:p>-1,435181982</text:p>
          </table:table-cell>
          <table:table-cell office:value-type="float" office:value="1.24664">
            <text:p>1,24664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0.847820333">
            <text:p>-0,847820333</text:p>
          </table:table-cell>
          <table:table-cell office:value-type="float" office:value="5">
            <text:p>5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0.586473794">
            <text:p>-0,586473794</text:p>
          </table:table-cell>
          <table:table-cell office:value-type="float" office:value="5">
            <text:p>5</text:p>
          </table:table-cell>
          <table:table-cell office:value-type="float" office:value="0.00854701">
            <text:p>0,00854701</text:p>
          </table:table-cell>
        </table:table-row>
        <table:table-row table:style-name="ro3">
          <table:table-cell office:value-type="float" office:value="0.000353403999995">
            <text:p>0,000353404</text:p>
          </table:table-cell>
          <table:table-cell office:value-type="float" office:value="5">
            <text:p>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0.196496921">
            <text:p>0,196496921</text:p>
          </table:table-cell>
          <table:table-cell office:value-type="float" office:value="5">
            <text:p>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0.78385857">
            <text:p>0,78385857</text:p>
          </table:table-cell>
          <table:table-cell office:value-type="float" office:value="1.97436">
            <text:p>1,9743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.305482746">
            <text:p>1,305482746</text:p>
          </table:table-cell>
          <table:table-cell office:value-type="float" office:value="0.525031">
            <text:p>0,52503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1.566829285">
            <text:p>1,566829285</text:p>
          </table:table-cell>
          <table:table-cell office:value-type="float" office:value="0.283272">
            <text:p>0,28327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2.088987912">
            <text:p>2,088987912</text:p>
          </table:table-cell>
          <table:table-cell office:value-type="float" office:value="0.199023">
            <text:p>0,199023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.3498">
            <text:p>2,3498</text:p>
          </table:table-cell>
          <table:table-cell office:value-type="float" office:value="0.161172">
            <text:p>0,161172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2.871958627">
            <text:p>2,871958627</text:p>
          </table:table-cell>
          <table:table-cell office:value-type="float" office:value="0.0769231">
            <text:p>0,076923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3.197973737">
            <text:p>3,197973737</text:p>
          </table:table-cell>
          <table:table-cell office:value-type="float" office:value="0.0793651">
            <text:p>0,079365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3.720132364">
            <text:p>3,720132364</text:p>
          </table:table-cell>
          <table:table-cell office:value-type="float" office:value="0.120879">
            <text:p>0,120879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.242290991">
            <text:p>4,242290991</text:p>
          </table:table-cell>
          <table:table-cell office:value-type="float" office:value="0.0683761">
            <text:p>0,068376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4.503103079">
            <text:p>4,503103079</text:p>
          </table:table-cell>
          <table:table-cell office:value-type="float" office:value="0.0573871">
            <text:p>0,057387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5.025261706">
            <text:p>5,025261706</text:p>
          </table:table-cell>
          <table:table-cell office:value-type="float" office:value="0.046398">
            <text:p>0,046398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5.286073794">
            <text:p>5,286073794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5.873435443">
            <text:p>5,873435443</text:p>
          </table:table-cell>
          <table:table-cell office:value-type="float" office:value="0.031746">
            <text:p>0,03174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.06957896">
            <text:p>6,06957896</text:p>
          </table:table-cell>
          <table:table-cell office:value-type="float" office:value="0.023199">
            <text:p>0,02319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6.656940609">
            <text:p>6,656940609</text:p>
          </table:table-cell>
          <table:table-cell office:value-type="float" office:value="0.0525031">
            <text:p>0,052503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.917752697">
            <text:p>6,917752697</text:p>
          </table:table-cell>
          <table:table-cell office:value-type="float" office:value="0.034188">
            <text:p>0,03418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.439911324">
            <text:p>7,439911324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.700723412">
            <text:p>7,700723412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8.288085061">
            <text:p>8,288085061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8.483694127">
            <text:p>8,483694127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9.071055776">
            <text:p>9,071055776</text:p>
          </table:table-cell>
          <table:table-cell office:value-type="float" office:value="0.039072">
            <text:p>0,039072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9.332402315">
            <text:p>9,332402315</text:p>
          </table:table-cell>
          <table:table-cell office:value-type="float" office:value="0.0610501">
            <text:p>0,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9.854560942">
            <text:p>9,854560942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10.376185118">
            <text:p>10,376185118</text:p>
          </table:table-cell>
          <table:table-cell office:value-type="float" office:value="0.010989">
            <text:p>0,010989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10.637531657">
            <text:p>10,637531657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11.159690284">
            <text:p>11,159690284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1.616111438">
            <text:p>11,616111438</text:p>
          </table:table-cell>
          <table:table-cell office:value-type="float" office:value="0.014652">
            <text:p>0,0146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2.007864021">
            <text:p>12,007864021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2.530022648">
            <text:p>12,530022648</text:p>
          </table:table-cell>
          <table:table-cell office:value-type="float" office:value="0.030525">
            <text:p>0,03052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2.790834736">
            <text:p>12,790834736</text:p>
          </table:table-cell>
          <table:table-cell office:value-type="float" office:value="0.00854701">
            <text:p>0,008547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13.312993363">
            <text:p>13,312993363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13.573805451">
            <text:p>13,573805451</text:p>
          </table:table-cell>
          <table:table-cell office:value-type="float" office:value="0.01221">
            <text:p>0,0122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14.095964078">
            <text:p>14,095964078</text:p>
          </table:table-cell>
          <table:table-cell office:value-type="float" office:value="0.0549451">
            <text:p>0,054945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4.356776166">
            <text:p>14,356776166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4.944137815">
            <text:p>14,944137815</text:p>
          </table:table-cell>
          <table:table-cell office:value-type="float" office:value="0.040293">
            <text:p>0,040293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15.140281332">
            <text:p>15,140281332</text:p>
          </table:table-cell>
          <table:table-cell office:value-type="float" office:value="0.020757">
            <text:p>0,020757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15.727642981">
            <text:p>15,72764298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16.249267157">
            <text:p>16,249267157</text:p>
          </table:table-cell>
          <table:table-cell office:value-type="float" office:value="0.031746">
            <text:p>0,03174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6.575816718">
            <text:p>16,575816718</text:p>
          </table:table-cell>
          <table:table-cell office:value-type="float" office:value="0.040293">
            <text:p>0,04029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7.032772323">
            <text:p>17,032772323</text:p>
          </table:table-cell>
          <table:table-cell office:value-type="float" office:value="0.025641">
            <text:p>0,02564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17.358787433">
            <text:p>17,358787433</text:p>
          </table:table-cell>
          <table:table-cell office:value-type="float" office:value="0.21978">
            <text:p>0,21978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17.88094606">
            <text:p>17,88094606</text:p>
          </table:table-cell>
          <table:table-cell office:value-type="float" office:value="0.478632">
            <text:p>0,478632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8.403104687">
            <text:p>18,403104687</text:p>
          </table:table-cell>
          <table:table-cell office:value-type="float" office:value="0.869353">
            <text:p>0,86935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8.663916775">
            <text:p>18,663916775</text:p>
          </table:table-cell>
          <table:table-cell office:value-type="float" office:value="1.18681">
            <text:p>1,1868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9.186075402">
            <text:p>19,186075402</text:p>
          </table:table-cell>
          <table:table-cell office:value-type="float" office:value="1.39683">
            <text:p>1,39683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19.44688749">
            <text:p>19,44688749</text:p>
          </table:table-cell>
          <table:table-cell office:value-type="float" office:value="1558">
            <text:p>1558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19.969046117">
            <text:p>19,969046117</text:p>
          </table:table-cell>
          <table:table-cell office:value-type="float" office:value="1.62637">
            <text:p>1,62637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0.295595678">
            <text:p>20,295595678</text:p>
          </table:table-cell>
          <table:table-cell office:value-type="float" office:value="1.65324">
            <text:p>1,6532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0.817219854">
            <text:p>20,817219854</text:p>
          </table:table-cell>
          <table:table-cell office:value-type="float" office:value="1.66667">
            <text:p>1,66667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1.078566393">
            <text:p>21,078566393</text:p>
          </table:table-cell>
          <table:table-cell office:value-type="float" office:value="1.66667">
            <text:p>1,6666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1.665928042">
            <text:p>21,665928042</text:p>
          </table:table-cell>
          <table:table-cell office:value-type="float" office:value="1.61538">
            <text:p>1,61538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21.861537108">
            <text:p>21,861537108</text:p>
          </table:table-cell>
          <table:table-cell office:value-type="float" office:value="1.63126">
            <text:p>1,6312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2.448898757">
            <text:p>22,448898757</text:p>
          </table:table-cell>
          <table:table-cell office:value-type="float" office:value="1.77411">
            <text:p>1,7741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2.709710845">
            <text:p>22,709710845</text:p>
          </table:table-cell>
          <table:table-cell office:value-type="float" office:value="1.86935">
            <text:p>1,8693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23.231869472">
            <text:p>23,231869472</text:p>
          </table:table-cell>
          <table:table-cell office:value-type="float" office:value="1.93529">
            <text:p>1,93529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23.754028099">
            <text:p>23,754028099</text:p>
          </table:table-cell>
          <table:table-cell office:value-type="float" office:value="1.89133">
            <text:p>1,8913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24.014840187">
            <text:p>24,014840187</text:p>
          </table:table-cell>
          <table:table-cell office:value-type="float" office:value="1.81563">
            <text:p>1,8156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4.536998814">
            <text:p>24,536998814</text:p>
          </table:table-cell>
          <table:table-cell office:value-type="float" office:value="1.75702">
            <text:p>1,7570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4.797810902">
            <text:p>24,797810902</text:p>
          </table:table-cell>
          <table:table-cell office:value-type="float" office:value="1.77289">
            <text:p>1,77289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25.319969529">
            <text:p>25,319969529</text:p>
          </table:table-cell>
          <table:table-cell office:value-type="float" office:value="1.82295">
            <text:p>1,8229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25.776925134">
            <text:p>25,776925134</text:p>
          </table:table-cell>
          <table:table-cell office:value-type="float" office:value="1.77167">
            <text:p>1,77167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6.168677717">
            <text:p>26,168677717</text:p>
          </table:table-cell>
          <table:table-cell office:value-type="float" office:value="1.78999">
            <text:p>1,7899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6.429489805">
            <text:p>26,429489805</text:p>
          </table:table-cell>
          <table:table-cell office:value-type="float" office:value="1.77778">
            <text:p>1,77778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26.951648432">
            <text:p>26,951648432</text:p>
          </table:table-cell>
          <table:table-cell office:value-type="float" office:value="1.80952">
            <text:p>1,8095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7.539010081">
            <text:p>27,539010081</text:p>
          </table:table-cell>
          <table:table-cell office:value-type="float" office:value="1.75824">
            <text:p>1,7582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7.734619147">
            <text:p>27,734619147</text:p>
          </table:table-cell>
          <table:table-cell office:value-type="float" office:value="1.73016">
            <text:p>1,7301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28.321980796">
            <text:p>28,321980796</text:p>
          </table:table-cell>
          <table:table-cell office:value-type="float" office:value="1.67277">
            <text:p>1,67277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28.582792884">
            <text:p>28,582792884</text:p>
          </table:table-cell>
          <table:table-cell office:value-type="float" office:value="1.66422">
            <text:p>1,6642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9.104951511">
            <text:p>29,104951511</text:p>
          </table:table-cell>
          <table:table-cell office:value-type="float" office:value="1.60684">
            <text:p>1,6068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9.365763599">
            <text:p>29,365763599</text:p>
          </table:table-cell>
          <table:table-cell office:value-type="float" office:value="1.52747">
            <text:p>1,52747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9.887922226">
            <text:p>29,887922226</text:p>
          </table:table-cell>
          <table:table-cell office:value-type="float" office:value="1.51526">
            <text:p>1,51526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30.214471787">
            <text:p>30,214471787</text:p>
          </table:table-cell>
          <table:table-cell office:value-type="float" office:value="1.47863">
            <text:p>1,47863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0.736630414">
            <text:p>30,736630414</text:p>
          </table:table-cell>
          <table:table-cell office:value-type="float" office:value="1.41514">
            <text:p>1,4151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1.193051568">
            <text:p>31,193051568</text:p>
          </table:table-cell>
          <table:table-cell office:value-type="float" office:value="1.35531">
            <text:p>1,3553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1.519601129">
            <text:p>31,519601129</text:p>
          </table:table-cell>
          <table:table-cell office:value-type="float" office:value="1.29548">
            <text:p>1,29548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32.041759756">
            <text:p>32,041759756</text:p>
          </table:table-cell>
          <table:table-cell office:value-type="float" office:value="1.25641">
            <text:p>1,2564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32.302571844">
            <text:p>32,302571844</text:p>
          </table:table-cell>
          <table:table-cell office:value-type="float" office:value="1.19048">
            <text:p>1,1904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2.824730471">
            <text:p>32,824730471</text:p>
          </table:table-cell>
          <table:table-cell office:value-type="float" office:value="1.11111">
            <text:p>1,1111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33.150745581">
            <text:p>33,150745581</text:p>
          </table:table-cell>
          <table:table-cell office:value-type="float" office:value="1.01954">
            <text:p>1,0195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33.672904208">
            <text:p>33,672904208</text:p>
          </table:table-cell>
          <table:table-cell office:value-type="float" office:value="0.940171">
            <text:p>0,94017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3.933716296">
            <text:p>33,933716296</text:p>
          </table:table-cell>
          <table:table-cell office:value-type="float" office:value="0.90232">
            <text:p>0,9023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34.455874923">
            <text:p>34,455874923</text:p>
          </table:table-cell>
          <table:table-cell office:value-type="float" office:value="0.880342">
            <text:p>0,88034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4.717221462">
            <text:p>34,717221462</text:p>
          </table:table-cell>
          <table:table-cell office:value-type="float" office:value="0.835165">
            <text:p>0,835165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5.238845638">
            <text:p>35,238845638</text:p>
          </table:table-cell>
          <table:table-cell office:value-type="float" office:value="0.786325">
            <text:p>0,786325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35.761004265">
            <text:p>35,761004265</text:p>
          </table:table-cell>
          <table:table-cell office:value-type="float" office:value="0.799756">
            <text:p>0,79975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36.022350804">
            <text:p>36,022350804</text:p>
          </table:table-cell>
          <table:table-cell office:value-type="float" office:value="0.794872">
            <text:p>0,79487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6.54397498">
            <text:p>36,54397498</text:p>
          </table:table-cell>
          <table:table-cell office:value-type="float" office:value="0.753358">
            <text:p>0,753358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6.870524541">
            <text:p>36,870524541</text:p>
          </table:table-cell>
          <table:table-cell office:value-type="float" office:value="0.704518">
            <text:p>0,704518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7.392683168">
            <text:p>37,392683168</text:p>
          </table:table-cell>
          <table:table-cell office:value-type="float" office:value="0.704518">
            <text:p>0,70451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7.914841795">
            <text:p>37,914841795</text:p>
          </table:table-cell>
          <table:table-cell office:value-type="float" office:value="0.665446">
            <text:p>0,66544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8.175653883">
            <text:p>38,175653883</text:p>
          </table:table-cell>
          <table:table-cell office:value-type="float" office:value="0.666667">
            <text:p>0,666667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38.69781251">
            <text:p>38,69781251</text:p>
          </table:table-cell>
          <table:table-cell office:value-type="float" office:value="0.67033">
            <text:p>0,67033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39.02382762">
            <text:p>39,02382762</text:p>
          </table:table-cell>
          <table:table-cell office:value-type="float" office:value="0.684982">
            <text:p>0,68498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9.545986247">
            <text:p>39,545986247</text:p>
          </table:table-cell>
          <table:table-cell office:value-type="float" office:value="0.68254">
            <text:p>0,6825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9.806798335">
            <text:p>39,806798335</text:p>
          </table:table-cell>
          <table:table-cell office:value-type="float" office:value="0.641026">
            <text:p>0,641026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40.328956962">
            <text:p>40,328956962</text:p>
          </table:table-cell>
          <table:table-cell office:value-type="float" office:value="0.628816">
            <text:p>0,62881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40.590303501">
            <text:p>40,590303501</text:p>
          </table:table-cell>
          <table:table-cell office:value-type="float" office:value="0.659341">
            <text:p>0,65934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1.111927677">
            <text:p>41,111927677</text:p>
          </table:table-cell>
          <table:table-cell office:value-type="float" office:value="0.649573">
            <text:p>0,64957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1.568883282">
            <text:p>41,568883282</text:p>
          </table:table-cell>
          <table:table-cell office:value-type="float" office:value="0.623932">
            <text:p>0,623932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41.895432843">
            <text:p>41,895432843</text:p>
          </table:table-cell>
          <table:table-cell office:value-type="float" office:value="0.58486">
            <text:p>0,58486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42.482794492">
            <text:p>42,482794492</text:p>
          </table:table-cell>
          <table:table-cell office:value-type="float" office:value="0.564103">
            <text:p>0,56410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2.678403558">
            <text:p>42,678403558</text:p>
          </table:table-cell>
          <table:table-cell office:value-type="float" office:value="0.531136">
            <text:p>0,53113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3.265765207">
            <text:p>43,265765207</text:p>
          </table:table-cell>
          <table:table-cell office:value-type="float" office:value="0.484737">
            <text:p>0,484737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43.526577295">
            <text:p>43,526577295</text:p>
          </table:table-cell>
          <table:table-cell office:value-type="float" office:value="0.47619">
            <text:p>0,47619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44.048735922">
            <text:p>44,048735922</text:p>
          </table:table-cell>
          <table:table-cell office:value-type="float" office:value="0.478632">
            <text:p>0,47863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4.30954801">
            <text:p>44,30954801</text:p>
          </table:table-cell>
          <table:table-cell office:value-type="float" office:value="0.424908">
            <text:p>0,42490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4.896909659">
            <text:p>44,896909659</text:p>
          </table:table-cell>
          <table:table-cell office:value-type="float" office:value="0.434676">
            <text:p>0,43467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45.093053176">
            <text:p>45,093053176</text:p>
          </table:table-cell>
          <table:table-cell office:value-type="float" office:value="0.449328">
            <text:p>0,44932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5.679880374">
            <text:p>45,679880374</text:p>
          </table:table-cell>
          <table:table-cell office:value-type="float" office:value="0.411477">
            <text:p>0,41147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6.202039001">
            <text:p>46,202039001</text:p>
          </table:table-cell>
          <table:table-cell office:value-type="float" office:value="0.40293">
            <text:p>0,40293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46.46338554">
            <text:p>46,46338554</text:p>
          </table:table-cell>
          <table:table-cell office:value-type="float" office:value="0.3663">
            <text:p>0,3663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46.985009716">
            <text:p>46,985009716</text:p>
          </table:table-cell>
          <table:table-cell office:value-type="float" office:value="0.429792">
            <text:p>0,42979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7.311559277">
            <text:p>47,311559277</text:p>
          </table:table-cell>
          <table:table-cell office:value-type="float" office:value="0.31746">
            <text:p>0,3174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7.768514882">
            <text:p>47,768514882</text:p>
          </table:table-cell>
          <table:table-cell office:value-type="float" office:value="0.323565">
            <text:p>0,323565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48.094529992">
            <text:p>48,094529992</text:p>
          </table:table-cell>
          <table:table-cell office:value-type="float" office:value="0.295482">
            <text:p>0,295482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48.616688619">
            <text:p>48,616688619</text:p>
          </table:table-cell>
          <table:table-cell office:value-type="float" office:value="0.296703">
            <text:p>0,29670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9.073644224">
            <text:p>49,073644224</text:p>
          </table:table-cell>
          <table:table-cell office:value-type="float" office:value="0.252747">
            <text:p>0,252747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9.399659334">
            <text:p>49,399659334</text:p>
          </table:table-cell>
          <table:table-cell office:value-type="float" office:value="0.20757">
            <text:p>0,20757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49.921817961">
            <text:p>49,921817961</text:p>
          </table:table-cell>
          <table:table-cell office:value-type="float" office:value="0.208791">
            <text:p>0,20879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0.182630049">
            <text:p>50,182630049</text:p>
          </table:table-cell>
          <table:table-cell office:value-type="float" office:value="0.175824">
            <text:p>0,175824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50.769991698">
            <text:p>50,769991698</text:p>
          </table:table-cell>
          <table:table-cell office:value-type="float" office:value="0.152625">
            <text:p>0,152625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50.966135215">
            <text:p>50,966135215</text:p>
          </table:table-cell>
          <table:table-cell office:value-type="float" office:value="0.155067">
            <text:p>0,155067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51.552962413">
            <text:p>51,552962413</text:p>
          </table:table-cell>
          <table:table-cell office:value-type="float" office:value="0.174603">
            <text:p>0,17460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1.814308952">
            <text:p>51,814308952</text:p>
          </table:table-cell>
          <table:table-cell office:value-type="float" office:value="0.15873">
            <text:p>0,15873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2.336467579">
            <text:p>52,336467579</text:p>
          </table:table-cell>
          <table:table-cell office:value-type="float" office:value="0.152625">
            <text:p>0,152625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52.858091755">
            <text:p>52,858091755</text:p>
          </table:table-cell>
          <table:table-cell office:value-type="float" office:value="0.185592">
            <text:p>0,18559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3.119438294">
            <text:p>53,119438294</text:p>
          </table:table-cell>
          <table:table-cell office:value-type="float" office:value="0.142857">
            <text:p>0,14285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3.641596921">
            <text:p>53,641596921</text:p>
          </table:table-cell>
          <table:table-cell office:value-type="float" office:value="0.0891331">
            <text:p>0,089133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3.902409009">
            <text:p>53,902409009</text:p>
          </table:table-cell>
          <table:table-cell office:value-type="float" office:value="0.0695971">
            <text:p>0,0695971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54.424567636">
            <text:p>54,424567636</text:p>
          </table:table-cell>
          <table:table-cell office:value-type="float" office:value="0.0610501">
            <text:p>0,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4.946726263">
            <text:p>54,946726263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5.272741373">
            <text:p>55,272741373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55.7949">
            <text:p>55,7949</text:p>
          </table:table-cell>
          <table:table-cell office:value-type="float" office:value="0.045177">
            <text:p>0,045177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56.0559258684">
            <text:p>56,0559258684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6.5779776052">
            <text:p>56,577977605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6.8390034736">
            <text:p>56,8390034736</text:p>
          </table:table-cell>
          <table:table-cell office:value-type="float" office:value="0.023199">
            <text:p>0,023199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57.3610552104">
            <text:p>57,3610552104</text:p>
          </table:table-cell>
          <table:table-cell office:value-type="float" office:value="0.0610501">
            <text:p>0,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7.6873375459">
            <text:p>57,6873375459</text:p>
          </table:table-cell>
          <table:table-cell office:value-type="float" office:value="0.034188">
            <text:p>0,03418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8.2093892827">
            <text:p>58,2093892827</text:p>
          </table:table-cell>
          <table:table-cell office:value-type="float" office:value="0.02442">
            <text:p>0,0244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8.7314410195">
            <text:p>58,7314410195</text:p>
          </table:table-cell>
          <table:table-cell office:value-type="float" office:value="0.0634921">
            <text:p>0,063492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58.9924668879">
            <text:p>58,9924668879</text:p>
          </table:table-cell>
          <table:table-cell office:value-type="float" office:value="0.041514">
            <text:p>0,04151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9.5797750918">
            <text:p>59,5797750918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9.9060574273">
            <text:p>59,9060574273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60.362852697">
            <text:p>60,362852697</text:p>
          </table:table-cell>
          <table:table-cell office:value-type="float" office:value="0.00976801">
            <text:p>0,009768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0.8849044338">
            <text:p>60,8849044338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1.1459303022">
            <text:p>61,1459303022</text:p>
          </table:table-cell>
          <table:table-cell office:value-type="float" office:value="0.01221">
            <text:p>0,0122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1.7332385061">
            <text:p>61,7332385061</text:p>
          </table:table-cell>
          <table:table-cell office:value-type="float" office:value="0.047619">
            <text:p>0,047619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61.9290079074">
            <text:p>61,9290079074</text:p>
          </table:table-cell>
          <table:table-cell office:value-type="float" office:value="0.019536">
            <text:p>0,01953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2.5163161113">
            <text:p>62,5163161113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2.7773419797">
            <text:p>62,777341979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63.2993937165">
            <text:p>63,299393716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3.8214454533">
            <text:p>63,8214454533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4.0824713217">
            <text:p>64,0824713217</text:p>
          </table:table-cell>
          <table:table-cell office:value-type="float" office:value="0.00488401">
            <text:p>0,004884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64.6045230585">
            <text:p>64,6045230585</text:p>
          </table:table-cell>
          <table:table-cell office:value-type="float" office:value="0.034188">
            <text:p>0,034188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64.8655489269">
            <text:p>64,8655489269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5.3876006637">
            <text:p>65,387600663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65.9096524005">
            <text:p>65,9096524005</text:p>
          </table:table-cell>
          <table:table-cell office:value-type="float" office:value="0.031746">
            <text:p>0,031746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66.235934736">
            <text:p>66,235934736</text:p>
          </table:table-cell>
          <table:table-cell office:value-type="float" office:value="0.00976801">
            <text:p>0,009768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6.7579864728">
            <text:p>66,7579864728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67.0190123412">
            <text:p>67,0190123412</text:p>
          </table:table-cell>
          <table:table-cell office:value-type="float" office:value="0.00854701">
            <text:p>0,008547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67.541064078">
            <text:p>67,541064078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8.0631158148">
            <text:p>68,0631158148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8.3241416832">
            <text:p>68,3241416832</text:p>
          </table:table-cell>
          <table:table-cell office:value-type="float" office:value="0.003663">
            <text:p>0,003663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68.9114498871">
            <text:p>68,9114498871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69.1072192884">
            <text:p>69,1072192884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9.6945274923">
            <text:p>69,6945274923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69.9555533607">
            <text:p>69,9555533607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70.4776050975">
            <text:p>70,4776050975</text:p>
          </table:table-cell>
          <table:table-cell office:value-type="float" office:value="0.034188">
            <text:p>0,03418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70.9996568343">
            <text:p>70,9996568343</text:p>
          </table:table-cell>
          <table:table-cell office:value-type="float" office:value="0.034188">
            <text:p>0,03418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1.2606827027">
            <text:p>71,2606827027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71.7827344395">
            <text:p>71,7827344395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72.0437603079">
            <text:p>72,043760307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2.5658120447">
            <text:p>72,5658120447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73.0878637815">
            <text:p>73,0878637815</text:p>
          </table:table-cell>
          <table:table-cell office:value-type="float" office:value="0.00488401">
            <text:p>0,004884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73.414146117">
            <text:p>73,414146117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3.9361978538">
            <text:p>73,9361978538</text:p>
          </table:table-cell>
          <table:table-cell office:value-type="float" office:value="0.00488401">
            <text:p>0,004884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4.1972237222">
            <text:p>74,1972237222</text:p>
          </table:table-cell>
          <table:table-cell office:value-type="float" office:value="0.00488401">
            <text:p>0,00488401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74.719275459">
            <text:p>74,719275459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75.2413271958">
            <text:p>75,241327195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5.5023530642">
            <text:p>75,5023530642</text:p>
          </table:table-cell>
          <table:table-cell office:value-type="float" office:value="0.013431">
            <text:p>0,01343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76.024404801">
            <text:p>76,024404801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76.3506871365">
            <text:p>76,3506871365</text:p>
          </table:table-cell>
          <table:table-cell office:value-type="float" office:value="0.015873">
            <text:p>0,01587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6.6117130049">
            <text:p>76,6117130049</text:p>
          </table:table-cell>
          <table:table-cell office:value-type="float" office:value="0.025641">
            <text:p>0,02564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6.6117130049">
            <text:p>76,6117130049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76.6117130049">
            <text:p>76,6117130049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2" table:number-rows-repeated="19">
          <table:table-cell table:style-name="ce3" table:number-columns-repeated="3"/>
        </table:table-row>
        <table:table-row table:style-name="ro2">
          <table:table-cell table:style-name="ce3" table:number-columns-repeated="3"/>
        </table:table-row>
      </table:table>
      <table:table table:name="normal" table:style-name="ta1" table:print="false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office:value-type="float" office:value="-77.393495906">
            <text:p>-77,393495906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77.132683818">
            <text:p>-77,132683818</text:p>
          </table:table-cell>
          <table:table-cell office:value-type="float" office:value="0.017094">
            <text:p>0,01709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6.545322169">
            <text:p>-76,545322169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76.349713103">
            <text:p>-76,349713103</text:p>
          </table:table-cell>
          <table:table-cell office:value-type="float" office:value="0.032967">
            <text:p>0,03296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6.023163542">
            <text:p>-76,02316354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5.566742388">
            <text:p>-75,566742388</text:p>
          </table:table-cell>
          <table:table-cell office:value-type="float" office:value="0.00854701">
            <text:p>0,008547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75.174989805">
            <text:p>-75,174989805</text:p>
          </table:table-cell>
          <table:table-cell office:value-type="float" office:value="0.019536">
            <text:p>0,01953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4.7180342">
            <text:p>-74,7180342</text:p>
          </table:table-cell>
          <table:table-cell office:value-type="float" office:value="0.01221">
            <text:p>0,0122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74.39201909">
            <text:p>-74,39201909</text:p>
          </table:table-cell>
          <table:table-cell office:value-type="float" office:value="0.010989">
            <text:p>0,01098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3.869860463">
            <text:p>-73,869860463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3.609048375">
            <text:p>-73,609048375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73.15209277">
            <text:p>-73,15209277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72.695137165">
            <text:p>-72,695137165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2.303919033">
            <text:p>-72,30391903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71.781760406">
            <text:p>-71,781760406</text:p>
          </table:table-cell>
          <table:table-cell office:value-type="float" office:value="0.029304">
            <text:p>0,02930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1.520413867">
            <text:p>-71,520413867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0.933052218">
            <text:p>-70,933052218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70.737443152">
            <text:p>-70,737443152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0.150081503">
            <text:p>-70,150081503</text:p>
          </table:table-cell>
          <table:table-cell office:value-type="float" office:value="0.00488401">
            <text:p>0,004884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9.954472437">
            <text:p>-69,954472437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69.367110788">
            <text:p>-69,367110788</text:p>
          </table:table-cell>
          <table:table-cell office:value-type="float" office:value="0.014652">
            <text:p>0,014652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69.1062987">
            <text:p>-69,1062987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8.584140073">
            <text:p>-68,584140073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8.322793534">
            <text:p>-68,322793534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-67.735966336">
            <text:p>-67,73596633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7.539822819">
            <text:p>-67,539822819</text:p>
          </table:table-cell>
          <table:table-cell office:value-type="float" office:value="0.010989">
            <text:p>0,010989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6.95246117">
            <text:p>-66,95246117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6.691649082">
            <text:p>-66,691649082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66.169490455">
            <text:p>-66,169490455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65.71253485">
            <text:p>-65,7125348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5.38651974">
            <text:p>-65,38651974</text:p>
          </table:table-cell>
          <table:table-cell office:value-type="float" office:value="0.00488401">
            <text:p>0,0048840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64.864361113">
            <text:p>-64,864361113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4.603549025">
            <text:p>-64,603549025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4.081390398">
            <text:p>-64,081390398</text:p>
          </table:table-cell>
          <table:table-cell office:value-type="float" office:value="0.014652">
            <text:p>0,0146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3.82057831">
            <text:p>-63,82057831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3.298419683">
            <text:p>-63,298419683</text:p>
          </table:table-cell>
          <table:table-cell office:value-type="float" office:value="0.014652">
            <text:p>0,01465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2.971870122">
            <text:p>-62,971870122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2.776261056">
            <text:p>-62,77626105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2.188899407">
            <text:p>-62,188899407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61.66674078">
            <text:p>-61,66674078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1.405928692">
            <text:p>-61,405928692</text:p>
          </table:table-cell>
          <table:table-cell office:value-type="float" office:value="0.014652">
            <text:p>0,0146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0.948973087">
            <text:p>-60,948973087</text:p>
          </table:table-cell>
          <table:table-cell office:value-type="float" office:value="0.00854701">
            <text:p>0,008547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0.557754955">
            <text:p>-60,557754955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0.10079935">
            <text:p>-60,10079935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-59.513437701">
            <text:p>-59,51343770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9.317828635">
            <text:p>-59,317828635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8.730466986">
            <text:p>-58,730466986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8.534323469">
            <text:p>-58,534323469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57.947496271">
            <text:p>-57,947496271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7.686149732">
            <text:p>-57,686149732</text:p>
          </table:table-cell>
          <table:table-cell office:value-type="float" office:value="0.00488401">
            <text:p>0,004884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57.163991105">
            <text:p>-57,163991105</text:p>
          </table:table-cell>
          <table:table-cell office:value-type="float" office:value="0.015873">
            <text:p>0,01587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6.903179017">
            <text:p>-56,903179017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6.315817368">
            <text:p>-56,31581736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56.120208302">
            <text:p>-56,12020830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5.532846653">
            <text:p>-55,532846653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5.337237587">
            <text:p>-55,337237587</text:p>
          </table:table-cell>
          <table:table-cell office:value-type="float" office:value="0.031746">
            <text:p>0,03174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4.749875938">
            <text:p>-54,749875938</text:p>
          </table:table-cell>
          <table:table-cell office:value-type="float" office:value="0.00732601">
            <text:p>0,0073260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54.227717311">
            <text:p>-54,227717311</text:p>
          </table:table-cell>
          <table:table-cell table:number-columns-repeated="2" office:value-type="float" office:value="0.010989">
            <text:p>0,010989</text:p>
          </table:table-cell>
        </table:table-row>
        <table:table-row table:style-name="ro1">
          <table:table-cell office:value-type="float" office:value="-53.966370772">
            <text:p>-53,966370772</text:p>
          </table:table-cell>
          <table:table-cell office:value-type="float" office:value="0.030525">
            <text:p>0,03052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3.444746596">
            <text:p>-53,444746596</text:p>
          </table:table-cell>
          <table:table-cell office:value-type="float" office:value="0.043956">
            <text:p>0,04395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3.118197035">
            <text:p>-53,118197035</text:p>
          </table:table-cell>
          <table:table-cell office:value-type="float" office:value="0.030525">
            <text:p>0,030525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52.66124143">
            <text:p>-52,66124143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2.33522632">
            <text:p>-52,33522632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51.813067693">
            <text:p>-51,813067693</text:p>
          </table:table-cell>
          <table:table-cell office:value-type="float" office:value="0.045177">
            <text:p>0,04517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1.552255605">
            <text:p>-51,552255605</text:p>
          </table:table-cell>
          <table:table-cell office:value-type="float" office:value="0.0500611">
            <text:p>0,050061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1.030096978">
            <text:p>-51,030096978</text:p>
          </table:table-cell>
          <table:table-cell office:value-type="float" office:value="0.0793651">
            <text:p>0,079365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50.76928489">
            <text:p>-50,76928489</text:p>
          </table:table-cell>
          <table:table-cell office:value-type="float" office:value="0.032967">
            <text:p>0,03296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0.247126263">
            <text:p>-50,247126263</text:p>
          </table:table-cell>
          <table:table-cell office:value-type="float" office:value="0.026862">
            <text:p>0,026862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9.985779724">
            <text:p>-49,985779724</text:p>
          </table:table-cell>
          <table:table-cell office:value-type="float" office:value="0.0891331">
            <text:p>0,089133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9.464155548">
            <text:p>-49,464155548</text:p>
          </table:table-cell>
          <table:table-cell office:value-type="float" office:value="0.0732601">
            <text:p>0,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8.941996921">
            <text:p>-48,941996921</text:p>
          </table:table-cell>
          <table:table-cell office:value-type="float" office:value="0.0720391">
            <text:p>0,072039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8.61544736">
            <text:p>-48,61544736</text:p>
          </table:table-cell>
          <table:table-cell office:value-type="float" office:value="0.100122">
            <text:p>0,10012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8.028085711">
            <text:p>-48,028085711</text:p>
          </table:table-cell>
          <table:table-cell office:value-type="float" office:value="0.0866911">
            <text:p>0,086691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47.832476645">
            <text:p>-47,832476645</text:p>
          </table:table-cell>
          <table:table-cell office:value-type="float" office:value="0.0976801">
            <text:p>0,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7.245114996">
            <text:p>-47,245114996</text:p>
          </table:table-cell>
          <table:table-cell office:value-type="float" office:value="0.0720391">
            <text:p>0,072039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6.984302908">
            <text:p>-46,984302908</text:p>
          </table:table-cell>
          <table:table-cell office:value-type="float" office:value="0.120879">
            <text:p>0,12087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6.462144281">
            <text:p>-46,462144281</text:p>
          </table:table-cell>
          <table:table-cell office:value-type="float" office:value="0.148962">
            <text:p>0,14896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5.939985654">
            <text:p>-45,939985654</text:p>
          </table:table-cell>
          <table:table-cell office:value-type="float" office:value="0.129426">
            <text:p>0,12942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45.679173566">
            <text:p>-45,679173566</text:p>
          </table:table-cell>
          <table:table-cell office:value-type="float" office:value="0.118437">
            <text:p>0,118437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5.157014939">
            <text:p>-45,157014939</text:p>
          </table:table-cell>
          <table:table-cell office:value-type="float" office:value="0.151404">
            <text:p>0,151404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44.896202851">
            <text:p>-44,896202851</text:p>
          </table:table-cell>
          <table:table-cell office:value-type="float" office:value="0.128205">
            <text:p>0,128205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44.374044224">
            <text:p>-44,374044224</text:p>
          </table:table-cell>
          <table:table-cell office:value-type="float" office:value="0.151404">
            <text:p>0,151404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4.047494663">
            <text:p>-44,047494663</text:p>
          </table:table-cell>
          <table:table-cell office:value-type="float" office:value="0.103785">
            <text:p>0,10378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3.591073509">
            <text:p>-43,591073509</text:p>
          </table:table-cell>
          <table:table-cell office:value-type="float" office:value="0.141636">
            <text:p>0,14163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43.199320926">
            <text:p>-43,199320926</text:p>
          </table:table-cell>
          <table:table-cell office:value-type="float" office:value="0.131868">
            <text:p>0,13186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2.742365321">
            <text:p>-42,742365321</text:p>
          </table:table-cell>
          <table:table-cell office:value-type="float" office:value="0.194139">
            <text:p>0,19413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2.220206694">
            <text:p>-42,220206694</text:p>
          </table:table-cell>
          <table:table-cell office:value-type="float" office:value="0.14652">
            <text:p>0,14652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1.959394606">
            <text:p>-41,959394606</text:p>
          </table:table-cell>
          <table:table-cell office:value-type="float" office:value="0.202686">
            <text:p>0,20268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1.372032957">
            <text:p>-41,372032957</text:p>
          </table:table-cell>
          <table:table-cell office:value-type="float" office:value="0.181929">
            <text:p>0,18192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1.176423891">
            <text:p>-41,176423891</text:p>
          </table:table-cell>
          <table:table-cell office:value-type="float" office:value="0.212454">
            <text:p>0,21245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40.589062242">
            <text:p>-40,589062242</text:p>
          </table:table-cell>
          <table:table-cell office:value-type="float" office:value="0.238095">
            <text:p>0,23809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0.262512681">
            <text:p>-40,262512681</text:p>
          </table:table-cell>
          <table:table-cell office:value-type="float" office:value="0.239316">
            <text:p>0,23931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9.806091527">
            <text:p>-39,806091527</text:p>
          </table:table-cell>
          <table:table-cell office:value-type="float" office:value="0.233211">
            <text:p>0,23321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9.2839329">
            <text:p>-39,2839329</text:p>
          </table:table-cell>
          <table:table-cell office:value-type="float" office:value="0.296703">
            <text:p>0,29670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9.022586361">
            <text:p>-39,022586361</text:p>
          </table:table-cell>
          <table:table-cell office:value-type="float" office:value="0.255189">
            <text:p>0,2551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8.500962185">
            <text:p>-38,500962185</text:p>
          </table:table-cell>
          <table:table-cell office:value-type="float" office:value="0.302808">
            <text:p>0,30280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8.174412624">
            <text:p>-38,174412624</text:p>
          </table:table-cell>
          <table:table-cell office:value-type="float" office:value="0.271062">
            <text:p>0,27106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7.652253997">
            <text:p>-37,652253997</text:p>
          </table:table-cell>
          <table:table-cell office:value-type="float" office:value="0.282051">
            <text:p>0,28205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7.391441909">
            <text:p>-37,391441909</text:p>
          </table:table-cell>
          <table:table-cell office:value-type="float" office:value="0.301587">
            <text:p>0,301587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36.869283282">
            <text:p>-36,869283282</text:p>
          </table:table-cell>
          <table:table-cell office:value-type="float" office:value="0.288156">
            <text:p>0,28815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6.281921633">
            <text:p>-36,281921633</text:p>
          </table:table-cell>
          <table:table-cell office:value-type="float" office:value="0.255189">
            <text:p>0,2551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6.086312567">
            <text:p>-36,086312567</text:p>
          </table:table-cell>
          <table:table-cell office:value-type="float" office:value="0.263736">
            <text:p>0,263736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35.498950918">
            <text:p>-35,498950918</text:p>
          </table:table-cell>
          <table:table-cell office:value-type="float" office:value="0.295482">
            <text:p>0,295482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35.303341852">
            <text:p>-35,303341852</text:p>
          </table:table-cell>
          <table:table-cell office:value-type="float" office:value="0.272283">
            <text:p>0,27228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4.715980203">
            <text:p>-34,715980203</text:p>
          </table:table-cell>
          <table:table-cell office:value-type="float" office:value="0.257631">
            <text:p>0,257631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-34.520371137">
            <text:p>-34,520371137</text:p>
          </table:table-cell>
          <table:table-cell office:value-type="float" office:value="0.25641">
            <text:p>0,25641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-33.933009488">
            <text:p>-33,933009488</text:p>
          </table:table-cell>
          <table:table-cell office:value-type="float" office:value="0.235653">
            <text:p>0,235653</text:p>
          </table:table-cell>
          <table:table-cell office:value-type="float" office:value="0.035409">
            <text:p>0,035409</text:p>
          </table:table-cell>
        </table:table-row>
        <table:table-row table:style-name="ro1">
          <table:table-cell office:value-type="float" office:value="-33.736865971">
            <text:p>-33,736865971</text:p>
          </table:table-cell>
          <table:table-cell office:value-type="float" office:value="0.228327">
            <text:p>0,228327</text:p>
          </table:table-cell>
          <table:table-cell office:value-type="float" office:value="0.0634921">
            <text:p>0,0634921</text:p>
          </table:table-cell>
        </table:table-row>
        <table:table-row table:style-name="ro1">
          <table:table-cell office:value-type="float" office:value="-33.149504322">
            <text:p>-33,149504322</text:p>
          </table:table-cell>
          <table:table-cell office:value-type="float" office:value="0.227106">
            <text:p>0,227106</text:p>
          </table:table-cell>
          <table:table-cell office:value-type="float" office:value="0.0781441">
            <text:p>0,0781441</text:p>
          </table:table-cell>
        </table:table-row>
        <table:table-row table:style-name="ro1">
          <table:table-cell office:value-type="float" office:value="-32.627880146">
            <text:p>-32,627880146</text:p>
          </table:table-cell>
          <table:table-cell office:value-type="float" office:value="0.168498">
            <text:p>0,168498</text:p>
          </table:table-cell>
          <table:table-cell office:value-type="float" office:value="0.0830281">
            <text:p>0,0830281</text:p>
          </table:table-cell>
        </table:table-row>
        <table:table-row table:style-name="ro1">
          <table:table-cell office:value-type="float" office:value="-32.301330585">
            <text:p>-32,301330585</text:p>
          </table:table-cell>
          <table:table-cell office:value-type="float" office:value="0.0915751">
            <text:p>0,0915751</text:p>
          </table:table-cell>
          <table:table-cell office:value-type="float" office:value="0.102564">
            <text:p>0,102564</text:p>
          </table:table-cell>
        </table:table-row>
        <table:table-row table:style-name="ro1">
          <table:table-cell office:value-type="float" office:value="-31.84437498">
            <text:p>-31,84437498</text:p>
          </table:table-cell>
          <table:table-cell office:value-type="float" office:value="0.0952381">
            <text:p>0,0952381</text:p>
          </table:table-cell>
          <table:table-cell office:value-type="float" office:value="0.123321">
            <text:p>0,123321</text:p>
          </table:table-cell>
        </table:table-row>
        <table:table-row table:style-name="ro1">
          <table:table-cell office:value-type="float" office:value="-31.51835987">
            <text:p>-31,51835987</text:p>
          </table:table-cell>
          <table:table-cell office:value-type="float" office:value="0.108669">
            <text:p>0,108669</text:p>
          </table:table-cell>
          <table:table-cell office:value-type="float" office:value="0.1221">
            <text:p>0,1221</text:p>
          </table:table-cell>
        </table:table-row>
        <table:table-row table:style-name="ro1">
          <table:table-cell office:value-type="float" office:value="-30.996201243">
            <text:p>-30,996201243</text:p>
          </table:table-cell>
          <table:table-cell office:value-type="float" office:value="0.0671551">
            <text:p>0,0671551</text:p>
          </table:table-cell>
          <table:table-cell office:value-type="float" office:value="0.124542">
            <text:p>0,124542</text:p>
          </table:table-cell>
        </table:table-row>
        <table:table-row table:style-name="ro1">
          <table:table-cell office:value-type="float" office:value="-30.474042616">
            <text:p>-30,474042616</text:p>
          </table:table-cell>
          <table:table-cell office:value-type="float" office:value="0.00610501">
            <text:p>0,00610501</text:p>
          </table:table-cell>
          <table:table-cell office:value-type="float" office:value="0.137973">
            <text:p>0,137973</text:p>
          </table:table-cell>
        </table:table-row>
        <table:table-row table:style-name="ro1">
          <table:table-cell office:value-type="float" office:value="-30.27843355">
            <text:p>-30,27843355</text:p>
          </table:table-cell>
          <table:table-cell office:value-type="float" office:value="0.032967">
            <text:p>0,032967</text:p>
          </table:table-cell>
          <table:table-cell office:value-type="float" office:value="0.119658">
            <text:p>0,119658</text:p>
          </table:table-cell>
        </table:table-row>
        <table:table-row table:style-name="ro1">
          <table:table-cell office:value-type="float" office:value="-29.691071901">
            <text:p>-29,691071901</text:p>
          </table:table-cell>
          <table:table-cell office:value-type="float" office:value="0.00610501">
            <text:p>0,00610501</text:p>
          </table:table-cell>
          <table:table-cell office:value-type="float" office:value="0.123321">
            <text:p>0,123321</text:p>
          </table:table-cell>
        </table:table-row>
        <table:table-row table:style-name="ro1">
          <table:table-cell office:value-type="float" office:value="-29.365056791">
            <text:p>-29,365056791</text:p>
          </table:table-cell>
          <table:table-cell office:value-type="float" office:value="0.00854701">
            <text:p>0,00854701</text:p>
          </table:table-cell>
          <table:table-cell office:value-type="float" office:value="0.115995">
            <text:p>0,115995</text:p>
          </table:table-cell>
        </table:table-row>
        <table:table-row table:style-name="ro1">
          <table:table-cell office:value-type="float" office:value="-28.908101186">
            <text:p>-28,908101186</text:p>
          </table:table-cell>
          <table:table-cell office:value-type="float" office:value="0.034188">
            <text:p>0,034188</text:p>
          </table:table-cell>
          <table:table-cell office:value-type="float" office:value="0.0842491">
            <text:p>0,0842491</text:p>
          </table:table-cell>
        </table:table-row>
        <table:table-row table:style-name="ro1">
          <table:table-cell office:value-type="float" office:value="-28.320739537">
            <text:p>-28,320739537</text:p>
          </table:table-cell>
          <table:table-cell office:value-type="float" office:value="0.00610501">
            <text:p>0,00610501</text:p>
          </table:table-cell>
          <table:table-cell office:value-type="float" office:value="0.0622711">
            <text:p>0,0622711</text:p>
          </table:table-cell>
        </table:table-row>
        <table:table-row table:style-name="ro1">
          <table:table-cell office:value-type="float" office:value="-28.059927449">
            <text:p>-28,059927449</text:p>
          </table:table-cell>
          <table:table-cell office:value-type="float" office:value="0.00610501">
            <text:p>0,00610501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-27.537768822">
            <text:p>-27,537768822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27.276422283">
            <text:p>-27,276422283</text:p>
          </table:table-cell>
          <table:table-cell office:value-type="float" office:value="0.00488401">
            <text:p>0,00488401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26.754798107">
            <text:p>-26,754798107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26.493451568">
            <text:p>-26,493451568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25.971292941">
            <text:p>-25,971292941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25.384465743">
            <text:p>-25,384465743</text:p>
          </table:table-cell>
          <table:table-cell office:value-type="float" office:value="0.020757">
            <text:p>0,02075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5.188322226">
            <text:p>-25,188322226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24.600960577">
            <text:p>-24,600960577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24.209742445">
            <text:p>-24,209742445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23.817989862">
            <text:p>-23,817989862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3.361034257">
            <text:p>-23,36103425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23.035019147">
            <text:p>-23,035019147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22.51286052">
            <text:p>-22,51286052</text:p>
          </table:table-cell>
          <table:table-cell office:value-type="float" office:value="0.00854701">
            <text:p>0,008547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22.252048432">
            <text:p>-22,25204843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1.729889805">
            <text:p>-21,729889805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1.142528156">
            <text:p>-21,142528156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20.94691909">
            <text:p>-20,9469190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20.359557441">
            <text:p>-20,359557441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0.098210902">
            <text:p>-20,098210902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19.576586726">
            <text:p>-19,576586726</text:p>
          </table:table-cell>
          <table:table-cell office:value-type="float" office:value="0.018315">
            <text:p>0,018315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9.315240187">
            <text:p>-19,315240187</text:p>
          </table:table-cell>
          <table:table-cell office:value-type="float" office:value="0.020757">
            <text:p>0,02075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8.727878538">
            <text:p>-18,727878538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8.271457384">
            <text:p>-18,271457384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17.944907823">
            <text:p>-17,944907823</text:p>
          </table:table-cell>
          <table:table-cell office:value-type="float" office:value="0.020757">
            <text:p>0,02075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7.422749196">
            <text:p>-17,422749196</text:p>
          </table:table-cell>
          <table:table-cell office:value-type="float" office:value="0.034188">
            <text:p>0,034188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17.161937108">
            <text:p>-17,161937108</text:p>
          </table:table-cell>
          <table:table-cell table:number-columns-repeated="2" office:value-type="float" office:value="0.00610501">
            <text:p>0,00610501</text:p>
          </table:table-cell>
        </table:table-row>
        <table:table-row table:style-name="ro1">
          <table:table-cell office:value-type="float" office:value="-16.639778481">
            <text:p>-16,639778481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6.117619854">
            <text:p>-16,11761985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5.791604744">
            <text:p>-15,791604744</text:p>
          </table:table-cell>
          <table:table-cell office:value-type="float" office:value="0.017094">
            <text:p>0,01709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5.269446117">
            <text:p>-15,269446117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5.073837051">
            <text:p>-15,07383705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4.486475402">
            <text:p>-14,48647540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14.225128863">
            <text:p>-14,225128863</text:p>
          </table:table-cell>
          <table:table-cell office:value-type="float" office:value="0.00854701">
            <text:p>0,008547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3.703504687">
            <text:p>-13,703504687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13.18134606">
            <text:p>-13,18134606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2.854796499">
            <text:p>-12,854796499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2.398375345">
            <text:p>-12,398375345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12.071825784">
            <text:p>-12,071825784</text:p>
          </table:table-cell>
          <table:table-cell office:value-type="float" office:value="0.019536">
            <text:p>0,01953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1.549667157">
            <text:p>-11,549667157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1.028042981">
            <text:p>-11,02804298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0.766696442">
            <text:p>-10,766696442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0.179334793">
            <text:p>-10,179334793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-9.983725727">
            <text:p>-9,98372572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9.396364078">
            <text:p>-9,39636407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8.874205451">
            <text:p>-8,874205451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8.613393363">
            <text:p>-8,61339336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8.091234736">
            <text:p>-8,091234736</text:p>
          </table:table-cell>
          <table:table-cell office:value-type="float" office:value="0.018315">
            <text:p>0,01831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039072">
            <text:p>0,039072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7.243060999">
            <text:p>-7,243060999</text:p>
          </table:table-cell>
          <table:table-cell office:value-type="float" office:value="0.026862">
            <text:p>0,02686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.98171446">
            <text:p>-6,98171446</text:p>
          </table:table-cell>
          <table:table-cell office:value-type="float" office:value="0.023199">
            <text:p>0,02319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.460090284">
            <text:p>-6,460090284</text:p>
          </table:table-cell>
          <table:table-cell office:value-type="float" office:value="0.015873">
            <text:p>0,01587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.133540723">
            <text:p>-6,133540723</text:p>
          </table:table-cell>
          <table:table-cell office:value-type="float" office:value="0.023199">
            <text:p>0,02319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.676585118">
            <text:p>-5,676585118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.089223469">
            <text:p>-5,089223469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.828411381">
            <text:p>-4,828411381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4.306252754">
            <text:p>-4,306252754</text:p>
          </table:table-cell>
          <table:table-cell table:number-columns-repeated="2" office:value-type="float" office:value="0.010989">
            <text:p>0,010989</text:p>
          </table:table-cell>
        </table:table-row>
        <table:table-row table:style-name="ro1">
          <table:table-cell office:value-type="float" office:value="-4.045440666">
            <text:p>-4,045440666</text:p>
          </table:table-cell>
          <table:table-cell office:value-type="float" office:value="0.021978">
            <text:p>0,021978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3.523282039">
            <text:p>-3,523282039</text:p>
          </table:table-cell>
          <table:table-cell office:value-type="float" office:value="0.00976801">
            <text:p>0,009768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3.001123412">
            <text:p>-3,001123412</text:p>
          </table:table-cell>
          <table:table-cell office:value-type="float" office:value="0.021978">
            <text:p>0,021978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2.740311324">
            <text:p>-2,740311324</text:p>
          </table:table-cell>
          <table:table-cell office:value-type="float" office:value="0.00732601">
            <text:p>0,007326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2.218152697">
            <text:p>-2,218152697</text:p>
          </table:table-cell>
          <table:table-cell office:value-type="float" office:value="0.030525">
            <text:p>0,030525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-1.892137587">
            <text:p>-1,892137587</text:p>
          </table:table-cell>
          <table:table-cell office:value-type="float" office:value="0.0744811">
            <text:p>0,0744811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-1.36997896">
            <text:p>-1,36997896</text:p>
          </table:table-cell>
          <table:table-cell office:value-type="float" office:value="0.178266">
            <text:p>0,178266</text:p>
          </table:table-cell>
          <table:table-cell office:value-type="float" office:value="0.0659341">
            <text:p>0,0659341</text:p>
          </table:table-cell>
        </table:table-row>
        <table:table-row table:style-name="ro1">
          <table:table-cell office:value-type="float" office:value="-1.043429399">
            <text:p>-1,043429399</text:p>
          </table:table-cell>
          <table:table-cell office:value-type="float" office:value="2.84737">
            <text:p>2,84737</text:p>
          </table:table-cell>
          <table:table-cell office:value-type="float" office:value="0.484737">
            <text:p>0,484737</text:p>
          </table:table-cell>
        </table:table-row>
        <table:table-row table:style-name="ro1">
          <table:table-cell office:value-type="float" office:value="-0.586473794">
            <text:p>-0,586473794</text:p>
          </table:table-cell>
          <table:table-cell office:value-type="float" office:value="5">
            <text:p>5</text:p>
          </table:table-cell>
          <table:table-cell office:value-type="float" office:value="1.29792">
            <text:p>1,29792</text:p>
          </table:table-cell>
        </table:table-row>
        <table:table-row table:style-name="ro3">
          <table:table-cell office:value-type="float" office:value="0.000353403999995">
            <text:p>0,000353404</text:p>
          </table:table-cell>
          <table:table-cell office:value-type="float" office:value="5">
            <text:p>5</text:p>
          </table:table-cell>
          <table:table-cell office:value-type="float" office:value="1.67277">
            <text:p>1,67277</text:p>
          </table:table-cell>
        </table:table-row>
        <table:table-row table:style-name="ro1">
          <table:table-cell office:value-type="float" office:value="0.261699943">
            <text:p>0,261699943</text:p>
          </table:table-cell>
          <table:table-cell office:value-type="float" office:value="5">
            <text:p>5</text:p>
          </table:table-cell>
          <table:table-cell office:value-type="float" office:value="1.12332">
            <text:p>1,12332</text:p>
          </table:table-cell>
        </table:table-row>
        <table:table-row table:style-name="ro1">
          <table:table-cell office:value-type="float" office:value="0.718655548">
            <text:p>0,718655548</text:p>
          </table:table-cell>
          <table:table-cell office:value-type="float" office:value="1.2967">
            <text:p>1,2967</text:p>
          </table:table-cell>
          <table:table-cell office:value-type="float" office:value="0.372405">
            <text:p>0,372405</text:p>
          </table:table-cell>
        </table:table-row>
        <table:table-row table:style-name="ro1">
          <table:table-cell office:value-type="float" office:value="1.044670658">
            <text:p>1,044670658</text:p>
          </table:table-cell>
          <table:table-cell office:value-type="float" office:value="0.283272">
            <text:p>0,283272</text:p>
          </table:table-cell>
          <table:table-cell office:value-type="float" office:value="0.0647131">
            <text:p>0,0647131</text:p>
          </table:table-cell>
        </table:table-row>
        <table:table-row table:style-name="ro1">
          <table:table-cell office:value-type="float" office:value="1.632032307">
            <text:p>1,632032307</text:p>
          </table:table-cell>
          <table:table-cell office:value-type="float" office:value="0.129426">
            <text:p>0,129426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1.827641373">
            <text:p>1,827641373</text:p>
          </table:table-cell>
          <table:table-cell office:value-type="float" office:value="0.037851">
            <text:p>0,03785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2.415003022">
            <text:p>2,415003022</text:p>
          </table:table-cell>
          <table:table-cell office:value-type="float" office:value="0.028083">
            <text:p>0,028083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.871958627">
            <text:p>2,871958627</text:p>
          </table:table-cell>
          <table:table-cell office:value-type="float" office:value="0.030525">
            <text:p>0,03052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3.197973737">
            <text:p>3,197973737</text:p>
          </table:table-cell>
          <table:table-cell office:value-type="float" office:value="0.023199">
            <text:p>0,02319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.720132364">
            <text:p>3,720132364</text:p>
          </table:table-cell>
          <table:table-cell office:value-type="float" office:value="0.00488401">
            <text:p>0,004884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3.980944452">
            <text:p>3,980944452</text:p>
          </table:table-cell>
          <table:table-cell office:value-type="float" office:value="0.00854701">
            <text:p>0,008547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4.503103079">
            <text:p>4,503103079</text:p>
          </table:table-cell>
          <table:table-cell office:value-type="float" office:value="0.028083">
            <text:p>0,028083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.764449618">
            <text:p>4,764449618</text:p>
          </table:table-cell>
          <table:table-cell table:number-columns-repeated="2" office:value-type="float" office:value="0.01221">
            <text:p>0,01221</text:p>
          </table:table-cell>
        </table:table-row>
        <table:table-row table:style-name="ro1">
          <table:table-cell office:value-type="float" office:value="5.286073794">
            <text:p>5,286073794</text:p>
          </table:table-cell>
          <table:table-cell office:value-type="float" office:value="0.042735">
            <text:p>0,04273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5.808232421">
            <text:p>5,808232421</text:p>
          </table:table-cell>
          <table:table-cell office:value-type="float" office:value="0.021978">
            <text:p>0,02197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.06957896">
            <text:p>6,06957896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.656940609">
            <text:p>6,656940609</text:p>
          </table:table-cell>
          <table:table-cell office:value-type="float" office:value="0.014652">
            <text:p>0,0146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.917752697">
            <text:p>6,917752697</text:p>
          </table:table-cell>
          <table:table-cell office:value-type="float" office:value="0.026862">
            <text:p>0,02686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.439911324">
            <text:p>7,439911324</text:p>
          </table:table-cell>
          <table:table-cell table:number-columns-repeated="2" office:value-type="float" office:value="0.00610501">
            <text:p>0,00610501</text:p>
          </table:table-cell>
        </table:table-row>
        <table:table-row table:style-name="ro1">
          <table:table-cell office:value-type="float" office:value="7.700723412">
            <text:p>7,70072341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8.288085061">
            <text:p>8,28808506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8.483694127">
            <text:p>8,483694127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9.071055776">
            <text:p>9,07105577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9.332402315">
            <text:p>9,332402315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9.919763964">
            <text:p>9,919763964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0.376185118">
            <text:p>10,37618511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0.702734679">
            <text:p>10,702734679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1.159690284">
            <text:p>11,15969028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11.68131446">
            <text:p>11,68131446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12.007864021">
            <text:p>12,007864021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2.530022648">
            <text:p>12,530022648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12.790834736">
            <text:p>12,790834736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13.378196385">
            <text:p>13,378196385</text:p>
          </table:table-cell>
          <table:table-cell office:value-type="float" office:value="0.00732601">
            <text:p>0,007326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13.573805451">
            <text:p>13,573805451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4.1611671">
            <text:p>14,1611671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14.552919683">
            <text:p>14,552919683</text:p>
          </table:table-cell>
          <table:table-cell office:value-type="float" office:value="0.010989">
            <text:p>0,010989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14.944137815">
            <text:p>14,944137815</text:p>
          </table:table-cell>
          <table:table-cell table:number-columns-repeated="2" office:value-type="float" office:value="0.017094">
            <text:p>0,017094</text:p>
          </table:table-cell>
        </table:table-row>
        <table:table-row table:style-name="ro1">
          <table:table-cell office:value-type="float" office:value="15.466296442">
            <text:p>15,466296442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15.727642981">
            <text:p>15,727642981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6.249267157">
            <text:p>16,249267157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16.575816718">
            <text:p>16,575816718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7.097975345">
            <text:p>17,097975345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7.619599521">
            <text:p>17,61959952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7.88094606">
            <text:p>17,88094606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8.403104687">
            <text:p>18,403104687</text:p>
          </table:table-cell>
          <table:table-cell table:number-columns-repeated="2" office:value-type="float" office:value="0.00732601">
            <text:p>0,00732601</text:p>
          </table:table-cell>
        </table:table-row>
        <table:table-row table:style-name="ro1">
          <table:table-cell office:value-type="float" office:value="18.663916775">
            <text:p>18,663916775</text:p>
          </table:table-cell>
          <table:table-cell office:value-type="float" office:value="0.00488401">
            <text:p>0,004884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9.186075402">
            <text:p>19,186075402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19.44688749">
            <text:p>19,44688749</text:p>
          </table:table-cell>
          <table:table-cell office:value-type="float" office:value="0.014652">
            <text:p>0,014652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20.034249139">
            <text:p>20,034249139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20.556407766">
            <text:p>20,556407766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20.817219854">
            <text:p>20,817219854</text:p>
          </table:table-cell>
          <table:table-cell office:value-type="float" office:value="0.015873">
            <text:p>0,015873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21.339378481">
            <text:p>21,339378481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1.665928042">
            <text:p>21,665928042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2.122349196">
            <text:p>22,122349196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2.448898757">
            <text:p>22,448898757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2.971057384">
            <text:p>22,971057384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3.297072494">
            <text:p>23,297072494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23.754028099">
            <text:p>23,754028099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24.341389748">
            <text:p>24,341389748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24.536998814">
            <text:p>24,536998814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25.124360463">
            <text:p>25,124360463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25.385172551">
            <text:p>25,385172551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25.907331178">
            <text:p>25,907331178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26.429489805">
            <text:p>26,429489805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26.690301893">
            <text:p>26,69030189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27.21246052">
            <text:p>27,21246052</text:p>
          </table:table-cell>
          <table:table-cell office:value-type="float" office:value="0.00732601">
            <text:p>0,00732601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27.539010081">
            <text:p>27,539010081</text:p>
          </table:table-cell>
          <table:table-cell office:value-type="float" office:value="0.00610501">
            <text:p>0,00610501</text:p>
          </table:table-cell>
          <table:table-cell office:value-type="float" office:value="0.043956">
            <text:p>0,043956</text:p>
          </table:table-cell>
        </table:table-row>
        <table:table-row table:style-name="ro1">
          <table:table-cell office:value-type="float" office:value="28.060634257">
            <text:p>28,060634257</text:p>
          </table:table-cell>
          <table:table-cell office:value-type="float" office:value="0.00488401">
            <text:p>0,00488401</text:p>
          </table:table-cell>
          <table:table-cell office:value-type="float" office:value="0.0805861">
            <text:p>0,0805861</text:p>
          </table:table-cell>
        </table:table-row>
        <table:table-row table:style-name="ro1">
          <table:table-cell office:value-type="float" office:value="28.321980796">
            <text:p>28,321980796</text:p>
          </table:table-cell>
          <table:table-cell office:value-type="float" office:value="0.00732601">
            <text:p>0,00732601</text:p>
          </table:table-cell>
          <table:table-cell office:value-type="float" office:value="0.133089">
            <text:p>0,133089</text:p>
          </table:table-cell>
        </table:table-row>
        <table:table-row table:style-name="ro1">
          <table:table-cell office:value-type="float" office:value="28.844139423">
            <text:p>28,844139423</text:p>
          </table:table-cell>
          <table:table-cell office:value-type="float" office:value="0.00610501">
            <text:p>0,00610501</text:p>
          </table:table-cell>
          <table:table-cell office:value-type="float" office:value="0.180708">
            <text:p>0,180708</text:p>
          </table:table-cell>
        </table:table-row>
        <table:table-row table:style-name="ro1">
          <table:table-cell office:value-type="float" office:value="29.104951511">
            <text:p>29,104951511</text:p>
          </table:table-cell>
          <table:table-cell office:value-type="float" office:value="0.01221">
            <text:p>0,01221</text:p>
          </table:table-cell>
          <table:table-cell office:value-type="float" office:value="0.20757">
            <text:p>0,20757</text:p>
          </table:table-cell>
        </table:table-row>
        <table:table-row table:style-name="ro1">
          <table:table-cell office:value-type="float" office:value="29.627110138">
            <text:p>29,627110138</text:p>
          </table:table-cell>
          <table:table-cell office:value-type="float" office:value="0.0830281">
            <text:p>0,0830281</text:p>
          </table:table-cell>
          <table:table-cell office:value-type="float" office:value="0.222222">
            <text:p>0,222222</text:p>
          </table:table-cell>
        </table:table-row>
        <table:table-row table:style-name="ro1">
          <table:table-cell office:value-type="float" office:value="30.214471787">
            <text:p>30,214471787</text:p>
          </table:table-cell>
          <table:table-cell office:value-type="float" office:value="0.102564">
            <text:p>0,102564</text:p>
          </table:table-cell>
          <table:table-cell office:value-type="float" office:value="0.224664">
            <text:p>0,224664</text:p>
          </table:table-cell>
        </table:table-row>
        <table:table-row table:style-name="ro1">
          <table:table-cell office:value-type="float" office:value="30.475283875">
            <text:p>30,475283875</text:p>
          </table:table-cell>
          <table:table-cell office:value-type="float" office:value="0.153846">
            <text:p>0,153846</text:p>
          </table:table-cell>
          <table:table-cell office:value-type="float" office:value="0.223443">
            <text:p>0,223443</text:p>
          </table:table-cell>
        </table:table-row>
        <table:table-row table:style-name="ro1">
          <table:table-cell office:value-type="float" office:value="30.997442502">
            <text:p>30,997442502</text:p>
          </table:table-cell>
          <table:table-cell office:value-type="float" office:value="0.169719">
            <text:p>0,169719</text:p>
          </table:table-cell>
          <table:table-cell office:value-type="float" office:value="0.211233">
            <text:p>0,211233</text:p>
          </table:table-cell>
        </table:table-row>
        <table:table-row table:style-name="ro1">
          <table:table-cell office:value-type="float" office:value="31.25825459">
            <text:p>31,25825459</text:p>
          </table:table-cell>
          <table:table-cell office:value-type="float" office:value="0.217338">
            <text:p>0,217338</text:p>
          </table:table-cell>
          <table:table-cell office:value-type="float" office:value="0.199023">
            <text:p>0,199023</text:p>
          </table:table-cell>
        </table:table-row>
        <table:table-row table:style-name="ro1">
          <table:table-cell office:value-type="float" office:value="31.780413217">
            <text:p>31,780413217</text:p>
          </table:table-cell>
          <table:table-cell office:value-type="float" office:value="0.253968">
            <text:p>0,253968</text:p>
          </table:table-cell>
          <table:table-cell office:value-type="float" office:value="0.179487">
            <text:p>0,179487</text:p>
          </table:table-cell>
        </table:table-row>
        <table:table-row table:style-name="ro1">
          <table:table-cell office:value-type="float" office:value="32.041759756">
            <text:p>32,041759756</text:p>
          </table:table-cell>
          <table:table-cell office:value-type="float" office:value="0.35409">
            <text:p>0,35409</text:p>
          </table:table-cell>
          <table:table-cell office:value-type="float" office:value="0.15873">
            <text:p>0,15873</text:p>
          </table:table-cell>
        </table:table-row>
        <table:table-row table:style-name="ro1">
          <table:table-cell office:value-type="float" office:value="32.563383932">
            <text:p>32,563383932</text:p>
          </table:table-cell>
          <table:table-cell office:value-type="float" office:value="0.383394">
            <text:p>0,383394</text:p>
          </table:table-cell>
          <table:table-cell office:value-type="float" office:value="0.133089">
            <text:p>0,133089</text:p>
          </table:table-cell>
        </table:table-row>
        <table:table-row table:style-name="ro1">
          <table:table-cell office:value-type="float" office:value="32.824730471">
            <text:p>32,824730471</text:p>
          </table:table-cell>
          <table:table-cell office:value-type="float" office:value="0.413919">
            <text:p>0,413919</text:p>
          </table:table-cell>
          <table:table-cell office:value-type="float" office:value="0.111111">
            <text:p>0,111111</text:p>
          </table:table-cell>
        </table:table-row>
        <table:table-row table:style-name="ro1">
          <table:table-cell office:value-type="float" office:value="33.41209212">
            <text:p>33,41209212</text:p>
          </table:table-cell>
          <table:table-cell office:value-type="float" office:value="0.440781">
            <text:p>0,440781</text:p>
          </table:table-cell>
          <table:table-cell office:value-type="float" office:value="0.0830281">
            <text:p>0,0830281</text:p>
          </table:table-cell>
        </table:table-row>
        <table:table-row table:style-name="ro1">
          <table:table-cell office:value-type="float" office:value="33.672904208">
            <text:p>33,672904208</text:p>
          </table:table-cell>
          <table:table-cell office:value-type="float" office:value="0.429792">
            <text:p>0,429792</text:p>
          </table:table-cell>
          <table:table-cell office:value-type="float" office:value="0.0598291">
            <text:p>0,0598291</text:p>
          </table:table-cell>
        </table:table-row>
        <table:table-row table:style-name="ro1">
          <table:table-cell office:value-type="float" office:value="34.195062835">
            <text:p>34,195062835</text:p>
          </table:table-cell>
          <table:table-cell office:value-type="float" office:value="0.46398">
            <text:p>0,46398</text:p>
          </table:table-cell>
          <table:table-cell office:value-type="float" office:value="0.0512821">
            <text:p>0,0512821</text:p>
          </table:table-cell>
        </table:table-row>
        <table:table-row table:style-name="ro1">
          <table:table-cell office:value-type="float" office:value="34.717221462">
            <text:p>34,717221462</text:p>
          </table:table-cell>
          <table:table-cell office:value-type="float" office:value="0.468864">
            <text:p>0,468864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34.97803355">
            <text:p>34,97803355</text:p>
          </table:table-cell>
          <table:table-cell office:value-type="float" office:value="0.457875">
            <text:p>0,457875</text:p>
          </table:table-cell>
          <table:table-cell office:value-type="float" office:value="0.034188">
            <text:p>0,034188</text:p>
          </table:table-cell>
        </table:table-row>
        <table:table-row table:style-name="ro1">
          <table:table-cell office:value-type="float" office:value="35.500192177">
            <text:p>35,500192177</text:p>
          </table:table-cell>
          <table:table-cell office:value-type="float" office:value="0.444444">
            <text:p>0,444444</text:p>
          </table:table-cell>
          <table:table-cell office:value-type="float" office:value="0.029304">
            <text:p>0,029304</text:p>
          </table:table-cell>
        </table:table-row>
        <table:table-row table:style-name="ro1">
          <table:table-cell office:value-type="float" office:value="35.761004265">
            <text:p>35,761004265</text:p>
          </table:table-cell>
          <table:table-cell office:value-type="float" office:value="0.431013">
            <text:p>0,431013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36.283162892">
            <text:p>36,283162892</text:p>
          </table:table-cell>
          <table:table-cell office:value-type="float" office:value="0.47619">
            <text:p>0,47619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36.609712453">
            <text:p>36,609712453</text:p>
          </table:table-cell>
          <table:table-cell office:value-type="float" office:value="0.437118">
            <text:p>0,437118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37.131336629">
            <text:p>37,131336629</text:p>
          </table:table-cell>
          <table:table-cell office:value-type="float" office:value="0.485958">
            <text:p>0,485958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37.653495256">
            <text:p>37,653495256</text:p>
          </table:table-cell>
          <table:table-cell office:value-type="float" office:value="0.457875">
            <text:p>0,45787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7.914841795">
            <text:p>37,914841795</text:p>
          </table:table-cell>
          <table:table-cell office:value-type="float" office:value="0.438339">
            <text:p>0,43833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8.436465971">
            <text:p>38,436465971</text:p>
          </table:table-cell>
          <table:table-cell office:value-type="float" office:value="0.388278">
            <text:p>0,38827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8.69781251">
            <text:p>38,69781251</text:p>
          </table:table-cell>
          <table:table-cell office:value-type="float" office:value="0.400488">
            <text:p>0,40048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9.285174159">
            <text:p>39,285174159</text:p>
          </table:table-cell>
          <table:table-cell office:value-type="float" office:value="0.39072">
            <text:p>0,3907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39.545986247">
            <text:p>39,545986247</text:p>
          </table:table-cell>
          <table:table-cell office:value-type="float" office:value="0.338217">
            <text:p>0,338217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0.068144874">
            <text:p>40,068144874</text:p>
          </table:table-cell>
          <table:table-cell office:value-type="float" office:value="0.310134">
            <text:p>0,31013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0.590303501">
            <text:p>40,590303501</text:p>
          </table:table-cell>
          <table:table-cell office:value-type="float" office:value="0.34188">
            <text:p>0,3418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40.851115589">
            <text:p>40,851115589</text:p>
          </table:table-cell>
          <table:table-cell office:value-type="float" office:value="0.310134">
            <text:p>0,310134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41.373274216">
            <text:p>41,373274216</text:p>
          </table:table-cell>
          <table:table-cell office:value-type="float" office:value="0.218559">
            <text:p>0,21855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1.699289326">
            <text:p>41,699289326</text:p>
          </table:table-cell>
          <table:table-cell office:value-type="float" office:value="0.238095">
            <text:p>0,23809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2.221447953">
            <text:p>42,221447953</text:p>
          </table:table-cell>
          <table:table-cell office:value-type="float" office:value="0.238095">
            <text:p>0,23809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2.678403558">
            <text:p>42,678403558</text:p>
          </table:table-cell>
          <table:table-cell office:value-type="float" office:value="0.261294">
            <text:p>0,26129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3.004418668">
            <text:p>43,004418668</text:p>
          </table:table-cell>
          <table:table-cell office:value-type="float" office:value="0.251526">
            <text:p>0,25152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3.526577295">
            <text:p>43,526577295</text:p>
          </table:table-cell>
          <table:table-cell office:value-type="float" office:value="0.222222">
            <text:p>0,22222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3.787923834">
            <text:p>43,787923834</text:p>
          </table:table-cell>
          <table:table-cell office:value-type="float" office:value="0.245421">
            <text:p>0,24542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4.374751032">
            <text:p>44,374751032</text:p>
          </table:table-cell>
          <table:table-cell office:value-type="float" office:value="0.224664">
            <text:p>0,224664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44.570894549">
            <text:p>44,570894549</text:p>
          </table:table-cell>
          <table:table-cell office:value-type="float" office:value="0.177045">
            <text:p>0,17704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45.158256198">
            <text:p>45,158256198</text:p>
          </table:table-cell>
          <table:table-cell office:value-type="float" office:value="0.188034">
            <text:p>0,18803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45.419068286">
            <text:p>45,419068286</text:p>
          </table:table-cell>
          <table:table-cell office:value-type="float" office:value="0.167277">
            <text:p>0,16727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5.941226913">
            <text:p>45,941226913</text:p>
          </table:table-cell>
          <table:table-cell office:value-type="float" office:value="0.157509">
            <text:p>0,15750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6.202039001">
            <text:p>46,202039001</text:p>
          </table:table-cell>
          <table:table-cell office:value-type="float" office:value="0.157509">
            <text:p>0,15750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6.78940065">
            <text:p>46,78940065</text:p>
          </table:table-cell>
          <table:table-cell office:value-type="float" office:value="0.139194">
            <text:p>0,13919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7.246356255">
            <text:p>47,246356255</text:p>
          </table:table-cell>
          <table:table-cell office:value-type="float" office:value="0.174603">
            <text:p>0,174603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47.572371365">
            <text:p>47,572371365</text:p>
          </table:table-cell>
          <table:table-cell office:value-type="float" office:value="0.133089">
            <text:p>0,13308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8.02932697">
            <text:p>48,02932697</text:p>
          </table:table-cell>
          <table:table-cell office:value-type="float" office:value="0.126984">
            <text:p>0,12698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8.355876531">
            <text:p>48,355876531</text:p>
          </table:table-cell>
          <table:table-cell office:value-type="float" office:value="0.117216">
            <text:p>0,117216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48.877500707">
            <text:p>48,877500707</text:p>
          </table:table-cell>
          <table:table-cell office:value-type="float" office:value="0.0989011">
            <text:p>0,098901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9.138847246">
            <text:p>49,138847246</text:p>
          </table:table-cell>
          <table:table-cell office:value-type="float" office:value="0.0879121">
            <text:p>0,087912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9.661005873">
            <text:p>49,661005873</text:p>
          </table:table-cell>
          <table:table-cell office:value-type="float" office:value="0.0891331">
            <text:p>0,089133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0.182630049">
            <text:p>50,182630049</text:p>
          </table:table-cell>
          <table:table-cell office:value-type="float" office:value="0.04884">
            <text:p>0,0488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0.443976588">
            <text:p>50,443976588</text:p>
          </table:table-cell>
          <table:table-cell office:value-type="float" office:value="0.0879121">
            <text:p>0,087912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1.031338237">
            <text:p>51,031338237</text:p>
          </table:table-cell>
          <table:table-cell office:value-type="float" office:value="0.0683761">
            <text:p>0,068376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1.292150325">
            <text:p>51,292150325</text:p>
          </table:table-cell>
          <table:table-cell office:value-type="float" office:value="0.0500611">
            <text:p>0,050061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51.814308952">
            <text:p>51,814308952</text:p>
          </table:table-cell>
          <table:table-cell office:value-type="float" office:value="0.0695971">
            <text:p>0,069597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52.07512104">
            <text:p>52,07512104</text:p>
          </table:table-cell>
          <table:table-cell office:value-type="float" office:value="0.041514">
            <text:p>0,041514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52.597279667">
            <text:p>52,597279667</text:p>
          </table:table-cell>
          <table:table-cell office:value-type="float" office:value="0.043956">
            <text:p>0,04395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3.119438294">
            <text:p>53,119438294</text:p>
          </table:table-cell>
          <table:table-cell office:value-type="float" office:value="0.028083">
            <text:p>0,02808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3.380250382">
            <text:p>53,380250382</text:p>
          </table:table-cell>
          <table:table-cell office:value-type="float" office:value="0.0573871">
            <text:p>0,057387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53.902409009">
            <text:p>53,902409009</text:p>
          </table:table-cell>
          <table:table-cell office:value-type="float" office:value="0.0659341">
            <text:p>0,065934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4.163221097">
            <text:p>54,163221097</text:p>
          </table:table-cell>
          <table:table-cell office:value-type="float" office:value="0.025641">
            <text:p>0,02564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4.685379724">
            <text:p>54,685379724</text:p>
          </table:table-cell>
          <table:table-cell office:value-type="float" office:value="0.026862">
            <text:p>0,02686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5.011929285">
            <text:p>55,011929285</text:p>
          </table:table-cell>
          <table:table-cell office:value-type="float" office:value="0.035409">
            <text:p>0,03540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5.534087912">
            <text:p>55,534087912</text:p>
          </table:table-cell>
          <table:table-cell office:value-type="float" office:value="0.020757">
            <text:p>0,020757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56.0559258684">
            <text:p>56,0559258684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6.3169517368">
            <text:p>56,3169517368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6.8390034736">
            <text:p>56,8390034736</text:p>
          </table:table-cell>
          <table:table-cell office:value-type="float" office:value="0.00488401">
            <text:p>0,0048840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57.100029342">
            <text:p>57,10002934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7.6873375459">
            <text:p>57,687337545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7.9483634143">
            <text:p>57,9483634143</text:p>
          </table:table-cell>
          <table:table-cell office:value-type="float" office:value="0.014652">
            <text:p>0,014652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58.4704151511">
            <text:p>58,4704151511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58.9924668879">
            <text:p>58,9924668879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9.2534927563">
            <text:p>59,2534927563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9.7755444931">
            <text:p>59,7755444931</text:p>
          </table:table-cell>
          <table:table-cell office:value-type="float" office:value="0.015873">
            <text:p>0,01587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0.1018268286">
            <text:p>60,1018268286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0.6238785654">
            <text:p>60,6238785654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1.1459303022">
            <text:p>61,1459303022</text:p>
          </table:table-cell>
          <table:table-cell office:value-type="float" office:value="0.018315">
            <text:p>0,018315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61.4069561706">
            <text:p>61,4069561706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1.9942643745">
            <text:p>61,9942643745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2.1900337758">
            <text:p>62,1900337758</text:p>
          </table:table-cell>
          <table:table-cell office:value-type="float" office:value="0.00488401">
            <text:p>0,004884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2.7120855126">
            <text:p>62,7120855126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2.973111381">
            <text:p>62,973111381</text:p>
          </table:table-cell>
          <table:table-cell table:number-columns-repeated="2" office:value-type="float" office:value="0.00610501">
            <text:p>0,00610501</text:p>
          </table:table-cell>
        </table:table-row>
        <table:table-row table:style-name="ro1">
          <table:table-cell office:value-type="float" office:value="63.5604195849">
            <text:p>63,5604195849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63.8214454533">
            <text:p>63,8214454533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4.3434971901">
            <text:p>64,343497190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64.8655489269">
            <text:p>64,8655489269</text:p>
          </table:table-cell>
          <table:table-cell office:value-type="float" office:value="0.014652">
            <text:p>0,01465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5.1265747953">
            <text:p>65,1265747953</text:p>
          </table:table-cell>
          <table:table-cell table:number-columns-repeated="2" office:value-type="float" office:value="0.00610501">
            <text:p>0,00610501</text:p>
          </table:table-cell>
        </table:table-row>
        <table:table-row table:style-name="ro1">
          <table:table-cell office:value-type="float" office:value="65.7138829992">
            <text:p>65,7138829992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65.9096524005">
            <text:p>65,9096524005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66.4969606044">
            <text:p>66,4969606044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67.0190123412">
            <text:p>67,0190123412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67.2800382096">
            <text:p>67,2800382096</text:p>
          </table:table-cell>
          <table:table-cell office:value-type="float" office:value="0.00488401">
            <text:p>0,004884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7.8020899464">
            <text:p>67,8020899464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8.0631158148">
            <text:p>68,0631158148</text:p>
          </table:table-cell>
          <table:table-cell office:value-type="float" office:value="0.032967">
            <text:p>0,03296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68.5851675516">
            <text:p>68,5851675516</text:p>
          </table:table-cell>
          <table:table-cell office:value-type="float" office:value="0.014652">
            <text:p>0,014652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9.1072192884">
            <text:p>69,1072192884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9.3682451568">
            <text:p>69,368245156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9.8902968936">
            <text:p>69,8902968936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0.2165792291">
            <text:p>70,2165792291</text:p>
          </table:table-cell>
          <table:table-cell office:value-type="float" office:value="0.00976801">
            <text:p>0,009768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0.7386309659">
            <text:p>70,7386309659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71.2606827027">
            <text:p>71,2606827027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1.5217085711">
            <text:p>71,521708571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2.0437603079">
            <text:p>72,0437603079</text:p>
          </table:table-cell>
          <table:table-cell office:value-type="float" office:value="0.031746">
            <text:p>0,03174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72.3047861763">
            <text:p>72,3047861763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2.8268379131">
            <text:p>72,826837913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73.3488896499">
            <text:p>73,3488896499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3.6751719854">
            <text:p>73,6751719854</text:p>
          </table:table-cell>
          <table:table-cell office:value-type="float" office:value="0.018315">
            <text:p>0,018315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74.1972237222">
            <text:p>74,1972237222</text:p>
          </table:table-cell>
          <table:table-cell office:value-type="float" office:value="0.00854701">
            <text:p>0,0085470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74.4582495906">
            <text:p>74,4582495906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</table:table-row>
        <table:table-row table:style-name="ro2" table:number-rows-repeated="23">
          <table:table-cell table:style-name="ce3" table:number-columns-repeated="3"/>
        </table:table-row>
        <table:table-row table:style-name="ro2">
          <table:table-cell table:style-name="ce3" table:number-columns-repeated="3"/>
        </table:table-row>
      </table:table>
      <table:table table:name="gesamt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row table:style-name="ro2">
          <table:table-cell table:formula="of:=([normal.B9]-[Untergrund.$B$404])/['Ohne Sample'.B2]" office:value-type="float" office:value="0.266747951991831">
            <text:p>0,266747952</text:p>
          </table:table-cell>
          <table:table-cell table:formula="of:=SQRT(([Fehler.$C$18]/['Ohne Sample'.B2]^2)+([Untergrund.$B$405]/['Ohne Sample'.B2]^2)+([Untergrund.$B$404]-[normal.B9])^2/['Ohne Sample'.B2]^4*[Fehler.$C$18]^2)" office:value-type="float" office:value="1.52264417795943">
            <text:p>1,522644178</text:p>
          </table:table-cell>
          <table:table-cell table:formula="of:=([normal.C9]-[Untergrund.$C$404])/['Ohne Sample'.C2]" office:value-type="float" office:value="-0.186241753822399">
            <text:p>-0,1862417538</text:p>
          </table:table-cell>
        </table:table-row>
        <table:table-row table:style-name="ro2">
          <table:table-cell table:formula="of:=([normal.B10]-[Untergrund.$B$404])/['Ohne Sample'.B3]" office:value-type="float" office:value="-0.126289574388048">
            <text:p>-0,1262895744</text:p>
          </table:table-cell>
          <table:table-cell table:formula="of:=SQRT(([Fehler.$C$18]/['Ohne Sample'.B3]^2)+([Untergrund.$B$405]/['Ohne Sample'.B3]^2)+([Untergrund.$B$404]-[normal.B10])^2/['Ohne Sample'.B3]^4*[Fehler.$C$18]^2)" office:value-type="float" office:value="0.480834796668714">
            <text:p>0,4808347967</text:p>
          </table:table-cell>
          <table:table-cell table:formula="of:=([normal.C10]-[Untergrund.$C$404])/['Ohne Sample'.C3]" office:value-type="float" office:value="-0.314844209929599">
            <text:p>-0,3148442099</text:p>
          </table:table-cell>
        </table:table-row>
        <table:table-row table:style-name="ro2">
          <table:table-cell table:formula="of:=([normal.B11]-[Untergrund.$B$404])/['Ohne Sample'.B4]" office:value-type="float" office:value="-0.126289574388048">
            <text:p>-0,1262895744</text:p>
          </table:table-cell>
          <table:table-cell table:formula="of:=SQRT(([Fehler.$C$18]/['Ohne Sample'.B4]^2)+([Untergrund.$B$405]/['Ohne Sample'.B4]^2)+([Untergrund.$B$404]-[normal.B11])^2/['Ohne Sample'.B4]^4*[Fehler.$C$18]^2)" office:value-type="float" office:value="0.480834796668714">
            <text:p>0,4808347967</text:p>
          </table:table-cell>
          <table:table-cell table:formula="of:=([normal.C11]-[Untergrund.$C$404])/['Ohne Sample'.C4]" office:value-type="float" office:value="0.0431760160792416">
            <text:p>0,0431760161</text:p>
          </table:table-cell>
        </table:table-row>
        <table:table-row table:style-name="ro2">
          <table:table-cell table:formula="of:=([normal.B12]-[Untergrund.$B$404])/['Ohne Sample'.B5]" office:value-type="float" office:value="-0.0959800765349165">
            <text:p>-0,0959800765</text:p>
          </table:table-cell>
          <table:table-cell table:formula="of:=SQRT(([Fehler.$C$18]/['Ohne Sample'.B5]^2)+([Untergrund.$B$405]/['Ohne Sample'.B5]^2)+([Untergrund.$B$404]-[normal.B12])^2/['Ohne Sample'.B5]^4*[Fehler.$C$18]^2)" office:value-type="float" office:value="0.365434365407086">
            <text:p>0,3654343654</text:p>
          </table:table-cell>
          <table:table-cell table:formula="of:=([normal.C12]-[Untergrund.$C$404])/['Ohne Sample'.C5]" office:value-type="float" office:value="-0.0207270446359633">
            <text:p>-0,0207270446</text:p>
          </table:table-cell>
        </table:table-row>
        <table:table-row table:style-name="ro2">
          <table:table-cell table:formula="of:=([normal.B13]-[Untergrund.$B$404])/['Ohne Sample'.B6]" office:value-type="float" office:value="-0.0699750956686456">
            <text:p>-0,0699750957</text:p>
          </table:table-cell>
          <table:table-cell table:formula="of:=SQRT(([Fehler.$C$18]/['Ohne Sample'.B6]^2)+([Untergrund.$B$405]/['Ohne Sample'.B6]^2)+([Untergrund.$B$404]-[normal.B13])^2/['Ohne Sample'.B6]^4*[Fehler.$C$18]^2)" office:value-type="float" office:value="0.456792892649672">
            <text:p>0,4567928926</text:p>
          </table:table-cell>
          <table:table-cell table:formula="of:=([normal.C13]-[Untergrund.$C$404])/['Ohne Sample'.C6]" office:value-type="float" office:value="-0.239453683485942">
            <text:p>-0,2394536835</text:p>
          </table:table-cell>
        </table:table-row>
        <table:table-row table:style-name="ro2">
          <table:table-cell table:formula="of:=([normal.B14]-[Untergrund.$B$404])/['Ohne Sample'.B7]" office:value-type="float" office:value="-0.0827414452887211">
            <text:p>-0,0827414453</text:p>
          </table:table-cell>
          <table:table-cell table:formula="of:=SQRT(([Fehler.$C$18]/['Ohne Sample'.B7]^2)+([Untergrund.$B$405]/['Ohne Sample'.B7]^2)+([Untergrund.$B$404]-[normal.B14])^2/['Ohne Sample'.B7]^4*[Fehler.$C$18]^2)" office:value-type="float" office:value="0.31502960111137">
            <text:p>0,3150296011</text:p>
          </table:table-cell>
          <table:table-cell table:formula="of:=([normal.C14]-[Untergrund.$C$404])/['Ohne Sample'.C7]" office:value-type="float" office:value="0.280587710860663">
            <text:p>0,2805877109</text:p>
          </table:table-cell>
        </table:table-row>
        <table:table-row table:style-name="ro2">
          <table:table-cell table:formula="of:=([normal.B15]-[Untergrund.$B$404])/['Ohne Sample'.B8]" office:value-type="float" office:value="0.436854997279445">
            <text:p>0,4368549973</text:p>
          </table:table-cell>
          <table:table-cell table:formula="of:=SQRT(([Fehler.$C$18]/['Ohne Sample'.B8]^2)+([Untergrund.$B$405]/['Ohne Sample'.B8]^2)+([Untergrund.$B$404]-[normal.B15])^2/['Ohne Sample'.B8]^4*[Fehler.$C$18]^2)" office:value-type="float" office:value="0.240418765719873">
            <text:p>0,2404187657</text:p>
          </table:table-cell>
          <table:table-cell table:formula="of:=([normal.C15]-[Untergrund.$C$404])/['Ohne Sample'.C8]" office:value-type="float" office:value="-0.382310826343085">
            <text:p>-0,3823108263</text:p>
          </table:table-cell>
        </table:table-row>
        <table:table-row table:style-name="ro2">
          <table:table-cell table:formula="of:=([normal.B16]-[Untergrund.$B$404])/['Ohne Sample'.B9]" office:value-type="float" office:value="-0.171392993812351">
            <text:p>-0,1713929938</text:p>
          </table:table-cell>
          <table:table-cell table:formula="of:=SQRT(([Fehler.$C$18]/['Ohne Sample'.B9]^2)+([Untergrund.$B$405]/['Ohne Sample'.B9]^2)+([Untergrund.$B$404]-[normal.B16])^2/['Ohne Sample'.B9]^4*[Fehler.$C$18]^2)" office:value-type="float" office:value="0.652561794694268">
            <text:p>0,6525617947</text:p>
          </table:table-cell>
          <table:table-cell table:formula="of:=([normal.C16]-[Untergrund.$C$404])/['Ohne Sample'.C9]" office:value-type="float" office:value="-0.382310826343085">
            <text:p>-0,3823108263</text:p>
          </table:table-cell>
        </table:table-row>
        <table:table-row table:style-name="ro2">
          <table:table-cell table:formula="of:=([normal.B17]-[Untergrund.$B$404])/['Ohne Sample'.B10]" office:value-type="float" office:value="-0.0736579954406796">
            <text:p>-0,0736579954</text:p>
          </table:table-cell>
          <table:table-cell table:formula="of:=SQRT(([Fehler.$C$18]/['Ohne Sample'.B10]^2)+([Untergrund.$B$405]/['Ohne Sample'.B10]^2)+([Untergrund.$B$404]-[normal.B17])^2/['Ohne Sample'.B10]^4*[Fehler.$C$18]^2)" office:value-type="float" office:value="0.48083463211344">
            <text:p>0,4808346321</text:p>
          </table:table-cell>
          <table:table-cell table:formula="of:=([normal.C17]-[Untergrund.$C$404])/['Ohne Sample'.C10]" office:value-type="float" office:value="0.0647640241188625">
            <text:p>0,0647640241</text:p>
          </table:table-cell>
        </table:table-row>
        <table:table-row table:style-name="ro2">
          <table:table-cell table:formula="of:=([normal.B18]-[Untergrund.$B$404])/['Ohne Sample'.B11]" office:value-type="float" office:value="-0.0199750956686456">
            <text:p>-0,0199750957</text:p>
          </table:table-cell>
          <table:table-cell table:formula="of:=SQRT(([Fehler.$C$18]/['Ohne Sample'.B11]^2)+([Untergrund.$B$405]/['Ohne Sample'.B11]^2)+([Untergrund.$B$404]-[normal.B18])^2/['Ohne Sample'.B11]^4*[Fehler.$C$18]^2)" office:value-type="float" office:value="0.456792825839115">
            <text:p>0,4567928258</text:p>
          </table:table-cell>
          <table:table-cell table:formula="of:=([normal.C18]-[Untergrund.$C$404])/['Ohne Sample'.C11]" office:value-type="float" office:value="-0.594705729867021">
            <text:p>-0,5947057299</text:p>
          </table:table-cell>
        </table:table-row>
        <table:table-row table:style-name="ro2">
          <table:table-cell table:formula="of:=([normal.B19]-[Untergrund.$B$404])/['Ohne Sample'.B12]" office:value-type="float" office:value="-0.566582878842416">
            <text:p>-0,5665828788</text:p>
          </table:table-cell>
          <table:table-cell table:formula="of:=SQRT(([Fehler.$C$18]/['Ohne Sample'.B12]^2)+([Untergrund.$B$405]/['Ohne Sample'.B12]^2)+([Untergrund.$B$404]-[normal.B19])^2/['Ohne Sample'.B12]^4*[Fehler.$C$18]^2)" office:value-type="float" office:value="1.52265655019234">
            <text:p>1,5226565502</text:p>
          </table:table-cell>
          <table:table-cell table:formula="of:=([normal.C19]-[Untergrund.$C$404])/['Ohne Sample'.C12]" office:value-type="float" office:value="-0.892057377140993">
            <text:p>-0,8920573771</text:p>
          </table:table-cell>
        </table:table-row>
        <table:table-row table:style-name="ro2">
          <table:table-cell table:formula="of:=([normal.B20]-[Untergrund.$B$404])/['Ohne Sample'.B13]" office:value-type="float" office:value="-0.233250000508916">
            <text:p>-0,2332500005</text:p>
          </table:table-cell>
          <table:table-cell table:formula="of:=SQRT(([Fehler.$C$18]/['Ohne Sample'.B13]^2)+([Untergrund.$B$405]/['Ohne Sample'.B13]^2)+([Untergrund.$B$404]-[normal.B20])^2/['Ohne Sample'.B13]^4*[Fehler.$C$18]^2)" office:value-type="float" office:value="1.52264334861148">
            <text:p>1,5226433486</text:p>
          </table:table-cell>
          <table:table-cell table:formula="of:=([normal.C20]-[Untergrund.$C$404])/['Ohne Sample'.C13]" office:value-type="float" office:value="0.0925199262070959">
            <text:p>0,0925199262</text:p>
          </table:table-cell>
        </table:table-row>
        <table:table-row table:style-name="ro2">
          <table:table-cell table:formula="of:=([normal.B21]-[Untergrund.$B$404])/['Ohne Sample'.B14]" office:value-type="float" office:value="0.76674726949208">
            <text:p>0,7667472695</text:p>
          </table:table-cell>
          <table:table-cell table:formula="of:=SQRT(([Fehler.$C$18]/['Ohne Sample'.B14]^2)+([Untergrund.$B$405]/['Ohne Sample'.B14]^2)+([Untergrund.$B$404]-[normal.B21])^2/['Ohne Sample'.B14]^4*[Fehler.$C$18]^2)" office:value-type="float" office:value="1.52266976525677">
            <text:p>1,5226697653</text:p>
          </table:table-cell>
          <table:table-cell table:formula="of:=([normal.C21]-[Untergrund.$C$404])/['Ohne Sample'.C14]" office:value-type="float" office:value="-0.635235156880318">
            <text:p>-0,6352351569</text:p>
          </table:table-cell>
        </table:table-row>
        <table:table-row table:style-name="ro2">
          <table:table-cell table:formula="of:=([normal.B22]-[Untergrund.$B$404])/['Ohne Sample'.B15]" office:value-type="float" office:value="-0.849873738225009">
            <text:p>-0,8498737382</text:p>
          </table:table-cell>
          <table:table-cell table:formula="of:=SQRT(([Fehler.$C$18]/['Ohne Sample'.B15]^2)+([Untergrund.$B$405]/['Ohne Sample'.B15]^2)+([Untergrund.$B$404]-[normal.B22])^2/['Ohne Sample'.B15]^4*[Fehler.$C$18]^2)" office:value-type="float" office:value="2.28401307020049">
            <text:p>2,2840130702</text:p>
          </table:table-cell>
          <table:table-cell table:formula="of:=([normal.C22]-[Untergrund.$C$404])/['Ohne Sample'.C15]" office:value-type="float" office:value="-0.621763782364674">
            <text:p>-0,6217637824</text:p>
          </table:table-cell>
        </table:table-row>
        <table:table-row table:style-name="ro2">
          <table:table-cell table:formula="of:=([normal.B23]-[Untergrund.$B$404])/['Ohne Sample'.B16]" office:value-type="float" office:value="-0.479899596598257">
            <text:p>-0,4798995966</text:p>
          </table:table-cell>
          <table:table-cell table:formula="of:=SQRT(([Fehler.$C$18]/['Ohne Sample'.B16]^2)+([Untergrund.$B$405]/['Ohne Sample'.B16]^2)+([Untergrund.$B$404]-[normal.B23])^2/['Ohne Sample'.B16]^4*[Fehler.$C$18]^2)" office:value-type="float" office:value="1.82718197132243">
            <text:p>1,8271819713</text:p>
          </table:table-cell>
          <table:table-cell table:formula="of:=([normal.C23]-[Untergrund.$C$404])/['Ohne Sample'.C16]" office:value-type="float" office:value="-0.12294179625558">
            <text:p>-0,1229417963</text:p>
          </table:table-cell>
        </table:table-row>
        <table:table-row table:style-name="ro2">
          <table:table-cell table:formula="of:=([normal.B24]-[Untergrund.$B$404])/['Ohne Sample'.B17]" office:value-type="float" office:value="-0.279899924198048">
            <text:p>-0,2798999242</text:p>
          </table:table-cell>
          <table:table-cell table:formula="of:=SQRT(([Fehler.$C$18]/['Ohne Sample'.B17]^2)+([Untergrund.$B$405]/['Ohne Sample'.B17]^2)+([Untergrund.$B$404]-[normal.B24])^2/['Ohne Sample'.B17]^4*[Fehler.$C$18]^2)" office:value-type="float" office:value="1.82717294193199">
            <text:p>1,8271729419</text:p>
          </table:table-cell>
          <table:table-cell table:formula="of:=([normal.C24]-[Untergrund.$C$404])/['Ohne Sample'.C17]" office:value-type="float" office:value="-0.356823437920212">
            <text:p>-0,3568234379</text:p>
          </table:table-cell>
        </table:table-row>
        <table:table-row table:style-name="ro2">
          <table:table-cell table:formula="of:=([normal.B25]-[Untergrund.$B$404])/['Ohne Sample'.B18]" office:value-type="float" office:value="-0.0799833971124304">
            <text:p>-0,0799833971</text:p>
          </table:table-cell>
          <table:table-cell table:formula="of:=SQRT(([Fehler.$C$18]/['Ohne Sample'.B18]^2)+([Untergrund.$B$405]/['Ohne Sample'.B18]^2)+([Untergrund.$B$404]-[normal.B25])^2/['Ohne Sample'.B18]^4*[Fehler.$C$18]^2)" office:value-type="float" office:value="0.304528609963009">
            <text:p>0,30452861</text:p>
          </table:table-cell>
          <table:table-cell table:formula="of:=([normal.C25]-[Untergrund.$C$404])/['Ohne Sample'.C18]" office:value-type="float" office:value="-0.256020680517834">
            <text:p>-0,2560206805</text:p>
          </table:table-cell>
        </table:table-row>
        <table:table-row table:style-name="ro2">
          <table:table-cell table:formula="of:=([normal.B26]-[Untergrund.$B$404])/['Ohne Sample'.B19]" office:value-type="float" office:value="0.038106827992061">
            <text:p>0,038106828</text:p>
          </table:table-cell>
          <table:table-cell table:formula="of:=SQRT(([Fehler.$C$18]/['Ohne Sample'.B19]^2)+([Untergrund.$B$405]/['Ohne Sample'.B19]^2)+([Untergrund.$B$404]-[normal.B26])^2/['Ohne Sample'.B19]^4*[Fehler.$C$18]^2)" office:value-type="float" office:value="0.217519976541961">
            <text:p>0,2175199765</text:p>
          </table:table-cell>
          <table:table-cell table:formula="of:=([normal.C26]-[Untergrund.$C$404])/['Ohne Sample'.C19]" office:value-type="float" office:value="-0.096597125629384">
            <text:p>-0,0965971256</text:p>
          </table:table-cell>
        </table:table-row>
        <table:table-row table:style-name="ro2">
          <table:table-cell table:formula="of:=([normal.B27]-[Untergrund.$B$404])/['Ohne Sample'.B20]" office:value-type="float" office:value="0.0600498086627088">
            <text:p>0,0600498087</text:p>
          </table:table-cell>
          <table:table-cell table:formula="of:=SQRT(([Fehler.$C$18]/['Ohne Sample'.B20]^2)+([Untergrund.$B$405]/['Ohne Sample'.B20]^2)+([Untergrund.$B$404]-[normal.B27])^2/['Ohne Sample'.B20]^4*[Fehler.$C$18]^2)" office:value-type="float" office:value="0.913585746957535">
            <text:p>0,913585747</text:p>
          </table:table-cell>
          <table:table-cell table:formula="of:=([normal.C27]-[Untergrund.$C$404])/['Ohne Sample'.C20]" office:value-type="float" office:value="-0.486577415345744">
            <text:p>-0,4865774153</text:p>
          </table:table-cell>
        </table:table-row>
        <table:table-row table:style-name="ro2">
          <table:table-cell table:formula="of:=([normal.B28]-[Untergrund.$B$404])/['Ohne Sample'.B21]" office:value-type="float" office:value="-0.0499822111918897">
            <text:p>-0,0499822112</text:p>
          </table:table-cell>
          <table:table-cell table:formula="of:=SQRT(([Fehler.$C$18]/['Ohne Sample'.B21]^2)+([Untergrund.$B$405]/['Ohne Sample'.B21]^2)+([Untergrund.$B$404]-[normal.B28])^2/['Ohne Sample'.B21]^4*[Fehler.$C$18]^2)" office:value-type="float" office:value="0.326280612159292">
            <text:p>0,3262806122</text:p>
          </table:table-cell>
          <table:table-cell table:formula="of:=([normal.C28]-[Untergrund.$C$404])/['Ohne Sample'.C21]" office:value-type="float" office:value="-0.279362630733599">
            <text:p>-0,2793626307</text:p>
          </table:table-cell>
        </table:table-row>
        <table:table-row table:style-name="ro2">
          <table:table-cell table:formula="of:=([normal.B29]-[Untergrund.$B$404])/['Ohne Sample'.B22]" office:value-type="float" office:value="-0.0666528309270254">
            <text:p>-0,0666528309</text:p>
          </table:table-cell>
          <table:table-cell table:formula="of:=SQRT(([Fehler.$C$18]/['Ohne Sample'.B22]^2)+([Untergrund.$B$405]/['Ohne Sample'.B22]^2)+([Untergrund.$B$404]-[normal.B29])^2/['Ohne Sample'.B22]^4*[Fehler.$C$18]^2)" office:value-type="float" office:value="0.253773825503762">
            <text:p>0,2537738255</text:p>
          </table:table-cell>
          <table:table-cell table:formula="of:=([normal.C29]-[Untergrund.$C$404])/['Ohne Sample'.C22]" office:value-type="float" office:value="0.274606332026752">
            <text:p>0,274606332</text:p>
          </table:table-cell>
        </table:table-row>
        <table:table-row table:style-name="ro2">
          <table:table-cell table:formula="of:=([normal.B30]-[Untergrund.$B$404])/['Ohne Sample'.B23]" office:value-type="float" office:value="-0.0274411699203696">
            <text:p>-0,0274411699</text:p>
          </table:table-cell>
          <table:table-cell table:formula="of:=SQRT(([Fehler.$C$18]/['Ohne Sample'.B23]^2)+([Untergrund.$B$405]/['Ohne Sample'.B23]^2)+([Untergrund.$B$404]-[normal.B30])^2/['Ohne Sample'.B23]^4*[Fehler.$C$18]^2)" office:value-type="float" office:value="0.179134155899171">
            <text:p>0,1791341559</text:p>
          </table:table-cell>
          <table:table-cell table:formula="of:=([normal.C30]-[Untergrund.$C$404])/['Ohne Sample'.C23]" office:value-type="float" office:value="-0.725390937974244">
            <text:p>-0,725390938</text:p>
          </table:table-cell>
        </table:table-row>
        <table:table-row table:style-name="ro2">
          <table:table-cell table:formula="of:=([normal.B31]-[Untergrund.$B$404])/['Ohne Sample'.B24]" office:value-type="float" office:value="-0.0971286260963689">
            <text:p>-0,0971286261</text:p>
          </table:table-cell>
          <table:table-cell table:formula="of:=SQRT(([Fehler.$C$18]/['Ohne Sample'.B24]^2)+([Untergrund.$B$405]/['Ohne Sample'.B24]^2)+([Untergrund.$B$404]-[normal.B31])^2/['Ohne Sample'.B24]^4*[Fehler.$C$18]^2)" office:value-type="float" office:value="0.26102454860207">
            <text:p>0,2610245486</text:p>
          </table:table-cell>
          <table:table-cell table:formula="of:=([normal.C31]-[Untergrund.$C$404])/['Ohne Sample'.C24]" office:value-type="float" office:value="-1.05872381630774">
            <text:p>-1,0587238163</text:p>
          </table:table-cell>
        </table:table-row>
        <table:table-row table:style-name="ro2">
          <table:table-cell table:formula="of:=([normal.B32]-[Untergrund.$B$404])/['Ohne Sample'.B25]" office:value-type="float" office:value="-0.051053143236517">
            <text:p>-0,0510531432</text:p>
          </table:table-cell>
          <table:table-cell table:formula="of:=SQRT(([Fehler.$C$18]/['Ohne Sample'.B25]^2)+([Untergrund.$B$405]/['Ohne Sample'.B25]^2)+([Untergrund.$B$404]-[normal.B32])^2/['Ohne Sample'.B25]^4*[Fehler.$C$18]^2)" office:value-type="float" office:value="0.194379601125569">
            <text:p>0,1943796011</text:p>
          </table:table-cell>
          <table:table-cell table:formula="of:=([normal.C32]-[Untergrund.$C$404])/['Ohne Sample'.C25]" office:value-type="float" office:value="-0.169044796791638">
            <text:p>-0,1690447968</text:p>
          </table:table-cell>
        </table:table-row>
        <table:table-row table:style-name="ro2">
          <table:table-cell table:formula="of:=([normal.B33]-[Untergrund.$B$404])/['Ohne Sample'.B26]" office:value-type="float" office:value="0.046192160509776">
            <text:p>0,0461921605</text:p>
          </table:table-cell>
          <table:table-cell table:formula="of:=SQRT(([Fehler.$C$18]/['Ohne Sample'.B26]^2)+([Untergrund.$B$405]/['Ohne Sample'.B26]^2)+([Untergrund.$B$404]-[normal.B33])^2/['Ohne Sample'.B26]^4*[Fehler.$C$18]^2)" office:value-type="float" office:value="0.702758233243495">
            <text:p>0,7027582332</text:p>
          </table:table-cell>
          <table:table-cell table:formula="of:=([normal.C33]-[Untergrund.$C$404])/['Ohne Sample'.C26]" office:value-type="float" office:value="-0.336051000935847">
            <text:p>-0,3360510009</text:p>
          </table:table-cell>
        </table:table-row>
        <table:table-row table:style-name="ro2">
          <table:table-cell table:formula="of:=([normal.B34]-[Untergrund.$B$404])/['Ohne Sample'.B27]" office:value-type="float" office:value="0.920096472204251">
            <text:p>0,9200964722</text:p>
          </table:table-cell>
          <table:table-cell table:formula="of:=SQRT(([Fehler.$C$18]/['Ohne Sample'.B27]^2)+([Untergrund.$B$405]/['Ohne Sample'.B27]^2)+([Untergrund.$B$404]-[normal.B34])^2/['Ohne Sample'.B27]^4*[Fehler.$C$18]^2)" office:value-type="float" office:value="1.8272185896479">
            <text:p>1,8272185896</text:p>
          </table:table-cell>
          <table:table-cell table:formula="of:=([normal.C34]-[Untergrund.$C$404])/['Ohne Sample'.C27]" office:value-type="float" office:value="-0.669043261166675">
            <text:p>-0,6690432612</text:p>
          </table:table-cell>
        </table:table-row>
        <table:table-row table:style-name="ro2">
          <table:table-cell table:formula="of:=([normal.B35]-[Untergrund.$B$404])/['Ohne Sample'.B28]" office:value-type="float" office:value="-0.377722434819213">
            <text:p>-0,3777224348</text:p>
          </table:table-cell>
          <table:table-cell table:formula="of:=SQRT(([Fehler.$C$18]/['Ohne Sample'.B28]^2)+([Untergrund.$B$405]/['Ohne Sample'.B28]^2)+([Untergrund.$B$404]-[normal.B35])^2/['Ohne Sample'.B28]^4*[Fehler.$C$18]^2)" office:value-type="float" office:value="1.01509986518805">
            <text:p>1,0150998652</text:p>
          </table:table-cell>
          <table:table-cell table:formula="of:=([normal.C35]-[Untergrund.$C$404])/['Ohne Sample'.C28]" office:value-type="float" office:value="-0.362695964066932">
            <text:p>-0,3626959641</text:p>
          </table:table-cell>
        </table:table-row>
        <table:table-row table:style-name="ro2">
          <table:table-cell table:formula="of:=([normal.B36]-[Untergrund.$B$404])/['Ohne Sample'.B29]" office:value-type="float" office:value="0.117961279400485">
            <text:p>0,1179612794</text:p>
          </table:table-cell>
          <table:table-cell table:formula="of:=SQRT(([Fehler.$C$18]/['Ohne Sample'.B29]^2)+([Untergrund.$B$405]/['Ohne Sample'.B29]^2)+([Untergrund.$B$404]-[normal.B36])^2/['Ohne Sample'.B29]^4*[Fehler.$C$18]^2)" office:value-type="float" office:value="0.234252834162732">
            <text:p>0,2342528342</text:p>
          </table:table-cell>
          <table:table-cell table:formula="of:=([normal.C36]-[Untergrund.$C$404])/['Ohne Sample'.C29]" office:value-type="float" office:value="-0.261373306534597">
            <text:p>-0,2613733065</text:p>
          </table:table-cell>
        </table:table-row>
        <table:table-row table:style-name="ro2">
          <table:table-cell table:formula="of:=([normal.B37]-[Untergrund.$B$404])/['Ohne Sample'.B30]" office:value-type="float" office:value="0.0142975456108793">
            <text:p>0,0142975456</text:p>
          </table:table-cell>
          <table:table-cell table:formula="of:=SQRT(([Fehler.$C$18]/['Ohne Sample'.B30]^2)+([Untergrund.$B$405]/['Ohne Sample'.B30]^2)+([Untergrund.$B$404]-[normal.B37])^2/['Ohne Sample'.B30]^4*[Fehler.$C$18]^2)" office:value-type="float" office:value="0.217519967715904">
            <text:p>0,2175199677</text:p>
          </table:table-cell>
          <table:table-cell table:formula="of:=([normal.C37]-[Untergrund.$C$404])/['Ohne Sample'.C30]" office:value-type="float" office:value="-0.535235156880318">
            <text:p>-0,5352351569</text:p>
          </table:table-cell>
        </table:table-row>
        <table:table-row table:style-name="ro2">
          <table:table-cell table:formula="of:=([normal.B38]-[Untergrund.$B$404])/['Ohne Sample'.B31]" office:value-type="float" office:value="-0.0374921694181432">
            <text:p>-0,0374921694</text:p>
          </table:table-cell>
          <table:table-cell table:formula="of:=SQRT(([Fehler.$C$18]/['Ohne Sample'.B31]^2)+([Untergrund.$B$405]/['Ohne Sample'.B31]^2)+([Untergrund.$B$404]-[normal.B38])^2/['Ohne Sample'.B31]^4*[Fehler.$C$18]^2)" office:value-type="float" office:value="0.142747580075347">
            <text:p>0,1427475801</text:p>
          </table:table-cell>
          <table:table-cell table:formula="of:=([normal.C38]-[Untergrund.$C$404])/['Ohne Sample'.C31]" office:value-type="float" office:value="-0.217617578440159">
            <text:p>-0,2176175784</text:p>
          </table:table-cell>
        </table:table-row>
        <table:table-row table:style-name="ro2">
          <table:table-cell table:formula="of:=([normal.B39]-[Untergrund.$B$404])/['Ohne Sample'.B32]" office:value-type="float" office:value="-0.342785586565164">
            <text:p>-0,3427855866</text:p>
          </table:table-cell>
          <table:table-cell table:formula="of:=SQRT(([Fehler.$C$18]/['Ohne Sample'.B32]^2)+([Untergrund.$B$405]/['Ohne Sample'.B32]^2)+([Untergrund.$B$404]-[normal.B39])^2/['Ohne Sample'.B32]^4*[Fehler.$C$18]^2)" office:value-type="float" office:value="1.30512580272034">
            <text:p>1,3051258027</text:p>
          </table:table-cell>
          <table:table-cell table:formula="of:=([normal.C39]-[Untergrund.$C$404])/['Ohne Sample'.C32]" office:value-type="float" office:value="0.0462600172277589">
            <text:p>0,0462600172</text:p>
          </table:table-cell>
        </table:table-row>
        <table:table-row table:style-name="ro2">
          <table:table-cell table:formula="of:=([normal.B40]-[Untergrund.$B$404])/['Ohne Sample'.B33]" office:value-type="float" office:value="-0.399916439675666">
            <text:p>-0,3999164397</text:p>
          </table:table-cell>
          <table:table-cell table:formula="of:=SQRT(([Fehler.$C$18]/['Ohne Sample'.B33]^2)+([Untergrund.$B$405]/['Ohne Sample'.B33]^2)+([Untergrund.$B$404]-[normal.B40])^2/['Ohne Sample'.B33]^4*[Fehler.$C$18]^2)" office:value-type="float" office:value="1.52264857396547">
            <text:p>1,522648574</text:p>
          </table:table-cell>
          <table:table-cell table:formula="of:=([normal.C40]-[Untergrund.$C$404])/['Ohne Sample'.C33]" office:value-type="float" office:value="-0.334796274523322">
            <text:p>-0,3347962745</text:p>
          </table:table-cell>
        </table:table-row>
        <table:table-row table:style-name="ro2">
          <table:table-cell table:formula="of:=([normal.B41]-[Untergrund.$B$404])/['Ohne Sample'.B34]" office:value-type="float" office:value="0.230024494830945">
            <text:p>0,2300244948</text:p>
          </table:table-cell>
          <table:table-cell table:formula="of:=SQRT(([Fehler.$C$18]/['Ohne Sample'.B34]^2)+([Untergrund.$B$405]/['Ohne Sample'.B34]^2)+([Untergrund.$B$404]-[normal.B41])^2/['Ohne Sample'.B34]^4*[Fehler.$C$18]^2)" office:value-type="float" office:value="0.456793605908794">
            <text:p>0,4567936059</text:p>
          </table:table-cell>
          <table:table-cell table:formula="of:=([normal.C41]-[Untergrund.$C$404])/['Ohne Sample'.C34]" office:value-type="float" office:value="-0.486577415345744">
            <text:p>-0,4865774153</text:p>
          </table:table-cell>
        </table:table-row>
        <table:table-row table:style-name="ro2">
          <table:table-cell table:formula="of:=([normal.B42]-[Untergrund.$B$404])/['Ohne Sample'.B35]" office:value-type="float" office:value="-0.0266334608915275">
            <text:p>-0,0266334609</text:p>
          </table:table-cell>
          <table:table-cell table:formula="of:=SQRT(([Fehler.$C$18]/['Ohne Sample'.B35]^2)+([Untergrund.$B$405]/['Ohne Sample'.B35]^2)+([Untergrund.$B$404]-[normal.B42])^2/['Ohne Sample'.B35]^4*[Fehler.$C$18]^2)" office:value-type="float" office:value="0.609057107265562">
            <text:p>0,6090571073</text:p>
          </table:table-cell>
          <table:table-cell table:formula="of:=([normal.C42]-[Untergrund.$C$404])/['Ohne Sample'.C35]" office:value-type="float" office:value="-0.336051000935847">
            <text:p>-0,3360510009</text:p>
          </table:table-cell>
        </table:table-row>
        <table:table-row table:style-name="ro2">
          <table:table-cell table:formula="of:=([normal.B43]-[Untergrund.$B$404])/['Ohne Sample'.B36]" office:value-type="float" office:value="-0.342785586565164">
            <text:p>-0,3427855866</text:p>
          </table:table-cell>
          <table:table-cell table:formula="of:=SQRT(([Fehler.$C$18]/['Ohne Sample'.B36]^2)+([Untergrund.$B$405]/['Ohne Sample'.B36]^2)+([Untergrund.$B$404]-[normal.B43])^2/['Ohne Sample'.B36]^4*[Fehler.$C$18]^2)" office:value-type="float" office:value="1.30512580272034">
            <text:p>1,3051258027</text:p>
          </table:table-cell>
          <table:table-cell table:formula="of:=([normal.C43]-[Untergrund.$C$404])/['Ohne Sample'.C36]" office:value-type="float" office:value="-0.225392985473496">
            <text:p>-0,2253929855</text:p>
          </table:table-cell>
        </table:table-row>
        <table:table-row table:style-name="ro2">
          <table:table-cell table:formula="of:=([normal.B44]-[Untergrund.$B$404])/['Ohne Sample'.B37]" office:value-type="float" office:value="-0.233250000508916">
            <text:p>-0,2332500005</text:p>
          </table:table-cell>
          <table:table-cell table:formula="of:=SQRT(([Fehler.$C$18]/['Ohne Sample'.B37]^2)+([Untergrund.$B$405]/['Ohne Sample'.B37]^2)+([Untergrund.$B$404]-[normal.B44])^2/['Ohne Sample'.B37]^4*[Fehler.$C$18]^2)" office:value-type="float" office:value="1.52264334861148">
            <text:p>1,5226433486</text:p>
          </table:table-cell>
          <table:table-cell table:formula="of:=([normal.C44]-[Untergrund.$C$404])/['Ohne Sample'.C37]" office:value-type="float" office:value="-0.892057377140993">
            <text:p>-0,8920573771</text:p>
          </table:table-cell>
        </table:table-row>
        <table:table-row table:style-name="ro2">
          <table:table-cell table:formula="of:=([normal.B45]-[Untergrund.$B$404])/['Ohne Sample'.B38]" office:value-type="float" office:value="-0.479899596598257">
            <text:p>-0,4798995966</text:p>
          </table:table-cell>
          <table:table-cell table:formula="of:=SQRT(([Fehler.$C$18]/['Ohne Sample'.B38]^2)+([Untergrund.$B$405]/['Ohne Sample'.B38]^2)+([Untergrund.$B$404]-[normal.B45])^2/['Ohne Sample'.B38]^4*[Fehler.$C$18]^2)" office:value-type="float" office:value="1.82718197132243">
            <text:p>1,8271819713</text:p>
          </table:table-cell>
          <table:table-cell table:formula="of:=([normal.C45]-[Untergrund.$C$404])/['Ohne Sample'.C38]" office:value-type="float" office:value="-0.483594618755909">
            <text:p>-0,4835946188</text:p>
          </table:table-cell>
        </table:table-row>
        <table:table-row table:style-name="ro2">
          <table:table-cell table:formula="of:=([normal.B46]-[Untergrund.$B$404])/['Ohne Sample'.B39]" office:value-type="float" office:value="-0.0998752738484003">
            <text:p>-0,0998752738</text:p>
          </table:table-cell>
          <table:table-cell table:formula="of:=SQRT(([Fehler.$C$18]/['Ohne Sample'.B39]^2)+([Untergrund.$B$405]/['Ohne Sample'.B39]^2)+([Untergrund.$B$404]-[normal.B46])^2/['Ohne Sample'.B39]^4*[Fehler.$C$18]^2)" office:value-type="float" office:value="2.28396016404525">
            <text:p>2,283960164</text:p>
          </table:table-cell>
          <table:table-cell table:formula="of:=([normal.C46]-[Untergrund.$C$404])/['Ohne Sample'.C39]" office:value-type="float" office:value="-0.335235156880318">
            <text:p>-0,3352351569</text:p>
          </table:table-cell>
        </table:table-row>
        <table:table-row table:style-name="ro2">
          <table:table-cell table:formula="of:=([normal.B47]-[Untergrund.$B$404])/['Ohne Sample'.B40]" office:value-type="float" office:value="-0.0799002517978391">
            <text:p>-0,0799002518</text:p>
          </table:table-cell>
          <table:table-cell table:formula="of:=SQRT(([Fehler.$C$18]/['Ohne Sample'.B40]^2)+([Untergrund.$B$405]/['Ohne Sample'.B40]^2)+([Untergrund.$B$404]-[normal.B47])^2/['Ohne Sample'.B40]^4*[Fehler.$C$18]^2)" office:value-type="float" office:value="1.82716866608288">
            <text:p>1,8271686661</text:p>
          </table:table-cell>
          <table:table-cell table:formula="of:=([normal.C47]-[Untergrund.$C$404])/['Ohne Sample'.C40]" office:value-type="float" office:value="-0.356823437920212">
            <text:p>-0,3568234379</text:p>
          </table:table-cell>
        </table:table-row>
        <table:table-row table:style-name="ro2">
          <table:table-cell table:formula="of:=([normal.B48]-[Untergrund.$B$404])/['Ohne Sample'.B41]" office:value-type="float" office:value="-0.485642562279479">
            <text:p>-0,4856425623</text:p>
          </table:table-cell>
          <table:table-cell table:formula="of:=SQRT(([Fehler.$C$18]/['Ohne Sample'.B41]^2)+([Untergrund.$B$405]/['Ohne Sample'.B41]^2)+([Untergrund.$B$404]-[normal.B48])^2/['Ohne Sample'.B41]^4*[Fehler.$C$18]^2)" office:value-type="float" office:value="1.30513082566374">
            <text:p>1,3051308257</text:p>
          </table:table-cell>
          <table:table-cell table:formula="of:=([normal.C48]-[Untergrund.$C$404])/['Ohne Sample'.C41]" office:value-type="float" office:value="-0.0271045968316443">
            <text:p>-0,0271045968</text:p>
          </table:table-cell>
        </table:table-row>
        <table:table-row table:style-name="ro2">
          <table:table-cell table:formula="of:=([normal.B49]-[Untergrund.$B$404])/['Ohne Sample'.B42]" office:value-type="float" office:value="0.450060776327182">
            <text:p>0,4500607763</text:p>
          </table:table-cell>
          <table:table-cell table:formula="of:=SQRT(([Fehler.$C$18]/['Ohne Sample'.B42]^2)+([Untergrund.$B$405]/['Ohne Sample'.B42]^2)+([Untergrund.$B$404]-[normal.B49])^2/['Ohne Sample'.B42]^4*[Fehler.$C$18]^2)" office:value-type="float" office:value="1.14198840302496">
            <text:p>1,141988403</text:p>
          </table:table-cell>
          <table:table-cell table:formula="of:=([normal.C49]-[Untergrund.$C$404])/['Ohne Sample'.C42]" office:value-type="float" office:value="-0.382310826343085">
            <text:p>-0,3823108263</text:p>
          </table:table-cell>
        </table:table-row>
        <table:table-row table:style-name="ro2">
          <table:table-cell table:formula="of:=([normal.B50]-[Untergrund.$B$404])/['Ohne Sample'.B43]" office:value-type="float" office:value="-0.309045628488447">
            <text:p>-0,3090456285</text:p>
          </table:table-cell>
          <table:table-cell table:formula="of:=SQRT(([Fehler.$C$18]/['Ohne Sample'.B43]^2)+([Untergrund.$B$405]/['Ohne Sample'.B43]^2)+([Untergrund.$B$404]-[normal.B50])^2/['Ohne Sample'.B43]^4*[Fehler.$C$18]^2)" office:value-type="float" office:value="0.830534979454727">
            <text:p>0,8305349795</text:p>
          </table:table-cell>
          <table:table-cell table:formula="of:=([normal.C50]-[Untergrund.$C$404])/['Ohne Sample'.C43]" office:value-type="float" office:value="0.0498184800914327">
            <text:p>0,0498184801</text:p>
          </table:table-cell>
        </table:table-row>
        <table:table-row table:style-name="ro2">
          <table:table-cell table:formula="of:=([normal.B51]-[Untergrund.$B$404])/['Ohne Sample'.B44]" office:value-type="float" office:value="0.254567722573586">
            <text:p>0,2545677226</text:p>
          </table:table-cell>
          <table:table-cell table:formula="of:=SQRT(([Fehler.$C$18]/['Ohne Sample'.B44]^2)+([Untergrund.$B$405]/['Ohne Sample'.B44]^2)+([Untergrund.$B$404]-[normal.B51])^2/['Ohne Sample'.B44]^4*[Fehler.$C$18]^2)" office:value-type="float" office:value="0.415267075078105">
            <text:p>0,4152670751</text:p>
          </table:table-cell>
          <table:table-cell table:formula="of:=([normal.C51]-[Untergrund.$C$404])/['Ohne Sample'.C44]" office:value-type="float" office:value="-0.272021973050199">
            <text:p>-0,2720219731</text:p>
          </table:table-cell>
        </table:table-row>
        <table:table-row table:style-name="ro2">
          <table:table-cell table:formula="of:=([normal.B52]-[Untergrund.$B$404])/['Ohne Sample'.B45]" office:value-type="float" office:value="-0.0749844347929035">
            <text:p>-0,0749844348</text:p>
          </table:table-cell>
          <table:table-cell table:formula="of:=SQRT(([Fehler.$C$18]/['Ohne Sample'.B45]^2)+([Untergrund.$B$405]/['Ohne Sample'.B45]^2)+([Untergrund.$B$404]-[normal.B52])^2/['Ohne Sample'.B45]^4*[Fehler.$C$18]^2)" office:value-type="float" office:value="0.285495564647912">
            <text:p>0,2854955646</text:p>
          </table:table-cell>
          <table:table-cell table:formula="of:=([normal.C52]-[Untergrund.$C$404])/['Ohne Sample'.C45]" office:value-type="float" office:value="-0.290156771253546">
            <text:p>-0,2901567713</text:p>
          </table:table-cell>
        </table:table-row>
        <table:table-row table:style-name="ro2">
          <table:table-cell table:formula="of:=([normal.B53]-[Untergrund.$B$404])/['Ohne Sample'.B46]" office:value-type="float" office:value="-0.0585243200055198">
            <text:p>-0,05852432</text:p>
          </table:table-cell>
          <table:table-cell table:formula="of:=SQRT(([Fehler.$C$18]/['Ohne Sample'.B46]^2)+([Untergrund.$B$405]/['Ohne Sample'.B46]^2)+([Untergrund.$B$404]-[normal.B53])^2/['Ohne Sample'.B46]^4*[Fehler.$C$18]^2)" office:value-type="float" office:value="0.222825345522458">
            <text:p>0,2228253455</text:p>
          </table:table-cell>
          <table:table-cell table:formula="of:=([normal.C53]-[Untergrund.$C$404])/['Ohne Sample'.C46]" office:value-type="float" office:value="-0.0320327053464887">
            <text:p>-0,0320327053</text:p>
          </table:table-cell>
        </table:table-row>
        <table:table-row table:style-name="ro2">
          <table:table-cell table:formula="of:=([normal.B54]-[Untergrund.$B$404])/['Ohne Sample'.B47]" office:value-type="float" office:value="-0.0452735510465165">
            <text:p>-0,045273551</text:p>
          </table:table-cell>
          <table:table-cell table:formula="of:=SQRT(([Fehler.$C$18]/['Ohne Sample'.B47]^2)+([Untergrund.$B$405]/['Ohne Sample'.B47]^2)+([Untergrund.$B$404]-[normal.B54])^2/['Ohne Sample'.B47]^4*[Fehler.$C$18]^2)" office:value-type="float" office:value="0.172374394145768">
            <text:p>0,1723743941</text:p>
          </table:table-cell>
          <table:table-cell table:formula="of:=([normal.C54]-[Untergrund.$C$404])/['Ohne Sample'.C47]" office:value-type="float" office:value="-0.411719351446399">
            <text:p>-0,4117193514</text:p>
          </table:table-cell>
        </table:table-row>
        <table:table-row table:style-name="ro2">
          <table:table-cell table:formula="of:=([normal.B55]-[Untergrund.$B$404])/['Ohne Sample'.B48]" office:value-type="float" office:value="-0.030373410453014">
            <text:p>-0,0303734105</text:p>
          </table:table-cell>
          <table:table-cell table:formula="of:=SQRT(([Fehler.$C$18]/['Ohne Sample'.B48]^2)+([Untergrund.$B$405]/['Ohne Sample'.B48]^2)+([Untergrund.$B$404]-[normal.B55])^2/['Ohne Sample'.B48]^4*[Fehler.$C$18]^2)" office:value-type="float" office:value="0.115643635456998">
            <text:p>0,1156436355</text:p>
          </table:table-cell>
          <table:table-cell table:formula="of:=([normal.C55]-[Untergrund.$C$404])/['Ohne Sample'.C48]" office:value-type="float" office:value="-0.257873197600245">
            <text:p>-0,2578731976</text:p>
          </table:table-cell>
        </table:table-row>
        <table:table-row table:style-name="ro2">
          <table:table-cell table:formula="of:=([normal.B56]-[Untergrund.$B$404])/['Ohne Sample'.B49]" office:value-type="float" office:value="0.244743024370331">
            <text:p>0,2447430244</text:p>
          </table:table-cell>
          <table:table-cell table:formula="of:=SQRT(([Fehler.$C$18]/['Ohne Sample'.B49]^2)+([Untergrund.$B$405]/['Ohne Sample'.B49]^2)+([Untergrund.$B$404]-[normal.B56])^2/['Ohne Sample'.B49]^4*[Fehler.$C$18]^2)" office:value-type="float" office:value="0.12020874143641">
            <text:p>0,1202087414</text:p>
          </table:table-cell>
          <table:table-cell table:formula="of:=([normal.C56]-[Untergrund.$C$404])/['Ohne Sample'.C49]" office:value-type="float" office:value="-0.310882254914513">
            <text:p>-0,3108822549</text:p>
          </table:table-cell>
        </table:table-row>
        <table:table-row table:style-name="ro2">
          <table:table-cell table:formula="of:=([normal.B57]-[Untergrund.$B$404])/['Ohne Sample'.B50]" office:value-type="float" office:value="-0.0341341248240316">
            <text:p>-0,0341341248</text:p>
          </table:table-cell>
          <table:table-cell table:formula="of:=SQRT(([Fehler.$C$18]/['Ohne Sample'.B50]^2)+([Untergrund.$B$405]/['Ohne Sample'.B50]^2)+([Untergrund.$B$404]-[normal.B57])^2/['Ohne Sample'.B50]^4*[Fehler.$C$18]^2)" office:value-type="float" office:value="0.222825329146054">
            <text:p>0,2228253291</text:p>
          </table:table-cell>
          <table:table-cell table:formula="of:=([normal.C57]-[Untergrund.$C$404])/['Ohne Sample'.C50]" office:value-type="float" office:value="-0.453739397771656">
            <text:p>-0,4537393978</text:p>
          </table:table-cell>
        </table:table-row>
        <table:table-row table:style-name="ro2">
          <table:table-cell table:formula="of:=([normal.B58]-[Untergrund.$B$404])/['Ohne Sample'.B51]" office:value-type="float" office:value="0.084236310348363">
            <text:p>0,0842363103</text:p>
          </table:table-cell>
          <table:table-cell table:formula="of:=SQRT(([Fehler.$C$18]/['Ohne Sample'.B51]^2)+([Untergrund.$B$405]/['Ohne Sample'.B51]^2)+([Untergrund.$B$404]-[normal.B58])^2/['Ohne Sample'.B51]^4*[Fehler.$C$18]^2)" office:value-type="float" office:value="0.480834658230982">
            <text:p>0,4808346582</text:p>
          </table:table-cell>
          <table:table-cell table:formula="of:=([normal.C58]-[Untergrund.$C$404])/['Ohne Sample'.C51]" office:value-type="float" office:value="-0.156823983920758">
            <text:p>-0,1568239839</text:p>
          </table:table-cell>
        </table:table-row>
        <table:table-row table:style-name="ro2">
          <table:table-cell table:formula="of:=([normal.B59]-[Untergrund.$B$404])/['Ohne Sample'.B52]" office:value-type="float" office:value="0.21728977901936">
            <text:p>0,217289779</text:p>
          </table:table-cell>
          <table:table-cell table:formula="of:=SQRT(([Fehler.$C$18]/['Ohne Sample'.B52]^2)+([Untergrund.$B$405]/['Ohne Sample'.B52]^2)+([Untergrund.$B$404]-[normal.B59])^2/['Ohne Sample'.B52]^4*[Fehler.$C$18]^2)" office:value-type="float" office:value="0.112788409733219">
            <text:p>0,1127884097</text:p>
          </table:table-cell>
          <table:table-cell table:formula="of:=([normal.C59]-[Untergrund.$C$404])/['Ohne Sample'.C52]" office:value-type="float" office:value="-0.535235156880318">
            <text:p>-0,5352351569</text:p>
          </table:table-cell>
        </table:table-row>
        <table:table-row table:style-name="ro2">
          <table:table-cell table:formula="of:=([normal.B60]-[Untergrund.$B$404])/['Ohne Sample'.B53]" office:value-type="float" office:value="0.253101680501052">
            <text:p>0,2531016805</text:p>
          </table:table-cell>
          <table:table-cell table:formula="of:=SQRT(([Fehler.$C$18]/['Ohne Sample'.B53]^2)+([Untergrund.$B$405]/['Ohne Sample'.B53]^2)+([Untergrund.$B$404]-[normal.B60])^2/['Ohne Sample'.B53]^4*[Fehler.$C$18]^2)" office:value-type="float" office:value="0.0808484551380313">
            <text:p>0,0808484551</text:p>
          </table:table-cell>
          <table:table-cell table:formula="of:=([normal.C60]-[Untergrund.$C$404])/['Ohne Sample'.C53]" office:value-type="float" office:value="-0.478906806650359">
            <text:p>-0,4789068067</text:p>
          </table:table-cell>
        </table:table-row>
        <table:table-row table:style-name="ro2">
          <table:table-cell table:formula="of:=([normal.B61]-[Untergrund.$B$404])/['Ohne Sample'.B54]" office:value-type="float" office:value="0.24789393794486">
            <text:p>0,2478939379</text:p>
          </table:table-cell>
          <table:table-cell table:formula="of:=SQRT(([Fehler.$C$18]/['Ohne Sample'.B54]^2)+([Untergrund.$B$405]/['Ohne Sample'.B54]^2)+([Untergrund.$B$404]-[normal.B61])^2/['Ohne Sample'.B54]^4*[Fehler.$C$18]^2)" office:value-type="float" office:value="0.12867414249331">
            <text:p>0,1286741425</text:p>
          </table:table-cell>
          <table:table-cell table:formula="of:=([normal.C61]-[Untergrund.$C$404])/['Ohne Sample'.C54]" office:value-type="float" office:value="-0.0440449247603851">
            <text:p>-0,0440449248</text:p>
          </table:table-cell>
        </table:table-row>
        <table:table-row table:style-name="ro2">
          <table:table-cell table:formula="of:=([normal.B62]-[Untergrund.$B$404])/['Ohne Sample'.B55]" office:value-type="float" office:value="-0.0285654989687252">
            <text:p>-0,028565499</text:p>
          </table:table-cell>
          <table:table-cell table:formula="of:=SQRT(([Fehler.$C$18]/['Ohne Sample'.B55]^2)+([Untergrund.$B$405]/['Ohne Sample'.B55]^2)+([Untergrund.$B$404]-[normal.B62])^2/['Ohne Sample'.B55]^4*[Fehler.$C$18]^2)" office:value-type="float" office:value="0.108760198103192">
            <text:p>0,1087601981</text:p>
          </table:table-cell>
          <table:table-cell table:formula="of:=([normal.C62]-[Untergrund.$C$404])/['Ohne Sample'.C55]" office:value-type="float" office:value="-0.764620758078988">
            <text:p>-0,7646207581</text:p>
          </table:table-cell>
        </table:table-row>
        <table:table-row table:style-name="ro2">
          <table:table-cell table:formula="of:=([normal.B63]-[Untergrund.$B$404])/['Ohne Sample'.B56]" office:value-type="float" office:value="-0.0237203384860212">
            <text:p>-0,0237203385</text:p>
          </table:table-cell>
          <table:table-cell table:formula="of:=SQRT(([Fehler.$C$18]/['Ohne Sample'.B56]^2)+([Untergrund.$B$405]/['Ohne Sample'.B56]^2)+([Untergrund.$B$404]-[normal.B63])^2/['Ohne Sample'.B56]^4*[Fehler.$C$18]^2)" office:value-type="float" office:value="0.154844811586441">
            <text:p>0,1548448116</text:p>
          </table:table-cell>
          <table:table-cell table:formula="of:=([normal.C63]-[Untergrund.$C$404])/['Ohne Sample'.C56]" office:value-type="float" office:value="-0.193194025221532">
            <text:p>-0,1931940252</text:p>
          </table:table-cell>
        </table:table-row>
        <table:table-row table:style-name="ro2">
          <table:table-cell table:formula="of:=([normal.B64]-[Untergrund.$B$404])/['Ohne Sample'.B57]" office:value-type="float" office:value="0.246670749138491">
            <text:p>0,2466707491</text:p>
          </table:table-cell>
          <table:table-cell table:formula="of:=SQRT(([Fehler.$C$18]/['Ohne Sample'.B57]^2)+([Untergrund.$B$405]/['Ohne Sample'.B57]^2)+([Untergrund.$B$404]-[normal.B64])^2/['Ohne Sample'.B57]^4*[Fehler.$C$18]^2)" office:value-type="float" office:value="0.0761322872976549">
            <text:p>0,0761322873</text:p>
          </table:table-cell>
          <table:table-cell table:formula="of:=([normal.C64]-[Untergrund.$C$404])/['Ohne Sample'.C57]" office:value-type="float" office:value="-0.478906806650359">
            <text:p>-0,4789068067</text:p>
          </table:table-cell>
        </table:table-row>
        <table:table-row table:style-name="ro2">
          <table:table-cell table:formula="of:=([normal.B65]-[Untergrund.$B$404])/['Ohne Sample'.B58]" office:value-type="float" office:value="0.227030890518249">
            <text:p>0,2270308905</text:p>
          </table:table-cell>
          <table:table-cell table:formula="of:=SQRT(([Fehler.$C$18]/['Ohne Sample'.B58]^2)+([Untergrund.$B$405]/['Ohne Sample'.B58]^2)+([Untergrund.$B$404]-[normal.B65])^2/['Ohne Sample'.B58]^4*[Fehler.$C$18]^2)" office:value-type="float" office:value="0.0617288629166975">
            <text:p>0,0617288629</text:p>
          </table:table-cell>
          <table:table-cell table:formula="of:=([normal.C65]-[Untergrund.$C$404])/['Ohne Sample'.C58]" office:value-type="float" office:value="-0.892057377140993">
            <text:p>-0,8920573771</text:p>
          </table:table-cell>
        </table:table-row>
        <table:table-row table:style-name="ro2">
          <table:table-cell table:formula="of:=([normal.B66]-[Untergrund.$B$404])/['Ohne Sample'.B59]" office:value-type="float" office:value="0.349094374525459">
            <text:p>0,3490943745</text:p>
          </table:table-cell>
          <table:table-cell table:formula="of:=SQRT(([Fehler.$C$18]/['Ohne Sample'.B59]^2)+([Untergrund.$B$405]/['Ohne Sample'.B59]^2)+([Untergrund.$B$404]-[normal.B66])^2/['Ohne Sample'.B59]^4*[Fehler.$C$18]^2)" office:value-type="float" office:value="0.0553690460899902">
            <text:p>0,0553690461</text:p>
          </table:table-cell>
          <table:table-cell table:formula="of:=([normal.C66]-[Untergrund.$C$404])/['Ohne Sample'.C59]" office:value-type="float" office:value="-0.294044668822891">
            <text:p>-0,2940446688</text:p>
          </table:table-cell>
        </table:table-row>
        <table:table-row table:style-name="ro2">
          <table:table-cell table:formula="of:=([normal.B67]-[Untergrund.$B$404])/['Ohne Sample'.B60]" office:value-type="float" office:value="0.105378977938811">
            <text:p>0,1053789779</text:p>
          </table:table-cell>
          <table:table-cell table:formula="of:=SQRT(([Fehler.$C$18]/['Ohne Sample'.B60]^2)+([Untergrund.$B$405]/['Ohne Sample'.B60]^2)+([Untergrund.$B$404]-[normal.B67])^2/['Ohne Sample'.B60]^4*[Fehler.$C$18]^2)" office:value-type="float" office:value="0.0491175252551356">
            <text:p>0,0491175253</text:p>
          </table:table-cell>
          <table:table-cell table:formula="of:=([normal.C67]-[Untergrund.$C$404])/['Ohne Sample'.C60]" office:value-type="float" office:value="-0.892057377140993">
            <text:p>-0,8920573771</text:p>
          </table:table-cell>
        </table:table-row>
        <table:table-row table:style-name="ro2">
          <table:table-cell table:formula="of:=([normal.B68]-[Untergrund.$B$404])/['Ohne Sample'.B61]" office:value-type="float" office:value="0.0924081639026512">
            <text:p>0,0924081639</text:p>
          </table:table-cell>
          <table:table-cell table:formula="of:=SQRT(([Fehler.$C$18]/['Ohne Sample'.B61]^2)+([Untergrund.$B$405]/['Ohne Sample'.B61]^2)+([Untergrund.$B$404]-[normal.B68])^2/['Ohne Sample'.B61]^4*[Fehler.$C$18]^2)" office:value-type="float" office:value="0.0578218919952947">
            <text:p>0,057821892</text:p>
          </table:table-cell>
          <table:table-cell table:formula="of:=([normal.C68]-[Untergrund.$C$404])/['Ohne Sample'.C61]" office:value-type="float" office:value="0.107939892860003">
            <text:p>0,1079398929</text:p>
          </table:table-cell>
        </table:table-row>
        <table:table-row table:style-name="ro2">
          <table:table-cell table:formula="of:=([normal.B69]-[Untergrund.$B$404])/['Ohne Sample'.B62]" office:value-type="float" office:value="0.44931898490891">
            <text:p>0,4493189849</text:p>
          </table:table-cell>
          <table:table-cell table:formula="of:=SQRT(([Fehler.$C$18]/['Ohne Sample'.B62]^2)+([Untergrund.$B$405]/['Ohne Sample'.B62]^2)+([Untergrund.$B$404]-[normal.B69])^2/['Ohne Sample'.B62]^4*[Fehler.$C$18]^2)" office:value-type="float" office:value="0.0625747697183856">
            <text:p>0,0625747697</text:p>
          </table:table-cell>
          <table:table-cell table:formula="of:=([normal.C69]-[Untergrund.$C$404])/['Ohne Sample'.C62]" office:value-type="float" office:value="-0.892057377140993">
            <text:p>-0,8920573771</text:p>
          </table:table-cell>
        </table:table-row>
        <table:table-row table:style-name="ro2">
          <table:table-cell table:formula="of:=([normal.B70]-[Untergrund.$B$404])/['Ohne Sample'.B63]" office:value-type="float" office:value="0.311245986962727">
            <text:p>0,311245987</text:p>
          </table:table-cell>
          <table:table-cell table:formula="of:=SQRT(([Fehler.$C$18]/['Ohne Sample'.B63]^2)+([Untergrund.$B$405]/['Ohne Sample'.B63]^2)+([Untergrund.$B$404]-[normal.B70])^2/['Ohne Sample'.B63]^4*[Fehler.$C$18]^2)" office:value-type="float" office:value="0.0540584921864032">
            <text:p>0,0540584922</text:p>
          </table:table-cell>
          <table:table-cell table:formula="of:=([normal.C70]-[Untergrund.$C$404])/['Ohne Sample'.C63]" office:value-type="float" office:value="-0.544043389135422">
            <text:p>-0,5440433891</text:p>
          </table:table-cell>
        </table:table-row>
        <table:table-row table:style-name="ro2">
          <table:table-cell table:formula="of:=([normal.B71]-[Untergrund.$B$404])/['Ohne Sample'.B64]" office:value-type="float" office:value="0.337258639194123">
            <text:p>0,3372586392</text:p>
          </table:table-cell>
          <table:table-cell table:formula="of:=SQRT(([Fehler.$C$18]/['Ohne Sample'.B64]^2)+([Untergrund.$B$405]/['Ohne Sample'.B64]^2)+([Untergrund.$B$404]-[normal.B71])^2/['Ohne Sample'.B64]^4*[Fehler.$C$18]^2)" office:value-type="float" office:value="0.0597117005971626">
            <text:p>0,0597117006</text:p>
          </table:table-cell>
          <table:table-cell table:formula="of:=([normal.C71]-[Untergrund.$C$404])/['Ohne Sample'.C64]" office:value-type="float" office:value="-0.419043517104169">
            <text:p>-0,4190435171</text:p>
          </table:table-cell>
        </table:table-row>
        <table:table-row table:style-name="ro2">
          <table:table-cell table:formula="of:=([normal.B72]-[Untergrund.$B$404])/['Ohne Sample'.B65]" office:value-type="float" office:value="0.497336599310793">
            <text:p>0,4973365993</text:p>
          </table:table-cell>
          <table:table-cell table:formula="of:=SQRT(([Fehler.$C$18]/['Ohne Sample'.B65]^2)+([Untergrund.$B$405]/['Ohne Sample'.B65]^2)+([Untergrund.$B$404]-[normal.B72])^2/['Ohne Sample'.B65]^4*[Fehler.$C$18]^2)" office:value-type="float" office:value="0.0609061992254493">
            <text:p>0,0609061992</text:p>
          </table:table-cell>
          <table:table-cell table:formula="of:=([normal.C72]-[Untergrund.$C$404])/['Ohne Sample'.C65]" office:value-type="float" office:value="-0.544043389135422">
            <text:p>-0,5440433891</text:p>
          </table:table-cell>
        </table:table-row>
        <table:table-row table:style-name="ro2">
          <table:table-cell table:formula="of:=([normal.B73]-[Untergrund.$B$404])/['Ohne Sample'.B66]" office:value-type="float" office:value="0.42119583971325">
            <text:p>0,4211958397</text:p>
          </table:table-cell>
          <table:table-cell table:formula="of:=SQRT(([Fehler.$C$18]/['Ohne Sample'.B66]^2)+([Untergrund.$B$405]/['Ohne Sample'.B66]^2)+([Untergrund.$B$404]-[normal.B73])^2/['Ohne Sample'.B66]^4*[Fehler.$C$18]^2)" office:value-type="float" office:value="0.0605027093075171">
            <text:p>0,0605027093</text:p>
          </table:table-cell>
          <table:table-cell table:formula="of:=([normal.C73]-[Untergrund.$C$404])/['Ohne Sample'.C66]" office:value-type="float" office:value="0.280587710860663">
            <text:p>0,2805877109</text:p>
          </table:table-cell>
        </table:table-row>
        <table:table-row table:style-name="ro2">
          <table:table-cell table:formula="of:=([normal.B74]-[Untergrund.$B$404])/['Ohne Sample'.B67]" office:value-type="float" office:value="0.405589786573747">
            <text:p>0,4055897866</text:p>
          </table:table-cell>
          <table:table-cell table:formula="of:=SQRT(([Fehler.$C$18]/['Ohne Sample'.B67]^2)+([Untergrund.$B$405]/['Ohne Sample'.B67]^2)+([Untergrund.$B$404]-[normal.B74])^2/['Ohne Sample'.B67]^4*[Fehler.$C$18]^2)" office:value-type="float" office:value="0.0510385769386214">
            <text:p>0,0510385769</text:p>
          </table:table-cell>
          <table:table-cell table:formula="of:=([normal.C74]-[Untergrund.$C$404])/['Ohne Sample'.C67]" office:value-type="float" office:value="-0.446029297400265">
            <text:p>-0,4460292974</text:p>
          </table:table-cell>
        </table:table-row>
        <table:table-row table:style-name="ro2">
          <table:table-cell table:formula="of:=([normal.B75]-[Untergrund.$B$404])/['Ohne Sample'.B68]" office:value-type="float" office:value="0.261931836531476">
            <text:p>0,2619318365</text:p>
          </table:table-cell>
          <table:table-cell table:formula="of:=SQRT(([Fehler.$C$18]/['Ohne Sample'.B68]^2)+([Untergrund.$B$405]/['Ohne Sample'.B68]^2)+([Untergrund.$B$404]-[normal.B75])^2/['Ohne Sample'.B68]^4*[Fehler.$C$18]^2)" office:value-type="float" office:value="0.0463750090444416">
            <text:p>0,046375009</text:p>
          </table:table-cell>
          <table:table-cell table:formula="of:=([normal.C75]-[Untergrund.$C$404])/['Ohne Sample'.C68]" office:value-type="float" office:value="-0.395668324436653">
            <text:p>-0,3956683244</text:p>
          </table:table-cell>
        </table:table-row>
        <table:table-row table:style-name="ro2">
          <table:table-cell table:formula="of:=([normal.B76]-[Untergrund.$B$404])/['Ohne Sample'.B69]" office:value-type="float" office:value="0.424076342113976">
            <text:p>0,4240763421</text:p>
          </table:table-cell>
          <table:table-cell table:formula="of:=SQRT(([Fehler.$C$18]/['Ohne Sample'.B69]^2)+([Untergrund.$B$405]/['Ohne Sample'.B69]^2)+([Untergrund.$B$404]-[normal.B76])^2/['Ohne Sample'.B69]^4*[Fehler.$C$18]^2)" office:value-type="float" office:value="0.0422958788370978">
            <text:p>0,0422958788</text:p>
          </table:table-cell>
          <table:table-cell table:formula="of:=([normal.C76]-[Untergrund.$C$404])/['Ohne Sample'.C69]" office:value-type="float" office:value="-0.486577415345744">
            <text:p>-0,4865774153</text:p>
          </table:table-cell>
        </table:table-row>
        <table:table-row table:style-name="ro2">
          <table:table-cell table:formula="of:=([normal.B77]-[Untergrund.$B$404])/['Ohne Sample'.B70]" office:value-type="float" office:value="0.487661659134548">
            <text:p>0,4876616591</text:p>
          </table:table-cell>
          <table:table-cell table:formula="of:=SQRT(([Fehler.$C$18]/['Ohne Sample'.B70]^2)+([Untergrund.$B$405]/['Ohne Sample'.B70]^2)+([Untergrund.$B$404]-[normal.B77])^2/['Ohne Sample'.B70]^4*[Fehler.$C$18]^2)" office:value-type="float" office:value="0.0388762853299316">
            <text:p>0,0388762853</text:p>
          </table:table-cell>
          <table:table-cell table:formula="of:=([normal.C77]-[Untergrund.$C$404])/['Ohne Sample'.C70]" office:value-type="float" office:value="-0.669043261166675">
            <text:p>-0,6690432612</text:p>
          </table:table-cell>
        </table:table-row>
        <table:table-row table:style-name="ro2">
          <table:table-cell table:formula="of:=([normal.B78]-[Untergrund.$B$404])/['Ohne Sample'.B71]" office:value-type="float" office:value="0.452295825213848">
            <text:p>0,4522958252</text:p>
          </table:table-cell>
          <table:table-cell table:formula="of:=SQRT(([Fehler.$C$18]/['Ohne Sample'.B71]^2)+([Untergrund.$B$405]/['Ohne Sample'.B71]^2)+([Untergrund.$B$404]-[normal.B78])^2/['Ohne Sample'.B71]^4*[Fehler.$C$18]^2)" office:value-type="float" office:value="0.0419078769554367">
            <text:p>0,041907877</text:p>
          </table:table-cell>
          <table:table-cell table:formula="of:=([normal.C78]-[Untergrund.$C$404])/['Ohne Sample'.C71]" office:value-type="float" office:value="-0.0587265463067467">
            <text:p>-0,0587265463</text:p>
          </table:table-cell>
        </table:table-row>
        <table:table-row table:style-name="ro2">
          <table:table-cell table:formula="of:=([normal.B79]-[Untergrund.$B$404])/['Ohne Sample'.B72]" office:value-type="float" office:value="0.420659576979431">
            <text:p>0,420659577</text:p>
          </table:table-cell>
          <table:table-cell table:formula="of:=SQRT(([Fehler.$C$18]/['Ohne Sample'.B72]^2)+([Untergrund.$B$405]/['Ohne Sample'.B72]^2)+([Untergrund.$B$404]-[normal.B79])^2/['Ohne Sample'.B72]^4*[Fehler.$C$18]^2)" office:value-type="float" office:value="0.0428915914145927">
            <text:p>0,0428915914</text:p>
          </table:table-cell>
          <table:table-cell table:formula="of:=([normal.C79]-[Untergrund.$C$404])/['Ohne Sample'.C72]" office:value-type="float" office:value="-0.544043389135422">
            <text:p>-0,5440433891</text:p>
          </table:table-cell>
        </table:table-row>
        <table:table-row table:style-name="ro2">
          <table:table-cell table:formula="of:=([normal.B80]-[Untergrund.$B$404])/['Ohne Sample'.B73]" office:value-type="float" office:value="0.4940698724433">
            <text:p>0,4940698724</text:p>
          </table:table-cell>
          <table:table-cell table:formula="of:=SQRT(([Fehler.$C$18]/['Ohne Sample'.B73]^2)+([Untergrund.$B$405]/['Ohne Sample'.B73]^2)+([Untergrund.$B$404]-[normal.B80])^2/['Ohne Sample'.B73]^4*[Fehler.$C$18]^2)" office:value-type="float" office:value="0.0387115632272038">
            <text:p>0,0387115632</text:p>
          </table:table-cell>
          <table:table-cell table:formula="of:=([normal.C80]-[Untergrund.$C$404])/['Ohne Sample'.C73]" office:value-type="float" office:value="-0.907477733793302">
            <text:p>-0,9074777338</text:p>
          </table:table-cell>
        </table:table-row>
        <table:table-row table:style-name="ro2">
          <table:table-cell table:formula="of:=([normal.B81]-[Untergrund.$B$404])/['Ohne Sample'.B74]" office:value-type="float" office:value="0.378296472467515">
            <text:p>0,3782964725</text:p>
          </table:table-cell>
          <table:table-cell table:formula="of:=SQRT(([Fehler.$C$18]/['Ohne Sample'.B74]^2)+([Untergrund.$B$405]/['Ohne Sample'.B74]^2)+([Untergrund.$B$404]-[normal.B81])^2/['Ohne Sample'.B74]^4*[Fehler.$C$18]^2)" office:value-type="float" office:value="0.0354104609132884">
            <text:p>0,0354104609</text:p>
          </table:table-cell>
          <table:table-cell table:formula="of:=([normal.C81]-[Untergrund.$C$404])/['Ohne Sample'.C74]" office:value-type="float" office:value="-0.225392985473496">
            <text:p>-0,2253929855</text:p>
          </table:table-cell>
        </table:table-row>
        <table:table-row table:style-name="ro2">
          <table:table-cell table:formula="of:=([normal.B82]-[Untergrund.$B$404])/['Ohne Sample'.B75]" office:value-type="float" office:value="0.409124525953049">
            <text:p>0,409124526</text:p>
          </table:table-cell>
          <table:table-cell table:formula="of:=SQRT(([Fehler.$C$18]/['Ohne Sample'.B75]^2)+([Untergrund.$B$405]/['Ohne Sample'.B75]^2)+([Untergrund.$B$404]-[normal.B82])^2/['Ohne Sample'.B75]^4*[Fehler.$C$18]^2)" office:value-type="float" office:value="0.0320558109740307">
            <text:p>0,032055811</text:p>
          </table:table-cell>
          <table:table-cell table:formula="of:=([normal.C82]-[Untergrund.$C$404])/['Ohne Sample'.C75]" office:value-type="float" office:value="-0.419043517104169">
            <text:p>-0,4190435171</text:p>
          </table:table-cell>
        </table:table-row>
        <table:table-row table:style-name="ro2">
          <table:table-cell table:formula="of:=([normal.B83]-[Untergrund.$B$404])/['Ohne Sample'.B76]" office:value-type="float" office:value="0.327428227411894">
            <text:p>0,3274282274</text:p>
          </table:table-cell>
          <table:table-cell table:formula="of:=SQRT(([Fehler.$C$18]/['Ohne Sample'.B76]^2)+([Untergrund.$B$405]/['Ohne Sample'.B76]^2)+([Untergrund.$B$404]-[normal.B83])^2/['Ohne Sample'.B76]^4*[Fehler.$C$18]^2)" office:value-type="float" office:value="0.0385480516880866">
            <text:p>0,0385480517</text:p>
          </table:table-cell>
          <table:table-cell table:formula="of:=([normal.C83]-[Untergrund.$C$404])/['Ohne Sample'.C76]" office:value-type="float" office:value="-0.669043261166675">
            <text:p>-0,6690432612</text:p>
          </table:table-cell>
        </table:table-row>
        <table:table-row table:style-name="ro2">
          <table:table-cell table:formula="of:=([normal.B84]-[Untergrund.$B$404])/['Ohne Sample'.B77]" office:value-type="float" office:value="0.375780241856813">
            <text:p>0,3757802419</text:p>
          </table:table-cell>
          <table:table-cell table:formula="of:=SQRT(([Fehler.$C$18]/['Ohne Sample'.B77]^2)+([Untergrund.$B$405]/['Ohne Sample'.B77]^2)+([Untergrund.$B$404]-[normal.B84])^2/['Ohne Sample'.B77]^4*[Fehler.$C$18]^2)" office:value-type="float" office:value="0.0316121050238886">
            <text:p>0,031612105</text:p>
          </table:table-cell>
          <table:table-cell table:formula="of:=([normal.C84]-[Untergrund.$C$404])/['Ohne Sample'.C77]" office:value-type="float" office:value="0.137303353432385">
            <text:p>0,1373033534</text:p>
          </table:table-cell>
        </table:table-row>
        <table:table-row table:style-name="ro2">
          <table:table-cell table:formula="of:=([normal.B85]-[Untergrund.$B$404])/['Ohne Sample'.B78]" office:value-type="float" office:value="0.335334966322063">
            <text:p>0,3353349663</text:p>
          </table:table-cell>
          <table:table-cell table:formula="of:=SQRT(([Fehler.$C$18]/['Ohne Sample'.B78]^2)+([Untergrund.$B$405]/['Ohne Sample'.B78]^2)+([Untergrund.$B$404]-[normal.B85])^2/['Ohne Sample'.B78]^4*[Fehler.$C$18]^2)" office:value-type="float" office:value="0.0304529660232137">
            <text:p>0,030452966</text:p>
          </table:table-cell>
          <table:table-cell table:formula="of:=([normal.C85]-[Untergrund.$C$404])/['Ohne Sample'.C78]" office:value-type="float" office:value="-0.446029297400265">
            <text:p>-0,4460292974</text:p>
          </table:table-cell>
        </table:table-row>
        <table:table-row table:style-name="ro2">
          <table:table-cell table:formula="of:=([normal.B86]-[Untergrund.$B$404])/['Ohne Sample'.B79]" office:value-type="float" office:value="0.515647924818432">
            <text:p>0,5156479248</text:p>
          </table:table-cell>
          <table:table-cell table:formula="of:=SQRT(([Fehler.$C$18]/['Ohne Sample'.B79]^2)+([Untergrund.$B$405]/['Ohne Sample'.B79]^2)+([Untergrund.$B$404]-[normal.B86])^2/['Ohne Sample'.B79]^4*[Fehler.$C$18]^2)" office:value-type="float" office:value="0.0310746101860906">
            <text:p>0,0310746102</text:p>
          </table:table-cell>
          <table:table-cell table:formula="of:=([normal.C86]-[Untergrund.$C$404])/['Ohne Sample'.C79]" office:value-type="float" office:value="-0.335235156880318">
            <text:p>-0,3352351569</text:p>
          </table:table-cell>
        </table:table-row>
        <table:table-row table:style-name="ro2">
          <table:table-cell table:formula="of:=([normal.B87]-[Untergrund.$B$404])/['Ohne Sample'.B80]" office:value-type="float" office:value="0.369181934087275">
            <text:p>0,3691819341</text:p>
          </table:table-cell>
          <table:table-cell table:formula="of:=SQRT(([Fehler.$C$18]/['Ohne Sample'.B80]^2)+([Untergrund.$B$405]/['Ohne Sample'.B80]^2)+([Untergrund.$B$404]-[normal.B87])^2/['Ohne Sample'.B80]^4*[Fehler.$C$18]^2)" office:value-type="float" office:value="0.0299537603000562">
            <text:p>0,0299537603</text:p>
          </table:table-cell>
          <table:table-cell table:formula="of:=([normal.C87]-[Untergrund.$C$404])/['Ohne Sample'.C80]" office:value-type="float" office:value="0.053970020099052">
            <text:p>0,0539700201</text:p>
          </table:table-cell>
        </table:table-row>
        <table:table-row table:style-name="ro2">
          <table:table-cell table:formula="of:=([normal.B88]-[Untergrund.$B$404])/['Ohne Sample'.B81]" office:value-type="float" office:value="0.501900284482971">
            <text:p>0,5019002845</text:p>
          </table:table-cell>
          <table:table-cell table:formula="of:=SQRT(([Fehler.$C$18]/['Ohne Sample'.B81]^2)+([Untergrund.$B$405]/['Ohne Sample'.B81]^2)+([Untergrund.$B$404]-[normal.B88])^2/['Ohne Sample'.B81]^4*[Fehler.$C$18]^2)" office:value-type="float" office:value="0.0289111748058346">
            <text:p>0,0289111748</text:p>
          </table:table-cell>
          <table:table-cell table:formula="of:=([normal.C88]-[Untergrund.$C$404])/['Ohne Sample'.C81]" office:value-type="float" office:value="-0.594705729867021">
            <text:p>-0,5947057299</text:p>
          </table:table-cell>
        </table:table-row>
        <table:table-row table:style-name="ro2">
          <table:table-cell table:formula="of:=([normal.B89]-[Untergrund.$B$404])/['Ohne Sample'.B82]" office:value-type="float" office:value="0.422688029542146">
            <text:p>0,4226880295</text:p>
          </table:table-cell>
          <table:table-cell table:formula="of:=SQRT(([Fehler.$C$18]/['Ohne Sample'.B82]^2)+([Untergrund.$B$405]/['Ohne Sample'.B82]^2)+([Untergrund.$B$404]-[normal.B89])^2/['Ohne Sample'.B82]^4*[Fehler.$C$18]^2)" office:value-type="float" office:value="0.027271371580752">
            <text:p>0,0272713716</text:p>
          </table:table-cell>
          <table:table-cell table:formula="of:=([normal.C89]-[Untergrund.$C$404])/['Ohne Sample'.C82]" office:value-type="float" office:value="-0.621763782364674">
            <text:p>-0,6217637824</text:p>
          </table:table-cell>
        </table:table-row>
        <table:table-row table:style-name="ro2">
          <table:table-cell table:formula="of:=([normal.B90]-[Untergrund.$B$404])/['Ohne Sample'.B83]" office:value-type="float" office:value="0.473296846297213">
            <text:p>0,4732968463</text:p>
          </table:table-cell>
          <table:table-cell table:formula="of:=SQRT(([Fehler.$C$18]/['Ohne Sample'.B83]^2)+([Untergrund.$B$405]/['Ohne Sample'.B83]^2)+([Untergrund.$B$404]-[normal.B90])^2/['Ohne Sample'.B83]^4*[Fehler.$C$18]^2)" office:value-type="float" office:value="0.0259543265664659">
            <text:p>0,0259543266</text:p>
          </table:table-cell>
          <table:table-cell table:formula="of:=([normal.C90]-[Untergrund.$C$404])/['Ohne Sample'.C83]" office:value-type="float" office:value="-0.039151084312375">
            <text:p>-0,0391510843</text:p>
          </table:table-cell>
        </table:table-row>
        <table:table-row table:style-name="ro2">
          <table:table-cell table:formula="of:=([normal.B91]-[Untergrund.$B$404])/['Ohne Sample'.B84]" office:value-type="float" office:value="0.536001399704625">
            <text:p>0,5360013997</text:p>
          </table:table-cell>
          <table:table-cell table:formula="of:=SQRT(([Fehler.$C$18]/['Ohne Sample'.B84]^2)+([Untergrund.$B$405]/['Ohne Sample'.B84]^2)+([Untergrund.$B$404]-[normal.B91])^2/['Ohne Sample'.B84]^4*[Fehler.$C$18]^2)" office:value-type="float" office:value="0.0261026907257163">
            <text:p>0,0261026907</text:p>
          </table:table-cell>
          <table:table-cell table:formula="of:=([normal.C91]-[Untergrund.$C$404])/['Ohne Sample'.C84]" office:value-type="float" office:value="-0.669043261166675">
            <text:p>-0,6690432612</text:p>
          </table:table-cell>
        </table:table-row>
        <table:table-row table:style-name="ro2">
          <table:table-cell table:formula="of:=([normal.B92]-[Untergrund.$B$404])/['Ohne Sample'.B85]" office:value-type="float" office:value="0.511112438744225">
            <text:p>0,5111124387</text:p>
          </table:table-cell>
          <table:table-cell table:formula="of:=SQRT(([Fehler.$C$18]/['Ohne Sample'.B85]^2)+([Untergrund.$B$405]/['Ohne Sample'.B85]^2)+([Untergrund.$B$404]-[normal.B92])^2/['Ohne Sample'.B85]^4*[Fehler.$C$18]^2)" office:value-type="float" office:value="0.0247586287565555">
            <text:p>0,0247586288</text:p>
          </table:table-cell>
          <table:table-cell table:formula="of:=([normal.C92]-[Untergrund.$C$404])/['Ohne Sample'.C85]" office:value-type="float" office:value="-0.594705729867021">
            <text:p>-0,5947057299</text:p>
          </table:table-cell>
        </table:table-row>
        <table:table-row table:style-name="ro2">
          <table:table-cell table:formula="of:=([normal.B93]-[Untergrund.$B$404])/['Ohne Sample'.B86]" office:value-type="float" office:value="0.469566470323834">
            <text:p>0,4695664703</text:p>
          </table:table-cell>
          <table:table-cell table:formula="of:=SQRT(([Fehler.$C$18]/['Ohne Sample'.B86]^2)+([Untergrund.$B$405]/['Ohne Sample'.B86]^2)+([Untergrund.$B$404]-[normal.B93])^2/['Ohne Sample'.B86]^4*[Fehler.$C$18]^2)" office:value-type="float" office:value="0.023365529172461">
            <text:p>0,0233655292</text:p>
          </table:table-cell>
          <table:table-cell table:formula="of:=([normal.C93]-[Untergrund.$C$404])/['Ohne Sample'.C86]" office:value-type="float" office:value="-0.150262195423486">
            <text:p>-0,1502621954</text:p>
          </table:table-cell>
        </table:table-row>
        <table:table-row table:style-name="ro2">
          <table:table-cell table:formula="of:=([normal.B94]-[Untergrund.$B$404])/['Ohne Sample'.B87]" office:value-type="float" office:value="0.659945349850473">
            <text:p>0,6599453499</text:p>
          </table:table-cell>
          <table:table-cell table:formula="of:=SQRT(([Fehler.$C$18]/['Ohne Sample'.B87]^2)+([Untergrund.$B$405]/['Ohne Sample'.B87]^2)+([Untergrund.$B$404]-[normal.B94])^2/['Ohne Sample'.B87]^4*[Fehler.$C$18]^2)" office:value-type="float" office:value="0.0255909966183825">
            <text:p>0,0255909966</text:p>
          </table:table-cell>
          <table:table-cell table:formula="of:=([normal.C94]-[Untergrund.$C$404])/['Ohne Sample'.C87]" office:value-type="float" office:value="-0.435235156880318">
            <text:p>-0,4352351569</text:p>
          </table:table-cell>
        </table:table-row>
        <table:table-row table:style-name="ro2">
          <table:table-cell table:formula="of:=([normal.B95]-[Untergrund.$B$404])/['Ohne Sample'.B88]" office:value-type="float" office:value="0.574360370075837">
            <text:p>0,5743603701</text:p>
          </table:table-cell>
          <table:table-cell table:formula="of:=SQRT(([Fehler.$C$18]/['Ohne Sample'.B88]^2)+([Untergrund.$B$405]/['Ohne Sample'.B88]^2)+([Untergrund.$B$404]-[normal.B95])^2/['Ohne Sample'.B88]^4*[Fehler.$C$18]^2)" office:value-type="float" office:value="0.0260283601369436">
            <text:p>0,0260283601</text:p>
          </table:table-cell>
          <table:table-cell table:formula="of:=([normal.C95]-[Untergrund.$C$404])/['Ohne Sample'.C88]" office:value-type="float" office:value="-0.411719351446399">
            <text:p>-0,4117193514</text:p>
          </table:table-cell>
        </table:table-row>
        <table:table-row table:style-name="ro2">
          <table:table-cell table:formula="of:=([normal.B96]-[Untergrund.$B$404])/['Ohne Sample'.B89]" office:value-type="float" office:value="0.638197585932676">
            <text:p>0,6381975859</text:p>
          </table:table-cell>
          <table:table-cell table:formula="of:=SQRT(([Fehler.$C$18]/['Ohne Sample'.B89]^2)+([Untergrund.$B$405]/['Ohne Sample'.B89]^2)+([Untergrund.$B$404]-[normal.B96])^2/['Ohne Sample'.B89]^4*[Fehler.$C$18]^2)" office:value-type="float" office:value="0.0242333618175871">
            <text:p>0,0242333618</text:p>
          </table:table-cell>
          <table:table-cell table:formula="of:=([normal.C96]-[Untergrund.$C$404])/['Ohne Sample'.C89]" office:value-type="float" office:value="-0.147022484925711">
            <text:p>-0,1470224849</text:p>
          </table:table-cell>
        </table:table-row>
        <table:table-row table:style-name="ro2">
          <table:table-cell table:formula="of:=([normal.B97]-[Untergrund.$B$404])/['Ohne Sample'.B90]" office:value-type="float" office:value="0.53383206441945">
            <text:p>0,5338320644</text:p>
          </table:table-cell>
          <table:table-cell table:formula="of:=SQRT(([Fehler.$C$18]/['Ohne Sample'.B90]^2)+([Untergrund.$B$405]/['Ohne Sample'.B90]^2)+([Untergrund.$B$404]-[normal.B97])^2/['Ohne Sample'.B90]^4*[Fehler.$C$18]^2)" office:value-type="float" office:value="0.0227262215534544">
            <text:p>0,0227262216</text:p>
          </table:table-cell>
          <table:table-cell table:formula="of:=([normal.C97]-[Untergrund.$C$404])/['Ohne Sample'.C90]" office:value-type="float" office:value="-0.256020680517834">
            <text:p>-0,2560206805</text:p>
          </table:table-cell>
        </table:table-row>
        <table:table-row table:style-name="ro2">
          <table:table-cell table:formula="of:=([normal.B98]-[Untergrund.$B$404])/['Ohne Sample'.B91]" office:value-type="float" office:value="0.579275880561189">
            <text:p>0,5792758806</text:p>
          </table:table-cell>
          <table:table-cell table:formula="of:=SQRT(([Fehler.$C$18]/['Ohne Sample'.B91]^2)+([Untergrund.$B$405]/['Ohne Sample'.B91]^2)+([Untergrund.$B$404]-[normal.B98])^2/['Ohne Sample'.B91]^4*[Fehler.$C$18]^2)" office:value-type="float" office:value="0.023668280033209">
            <text:p>0,02366828</text:p>
          </table:table-cell>
          <table:table-cell table:formula="of:=([normal.C98]-[Untergrund.$C$404])/['Ohne Sample'.C91]" office:value-type="float" office:value="-0.334796274523322">
            <text:p>-0,3347962745</text:p>
          </table:table-cell>
        </table:table-row>
        <table:table-row table:style-name="ro2">
          <table:table-cell table:formula="of:=([normal.B99]-[Untergrund.$B$404])/['Ohne Sample'.B92]" office:value-type="float" office:value="0.614360230504151">
            <text:p>0,6143602305</text:p>
          </table:table-cell>
          <table:table-cell table:formula="of:=SQRT(([Fehler.$C$18]/['Ohne Sample'.B92]^2)+([Untergrund.$B$405]/['Ohne Sample'.B92]^2)+([Untergrund.$B$404]-[normal.B99])^2/['Ohne Sample'.B92]^4*[Fehler.$C$18]^2)" office:value-type="float" office:value="0.0234255603451879">
            <text:p>0,0234255603</text:p>
          </table:table-cell>
          <table:table-cell table:formula="of:=([normal.C99]-[Untergrund.$C$404])/['Ohne Sample'.C92]" office:value-type="float" office:value="0.149785476471693">
            <text:p>0,1497854765</text:p>
          </table:table-cell>
        </table:table-row>
        <table:table-row table:style-name="ro2">
          <table:table-cell table:formula="of:=([normal.B100]-[Untergrund.$B$404])/['Ohne Sample'.B93]" office:value-type="float" office:value="0.550843466880406">
            <text:p>0,5508434669</text:p>
          </table:table-cell>
          <table:table-cell table:formula="of:=SQRT(([Fehler.$C$18]/['Ohne Sample'.B93]^2)+([Untergrund.$B$405]/['Ohne Sample'.B93]^2)+([Untergrund.$B$404]-[normal.B100])^2/['Ohne Sample'.B93]^4*[Fehler.$C$18]^2)" office:value-type="float" office:value="0.0220142855825742">
            <text:p>0,0220142856</text:p>
          </table:table-cell>
          <table:table-cell table:formula="of:=([normal.C100]-[Untergrund.$C$404])/['Ohne Sample'.C93]" office:value-type="float" office:value="-0.225392985473496">
            <text:p>-0,2253929855</text:p>
          </table:table-cell>
        </table:table-row>
        <table:table-row table:style-name="ro2">
          <table:table-cell table:formula="of:=([normal.B101]-[Untergrund.$B$404])/['Ohne Sample'.B94]" office:value-type="float" office:value="0.529135144085614">
            <text:p>0,5291351441</text:p>
          </table:table-cell>
          <table:table-cell table:formula="of:=SQRT(([Fehler.$C$18]/['Ohne Sample'.B94]^2)+([Untergrund.$B$405]/['Ohne Sample'.B94]^2)+([Untergrund.$B$404]-[normal.B101])^2/['Ohne Sample'.B94]^4*[Fehler.$C$18]^2)" office:value-type="float" office:value="0.0239788440450868">
            <text:p>0,023978844</text:p>
          </table:table-cell>
          <table:table-cell table:formula="of:=([normal.C101]-[Untergrund.$C$404])/['Ohne Sample'.C94]" office:value-type="float" office:value="-0.892057377140993">
            <text:p>-0,8920573771</text:p>
          </table:table-cell>
        </table:table-row>
        <table:table-row table:style-name="ro2">
          <table:table-cell table:formula="of:=([normal.B102]-[Untergrund.$B$404])/['Ohne Sample'.B95]" office:value-type="float" office:value="0.537630128599533">
            <text:p>0,5376301286</text:p>
          </table:table-cell>
          <table:table-cell table:formula="of:=SQRT(([Fehler.$C$18]/['Ohne Sample'.B95]^2)+([Untergrund.$B$405]/['Ohne Sample'.B95]^2)+([Untergrund.$B$404]-[normal.B102])^2/['Ohne Sample'.B95]^4*[Fehler.$C$18]^2)" office:value-type="float" office:value="0.0235462429729938">
            <text:p>0,023546243</text:p>
          </table:table-cell>
          <table:table-cell table:formula="of:=([normal.C102]-[Untergrund.$C$404])/['Ohne Sample'.C95]" office:value-type="float" office:value="0.849737804576514">
            <text:p>0,8497378046</text:p>
          </table:table-cell>
        </table:table-row>
        <table:table-row table:style-name="ro2">
          <table:table-cell table:formula="of:=([normal.B103]-[Untergrund.$B$404])/['Ohne Sample'.B96]" office:value-type="float" office:value="0.640984945072729">
            <text:p>0,6409849451</text:p>
          </table:table-cell>
          <table:table-cell table:formula="of:=SQRT(([Fehler.$C$18]/['Ohne Sample'.B96]^2)+([Untergrund.$B$405]/['Ohne Sample'.B96]^2)+([Untergrund.$B$404]-[normal.B103])^2/['Ohne Sample'.B96]^4*[Fehler.$C$18]^2)" office:value-type="float" office:value="0.0249616897938236">
            <text:p>0,0249616898</text:p>
          </table:table-cell>
          <table:table-cell table:formula="of:=([normal.C103]-[Untergrund.$C$404])/['Ohne Sample'.C96]" office:value-type="float" office:value="0.627515582354291">
            <text:p>0,6275155824</text:p>
          </table:table-cell>
        </table:table-row>
        <table:table-row table:style-name="ro2">
          <table:table-cell table:formula="of:=([normal.B104]-[Untergrund.$B$404])/['Ohne Sample'.B97]" office:value-type="float" office:value="0.537657082036456">
            <text:p>0,537657082</text:p>
          </table:table-cell>
          <table:table-cell table:formula="of:=SQRT(([Fehler.$C$18]/['Ohne Sample'.B97]^2)+([Untergrund.$B$405]/['Ohne Sample'.B97]^2)+([Untergrund.$B$404]-[normal.B104])^2/['Ohne Sample'.B97]^4*[Fehler.$C$18]^2)" office:value-type="float" office:value="0.0227828984591827">
            <text:p>0,0227828985</text:p>
          </table:table-cell>
          <table:table-cell table:formula="of:=([normal.C104]-[Untergrund.$C$404])/['Ohne Sample'.C97]" office:value-type="float" office:value="-0.544043389135422">
            <text:p>-0,5440433891</text:p>
          </table:table-cell>
        </table:table-row>
        <table:table-row table:style-name="ro2">
          <table:table-cell table:formula="of:=([normal.B105]-[Untergrund.$B$404])/['Ohne Sample'.B98]" office:value-type="float" office:value="0.496585568762516">
            <text:p>0,4965855688</text:p>
          </table:table-cell>
          <table:table-cell table:formula="of:=SQRT(([Fehler.$C$18]/['Ohne Sample'.B98]^2)+([Untergrund.$B$405]/['Ohne Sample'.B98]^2)+([Untergrund.$B$404]-[normal.B105])^2/['Ohne Sample'.B98]^4*[Fehler.$C$18]^2)" office:value-type="float" office:value="0.02228271076216">
            <text:p>0,0222827108</text:p>
          </table:table-cell>
          <table:table-cell table:formula="of:=([normal.C105]-[Untergrund.$C$404])/['Ohne Sample'.C98]" office:value-type="float" office:value="1.36476402411886">
            <text:p>1,3647640241</text:p>
          </table:table-cell>
        </table:table-row>
        <table:table-row table:style-name="ro2">
          <table:table-cell table:formula="of:=([normal.B106]-[Untergrund.$B$404])/['Ohne Sample'.B99]" office:value-type="float" office:value="0.481235381863295">
            <text:p>0,4812353819</text:p>
          </table:table-cell>
          <table:table-cell table:formula="of:=SQRT(([Fehler.$C$18]/['Ohne Sample'.B99]^2)+([Untergrund.$B$405]/['Ohne Sample'.B99]^2)+([Untergrund.$B$404]-[normal.B106])^2/['Ohne Sample'.B99]^4*[Fehler.$C$18]^2)" office:value-type="float" office:value="0.0217004927077468">
            <text:p>0,0217004927</text:p>
          </table:table-cell>
          <table:table-cell table:formula="of:=([normal.C106]-[Untergrund.$C$404])/['Ohne Sample'.C99]" office:value-type="float" office:value="1.16547751507429">
            <text:p>1,1654775151</text:p>
          </table:table-cell>
        </table:table-row>
        <table:table-row table:style-name="ro2">
          <table:table-cell table:formula="of:=([normal.B107]-[Untergrund.$B$404])/['Ohne Sample'.B100]" office:value-type="float" office:value="0.3957359611696">
            <text:p>0,3957359612</text:p>
          </table:table-cell>
          <table:table-cell table:formula="of:=SQRT(([Fehler.$C$18]/['Ohne Sample'.B100]^2)+([Untergrund.$B$405]/['Ohne Sample'.B100]^2)+([Untergrund.$B$404]-[normal.B107])^2/['Ohne Sample'.B100]^4*[Fehler.$C$18]^2)" office:value-type="float" office:value="0.0194795031393518">
            <text:p>0,0194795031</text:p>
          </table:table-cell>
          <table:table-cell table:formula="of:=([normal.C107]-[Untergrund.$C$404])/['Ohne Sample'.C100]" office:value-type="float" office:value="0.980424457843812">
            <text:p>0,9804244578</text:p>
          </table:table-cell>
        </table:table-row>
        <table:table-row table:style-name="ro2">
          <table:table-cell table:formula="of:=([normal.B108]-[Untergrund.$B$404])/['Ohne Sample'.B101]" office:value-type="float" office:value="0.362828672201291">
            <text:p>0,3628286722</text:p>
          </table:table-cell>
          <table:table-cell table:formula="of:=SQRT(([Fehler.$C$18]/['Ohne Sample'.B101]^2)+([Untergrund.$B$405]/['Ohne Sample'.B101]^2)+([Untergrund.$B$404]-[normal.B108])^2/['Ohne Sample'.B101]^4*[Fehler.$C$18]^2)" office:value-type="float" office:value="0.0184563240284199">
            <text:p>0,018456324</text:p>
          </table:table-cell>
          <table:table-cell table:formula="of:=([normal.C108]-[Untergrund.$C$404])/['Ohne Sample'.C101]" office:value-type="float" office:value="3.12674785702081">
            <text:p>3,126747857</text:p>
          </table:table-cell>
        </table:table-row>
        <table:table-row table:style-name="ro2">
          <table:table-cell table:formula="of:=([normal.B109]-[Untergrund.$B$404])/['Ohne Sample'.B102]" office:value-type="float" office:value="0.324727679898878">
            <text:p>0,3247276799</text:p>
          </table:table-cell>
          <table:table-cell table:formula="of:=SQRT(([Fehler.$C$18]/['Ohne Sample'.B102]^2)+([Untergrund.$B$405]/['Ohne Sample'.B102]^2)+([Untergrund.$B$404]-[normal.B109])^2/['Ohne Sample'.B102]^4*[Fehler.$C$18]^2)" office:value-type="float" office:value="0.0166106802230385">
            <text:p>0,0166106802</text:p>
          </table:table-cell>
          <table:table-cell table:formula="of:=([normal.C109]-[Untergrund.$C$404])/['Ohne Sample'.C102]" office:value-type="float" office:value="6.58095853039578">
            <text:p>6,5809585304</text:p>
          </table:table-cell>
        </table:table-row>
        <table:table-row table:style-name="ro2">
          <table:table-cell table:formula="of:=([normal.B110]-[Untergrund.$B$404])/['Ohne Sample'.B103]" office:value-type="float" office:value="0.236594739357488">
            <text:p>0,2365947394</text:p>
          </table:table-cell>
          <table:table-cell table:formula="of:=SQRT(([Fehler.$C$18]/['Ohne Sample'.B103]^2)+([Untergrund.$B$405]/['Ohne Sample'.B103]^2)+([Untergrund.$B$404]-[normal.B110])^2/['Ohne Sample'.B103]^4*[Fehler.$C$18]^2)" office:value-type="float" office:value="0.0165504700619138">
            <text:p>0,0165504701</text:p>
          </table:table-cell>
          <table:table-cell table:formula="of:=([normal.C110]-[Untergrund.$C$404])/['Ohne Sample'.C103]" office:value-type="float" office:value="9.441274136193">
            <text:p>9,4412741362</text:p>
          </table:table-cell>
        </table:table-row>
        <table:table-row table:style-name="ro2">
          <table:table-cell table:formula="of:=([normal.B111]-[Untergrund.$B$404])/['Ohne Sample'.B104]" office:value-type="float" office:value="0.121147800316403">
            <text:p>0,1211478003</text:p>
          </table:table-cell>
          <table:table-cell table:formula="of:=SQRT(([Fehler.$C$18]/['Ohne Sample'.B104]^2)+([Untergrund.$B$405]/['Ohne Sample'.B104]^2)+([Untergrund.$B$404]-[normal.B111])^2/['Ohne Sample'.B104]^4*[Fehler.$C$18]^2)" office:value-type="float" office:value="0.0163724862896688">
            <text:p>0,0163724863</text:p>
          </table:table-cell>
          <table:table-cell table:formula="of:=([normal.C111]-[Untergrund.$C$404])/['Ohne Sample'.C104]" office:value-type="float" office:value="9.08094573352109">
            <text:p>9,0809457335</text:p>
          </table:table-cell>
        </table:table-row>
        <table:table-row table:style-name="ro2">
          <table:table-cell table:formula="of:=([normal.B112]-[Untergrund.$B$404])/['Ohne Sample'.B105]" office:value-type="float" office:value="0.11631050500544">
            <text:p>0,116310505</text:p>
          </table:table-cell>
          <table:table-cell table:formula="of:=SQRT(([Fehler.$C$18]/['Ohne Sample'.B105]^2)+([Untergrund.$B$405]/['Ohne Sample'.B105]^2)+([Untergrund.$B$404]-[normal.B112])^2/['Ohne Sample'.B105]^4*[Fehler.$C$18]^2)" office:value-type="float" office:value="0.0150508205779484">
            <text:p>0,0150508206</text:p>
          </table:table-cell>
          <table:table-cell table:formula="of:=([normal.C112]-[Untergrund.$C$404])/['Ohne Sample'.C105]" office:value-type="float" office:value="7.47063668676572">
            <text:p>7,4706366868</text:p>
          </table:table-cell>
        </table:table-row>
        <table:table-row table:style-name="ro2">
          <table:table-cell table:formula="of:=([normal.B113]-[Untergrund.$B$404])/['Ohne Sample'.B106]" office:value-type="float" office:value="0.133333955385621">
            <text:p>0,1333339554</text:p>
          </table:table-cell>
          <table:table-cell table:formula="of:=SQRT(([Fehler.$C$18]/['Ohne Sample'.B106]^2)+([Untergrund.$B$405]/['Ohne Sample'.B106]^2)+([Untergrund.$B$404]-[normal.B113])^2/['Ohne Sample'.B106]^4*[Fehler.$C$18]^2)" office:value-type="float" office:value="0.0149278585851956">
            <text:p>0,0149278586</text:p>
          </table:table-cell>
          <table:table-cell table:formula="of:=([normal.C113]-[Untergrund.$C$404])/['Ohne Sample'.C106]" office:value-type="float" office:value="5.2145670730111">
            <text:p>5,214567073</text:p>
          </table:table-cell>
        </table:table-row>
        <table:table-row table:style-name="ro2">
          <table:table-cell table:formula="of:=([normal.B114]-[Untergrund.$B$404])/['Ohne Sample'.B107]" office:value-type="float" office:value="0.0761608150734894">
            <text:p>0,0761608151</text:p>
          </table:table-cell>
          <table:table-cell table:formula="of:=SQRT(([Fehler.$C$18]/['Ohne Sample'.B107]^2)+([Untergrund.$B$405]/['Ohne Sample'.B107]^2)+([Untergrund.$B$404]-[normal.B114])^2/['Ohne Sample'.B107]^4*[Fehler.$C$18]^2)" office:value-type="float" office:value="0.0146173538398946">
            <text:p>0,0146173538</text:p>
          </table:table-cell>
          <table:table-cell table:formula="of:=([normal.C114]-[Untergrund.$C$404])/['Ohne Sample'.C107]" office:value-type="float" office:value="8.24069456738078">
            <text:p>8,2406945674</text:p>
          </table:table-cell>
        </table:table-row>
        <table:table-row table:style-name="ro2">
          <table:table-cell table:formula="of:=([normal.B115]-[Untergrund.$B$404])/['Ohne Sample'.B108]" office:value-type="float" office:value="-0.00352867503438996">
            <text:p>-0,003528675</text:p>
          </table:table-cell>
          <table:table-cell table:formula="of:=SQRT(([Fehler.$C$18]/['Ohne Sample'.B108]^2)+([Untergrund.$B$405]/['Ohne Sample'.B108]^2)+([Untergrund.$B$404]-[normal.B115])^2/['Ohne Sample'.B108]^4*[Fehler.$C$18]^2)" office:value-type="float" office:value="0.0134350667626568">
            <text:p>0,0134350668</text:p>
          </table:table-cell>
          <table:table-cell table:formula="of:=([normal.C115]-[Untergrund.$C$404])/['Ohne Sample'.C108]" office:value-type="float" office:value="12.7059420224274">
            <text:p>12,7059420224</text:p>
          </table:table-cell>
        </table:table-row>
        <table:table-row table:style-name="ro2">
          <table:table-cell table:formula="of:=([normal.B116]-[Untergrund.$B$404])/['Ohne Sample'.B109]" office:value-type="float" office:value="0.0285305189666674">
            <text:p>0,028530519</text:p>
          </table:table-cell>
          <table:table-cell table:formula="of:=SQRT(([Fehler.$C$18]/['Ohne Sample'.B109]^2)+([Untergrund.$B$405]/['Ohne Sample'.B109]^2)+([Untergrund.$B$404]-[normal.B116])^2/['Ohne Sample'.B109]^4*[Fehler.$C$18]^2)" office:value-type="float" office:value="0.0132981743069274">
            <text:p>0,0132981743</text:p>
          </table:table-cell>
          <table:table-cell table:formula="of:=([normal.C116]-[Untergrund.$C$404])/['Ohne Sample'.C109]" office:value-type="float" office:value="14.4412536612005">
            <text:p>14,4412536612</text:p>
          </table:table-cell>
        </table:table-row>
        <table:table-row table:style-name="ro2">
          <table:table-cell table:formula="of:=([normal.B117]-[Untergrund.$B$404])/['Ohne Sample'.B110]" office:value-type="float" office:value="-0.00343767779070485">
            <text:p>-0,0034376778</text:p>
          </table:table-cell>
          <table:table-cell table:formula="of:=SQRT(([Fehler.$C$18]/['Ohne Sample'.B110]^2)+([Untergrund.$B$405]/['Ohne Sample'.B110]^2)+([Untergrund.$B$404]-[normal.B117])^2/['Ohne Sample'.B110]^4*[Fehler.$C$18]^2)" office:value-type="float" office:value="0.0130886041291855">
            <text:p>0,0130886041</text:p>
          </table:table-cell>
          <table:table-cell table:formula="of:=([normal.C117]-[Untergrund.$C$404])/['Ohne Sample'.C110]" office:value-type="float" office:value="14.9412529787007">
            <text:p>14,9412529787</text:p>
          </table:table-cell>
        </table:table-row>
        <table:table-row table:style-name="ro2">
          <table:table-cell table:formula="of:=([normal.B118]-[Untergrund.$B$404])/['Ohne Sample'.B111]" office:value-type="float" office:value="-0.000563471723397897">
            <text:p>-0,0005634717</text:p>
          </table:table-cell>
          <table:table-cell table:formula="of:=SQRT(([Fehler.$C$18]/['Ohne Sample'.B111]^2)+([Untergrund.$B$405]/['Ohne Sample'.B111]^2)+([Untergrund.$B$404]-[normal.B118])^2/['Ohne Sample'.B111]^4*[Fehler.$C$18]^2)" office:value-type="float" office:value="0.0128855371580632">
            <text:p>0,0128855372</text:p>
          </table:table-cell>
          <table:table-cell table:formula="of:=([normal.C118]-[Untergrund.$C$404])/['Ohne Sample'.C111]" office:value-type="float" office:value="13.9412543437002">
            <text:p>13,9412543437</text:p>
          </table:table-cell>
        </table:table-row>
        <table:table-row table:style-name="ro2">
          <table:table-cell table:formula="of:=([normal.B119]-[Untergrund.$B$404])/['Ohne Sample'.B112]" office:value-type="float" office:value="0.0288926595140352">
            <text:p>0,0288926595</text:p>
          </table:table-cell>
          <table:table-cell table:formula="of:=SQRT(([Fehler.$C$18]/['Ohne Sample'.B112]^2)+([Untergrund.$B$405]/['Ohne Sample'.B112]^2)+([Untergrund.$B$404]-[normal.B119])^2/['Ohne Sample'.B112]^4*[Fehler.$C$18]^2)" office:value-type="float" office:value="0.0128132484602974">
            <text:p>0,0128132485</text:p>
          </table:table-cell>
          <table:table-cell table:formula="of:=([normal.C119]-[Untergrund.$C$404])/['Ohne Sample'.C112]" office:value-type="float" office:value="9.60794057535975">
            <text:p>9,6079405754</text:p>
          </table:table-cell>
        </table:table-row>
        <table:table-row table:style-name="ro2">
          <table:table-cell table:formula="of:=([normal.B120]-[Untergrund.$B$404])/['Ohne Sample'.B113]" office:value-type="float" office:value="-0.00325576559959053">
            <text:p>-0,0032557656</text:p>
          </table:table-cell>
          <table:table-cell table:formula="of:=SQRT(([Fehler.$C$18]/['Ohne Sample'.B113]^2)+([Untergrund.$B$405]/['Ohne Sample'.B113]^2)+([Untergrund.$B$404]-[normal.B120])^2/['Ohne Sample'.B113]^4*[Fehler.$C$18]^2)" office:value-type="float" office:value="0.0123959921968243">
            <text:p>0,0123959922</text:p>
          </table:table-cell>
          <table:table-cell table:formula="of:=([normal.C120]-[Untergrund.$C$404])/['Ohne Sample'.C113]" office:value-type="float" office:value="6.60794467035826">
            <text:p>6,6079446704</text:p>
          </table:table-cell>
        </table:table-row>
        <table:table-row table:style-name="ro2">
          <table:table-cell table:formula="of:=([normal.B121]-[Untergrund.$B$404])/['Ohne Sample'.B114]" office:value-type="float" office:value="-0.00315308716293291">
            <text:p>-0,0031530872</text:p>
          </table:table-cell>
          <table:table-cell table:formula="of:=SQRT(([Fehler.$C$18]/['Ohne Sample'.B114]^2)+([Untergrund.$B$405]/['Ohne Sample'.B114]^2)+([Untergrund.$B$404]-[normal.B121])^2/['Ohne Sample'.B114]^4*[Fehler.$C$18]^2)" office:value-type="float" office:value="0.0120050546242341">
            <text:p>0,0120050546</text:p>
          </table:table-cell>
          <table:table-cell table:formula="of:=([normal.C121]-[Untergrund.$C$404])/['Ohne Sample'.C114]" office:value-type="float" office:value="1.24069456738078">
            <text:p>1,2406945674</text:p>
          </table:table-cell>
        </table:table-row>
        <table:table-row table:style-name="ro2">
          <table:table-cell table:formula="of:=([normal.B122]-[Untergrund.$B$404])/['Ohne Sample'.B115]" office:value-type="float" office:value="-0.0030068915422635">
            <text:p>-0,0030068915</text:p>
          </table:table-cell>
          <table:table-cell table:formula="of:=SQRT(([Fehler.$C$18]/['Ohne Sample'.B115]^2)+([Untergrund.$B$405]/['Ohne Sample'.B115]^2)+([Untergrund.$B$404]-[normal.B122])^2/['Ohne Sample'.B115]^4*[Fehler.$C$18]^2)" office:value-type="float" office:value="0.0114484298554521">
            <text:p>0,0114484299</text:p>
          </table:table-cell>
          <table:table-cell table:formula="of:=([normal.C122]-[Untergrund.$C$404])/['Ohne Sample'.C115]" office:value-type="float" office:value="0.774605649527001">
            <text:p>0,7746056495</text:p>
          </table:table-cell>
        </table:table-row>
        <table:table-row table:style-name="ro2">
          <table:table-cell table:formula="of:=([normal.B123]-[Untergrund.$B$404])/['Ohne Sample'.B116]" office:value-type="float" office:value="-0.00422823190354169">
            <text:p>-0,0042282319</text:p>
          </table:table-cell>
          <table:table-cell table:formula="of:=SQRT(([Fehler.$C$18]/['Ohne Sample'.B116]^2)+([Untergrund.$B$405]/['Ohne Sample'.B116]^2)+([Untergrund.$B$404]-[normal.B123])^2/['Ohne Sample'.B116]^4*[Fehler.$C$18]^2)" office:value-type="float" office:value="0.01136299390205">
            <text:p>0,0113629939</text:p>
          </table:table-cell>
          <table:table-cell table:formula="of:=([normal.C123]-[Untergrund.$C$404])/['Ohne Sample'.C116]" office:value-type="float" office:value="1.52952554287238">
            <text:p>1,5295255429</text:p>
          </table:table-cell>
        </table:table-row>
        <table:table-row table:style-name="ro2">
          <table:table-cell table:formula="of:=([normal.B124]-[Untergrund.$B$404])/['Ohne Sample'.B117]" office:value-type="float" office:value="-0.00286678001157393">
            <text:p>-0,00286678</text:p>
          </table:table-cell>
          <table:table-cell table:formula="of:=SQRT(([Fehler.$C$18]/['Ohne Sample'.B117]^2)+([Untergrund.$B$405]/['Ohne Sample'.B117]^2)+([Untergrund.$B$404]-[normal.B124])^2/['Ohne Sample'.B117]^4*[Fehler.$C$18]^2)" office:value-type="float" office:value="0.0109149696327031">
            <text:p>0,0109149696</text:p>
          </table:table-cell>
          <table:table-cell table:formula="of:=([normal.C124]-[Untergrund.$C$404])/['Ohne Sample'.C117]" office:value-type="float" office:value="-0.0293633132342813">
            <text:p>-0,0293633132</text:p>
          </table:table-cell>
        </table:table-row>
        <table:table-row table:style-name="ro2">
          <table:table-cell table:formula="of:=([normal.B125]-[Untergrund.$B$404])/['Ohne Sample'.B118]" office:value-type="float" office:value="-0.00408594784394492">
            <text:p>-0,0040859478</text:p>
          </table:table-cell>
          <table:table-cell table:formula="of:=SQRT(([Fehler.$C$18]/['Ohne Sample'.B118]^2)+([Untergrund.$B$405]/['Ohne Sample'.B118]^2)+([Untergrund.$B$404]-[normal.B125])^2/['Ohne Sample'.B118]^4*[Fehler.$C$18]^2)" office:value-type="float" office:value="0.010980618256573">
            <text:p>0,0109806183</text:p>
          </table:table-cell>
          <table:table-cell table:formula="of:=([normal.C125]-[Untergrund.$C$404])/['Ohne Sample'.C118]" office:value-type="float" office:value="-0.112696646567615">
            <text:p>-0,1126966466</text:p>
          </table:table-cell>
        </table:table-row>
        <table:table-row table:style-name="ro2">
          <table:table-cell table:formula="of:=([normal.B126]-[Untergrund.$B$404])/['Ohne Sample'.B119]" office:value-type="float" office:value="-0.0027966169376571">
            <text:p>-0,0027966169</text:p>
          </table:table-cell>
          <table:table-cell table:formula="of:=SQRT(([Fehler.$C$18]/['Ohne Sample'.B119]^2)+([Untergrund.$B$405]/['Ohne Sample'.B119]^2)+([Untergrund.$B$404]-[normal.B126])^2/['Ohne Sample'.B119]^4*[Fehler.$C$18]^2)" office:value-type="float" office:value="0.0106478309550082">
            <text:p>0,010647831</text:p>
          </table:table-cell>
          <table:table-cell table:formula="of:=([normal.C126]-[Untergrund.$C$404])/['Ohne Sample'.C119]" office:value-type="float" office:value="0.243176016079242">
            <text:p>0,2431760161</text:p>
          </table:table-cell>
        </table:table-row>
        <table:table-row table:style-name="ro2">
          <table:table-cell table:formula="of:=([normal.B127]-[Untergrund.$B$404])/['Ohne Sample'.B120]" office:value-type="float" office:value="0.0118965057662589">
            <text:p>0,0118965058</text:p>
          </table:table-cell>
          <table:table-cell table:formula="of:=SQRT(([Fehler.$C$18]/['Ohne Sample'.B120]^2)+([Untergrund.$B$405]/['Ohne Sample'.B120]^2)+([Untergrund.$B$404]-[normal.B127])^2/['Ohne Sample'.B120]^4*[Fehler.$C$18]^2)" office:value-type="float" office:value="0.0113207523774228">
            <text:p>0,0113207524</text:p>
          </table:table-cell>
          <table:table-cell table:formula="of:=([normal.C127]-[Untergrund.$C$404])/['Ohne Sample'.C120]" office:value-type="float" office:value="-0.558724498807494">
            <text:p>-0,5587244988</text:p>
          </table:table-cell>
        </table:table-row>
        <table:table-row table:style-name="ro2">
          <table:table-cell table:formula="of:=([normal.B128]-[Untergrund.$B$404])/['Ohne Sample'.B121]" office:value-type="float" office:value="-0.00169635753549316">
            <text:p>-0,0016963575</text:p>
          </table:table-cell>
          <table:table-cell table:formula="of:=SQRT(([Fehler.$C$18]/['Ohne Sample'.B121]^2)+([Untergrund.$B$405]/['Ohne Sample'.B121]^2)+([Untergrund.$B$404]-[normal.B128])^2/['Ohne Sample'.B121]^4*[Fehler.$C$18]^2)" office:value-type="float" office:value="0.0110737103663074">
            <text:p>0,0110737104</text:p>
          </table:table-cell>
          <table:table-cell table:formula="of:=([normal.C128]-[Untergrund.$C$404])/['Ohne Sample'.C121]" office:value-type="float" office:value="-0.334796274523322">
            <text:p>-0,3347962745</text:p>
          </table:table-cell>
        </table:table-row>
        <table:table-row table:style-name="ro2">
          <table:table-cell table:formula="of:=([normal.B129]-[Untergrund.$B$404])/['Ohne Sample'.B122]" office:value-type="float" office:value="-0.00156368213417673">
            <text:p>-0,0015636821</text:p>
          </table:table-cell>
          <table:table-cell table:formula="of:=SQRT(([Fehler.$C$18]/['Ohne Sample'.B122]^2)+([Untergrund.$B$405]/['Ohne Sample'.B122]^2)+([Untergrund.$B$404]-[normal.B129])^2/['Ohne Sample'.B122]^4*[Fehler.$C$18]^2)" office:value-type="float" office:value="0.0102076140768078">
            <text:p>0,0102076141</text:p>
          </table:table-cell>
          <table:table-cell table:formula="of:=([normal.C129]-[Untergrund.$C$404])/['Ohne Sample'.C122]" office:value-type="float" office:value="0.464764024118862">
            <text:p>0,4647640241</text:p>
          </table:table-cell>
        </table:table-row>
        <table:table-row table:style-name="ro2">
          <table:table-cell table:formula="of:=([normal.B130]-[Untergrund.$B$404])/['Ohne Sample'.B123]" office:value-type="float" office:value="-0.00249688237078212">
            <text:p>-0,0024968824</text:p>
          </table:table-cell>
          <table:table-cell table:formula="of:=SQRT(([Fehler.$C$18]/['Ohne Sample'.B123]^2)+([Untergrund.$B$405]/['Ohne Sample'.B123]^2)+([Untergrund.$B$404]-[normal.B130])^2/['Ohne Sample'.B123]^4*[Fehler.$C$18]^2)" office:value-type="float" office:value="0.00950662246204142">
            <text:p>0,0095066225</text:p>
          </table:table-cell>
          <table:table-cell table:formula="of:=([normal.C130]-[Untergrund.$C$404])/['Ohne Sample'.C123]" office:value-type="float" office:value="0.280587710860663">
            <text:p>0,2805877109</text:p>
          </table:table-cell>
        </table:table-row>
        <table:table-row table:style-name="ro2">
          <table:table-cell table:formula="of:=([normal.B131]-[Untergrund.$B$404])/['Ohne Sample'.B124]" office:value-type="float" office:value="-0.00235015067399436">
            <text:p>-0,0023501507</text:p>
          </table:table-cell>
          <table:table-cell table:formula="of:=SQRT(([Fehler.$C$18]/['Ohne Sample'.B124]^2)+([Untergrund.$B$405]/['Ohne Sample'.B124]^2)+([Untergrund.$B$404]-[normal.B131])^2/['Ohne Sample'.B124]^4*[Fehler.$C$18]^2)" office:value-type="float" office:value="0.00894795663884695">
            <text:p>0,0089479566</text:p>
          </table:table-cell>
          <table:table-cell table:formula="of:=([normal.C131]-[Untergrund.$C$404])/['Ohne Sample'.C124]" office:value-type="float" office:value="-0.478906806650359">
            <text:p>-0,4789068067</text:p>
          </table:table-cell>
        </table:table-row>
        <table:table-row table:style-name="ro2">
          <table:table-cell table:formula="of:=([normal.B132]-[Untergrund.$B$404])/['Ohne Sample'.B125]" office:value-type="float" office:value="-0.00238281634437666">
            <text:p>-0,0023828163</text:p>
          </table:table-cell>
          <table:table-cell table:formula="of:=SQRT(([Fehler.$C$18]/['Ohne Sample'.B125]^2)+([Untergrund.$B$405]/['Ohne Sample'.B125]^2)+([Untergrund.$B$404]-[normal.B132])^2/['Ohne Sample'.B125]^4*[Fehler.$C$18]^2)" office:value-type="float" office:value="0.00907232781449168">
            <text:p>0,0090723278</text:p>
          </table:table-cell>
          <table:table-cell table:formula="of:=([normal.C132]-[Untergrund.$C$404])/['Ohne Sample'.C125]" office:value-type="float" office:value="-0.261373306534597">
            <text:p>-0,2613733065</text:p>
          </table:table-cell>
        </table:table-row>
        <table:table-row table:style-name="ro2">
          <table:table-cell table:formula="of:=([normal.B133]-[Untergrund.$B$404])/['Ohne Sample'.B126]" office:value-type="float" office:value="-0.00238045437915153">
            <text:p>-0,0023804544</text:p>
          </table:table-cell>
          <table:table-cell table:formula="of:=SQRT(([Fehler.$C$18]/['Ohne Sample'.B126]^2)+([Untergrund.$B$405]/['Ohne Sample'.B126]^2)+([Untergrund.$B$404]-[normal.B133])^2/['Ohne Sample'.B126]^4*[Fehler.$C$18]^2)" office:value-type="float" office:value="0.00906333487516284">
            <text:p>0,0090633349</text:p>
          </table:table-cell>
          <table:table-cell table:formula="of:=([normal.C133]-[Untergrund.$C$404])/['Ohne Sample'.C126]" office:value-type="float" office:value="0.627515582354291">
            <text:p>0,6275155824</text:p>
          </table:table-cell>
        </table:table-row>
        <table:table-row table:style-name="ro2">
          <table:table-cell table:formula="of:=([normal.B134]-[Untergrund.$B$404])/['Ohne Sample'.B127]" office:value-type="float" office:value="-0.000430496991614369">
            <text:p>-0,000430497</text:p>
          </table:table-cell>
          <table:table-cell table:formula="of:=SQRT(([Fehler.$C$18]/['Ohne Sample'.B127]^2)+([Untergrund.$B$405]/['Ohne Sample'.B127]^2)+([Untergrund.$B$404]-[normal.B134])^2/['Ohne Sample'.B127]^4*[Fehler.$C$18]^2)" office:value-type="float" office:value="0.00984465546630523">
            <text:p>0,0098446555</text:p>
          </table:table-cell>
          <table:table-cell table:formula="of:=([normal.C134]-[Untergrund.$C$404])/['Ohne Sample'.C127]" office:value-type="float" office:value="0.441272771193502">
            <text:p>0,4412727712</text:p>
          </table:table-cell>
        </table:table-row>
        <table:table-row table:style-name="ro2">
          <table:table-cell table:formula="of:=([normal.B135]-[Untergrund.$B$404])/['Ohne Sample'.B128]" office:value-type="float" office:value="-0.00282959584727627">
            <text:p>-0,0028295958</text:p>
          </table:table-cell>
          <table:table-cell table:formula="of:=SQRT(([Fehler.$C$18]/['Ohne Sample'.B128]^2)+([Untergrund.$B$405]/['Ohne Sample'.B128]^2)+([Untergrund.$B$404]-[normal.B135])^2/['Ohne Sample'.B128]^4*[Fehler.$C$18]^2)" office:value-type="float" office:value="0.0107733947568142">
            <text:p>0,0107733948</text:p>
          </table:table-cell>
          <table:table-cell table:formula="of:=([normal.C135]-[Untergrund.$C$404])/['Ohne Sample'.C128]" office:value-type="float" office:value="-0.892057377140993">
            <text:p>-0,8920573771</text:p>
          </table:table-cell>
        </table:table-row>
        <table:table-row table:style-name="ro2">
          <table:table-cell table:formula="of:=([normal.B136]-[Untergrund.$B$404])/['Ohne Sample'.B129]" office:value-type="float" office:value="-0.0029155638844721">
            <text:p>-0,0029155639</text:p>
          </table:table-cell>
          <table:table-cell table:formula="of:=SQRT(([Fehler.$C$18]/['Ohne Sample'.B129]^2)+([Untergrund.$B$405]/['Ohne Sample'.B129]^2)+([Untergrund.$B$404]-[normal.B136])^2/['Ohne Sample'.B129]^4*[Fehler.$C$18]^2)" office:value-type="float" office:value="0.0111007092044147">
            <text:p>0,0111007092</text:p>
          </table:table-cell>
          <table:table-cell table:formula="of:=([normal.C136]-[Untergrund.$C$404])/['Ohne Sample'.C129]" office:value-type="float" office:value="-0.419043517104169">
            <text:p>-0,4190435171</text:p>
          </table:table-cell>
        </table:table-row>
        <table:table-row table:style-name="ro2">
          <table:table-cell table:formula="of:=([normal.B137]-[Untergrund.$B$404])/['Ohne Sample'.B130]" office:value-type="float" office:value="-0.0017603779517257">
            <text:p>-0,001760378</text:p>
          </table:table-cell>
          <table:table-cell table:formula="of:=SQRT(([Fehler.$C$18]/['Ohne Sample'.B130]^2)+([Untergrund.$B$405]/['Ohne Sample'.B130]^2)+([Untergrund.$B$404]-[normal.B137])^2/['Ohne Sample'.B130]^4*[Fehler.$C$18]^2)" office:value-type="float" office:value="0.0114916314308215">
            <text:p>0,0114916314</text:p>
          </table:table-cell>
          <table:table-cell table:formula="of:=([normal.C137]-[Untergrund.$C$404])/['Ohne Sample'.C130]" office:value-type="float" office:value="0.330954691333374">
            <text:p>0,3309546913</text:p>
          </table:table-cell>
        </table:table-row>
        <table:table-row table:style-name="ro2">
          <table:table-cell table:formula="of:=([normal.B138]-[Untergrund.$B$404])/['Ohne Sample'.B131]" office:value-type="float" office:value="-0.00320788674613775">
            <text:p>-0,0032078867</text:p>
          </table:table-cell>
          <table:table-cell table:formula="of:=SQRT(([Fehler.$C$18]/['Ohne Sample'.B131]^2)+([Untergrund.$B$405]/['Ohne Sample'.B131]^2)+([Untergrund.$B$404]-[normal.B138])^2/['Ohne Sample'.B131]^4*[Fehler.$C$18]^2)" office:value-type="float" office:value="0.0122136983934042">
            <text:p>0,0122136984</text:p>
          </table:table-cell>
          <table:table-cell table:formula="of:=([normal.C138]-[Untergrund.$C$404])/['Ohne Sample'.C131]" office:value-type="float" office:value="-0.395668324436653">
            <text:p>-0,3956683244</text:p>
          </table:table-cell>
        </table:table-row>
        <table:table-row table:style-name="ro2">
          <table:table-cell table:formula="of:=([normal.B139]-[Untergrund.$B$404])/['Ohne Sample'.B132]" office:value-type="float" office:value="-0.00193034528609454">
            <text:p>-0,0019303453</text:p>
          </table:table-cell>
          <table:table-cell table:formula="of:=SQRT(([Fehler.$C$18]/['Ohne Sample'.B132]^2)+([Untergrund.$B$405]/['Ohne Sample'.B132]^2)+([Untergrund.$B$404]-[normal.B139])^2/['Ohne Sample'.B132]^4*[Fehler.$C$18]^2)" office:value-type="float" office:value="0.0126011670054882">
            <text:p>0,012601167</text:p>
          </table:table-cell>
          <table:table-cell table:formula="of:=([normal.C139]-[Untergrund.$C$404])/['Ohne Sample'.C132]" office:value-type="float" office:value="-0.223490104586879">
            <text:p>-0,2234901046</text:p>
          </table:table-cell>
        </table:table-row>
        <table:table-row table:style-name="ro2">
          <table:table-cell table:formula="of:=([normal.B140]-[Untergrund.$B$404])/['Ohne Sample'.B133]" office:value-type="float" office:value="-0.00334658183057134">
            <text:p>-0,0033465818</text:p>
          </table:table-cell>
          <table:table-cell table:formula="of:=SQRT(([Fehler.$C$18]/['Ohne Sample'.B133]^2)+([Untergrund.$B$405]/['Ohne Sample'.B133]^2)+([Untergrund.$B$404]-[normal.B140])^2/['Ohne Sample'.B133]^4*[Fehler.$C$18]^2)" office:value-type="float" office:value="0.0127417656430249">
            <text:p>0,0127417656</text:p>
          </table:table-cell>
          <table:table-cell table:formula="of:=([normal.C140]-[Untergrund.$C$404])/['Ohne Sample'.C133]" office:value-type="float" office:value="0.205954819302121">
            <text:p>0,2059548193</text:p>
          </table:table-cell>
        </table:table-row>
        <table:table-row table:style-name="ro2">
          <table:table-cell table:formula="of:=([normal.B141]-[Untergrund.$B$404])/['Ohne Sample'.B134]" office:value-type="float" office:value="0.0124394103252564">
            <text:p>0,0124394103</text:p>
          </table:table-cell>
          <table:table-cell table:formula="of:=SQRT(([Fehler.$C$18]/['Ohne Sample'.B134]^2)+([Untergrund.$B$405]/['Ohne Sample'.B134]^2)+([Untergrund.$B$404]-[normal.B141])^2/['Ohne Sample'.B134]^4*[Fehler.$C$18]^2)" office:value-type="float" office:value="0.0149522818302453">
            <text:p>0,0149522818</text:p>
          </table:table-cell>
          <table:table-cell table:formula="of:=([normal.C141]-[Untergrund.$C$404])/['Ohne Sample'.C134]" office:value-type="float" office:value="-0.0503370495072182">
            <text:p>-0,0503370495</text:p>
          </table:table-cell>
        </table:table-row>
        <table:table-row table:style-name="ro2">
          <table:table-cell table:formula="of:=([normal.B142]-[Untergrund.$B$404])/['Ohne Sample'.B135]" office:value-type="float" office:value="0.0205138314012269">
            <text:p>0,0205138314</text:p>
          </table:table-cell>
          <table:table-cell table:formula="of:=SQRT(([Fehler.$C$18]/['Ohne Sample'.B135]^2)+([Untergrund.$B$405]/['Ohne Sample'.B135]^2)+([Untergrund.$B$404]-[normal.B142])^2/['Ohne Sample'.B135]^4*[Fehler.$C$18]^2)" office:value-type="float" office:value="0.0195210267853119">
            <text:p>0,0195210268</text:p>
          </table:table-cell>
          <table:table-cell table:formula="of:=([normal.C142]-[Untergrund.$C$404])/['Ohne Sample'.C135]" office:value-type="float" office:value="-0.764620758078988">
            <text:p>-0,7646207581</text:p>
          </table:table-cell>
        </table:table-row>
        <table:table-row table:style-name="ro2">
          <table:table-cell table:formula="of:=([normal.B143]-[Untergrund.$B$404])/['Ohne Sample'.B136]" office:value-type="float" office:value="-0.0082457110425186">
            <text:p>-0,008245711</text:p>
          </table:table-cell>
          <table:table-cell table:formula="of:=SQRT(([Fehler.$C$18]/['Ohne Sample'.B136]^2)+([Untergrund.$B$405]/['Ohne Sample'.B136]^2)+([Untergrund.$B$404]-[normal.B143])^2/['Ohne Sample'.B136]^4*[Fehler.$C$18]^2)" office:value-type="float" office:value="0.031394695596008">
            <text:p>0,0313946956</text:p>
          </table:table-cell>
          <table:table-cell table:formula="of:=([normal.C143]-[Untergrund.$C$404])/['Ohne Sample'.C136]" office:value-type="float" office:value="-0.304759233527562">
            <text:p>-0,3047592335</text:p>
          </table:table-cell>
        </table:table-row>
        <table:table-row table:style-name="ro2">
          <table:table-cell table:formula="of:=([normal.B144]-[Untergrund.$B$404])/['Ohne Sample'.B137]" office:value-type="float" office:value="-0.0164349446121432">
            <text:p>-0,0164349446</text:p>
          </table:table-cell>
          <table:table-cell table:formula="of:=SQRT(([Fehler.$C$18]/['Ohne Sample'.B137]^2)+([Untergrund.$B$405]/['Ohne Sample'.B137]^2)+([Untergrund.$B$404]-[normal.B144])^2/['Ohne Sample'.B137]^4*[Fehler.$C$18]^2)" office:value-type="float" office:value="0.0625743594416915">
            <text:p>0,0625743594</text:p>
          </table:table-cell>
          <table:table-cell table:formula="of:=([normal.C144]-[Untergrund.$C$404])/['Ohne Sample'.C137]" office:value-type="float" office:value="0.35751078778374">
            <text:p>0,3575107878</text:p>
          </table:table-cell>
        </table:table-row>
        <table:table-row table:style-name="ro2">
          <table:table-cell table:formula="of:=([normal.B145]-[Untergrund.$B$404])/['Ohne Sample'.B138]" office:value-type="float" office:value="0.160007946532583">
            <text:p>0,1600079465</text:p>
          </table:table-cell>
          <table:table-cell table:formula="of:=SQRT(([Fehler.$C$18]/['Ohne Sample'.B138]^2)+([Untergrund.$B$405]/['Ohne Sample'.B138]^2)+([Untergrund.$B$404]-[normal.B145])^2/['Ohne Sample'.B138]^4*[Fehler.$C$18]^2)" office:value-type="float" office:value="0.152264192238452">
            <text:p>0,1522641922</text:p>
          </table:table-cell>
          <table:table-cell table:formula="of:=([normal.C145]-[Untergrund.$C$404])/['Ohne Sample'.C138]" office:value-type="float" office:value="-0.084522484925711">
            <text:p>-0,0845224849</text:p>
          </table:table-cell>
        </table:table-row>
        <table:table-row table:style-name="ro2">
          <table:table-cell table:formula="of:=([normal.B146]-[Untergrund.$B$404])/['Ohne Sample'.B139]" office:value-type="float" office:value="0.588585425617683">
            <text:p>0,5885854256</text:p>
          </table:table-cell>
          <table:table-cell table:formula="of:=SQRT(([Fehler.$C$18]/['Ohne Sample'.B139]^2)+([Untergrund.$B$405]/['Ohne Sample'.B139]^2)+([Untergrund.$B$404]-[normal.B146])^2/['Ohne Sample'.B139]^4*[Fehler.$C$18]^2)" office:value-type="float" office:value="0.261027409226667">
            <text:p>0,2610274092</text:p>
          </table:table-cell>
          <table:table-cell table:formula="of:=([normal.C146]-[Untergrund.$C$404])/['Ohne Sample'.C139]" office:value-type="float" office:value="-0.529362630733599">
            <text:p>-0,5293626307</text:p>
          </table:table-cell>
        </table:table-row>
        <table:table-row table:style-name="ro2">
          <table:table-cell table:formula="of:=([normal.B147]-[Untergrund.$B$404])/['Ohne Sample'.B140]" office:value-type="float" office:value="-0.0774032875281585">
            <text:p>-0,0774032875</text:p>
          </table:table-cell>
          <table:table-cell table:formula="of:=SQRT(([Fehler.$C$18]/['Ohne Sample'.B140]^2)+([Untergrund.$B$405]/['Ohne Sample'.B140]^2)+([Untergrund.$B$404]-[normal.B147])^2/['Ohne Sample'.B140]^4*[Fehler.$C$18]^2)" office:value-type="float" office:value="0.294705102524043">
            <text:p>0,2947051025</text:p>
          </table:table-cell>
          <table:table-cell table:formula="of:=([normal.C147]-[Untergrund.$C$404])/['Ohne Sample'.C140]" office:value-type="float" office:value="-0.635235156880318">
            <text:p>-0,6352351569</text:p>
          </table:table-cell>
        </table:table-row>
        <table:table-row table:style-name="ro2">
          <table:table-cell table:formula="of:=([normal.B148]-[Untergrund.$B$404])/['Ohne Sample'.B141]" office:value-type="float" office:value="-0.0583125797238714">
            <text:p>-0,0583125797</text:p>
          </table:table-cell>
          <table:table-cell table:formula="of:=SQRT(([Fehler.$C$18]/['Ohne Sample'.B141]^2)+([Untergrund.$B$405]/['Ohne Sample'.B141]^2)+([Untergrund.$B$404]-[normal.B148])^2/['Ohne Sample'.B141]^4*[Fehler.$C$18]^2)" office:value-type="float" office:value="0.380660725353535">
            <text:p>0,3806607254</text:p>
          </table:table-cell>
          <table:table-cell table:formula="of:=([normal.C148]-[Untergrund.$C$404])/['Ohne Sample'.C141]" office:value-type="float" office:value="-0.372483507644798">
            <text:p>-0,3724835076</text:p>
          </table:table-cell>
        </table:table-row>
        <table:table-row table:style-name="ro2">
          <table:table-cell table:formula="of:=([normal.B149]-[Untergrund.$B$404])/['Ohne Sample'.B142]" office:value-type="float" office:value="-0.299937432110361">
            <text:p>-0,2999374321</text:p>
          </table:table-cell>
          <table:table-cell table:formula="of:=SQRT(([Fehler.$C$18]/['Ohne Sample'.B142]^2)+([Untergrund.$B$405]/['Ohne Sample'.B142]^2)+([Untergrund.$B$404]-[normal.B149])^2/['Ohne Sample'.B142]^4*[Fehler.$C$18]^2)" office:value-type="float" office:value="1.14198422165122">
            <text:p>1,1419842217</text:p>
          </table:table-cell>
          <table:table-cell table:formula="of:=([normal.C149]-[Untergrund.$C$404])/['Ohne Sample'.C142]" office:value-type="float" office:value="-0.0271045968316443">
            <text:p>-0,0271045968</text:p>
          </table:table-cell>
        </table:table-row>
        <table:table-row table:style-name="ro2">
          <table:table-cell table:formula="of:=([normal.B150]-[Untergrund.$B$404])/['Ohne Sample'.B143]" office:value-type="float" office:value="0.412530618538681">
            <text:p>0,4125306185</text:p>
          </table:table-cell>
          <table:table-cell table:formula="of:=SQRT(([Fehler.$C$18]/['Ohne Sample'.B143]^2)+([Untergrund.$B$405]/['Ohne Sample'.B143]^2)+([Untergrund.$B$404]-[normal.B150])^2/['Ohne Sample'.B143]^4*[Fehler.$C$18]^2)" office:value-type="float" office:value="0.570994184941808">
            <text:p>0,5709941849</text:p>
          </table:table-cell>
          <table:table-cell table:formula="of:=([normal.C150]-[Untergrund.$C$404])/['Ohne Sample'.C143]" office:value-type="float" office:value="-0.022022484925711">
            <text:p>-0,0220224849</text:p>
          </table:table-cell>
        </table:table-row>
        <table:table-row table:style-name="ro2">
          <table:table-cell table:formula="of:=([normal.B151]-[Untergrund.$B$404])/['Ohne Sample'.B144]" office:value-type="float" office:value="0.047073232253497">
            <text:p>0,0470732323</text:p>
          </table:table-cell>
          <table:table-cell table:formula="of:=SQRT(([Fehler.$C$18]/['Ohne Sample'.B144]^2)+([Untergrund.$B$405]/['Ohne Sample'.B144]^2)+([Untergrund.$B$404]-[normal.B151])^2/['Ohne Sample'.B144]^4*[Fehler.$C$18]^2)" office:value-type="float" office:value="0.268701678134682">
            <text:p>0,2687016781</text:p>
          </table:table-cell>
          <table:table-cell table:formula="of:=([normal.C151]-[Untergrund.$C$404])/['Ohne Sample'.C144]" office:value-type="float" office:value="-0.362695964066932">
            <text:p>-0,3626959641</text:p>
          </table:table-cell>
        </table:table-row>
        <table:table-row table:style-name="ro2">
          <table:table-cell table:formula="of:=([normal.B152]-[Untergrund.$B$404])/['Ohne Sample'.B145]" office:value-type="float" office:value="-0.479899596598257">
            <text:p>-0,4798995966</text:p>
          </table:table-cell>
          <table:table-cell table:formula="of:=SQRT(([Fehler.$C$18]/['Ohne Sample'.B145]^2)+([Untergrund.$B$405]/['Ohne Sample'.B145]^2)+([Untergrund.$B$404]-[normal.B152])^2/['Ohne Sample'.B145]^4*[Fehler.$C$18]^2)" office:value-type="float" office:value="1.82718197132243">
            <text:p>1,8271819713</text:p>
          </table:table-cell>
          <table:table-cell table:formula="of:=([normal.C152]-[Untergrund.$C$404])/['Ohne Sample'.C145]" office:value-type="float" office:value="-0.892057377140993">
            <text:p>-0,8920573771</text:p>
          </table:table-cell>
        </table:table-row>
        <table:table-row table:style-name="ro2">
          <table:table-cell table:formula="of:=([normal.B153]-[Untergrund.$B$404])/['Ohne Sample'.B146]" office:value-type="float" office:value="-0.479899596598257">
            <text:p>-0,4798995966</text:p>
          </table:table-cell>
          <table:table-cell table:formula="of:=SQRT(([Fehler.$C$18]/['Ohne Sample'.B146]^2)+([Untergrund.$B$405]/['Ohne Sample'.B146]^2)+([Untergrund.$B$404]-[normal.B153])^2/['Ohne Sample'.B146]^4*[Fehler.$C$18]^2)" office:value-type="float" office:value="1.82718197132243">
            <text:p>1,8271819713</text:p>
          </table:table-cell>
          <table:table-cell table:formula="of:=([normal.C153]-[Untergrund.$C$404])/['Ohne Sample'.C146]" office:value-type="float" office:value="-0.336051000935847">
            <text:p>-0,3360510009</text:p>
          </table:table-cell>
        </table:table-row>
        <table:table-row table:style-name="ro2">
          <table:table-cell table:formula="of:=([normal.B154]-[Untergrund.$B$404])/['Ohne Sample'.B147]" office:value-type="float" office:value="-0.0998752738484003">
            <text:p>-0,0998752738</text:p>
          </table:table-cell>
          <table:table-cell table:formula="of:=SQRT(([Fehler.$C$18]/['Ohne Sample'.B147]^2)+([Untergrund.$B$405]/['Ohne Sample'.B147]^2)+([Untergrund.$B$404]-[normal.B154])^2/['Ohne Sample'.B147]^4*[Fehler.$C$18]^2)" office:value-type="float" office:value="2.28396016404525">
            <text:p>2,283960164</text:p>
          </table:table-cell>
          <table:table-cell table:formula="of:=([normal.C154]-[Untergrund.$C$404])/['Ohne Sample'.C147]" office:value-type="float" office:value="-0.12294179625558">
            <text:p>-0,1229417963</text:p>
          </table:table-cell>
        </table:table-row>
        <table:table-row table:style-name="ro2">
          <table:table-cell table:formula="of:=([normal.B155]-[Untergrund.$B$404])/['Ohne Sample'.B148]" office:value-type="float" office:value="0.12009942060237">
            <text:p>0,1200994206</text:p>
          </table:table-cell>
          <table:table-cell table:formula="of:=SQRT(([Fehler.$C$18]/['Ohne Sample'.B148]^2)+([Untergrund.$B$405]/['Ohne Sample'.B148]^2)+([Untergrund.$B$404]-[normal.B155])^2/['Ohne Sample'.B148]^4*[Fehler.$C$18]^2)" office:value-type="float" office:value="1.82716914380849">
            <text:p>1,8271691438</text:p>
          </table:table-cell>
          <table:table-cell table:formula="of:=([normal.C155]-[Untergrund.$C$404])/['Ohne Sample'.C148]" office:value-type="float" office:value="-0.168025697057955">
            <text:p>-0,1680256971</text:p>
          </table:table-cell>
        </table:table-row>
        <table:table-row table:style-name="ro2">
          <table:table-cell table:formula="of:=([normal.B156]-[Untergrund.$B$404])/['Ohne Sample'.B149]" office:value-type="float" office:value="-0.479899596598257">
            <text:p>-0,4798995966</text:p>
          </table:table-cell>
          <table:table-cell table:formula="of:=SQRT(([Fehler.$C$18]/['Ohne Sample'.B149]^2)+([Untergrund.$B$405]/['Ohne Sample'.B149]^2)+([Untergrund.$B$404]-[normal.B156])^2/['Ohne Sample'.B149]^4*[Fehler.$C$18]^2)" office:value-type="float" office:value="1.82718197132243">
            <text:p>1,8271819713</text:p>
          </table:table-cell>
          <table:table-cell table:formula="of:=([normal.C156]-[Untergrund.$C$404])/['Ohne Sample'.C149]" office:value-type="float" office:value="-0.382310826343085">
            <text:p>-0,3823108263</text:p>
          </table:table-cell>
        </table:table-row>
        <table:table-row table:style-name="ro2">
          <table:table-cell table:formula="of:=([normal.B157]-[Untergrund.$B$404])/['Ohne Sample'.B150]" office:value-type="float" office:value="-0.479899596598257">
            <text:p>-0,4798995966</text:p>
          </table:table-cell>
          <table:table-cell table:formula="of:=SQRT(([Fehler.$C$18]/['Ohne Sample'.B150]^2)+([Untergrund.$B$405]/['Ohne Sample'.B150]^2)+([Untergrund.$B$404]-[normal.B157])^2/['Ohne Sample'.B150]^4*[Fehler.$C$18]^2)" office:value-type="float" office:value="1.82718197132243">
            <text:p>1,8271819713</text:p>
          </table:table-cell>
          <table:table-cell table:formula="of:=([normal.C157]-[Untergrund.$C$404])/['Ohne Sample'.C150]" office:value-type="float" office:value="-0.079550574047728">
            <text:p>-0,079550574</text:p>
          </table:table-cell>
        </table:table-row>
        <table:table-row table:style-name="ro2">
          <table:table-cell table:formula="of:=([normal.B158]-[Untergrund.$B$404])/['Ohne Sample'.B151]" office:value-type="float" office:value="-0.127227446670265">
            <text:p>-0,1272274467</text:p>
          </table:table-cell>
          <table:table-cell table:formula="of:=SQRT(([Fehler.$C$18]/['Ohne Sample'.B151]^2)+([Untergrund.$B$405]/['Ohne Sample'.B151]^2)+([Untergrund.$B$404]-[normal.B158])^2/['Ohne Sample'.B151]^4*[Fehler.$C$18]^2)" office:value-type="float" office:value="0.830532837031459">
            <text:p>0,830532837</text:p>
          </table:table-cell>
          <table:table-cell table:formula="of:=([normal.C158]-[Untergrund.$C$404])/['Ohne Sample'.C151]" office:value-type="float" office:value="0.0925199262070959">
            <text:p>0,0925199262</text:p>
          </table:table-cell>
        </table:table-row>
        <table:table-row table:style-name="ro2">
          <table:table-cell table:formula="of:=([normal.B159]-[Untergrund.$B$404])/['Ohne Sample'.B152]" office:value-type="float" office:value="1.72009516180509">
            <text:p>1,7200951618</text:p>
          </table:table-cell>
          <table:table-cell table:formula="of:=SQRT(([Fehler.$C$18]/['Ohne Sample'.B152]^2)+([Untergrund.$B$405]/['Ohne Sample'.B152]^2)+([Untergrund.$B$404]-[normal.B159])^2/['Ohne Sample'.B152]^4*[Fehler.$C$18]^2)" office:value-type="float" office:value="1.82734408573045">
            <text:p>1,8273440857</text:p>
          </table:table-cell>
          <table:table-cell table:formula="of:=([normal.C159]-[Untergrund.$C$404])/['Ohne Sample'.C152]" office:value-type="float" office:value="-0.169044796791638">
            <text:p>-0,1690447968</text:p>
          </table:table-cell>
        </table:table-row>
        <table:table-row table:style-name="ro2">
          <table:table-cell table:formula="of:=([normal.B160]-[Untergrund.$B$404])/['Ohne Sample'.B153]" office:value-type="float" office:value="0.200061032264675">
            <text:p>0,2000610323</text:p>
          </table:table-cell>
          <table:table-cell table:formula="of:=SQRT(([Fehler.$C$18]/['Ohne Sample'.B153]^2)+([Untergrund.$B$405]/['Ohne Sample'.B153]^2)+([Untergrund.$B$404]-[normal.B160])^2/['Ohne Sample'.B153]^4*[Fehler.$C$18]^2)" office:value-type="float" office:value="1.14198236708122">
            <text:p>1,1419823671</text:p>
          </table:table-cell>
          <table:table-cell table:formula="of:=([normal.C160]-[Untergrund.$C$404])/['Ohne Sample'.C153]" office:value-type="float" office:value="-0.669043261166675">
            <text:p>-0,6690432612</text:p>
          </table:table-cell>
        </table:table-row>
        <table:table-row table:style-name="ro2">
          <table:table-cell table:formula="of:=([normal.B161]-[Untergrund.$B$404])/['Ohne Sample'.B154]" office:value-type="float" office:value="-0.479899596598257">
            <text:p>-0,4798995966</text:p>
          </table:table-cell>
          <table:table-cell table:formula="of:=SQRT(([Fehler.$C$18]/['Ohne Sample'.B154]^2)+([Untergrund.$B$405]/['Ohne Sample'.B154]^2)+([Untergrund.$B$404]-[normal.B161])^2/['Ohne Sample'.B154]^4*[Fehler.$C$18]^2)" office:value-type="float" office:value="1.82718197132243">
            <text:p>1,8271819713</text:p>
          </table:table-cell>
          <table:table-cell table:formula="of:=([normal.C161]-[Untergrund.$C$404])/['Ohne Sample'.C154]" office:value-type="float" office:value="-0.764620758078988">
            <text:p>-0,7646207581</text:p>
          </table:table-cell>
        </table:table-row>
        <table:table-row table:style-name="ro2">
          <table:table-cell table:formula="of:=([normal.B162]-[Untergrund.$B$404])/['Ohne Sample'.B155]" office:value-type="float" office:value="0.400121654904816">
            <text:p>0,4001216549</text:p>
          </table:table-cell>
          <table:table-cell table:formula="of:=SQRT(([Fehler.$C$18]/['Ohne Sample'.B155]^2)+([Untergrund.$B$405]/['Ohne Sample'.B155]^2)+([Untergrund.$B$404]-[normal.B162])^2/['Ohne Sample'.B155]^4*[Fehler.$C$18]^2)" office:value-type="float" office:value="2.28397131433275">
            <text:p>2,2839713143</text:p>
          </table:table-cell>
          <table:table-cell table:formula="of:=([normal.C162]-[Untergrund.$C$404])/['Ohne Sample'.C155]" office:value-type="float" office:value="-0.411719351446399">
            <text:p>-0,4117193514</text:p>
          </table:table-cell>
        </table:table-row>
        <table:table-row table:style-name="ro2">
          <table:table-cell table:formula="of:=([normal.B163]-[Untergrund.$B$404])/['Ohne Sample'.B156]" office:value-type="float" office:value="-0.0999644223837795">
            <text:p>-0,0999644224</text:p>
          </table:table-cell>
          <table:table-cell table:formula="of:=SQRT(([Fehler.$C$18]/['Ohne Sample'.B156]^2)+([Untergrund.$B$405]/['Ohne Sample'.B156]^2)+([Untergrund.$B$404]-[normal.B163])^2/['Ohne Sample'.B156]^4*[Fehler.$C$18]^2)" office:value-type="float" office:value="0.652561383366173">
            <text:p>0,6525613834</text:p>
          </table:table-cell>
          <table:table-cell table:formula="of:=([normal.C163]-[Untergrund.$C$404])/['Ohne Sample'.C156]" office:value-type="float" office:value="-0.334521973050199">
            <text:p>-0,3345219731</text:p>
          </table:table-cell>
        </table:table-row>
        <table:table-row table:style-name="ro2">
          <table:table-cell table:formula="of:=([normal.B164]-[Untergrund.$B$404])/['Ohne Sample'.B157]" office:value-type="float" office:value="-0.119975095668646">
            <text:p>-0,1199750957</text:p>
          </table:table-cell>
          <table:table-cell table:formula="of:=SQRT(([Fehler.$C$18]/['Ohne Sample'.B157]^2)+([Untergrund.$B$405]/['Ohne Sample'.B157]^2)+([Untergrund.$B$404]-[normal.B164])^2/['Ohne Sample'.B157]^4*[Fehler.$C$18]^2)" office:value-type="float" office:value="0.456793033735254">
            <text:p>0,4567930337</text:p>
          </table:table-cell>
          <table:table-cell table:formula="of:=([normal.C164]-[Untergrund.$C$404])/['Ohne Sample'.C157]" office:value-type="float" office:value="-0.257873197600245">
            <text:p>-0,2578731976</text:p>
          </table:table-cell>
        </table:table-row>
        <table:table-row table:style-name="ro2">
          <table:table-cell table:formula="of:=([normal.B165]-[Untergrund.$B$404])/['Ohne Sample'.B158]" office:value-type="float" office:value="-0.126289574388048">
            <text:p>-0,1262895744</text:p>
          </table:table-cell>
          <table:table-cell table:formula="of:=SQRT(([Fehler.$C$18]/['Ohne Sample'.B158]^2)+([Untergrund.$B$405]/['Ohne Sample'.B158]^2)+([Untergrund.$B$404]-[normal.B165])^2/['Ohne Sample'.B158]^4*[Fehler.$C$18]^2)" office:value-type="float" office:value="0.480834796668714">
            <text:p>0,4808347967</text:p>
          </table:table-cell>
          <table:table-cell table:formula="of:=([normal.C165]-[Untergrund.$C$404])/['Ohne Sample'.C158]" office:value-type="float" office:value="-0.0271045968316443">
            <text:p>-0,0271045968</text:p>
          </table:table-cell>
        </table:table-row>
        <table:table-row table:style-name="ro2">
          <table:table-cell table:formula="of:=([normal.B166]-[Untergrund.$B$404])/['Ohne Sample'.B159]" office:value-type="float" office:value="-0.0358846644454593">
            <text:p>-0,0358846644</text:p>
          </table:table-cell>
          <table:table-cell table:formula="of:=SQRT(([Fehler.$C$18]/['Ohne Sample'.B159]^2)+([Untergrund.$B$405]/['Ohne Sample'.B159]^2)+([Untergrund.$B$404]-[normal.B166])^2/['Ohne Sample'.B159]^4*[Fehler.$C$18]^2)" office:value-type="float" office:value="0.234252737969659">
            <text:p>0,234252738</text:p>
          </table:table-cell>
          <table:table-cell table:formula="of:=([normal.C166]-[Untergrund.$C$404])/['Ohne Sample'.C159]" office:value-type="float" office:value="0.0719600267987361">
            <text:p>0,0719600268</text:p>
          </table:table-cell>
        </table:table-row>
        <table:table-row table:style-name="ro2">
          <table:table-cell table:formula="of:=([normal.B167]-[Untergrund.$B$404])/['Ohne Sample'.B160]" office:value-type="float" office:value="-0.0705735856874386">
            <text:p>-0,0705735857</text:p>
          </table:table-cell>
          <table:table-cell table:formula="of:=SQRT(([Fehler.$C$18]/['Ohne Sample'.B160]^2)+([Untergrund.$B$405]/['Ohne Sample'.B160]^2)+([Untergrund.$B$404]-[normal.B167])^2/['Ohne Sample'.B160]^4*[Fehler.$C$18]^2)" office:value-type="float" office:value="0.268701702293665">
            <text:p>0,2687017023</text:p>
          </table:table-cell>
          <table:table-cell table:formula="of:=([normal.C167]-[Untergrund.$C$404])/['Ohne Sample'.C160]" office:value-type="float" office:value="0.607939210360252">
            <text:p>0,6079392104</text:p>
          </table:table-cell>
        </table:table-row>
        <table:table-row table:style-name="ro2">
          <table:table-cell table:formula="of:=([normal.B168]-[Untergrund.$B$404])/['Ohne Sample'.B161]" office:value-type="float" office:value="0.380024494830945">
            <text:p>0,3800244948</text:p>
          </table:table-cell>
          <table:table-cell table:formula="of:=SQRT(([Fehler.$C$18]/['Ohne Sample'.B161]^2)+([Untergrund.$B$405]/['Ohne Sample'.B161]^2)+([Untergrund.$B$404]-[normal.B168])^2/['Ohne Sample'.B161]^4*[Fehler.$C$18]^2)" office:value-type="float" office:value="0.456794965247273">
            <text:p>0,4567949652</text:p>
          </table:table-cell>
          <table:table-cell table:formula="of:=([normal.C168]-[Untergrund.$C$404])/['Ohne Sample'.C161]" office:value-type="float" office:value="0.0809549472708679">
            <text:p>0,0809549473</text:p>
          </table:table-cell>
        </table:table-row>
        <table:table-row table:style-name="ro2">
          <table:table-cell table:formula="of:=([normal.B169]-[Untergrund.$B$404])/['Ohne Sample'.B162]" office:value-type="float" office:value="1.171451899839">
            <text:p>1,1714518998</text:p>
          </table:table-cell>
          <table:table-cell table:formula="of:=SQRT(([Fehler.$C$18]/['Ohne Sample'.B162]^2)+([Untergrund.$B$405]/['Ohne Sample'.B162]^2)+([Untergrund.$B$404]-[normal.B169])^2/['Ohne Sample'.B162]^4*[Fehler.$C$18]^2)" office:value-type="float" office:value="0.435060195223429">
            <text:p>0,4350601952</text:p>
          </table:table-cell>
          <table:table-cell table:formula="of:=([normal.C169]-[Untergrund.$C$404])/['Ohne Sample'.C162]" office:value-type="float" office:value="0.183071137909847">
            <text:p>0,1830711379</text:p>
          </table:table-cell>
        </table:table-row>
        <table:table-row table:style-name="ro2">
          <table:table-cell table:formula="of:=([normal.B170]-[Untergrund.$B$404])/['Ohne Sample'.B163]" office:value-type="float" office:value="0.730024494830945">
            <text:p>0,7300244948</text:p>
          </table:table-cell>
          <table:table-cell table:formula="of:=SQRT(([Fehler.$C$18]/['Ohne Sample'.B163]^2)+([Untergrund.$B$405]/['Ohne Sample'.B163]^2)+([Untergrund.$B$404]-[normal.B170])^2/['Ohne Sample'.B163]^4*[Fehler.$C$18]^2)" office:value-type="float" office:value="0.456800736610926">
            <text:p>0,4568007366</text:p>
          </table:table-cell>
          <table:table-cell table:formula="of:=([normal.C170]-[Untergrund.$C$404])/['Ohne Sample'.C163]" office:value-type="float" office:value="-0.544043389135422">
            <text:p>-0,5440433891</text:p>
          </table:table-cell>
        </table:table-row>
        <table:table-row table:style-name="ro2">
          <table:table-cell table:formula="of:=([normal.B171]-[Untergrund.$B$404])/['Ohne Sample'.B164]" office:value-type="float" office:value="0.552404280791376">
            <text:p>0,5524042808</text:p>
          </table:table-cell>
          <table:table-cell table:formula="of:=SQRT(([Fehler.$C$18]/['Ohne Sample'.B164]^2)+([Untergrund.$B$405]/['Ohne Sample'.B164]^2)+([Untergrund.$B$404]-[normal.B171])^2/['Ohne Sample'.B164]^4*[Fehler.$C$18]^2)" office:value-type="float" office:value="0.435045098003678">
            <text:p>0,435045098</text:p>
          </table:table-cell>
          <table:table-cell table:formula="of:=([normal.C171]-[Untergrund.$C$404])/['Ohne Sample'.C164]" office:value-type="float" office:value="-0.241797309377955">
            <text:p>-0,2417973094</text:p>
          </table:table-cell>
        </table:table-row>
        <table:table-row table:style-name="ro2">
          <table:table-cell table:formula="of:=([normal.B172]-[Untergrund.$B$404])/['Ohne Sample'.B165]" office:value-type="float" office:value="0.101826937399716">
            <text:p>0,1018269374</text:p>
          </table:table-cell>
          <table:table-cell table:formula="of:=SQRT(([Fehler.$C$18]/['Ohne Sample'.B165]^2)+([Untergrund.$B$405]/['Ohne Sample'.B165]^2)+([Untergrund.$B$404]-[normal.B172])^2/['Ohne Sample'.B165]^4*[Fehler.$C$18]^2)" office:value-type="float" office:value="0.166106288630359">
            <text:p>0,1661062886</text:p>
          </table:table-cell>
          <table:table-cell table:formula="of:=([normal.C172]-[Untergrund.$C$404])/['Ohne Sample'.C165]" office:value-type="float" office:value="-0.29735286493351">
            <text:p>-0,2973528649</text:p>
          </table:table-cell>
        </table:table-row>
        <table:table-row table:style-name="ro2">
          <table:table-cell table:formula="of:=([normal.B173]-[Untergrund.$B$404])/['Ohne Sample'.B166]" office:value-type="float" office:value="0.828606421187064">
            <text:p>0,8286064212</text:p>
          </table:table-cell>
          <table:table-cell table:formula="of:=SQRT(([Fehler.$C$18]/['Ohne Sample'.B166]^2)+([Untergrund.$B$405]/['Ohne Sample'.B166]^2)+([Untergrund.$B$404]-[normal.B173])^2/['Ohne Sample'.B166]^4*[Fehler.$C$18]^2)" office:value-type="float" office:value="0.652575741543655">
            <text:p>0,6525757415</text:p>
          </table:table-cell>
          <table:table-cell table:formula="of:=([normal.C173]-[Untergrund.$C$404])/['Ohne Sample'.C166]" office:value-type="float" office:value="-0.382310826343085">
            <text:p>-0,3823108263</text:p>
          </table:table-cell>
        </table:table-row>
        <table:table-row table:style-name="ro2">
          <table:table-cell table:formula="of:=([normal.B174]-[Untergrund.$B$404])/['Ohne Sample'.B167]" office:value-type="float" office:value="-0.00753776030244766">
            <text:p>-0,0075377603</text:p>
          </table:table-cell>
          <table:table-cell table:formula="of:=SQRT(([Fehler.$C$18]/['Ohne Sample'.B167]^2)+([Untergrund.$B$405]/['Ohne Sample'.B167]^2)+([Untergrund.$B$404]-[normal.B174])^2/['Ohne Sample'.B167]^4*[Fehler.$C$18]^2)" office:value-type="float" office:value="0.172374382974386">
            <text:p>0,172374383</text:p>
          </table:table-cell>
          <table:table-cell table:formula="of:=([normal.C174]-[Untergrund.$C$404])/['Ohne Sample'.C167]" office:value-type="float" office:value="-0.382310826343085">
            <text:p>-0,3823108263</text:p>
          </table:table-cell>
        </table:table-row>
        <table:table-row table:style-name="ro2">
          <table:table-cell table:formula="of:=([normal.B175]-[Untergrund.$B$404])/['Ohne Sample'.B168]" office:value-type="float" office:value="-0.032425665644706">
            <text:p>-0,0324256656</text:p>
          </table:table-cell>
          <table:table-cell table:formula="of:=SQRT(([Fehler.$C$18]/['Ohne Sample'.B168]^2)+([Untergrund.$B$405]/['Ohne Sample'.B168]^2)+([Untergrund.$B$404]-[normal.B175])^2/['Ohne Sample'.B168]^4*[Fehler.$C$18]^2)" office:value-type="float" office:value="0.123457386479002">
            <text:p>0,1234573865</text:p>
          </table:table-cell>
          <table:table-cell table:formula="of:=([normal.C175]-[Untergrund.$C$404])/['Ohne Sample'.C168]" office:value-type="float" office:value="-0.535235156880318">
            <text:p>-0,5352351569</text:p>
          </table:table-cell>
        </table:table-row>
        <table:table-row table:style-name="ro2">
          <table:table-cell table:formula="of:=([normal.B176]-[Untergrund.$B$404])/['Ohne Sample'.B169]" office:value-type="float" office:value="-0.019992861085085">
            <text:p>-0,0199928611</text:p>
          </table:table-cell>
          <table:table-cell table:formula="of:=SQRT(([Fehler.$C$18]/['Ohne Sample'.B169]^2)+([Untergrund.$B$405]/['Ohne Sample'.B169]^2)+([Untergrund.$B$404]-[normal.B176])^2/['Ohne Sample'.B169]^4*[Fehler.$C$18]^2)" office:value-type="float" office:value="0.130512083257756">
            <text:p>0,1305120833</text:p>
          </table:table-cell>
          <table:table-cell table:formula="of:=([normal.C176]-[Untergrund.$C$404])/['Ohne Sample'.C169]" office:value-type="float" office:value="-0.392059424640246">
            <text:p>-0,3920594246</text:p>
          </table:table-cell>
        </table:table-row>
        <table:table-row table:style-name="ro2">
          <table:table-cell table:formula="of:=([normal.B177]-[Untergrund.$B$404])/['Ohne Sample'.B170]" office:value-type="float" office:value="0.0188292929013988">
            <text:p>0,0188292929</text:p>
          </table:table-cell>
          <table:table-cell table:formula="of:=SQRT(([Fehler.$C$18]/['Ohne Sample'.B170]^2)+([Untergrund.$B$405]/['Ohne Sample'.B170]^2)+([Untergrund.$B$404]-[normal.B177])^2/['Ohne Sample'.B170]^4*[Fehler.$C$18]^2)" office:value-type="float" office:value="0.107480664747913">
            <text:p>0,1074806647</text:p>
          </table:table-cell>
          <table:table-cell table:formula="of:=([normal.C177]-[Untergrund.$C$404])/['Ohne Sample'.C170]" office:value-type="float" office:value="-0.392059424640246">
            <text:p>-0,3920594246</text:p>
          </table:table-cell>
        </table:table-row>
        <table:table-row table:style-name="ro2">
          <table:table-cell table:formula="of:=([normal.B178]-[Untergrund.$B$404])/['Ohne Sample'.B171]" office:value-type="float" office:value="0.19630507072625">
            <text:p>0,1963050707</text:p>
          </table:table-cell>
          <table:table-cell table:formula="of:=SQRT(([Fehler.$C$18]/['Ohne Sample'.B171]^2)+([Untergrund.$B$405]/['Ohne Sample'.B171]^2)+([Untergrund.$B$404]-[normal.B178])^2/['Ohne Sample'.B171]^4*[Fehler.$C$18]^2)" office:value-type="float" office:value="0.169182481317267">
            <text:p>0,1691824813</text:p>
          </table:table-cell>
          <table:table-cell table:formula="of:=([normal.C178]-[Untergrund.$C$404])/['Ohne Sample'.C171]" office:value-type="float" office:value="-0.0587265463067467">
            <text:p>-0,0587265463</text:p>
          </table:table-cell>
        </table:table-row>
        <table:table-row table:style-name="ro2">
          <table:table-cell table:formula="of:=([normal.B179]-[Untergrund.$B$404])/['Ohne Sample'.B172]" office:value-type="float" office:value="0.0080066324117765">
            <text:p>0,0080066324</text:p>
          </table:table-cell>
          <table:table-cell table:formula="of:=SQRT(([Fehler.$C$18]/['Ohne Sample'.B172]^2)+([Untergrund.$B$405]/['Ohne Sample'.B172]^2)+([Untergrund.$B$404]-[normal.B179])^2/['Ohne Sample'.B172]^4*[Fehler.$C$18]^2)" office:value-type="float" office:value="0.121811285879062">
            <text:p>0,1218112859</text:p>
          </table:table-cell>
          <table:table-cell table:formula="of:=([normal.C179]-[Untergrund.$C$404])/['Ohne Sample'.C172]" office:value-type="float" office:value="0.0719600267987361">
            <text:p>0,0719600268</text:p>
          </table:table-cell>
        </table:table-row>
        <table:table-row table:style-name="ro2">
          <table:table-cell table:formula="of:=([normal.B180]-[Untergrund.$B$404])/['Ohne Sample'.B173]" office:value-type="float" office:value="0.100957046634466">
            <text:p>0,1009570466</text:p>
          </table:table-cell>
          <table:table-cell table:formula="of:=SQRT(([Fehler.$C$18]/['Ohne Sample'.B173]^2)+([Untergrund.$B$405]/['Ohne Sample'.B173]^2)+([Untergrund.$B$404]-[normal.B180])^2/['Ohne Sample'.B173]^4*[Fehler.$C$18]^2)" office:value-type="float" office:value="0.0870081850131423">
            <text:p>0,087008185</text:p>
          </table:table-cell>
          <table:table-cell table:formula="of:=([normal.C180]-[Untergrund.$C$404])/['Ohne Sample'.C173]" office:value-type="float" office:value="0.564764024118862">
            <text:p>0,5647640241</text:p>
          </table:table-cell>
        </table:table-row>
        <table:table-row table:style-name="ro2">
          <table:table-cell table:formula="of:=([normal.B181]-[Untergrund.$B$404])/['Ohne Sample'.B174]" office:value-type="float" office:value="-0.0127227446670265">
            <text:p>-0,0127227447</text:p>
          </table:table-cell>
          <table:table-cell table:formula="of:=SQRT(([Fehler.$C$18]/['Ohne Sample'.B174]^2)+([Untergrund.$B$405]/['Ohne Sample'.B174]^2)+([Untergrund.$B$404]-[normal.B181])^2/['Ohne Sample'.B174]^4*[Fehler.$C$18]^2)" office:value-type="float" office:value="0.0830532404211733">
            <text:p>0,0830532404</text:p>
          </table:table-cell>
          <table:table-cell table:formula="of:=([normal.C181]-[Untergrund.$C$404])/['Ohne Sample'.C174]" office:value-type="float" office:value="0.332214131834625">
            <text:p>0,3322141318</text:p>
          </table:table-cell>
        </table:table-row>
        <table:table-row table:style-name="ro2">
          <table:table-cell table:formula="of:=([normal.B182]-[Untergrund.$B$404])/['Ohne Sample'.B175]" office:value-type="float" office:value="0.129415366886904">
            <text:p>0,1294153669</text:p>
          </table:table-cell>
          <table:table-cell table:formula="of:=SQRT(([Fehler.$C$18]/['Ohne Sample'.B175]^2)+([Untergrund.$B$405]/['Ohne Sample'.B175]^2)+([Untergrund.$B$404]-[normal.B182])^2/['Ohne Sample'.B175]^4*[Fehler.$C$18]^2)" office:value-type="float" office:value="0.0671754512806758">
            <text:p>0,0671754513</text:p>
          </table:table-cell>
          <table:table-cell table:formula="of:=([normal.C182]-[Untergrund.$C$404])/['Ohne Sample'.C175]" office:value-type="float" office:value="0.507770539009927">
            <text:p>0,507770539</text:p>
          </table:table-cell>
        </table:table-row>
        <table:table-row table:style-name="ro2">
          <table:table-cell table:formula="of:=([normal.B183]-[Untergrund.$B$404])/['Ohne Sample'.B176]" office:value-type="float" office:value="0.31716314672604">
            <text:p>0,3171631467</text:p>
          </table:table-cell>
          <table:table-cell table:formula="of:=SQRT(([Fehler.$C$18]/['Ohne Sample'.B176]^2)+([Untergrund.$B$405]/['Ohne Sample'.B176]^2)+([Untergrund.$B$404]-[normal.B183])^2/['Ohne Sample'.B176]^4*[Fehler.$C$18]^2)" office:value-type="float" office:value="0.0540584987232863">
            <text:p>0,0540584987</text:p>
          </table:table-cell>
          <table:table-cell table:formula="of:=([normal.C183]-[Untergrund.$C$404])/['Ohne Sample'.C176]" office:value-type="float" office:value="1.11768858865633">
            <text:p>1,1176885887</text:p>
          </table:table-cell>
        </table:table-row>
        <table:table-row table:style-name="ro2">
          <table:table-cell table:formula="of:=([normal.B184]-[Untergrund.$B$404])/['Ohne Sample'.B177]" office:value-type="float" office:value="0.507694102185417">
            <text:p>0,5076941022</text:p>
          </table:table-cell>
          <table:table-cell table:formula="of:=SQRT(([Fehler.$C$18]/['Ohne Sample'.B177]^2)+([Untergrund.$B$405]/['Ohne Sample'.B177]^2)+([Untergrund.$B$404]-[normal.B184])^2/['Ohne Sample'.B177]^4*[Fehler.$C$18]^2)" office:value-type="float" office:value="0.0334649559578364">
            <text:p>0,033464956</text:p>
          </table:table-cell>
          <table:table-cell table:formula="of:=([normal.C184]-[Untergrund.$C$404])/['Ohne Sample'.C177]" office:value-type="float" office:value="4.26477221412705">
            <text:p>4,2647722141</text:p>
          </table:table-cell>
        </table:table-row>
        <table:table-row table:style-name="ro2">
          <table:table-cell table:formula="of:=([normal.B185]-[Untergrund.$B$404])/['Ohne Sample'.B178]" office:value-type="float" office:value="2.27678816511886">
            <text:p>2,2767881651</text:p>
          </table:table-cell>
          <table:table-cell table:formula="of:=SQRT(([Fehler.$C$18]/['Ohne Sample'.B178]^2)+([Untergrund.$B$405]/['Ohne Sample'.B178]^2)+([Untergrund.$B$404]-[normal.B185])^2/['Ohne Sample'.B178]^4*[Fehler.$C$18]^2)" office:value-type="float" office:value="0.00894946493221423">
            <text:p>0,0089494649</text:p>
          </table:table-cell>
          <table:table-cell table:formula="of:=([normal.C185]-[Untergrund.$C$404])/['Ohne Sample'.C178]" office:value-type="float" office:value="48.2059056793033">
            <text:p>48,2059056793</text:p>
          </table:table-cell>
        </table:table-row>
        <table:table-row table:style-name="ro2">
          <table:table-cell table:formula="of:=([normal.B186]-[Untergrund.$B$404])/['Ohne Sample'.B179]" office:value-type="float" office:value="0.998193039632754">
            <text:p>0,9981930396</text:p>
          </table:table-cell>
          <table:table-cell table:formula="of:=SQRT(([Fehler.$C$18]/['Ohne Sample'.B179]^2)+([Untergrund.$B$405]/['Ohne Sample'.B179]^2)+([Untergrund.$B$404]-[normal.B186])^2/['Ohne Sample'.B179]^4*[Fehler.$C$18]^2)" office:value-type="float" office:value="0.00223104842120165">
            <text:p>0,0022310484</text:p>
          </table:table-cell>
          <table:table-cell table:formula="of:=([normal.C186]-[Untergrund.$C$404])/['Ohne Sample'.C179]" office:value-type="float" office:value="116.849464804304">
            <text:p>116,8494648043</text:p>
          </table:table-cell>
        </table:table-row>
        <table:table-row table:style-name="ro2">
          <table:table-cell table:formula="of:=([normal.B187]-[Untergrund.$B$404])/['Ohne Sample'.B180]" office:value-type="float" office:value="0.998193039632754">
            <text:p>0,9981930396</text:p>
          </table:table-cell>
          <table:table-cell table:formula="of:=SQRT(([Fehler.$C$18]/['Ohne Sample'.B180]^2)+([Untergrund.$B$405]/['Ohne Sample'.B180]^2)+([Untergrund.$B$404]-[normal.B187])^2/['Ohne Sample'.B180]^4*[Fehler.$C$18]^2)" office:value-type="float" office:value="0.00223104842120165">
            <text:p>0,0022310484</text:p>
          </table:table-cell>
          <table:table-cell table:formula="of:=([normal.C187]-[Untergrund.$C$404])/['Ohne Sample'.C180]" office:value-type="float" office:value="194.092292946246">
            <text:p>194,0922929462</text:p>
          </table:table-cell>
        </table:table-row>
        <table:table-row table:style-name="ro2">
          <table:table-cell table:formula="of:=([normal.B188]-[Untergrund.$B$404])/['Ohne Sample'.B181]" office:value-type="float" office:value="0.998193039632754">
            <text:p>0,9981930396</text:p>
          </table:table-cell>
          <table:table-cell table:formula="of:=SQRT(([Fehler.$C$18]/['Ohne Sample'.B181]^2)+([Untergrund.$B$405]/['Ohne Sample'.B181]^2)+([Untergrund.$B$404]-[normal.B188])^2/['Ohne Sample'.B181]^4*[Fehler.$C$18]^2)" office:value-type="float" office:value="0.00223104842120165">
            <text:p>0,0022310484</text:p>
          </table:table-cell>
          <table:table-cell table:formula="of:=([normal.C188]-[Untergrund.$C$404])/['Ohne Sample'.C181]" office:value-type="float" office:value="151.441066656269">
            <text:p>151,4410666563</text:p>
          </table:table-cell>
        </table:table-row>
        <table:table-row table:style-name="ro2">
          <table:table-cell table:formula="of:=([normal.B189]-[Untergrund.$B$404])/['Ohne Sample'.B182]" office:value-type="float" office:value="0.257533039632754">
            <text:p>0,2575330396</text:p>
          </table:table-cell>
          <table:table-cell table:formula="of:=SQRT(([Fehler.$C$18]/['Ohne Sample'.B182]^2)+([Untergrund.$B$405]/['Ohne Sample'.B182]^2)+([Untergrund.$B$404]-[normal.B189])^2/['Ohne Sample'.B182]^4*[Fehler.$C$18]^2)" office:value-type="float" office:value="0.00223098094432239">
            <text:p>0,0022309809</text:p>
          </table:table-cell>
          <table:table-cell table:formula="of:=([normal.C189]-[Untergrund.$C$404])/['Ohne Sample'.C182]" office:value-type="float" office:value="48.9412065687177">
            <text:p>48,9412065687</text:p>
          </table:table-cell>
        </table:table-row>
        <table:table-row table:style-name="ro2">
          <table:table-cell table:formula="of:=([normal.B190]-[Untergrund.$B$404])/['Ohne Sample'.B183]" office:value-type="float" office:value="0.138899287953449">
            <text:p>0,138899288</text:p>
          </table:table-cell>
          <table:table-cell table:formula="of:=SQRT(([Fehler.$C$18]/['Ohne Sample'.B183]^2)+([Untergrund.$B$405]/['Ohne Sample'.B183]^2)+([Untergrund.$B$404]-[normal.B190])^2/['Ohne Sample'.B183]^4*[Fehler.$C$18]^2)" office:value-type="float" office:value="0.0056498752309448">
            <text:p>0,0056498752</text:p>
          </table:table-cell>
          <table:table-cell table:formula="of:=([normal.C190]-[Untergrund.$C$404])/['Ohne Sample'.C183]" office:value-type="float" office:value="5.94966763049199">
            <text:p>5,9496676305</text:p>
          </table:table-cell>
        </table:table-row>
        <table:table-row table:style-name="ro2">
          <table:table-cell table:formula="of:=([normal.B191]-[Untergrund.$B$404])/['Ohne Sample'.B184]" office:value-type="float" office:value="0.229303028133142">
            <text:p>0,2293030281</text:p>
          </table:table-cell>
          <table:table-cell table:formula="of:=SQRT(([Fehler.$C$18]/['Ohne Sample'.B184]^2)+([Untergrund.$B$405]/['Ohne Sample'.B184]^2)+([Untergrund.$B$404]-[normal.B191])^2/['Ohne Sample'.B184]^4*[Fehler.$C$18]^2)" office:value-type="float" office:value="0.0212461735327596">
            <text:p>0,0212461735</text:p>
          </table:table-cell>
          <table:table-cell table:formula="of:=([normal.C191]-[Untergrund.$C$404])/['Ohne Sample'.C184]" office:value-type="float" office:value="1.07196002679874">
            <text:p>1,0719600268</text:p>
          </table:table-cell>
        </table:table-row>
        <table:table-row table:style-name="ro2">
          <table:table-cell table:formula="of:=([normal.B192]-[Untergrund.$B$404])/['Ohne Sample'.B185]" office:value-type="float" office:value="0.101726249554392">
            <text:p>0,1017262496</text:p>
          </table:table-cell>
          <table:table-cell table:formula="of:=SQRT(([Fehler.$C$18]/['Ohne Sample'.B185]^2)+([Untergrund.$B$405]/['Ohne Sample'.B185]^2)+([Untergrund.$B$404]-[normal.B192])^2/['Ohne Sample'.B185]^4*[Fehler.$C$18]^2)" office:value-type="float" office:value="0.0393787046237035">
            <text:p>0,0393787046</text:p>
          </table:table-cell>
          <table:table-cell table:formula="of:=([normal.C192]-[Untergrund.$C$404])/['Ohne Sample'.C185]" office:value-type="float" office:value="0.330954691333374">
            <text:p>0,3309546913</text:p>
          </table:table-cell>
        </table:table-row>
        <table:table-row table:style-name="ro2">
          <table:table-cell table:formula="of:=([normal.B193]-[Untergrund.$B$404])/['Ohne Sample'.B186]" office:value-type="float" office:value="0.0957085269731221">
            <text:p>0,095708527</text:p>
          </table:table-cell>
          <table:table-cell table:formula="of:=SQRT(([Fehler.$C$18]/['Ohne Sample'.B186]^2)+([Untergrund.$B$405]/['Ohne Sample'.B186]^2)+([Untergrund.$B$404]-[normal.B193])^2/['Ohne Sample'.B186]^4*[Fehler.$C$18]^2)" office:value-type="float" office:value="0.0560482154583572">
            <text:p>0,0560482155</text:p>
          </table:table-cell>
          <table:table-cell table:formula="of:=([normal.C193]-[Untergrund.$C$404])/['Ohne Sample'.C186]" office:value-type="float" office:value="-0.235235975881138">
            <text:p>-0,2352359759</text:p>
          </table:table-cell>
        </table:table-row>
        <table:table-row table:style-name="ro2">
          <table:table-cell table:formula="of:=([normal.B194]-[Untergrund.$B$404])/['Ohne Sample'.B187]" office:value-type="float" office:value="0.133337044671355">
            <text:p>0,1333370447</text:p>
          </table:table-cell>
          <table:table-cell table:formula="of:=SQRT(([Fehler.$C$18]/['Ohne Sample'.B187]^2)+([Untergrund.$B$405]/['Ohne Sample'.B187]^2)+([Untergrund.$B$404]-[normal.B194])^2/['Ohne Sample'.B187]^4*[Fehler.$C$18]^2)" office:value-type="float" office:value="0.0692110733357034">
            <text:p>0,0692110733</text:p>
          </table:table-cell>
          <table:table-cell table:formula="of:=([normal.C194]-[Untergrund.$C$404])/['Ohne Sample'.C187]" office:value-type="float" office:value="-0.304759233527562">
            <text:p>-0,3047592335</text:p>
          </table:table-cell>
        </table:table-row>
        <table:table-row table:style-name="ro2">
          <table:table-cell table:formula="of:=([normal.B195]-[Untergrund.$B$404])/['Ohne Sample'.B188]" office:value-type="float" office:value="0.184134520888675">
            <text:p>0,1841345209</text:p>
          </table:table-cell>
          <table:table-cell table:formula="of:=SQRT(([Fehler.$C$18]/['Ohne Sample'.B188]^2)+([Untergrund.$B$405]/['Ohne Sample'.B188]^2)+([Untergrund.$B$404]-[normal.B195])^2/['Ohne Sample'.B188]^4*[Fehler.$C$18]^2)" office:value-type="float" office:value="0.145013564999188">
            <text:p>0,145013565</text:p>
          </table:table-cell>
          <table:table-cell table:formula="of:=([normal.C195]-[Untergrund.$C$404])/['Ohne Sample'.C188]" office:value-type="float" office:value="-0.669043261166675">
            <text:p>-0,6690432612</text:p>
          </table:table-cell>
        </table:table-row>
        <table:table-row table:style-name="ro2">
          <table:table-cell table:formula="of:=([normal.B196]-[Untergrund.$B$404])/['Ohne Sample'.B189]" office:value-type="float" office:value="-0.0522999635384864">
            <text:p>-0,0522999635</text:p>
          </table:table-cell>
          <table:table-cell table:formula="of:=SQRT(([Fehler.$C$18]/['Ohne Sample'.B189]^2)+([Untergrund.$B$405]/['Ohne Sample'.B189]^2)+([Untergrund.$B$404]-[normal.B196])^2/['Ohne Sample'.B189]^4*[Fehler.$C$18]^2)" office:value-type="float" office:value="0.140551472303309">
            <text:p>0,1405514723</text:p>
          </table:table-cell>
          <table:table-cell table:formula="of:=([normal.C196]-[Untergrund.$C$404])/['Ohne Sample'.C189]" office:value-type="float" office:value="0.0498184800914327">
            <text:p>0,0498184801</text:p>
          </table:table-cell>
        </table:table-row>
        <table:table-row table:style-name="ro2">
          <table:table-cell table:formula="of:=([normal.B197]-[Untergrund.$B$404])/['Ohne Sample'.B190]" office:value-type="float" office:value="-0.00403537286235265">
            <text:p>-0,0040353729</text:p>
          </table:table-cell>
          <table:table-cell table:formula="of:=SQRT(([Fehler.$C$18]/['Ohne Sample'.B190]^2)+([Untergrund.$B$405]/['Ohne Sample'.B190]^2)+([Untergrund.$B$404]-[normal.B197])^2/['Ohne Sample'.B190]^4*[Fehler.$C$18]^2)" office:value-type="float" office:value="0.0922813778088487">
            <text:p>0,0922813778</text:p>
          </table:table-cell>
          <table:table-cell table:formula="of:=([normal.C197]-[Untergrund.$C$404])/['Ohne Sample'.C190]" office:value-type="float" office:value="0.240694567380784">
            <text:p>0,2406945674</text:p>
          </table:table-cell>
        </table:table-row>
        <table:table-row table:style-name="ro2">
          <table:table-cell table:formula="of:=([normal.B198]-[Untergrund.$B$404])/['Ohne Sample'.B191]" office:value-type="float" office:value="0.278579769302017">
            <text:p>0,2785797693</text:p>
          </table:table-cell>
          <table:table-cell table:formula="of:=SQRT(([Fehler.$C$18]/['Ohne Sample'.B191]^2)+([Untergrund.$B$405]/['Ohne Sample'.B191]^2)+([Untergrund.$B$404]-[normal.B198])^2/['Ohne Sample'.B191]^4*[Fehler.$C$18]^2)" office:value-type="float" office:value="0.163140465963542">
            <text:p>0,163140466</text:p>
          </table:table-cell>
          <table:table-cell table:formula="of:=([normal.C198]-[Untergrund.$C$404])/['Ohne Sample'.C191]" office:value-type="float" office:value="-0.0271045968316443">
            <text:p>-0,0271045968</text:p>
          </table:table-cell>
        </table:table-row>
        <table:table-row table:style-name="ro2">
          <table:table-cell table:formula="of:=([normal.B199]-[Untergrund.$B$404])/['Ohne Sample'.B192]" office:value-type="float" office:value="0.055329475853836">
            <text:p>0,0553294759</text:p>
          </table:table-cell>
          <table:table-cell table:formula="of:=SQRT(([Fehler.$C$18]/['Ohne Sample'.B192]^2)+([Untergrund.$B$405]/['Ohne Sample'.B192]^2)+([Untergrund.$B$404]-[normal.B199])^2/['Ohne Sample'.B192]^4*[Fehler.$C$18]^2)" office:value-type="float" office:value="0.194379604001289">
            <text:p>0,194379604</text:p>
          </table:table-cell>
          <table:table-cell table:formula="of:=([normal.C199]-[Untergrund.$C$404])/['Ohne Sample'.C192]" office:value-type="float" office:value="-0.079550574047728">
            <text:p>-0,079550574</text:p>
          </table:table-cell>
        </table:table-row>
        <table:table-row table:style-name="ro2">
          <table:table-cell table:formula="of:=([normal.B200]-[Untergrund.$B$404])/['Ohne Sample'.B193]" office:value-type="float" office:value="0.726328681489971">
            <text:p>0,7263286815</text:p>
          </table:table-cell>
          <table:table-cell table:formula="of:=SQRT(([Fehler.$C$18]/['Ohne Sample'.B193]^2)+([Untergrund.$B$405]/['Ohne Sample'.B193]^2)+([Untergrund.$B$404]-[normal.B200])^2/['Ohne Sample'.B193]^4*[Fehler.$C$18]^2)" office:value-type="float" office:value="0.240421398240286">
            <text:p>0,2404213982</text:p>
          </table:table-cell>
          <table:table-cell table:formula="of:=([normal.C200]-[Untergrund.$C$404])/['Ohne Sample'.C193]" office:value-type="float" office:value="-0.209521973050199">
            <text:p>-0,2095219731</text:p>
          </table:table-cell>
        </table:table-row>
        <table:table-row table:style-name="ro2">
          <table:table-cell table:formula="of:=([normal.B201]-[Untergrund.$B$404])/['Ohne Sample'.B194]" office:value-type="float" office:value="2.1200945066055">
            <text:p>2,1200945066</text:p>
          </table:table-cell>
          <table:table-cell table:formula="of:=SQRT(([Fehler.$C$18]/['Ohne Sample'.B194]^2)+([Untergrund.$B$405]/['Ohne Sample'.B194]^2)+([Untergrund.$B$404]-[normal.B201])^2/['Ohne Sample'.B194]^4*[Fehler.$C$18]^2)" office:value-type="float" office:value="1.82743534807882">
            <text:p>1,8274353481</text:p>
          </table:table-cell>
          <table:table-cell table:formula="of:=([normal.C201]-[Untergrund.$C$404])/['Ohne Sample'.C194]" office:value-type="float" office:value="-0.356823437920212">
            <text:p>-0,3568234379</text:p>
          </table:table-cell>
        </table:table-row>
        <table:table-row table:style-name="ro2">
          <table:table-cell table:formula="of:=([normal.B202]-[Untergrund.$B$404])/['Ohne Sample'.B195]" office:value-type="float" office:value="0.10001884217765">
            <text:p>0,1000188422</text:p>
          </table:table-cell>
          <table:table-cell table:formula="of:=SQRT(([Fehler.$C$18]/['Ohne Sample'.B195]^2)+([Untergrund.$B$405]/['Ohne Sample'.B195]^2)+([Untergrund.$B$404]-[normal.B202])^2/['Ohne Sample'.B195]^4*[Fehler.$C$18]^2)" office:value-type="float" office:value="0.351379206552299">
            <text:p>0,3513792066</text:p>
          </table:table-cell>
          <table:table-cell table:formula="of:=([normal.C202]-[Untergrund.$C$404])/['Ohne Sample'.C195]" office:value-type="float" office:value="-0.486577415345744">
            <text:p>-0,4865774153</text:p>
          </table:table-cell>
        </table:table-row>
        <table:table-row table:style-name="ro2">
          <table:table-cell table:formula="of:=([normal.B203]-[Untergrund.$B$404])/['Ohne Sample'.B196]" office:value-type="float" office:value="0.242131047190468">
            <text:p>0,2421310472</text:p>
          </table:table-cell>
          <table:table-cell table:formula="of:=SQRT(([Fehler.$C$18]/['Ohne Sample'.B196]^2)+([Untergrund.$B$405]/['Ohne Sample'.B196]^2)+([Untergrund.$B$404]-[normal.B203])^2/['Ohne Sample'.B196]^4*[Fehler.$C$18]^2)" office:value-type="float" office:value="0.48083546402369">
            <text:p>0,480835464</text:p>
          </table:table-cell>
          <table:table-cell table:formula="of:=([normal.C203]-[Untergrund.$C$404])/['Ohne Sample'.C196]" office:value-type="float" office:value="-0.669043261166675">
            <text:p>-0,6690432612</text:p>
          </table:table-cell>
        </table:table-row>
        <table:table-row table:style-name="ro2">
          <table:table-cell table:formula="of:=([normal.B204]-[Untergrund.$B$404])/['Ohne Sample'.B197]" office:value-type="float" office:value="0.33954562994893">
            <text:p>0,3395456299</text:p>
          </table:table-cell>
          <table:table-cell table:formula="of:=SQRT(([Fehler.$C$18]/['Ohne Sample'.B197]^2)+([Untergrund.$B$405]/['Ohne Sample'.B197]^2)+([Untergrund.$B$404]-[normal.B204])^2/['Ohne Sample'.B197]^4*[Fehler.$C$18]^2)" office:value-type="float" office:value="0.212462168617682">
            <text:p>0,2124621686</text:p>
          </table:table-cell>
          <table:table-cell table:formula="of:=([normal.C204]-[Untergrund.$C$404])/['Ohne Sample'.C197]" office:value-type="float" office:value="-0.764620758078988">
            <text:p>-0,7646207581</text:p>
          </table:table-cell>
        </table:table-row>
        <table:table-row table:style-name="ro2">
          <table:table-cell table:formula="of:=([normal.B205]-[Untergrund.$B$404])/['Ohne Sample'.B198]" office:value-type="float" office:value="-0.0856964969061755">
            <text:p>-0,0856964969</text:p>
          </table:table-cell>
          <table:table-cell table:formula="of:=SQRT(([Fehler.$C$18]/['Ohne Sample'.B198]^2)+([Untergrund.$B$405]/['Ohne Sample'.B198]^2)+([Untergrund.$B$404]-[normal.B205])^2/['Ohne Sample'.B198]^4*[Fehler.$C$18]^2)" office:value-type="float" office:value="0.326280663575329">
            <text:p>0,3262806636</text:p>
          </table:table-cell>
          <table:table-cell table:formula="of:=([normal.C205]-[Untergrund.$C$404])/['Ohne Sample'.C198]" office:value-type="float" office:value="-0.907477733793302">
            <text:p>-0,9074777338</text:p>
          </table:table-cell>
        </table:table-row>
        <table:table-row table:style-name="ro2">
          <table:table-cell table:formula="of:=([normal.B206]-[Untergrund.$B$404])/['Ohne Sample'.B199]" office:value-type="float" office:value="-0.218136537579356">
            <text:p>-0,2181365376</text:p>
          </table:table-cell>
          <table:table-cell table:formula="of:=SQRT(([Fehler.$C$18]/['Ohne Sample'.B199]^2)+([Untergrund.$B$405]/['Ohne Sample'.B199]^2)+([Untergrund.$B$404]-[normal.B206])^2/['Ohne Sample'.B199]^4*[Fehler.$C$18]^2)" office:value-type="float" office:value="0.830533685028338">
            <text:p>0,830533685</text:p>
          </table:table-cell>
          <table:table-cell table:formula="of:=([normal.C206]-[Untergrund.$C$404])/['Ohne Sample'.C199]" office:value-type="float" office:value="-0.892057377140993">
            <text:p>-0,8920573771</text:p>
          </table:table-cell>
        </table:table-row>
        <table:table-row table:style-name="ro2">
          <table:table-cell table:formula="of:=([normal.B207]-[Untergrund.$B$404])/['Ohne Sample'.B200]" office:value-type="float" office:value="-0.479899596598257">
            <text:p>-0,4798995966</text:p>
          </table:table-cell>
          <table:table-cell table:formula="of:=SQRT(([Fehler.$C$18]/['Ohne Sample'.B200]^2)+([Untergrund.$B$405]/['Ohne Sample'.B200]^2)+([Untergrund.$B$404]-[normal.B207])^2/['Ohne Sample'.B200]^4*[Fehler.$C$18]^2)" office:value-type="float" office:value="1.82718197132243">
            <text:p>1,8271819713</text:p>
          </table:table-cell>
          <table:table-cell table:formula="of:=([normal.C207]-[Untergrund.$C$404])/['Ohne Sample'.C200]" office:value-type="float" office:value="-0.435235156880318">
            <text:p>-0,4352351569</text:p>
          </table:table-cell>
        </table:table-row>
        <table:table-row table:style-name="ro2">
          <table:table-cell table:formula="of:=([normal.B208]-[Untergrund.$B$404])/['Ohne Sample'.B201]" office:value-type="float" office:value="-0.599874250099473">
            <text:p>-0,5998742501</text:p>
          </table:table-cell>
          <table:table-cell table:formula="of:=SQRT(([Fehler.$C$18]/['Ohne Sample'.B201]^2)+([Untergrund.$B$405]/['Ohne Sample'.B201]^2)+([Untergrund.$B$404]-[normal.B208])^2/['Ohne Sample'.B201]^4*[Fehler.$C$18]^2)" office:value-type="float" office:value="2.28398615075307">
            <text:p>2,2839861508</text:p>
          </table:table-cell>
          <table:table-cell table:formula="of:=([normal.C208]-[Untergrund.$C$404])/['Ohne Sample'.C201]" office:value-type="float" office:value="-0.411719351446399">
            <text:p>-0,4117193514</text:p>
          </table:table-cell>
        </table:table-row>
        <table:table-row table:style-name="ro2">
          <table:table-cell table:formula="of:=([normal.B209]-[Untergrund.$B$404])/['Ohne Sample'.B202]" office:value-type="float" office:value="-0.479899596598257">
            <text:p>-0,4798995966</text:p>
          </table:table-cell>
          <table:table-cell table:formula="of:=SQRT(([Fehler.$C$18]/['Ohne Sample'.B202]^2)+([Untergrund.$B$405]/['Ohne Sample'.B202]^2)+([Untergrund.$B$404]-[normal.B209])^2/['Ohne Sample'.B202]^4*[Fehler.$C$18]^2)" office:value-type="float" office:value="1.82718197132243">
            <text:p>1,8271819713</text:p>
          </table:table-cell>
          <table:table-cell table:formula="of:=([normal.C209]-[Untergrund.$C$404])/['Ohne Sample'.C202]" office:value-type="float" office:value="-0.334796274523322">
            <text:p>-0,3347962745</text:p>
          </table:table-cell>
        </table:table-row>
        <table:table-row table:style-name="ro2">
          <table:table-cell table:formula="of:=([normal.B210]-[Untergrund.$B$404])/['Ohne Sample'.B203]" office:value-type="float" office:value="-0.0437344347929035">
            <text:p>-0,0437344348</text:p>
          </table:table-cell>
          <table:table-cell table:formula="of:=SQRT(([Fehler.$C$18]/['Ohne Sample'.B203]^2)+([Untergrund.$B$405]/['Ohne Sample'.B203]^2)+([Untergrund.$B$404]-[normal.B210])^2/['Ohne Sample'.B203]^4*[Fehler.$C$18]^2)" office:value-type="float" office:value="0.285495530203183">
            <text:p>0,2854955302</text:p>
          </table:table-cell>
          <table:table-cell table:formula="of:=([normal.C210]-[Untergrund.$C$404])/['Ohne Sample'.C203]" office:value-type="float" office:value="-0.272021973050199">
            <text:p>-0,2720219731</text:p>
          </table:table-cell>
        </table:table-row>
        <table:table-row table:style-name="ro2">
          <table:table-cell table:formula="of:=([normal.B211]-[Untergrund.$B$404])/['Ohne Sample'.B204]" office:value-type="float" office:value="-0.0679899268998466">
            <text:p>-0,0679899269</text:p>
          </table:table-cell>
          <table:table-cell table:formula="of:=SQRT(([Fehler.$C$18]/['Ohne Sample'.B204]^2)+([Untergrund.$B$405]/['Ohne Sample'.B204]^2)+([Untergrund.$B$404]-[normal.B211])^2/['Ohne Sample'.B204]^4*[Fehler.$C$18]^2)" office:value-type="float" office:value="0.18271685614194">
            <text:p>0,1827168561</text:p>
          </table:table-cell>
          <table:table-cell table:formula="of:=([normal.C211]-[Untergrund.$C$404])/['Ohne Sample'.C204]" office:value-type="float" office:value="-0.310882254914513">
            <text:p>-0,3108822549</text:p>
          </table:table-cell>
        </table:table-row>
        <table:table-row table:style-name="ro2">
          <table:table-cell table:formula="of:=([normal.B212]-[Untergrund.$B$404])/['Ohne Sample'.B205]" office:value-type="float" office:value="-0.299937432110361">
            <text:p>-0,2999374321</text:p>
          </table:table-cell>
          <table:table-cell table:formula="of:=SQRT(([Fehler.$C$18]/['Ohne Sample'.B205]^2)+([Untergrund.$B$405]/['Ohne Sample'.B205]^2)+([Untergrund.$B$404]-[normal.B212])^2/['Ohne Sample'.B205]^4*[Fehler.$C$18]^2)" office:value-type="float" office:value="1.14198422165122">
            <text:p>1,1419842217</text:p>
          </table:table-cell>
          <table:table-cell table:formula="of:=([normal.C212]-[Untergrund.$C$404])/['Ohne Sample'.C205]" office:value-type="float" office:value="-0.411719351446399">
            <text:p>-0,4117193514</text:p>
          </table:table-cell>
        </table:table-row>
        <table:table-row table:style-name="ro2">
          <table:table-cell table:formula="of:=([normal.B213]-[Untergrund.$B$404])/['Ohne Sample'.B206]" office:value-type="float" office:value="-0.266611323708101">
            <text:p>-0,2666113237</text:p>
          </table:table-cell>
          <table:table-cell table:formula="of:=SQRT(([Fehler.$C$18]/['Ohne Sample'.B206]^2)+([Untergrund.$B$405]/['Ohne Sample'.B206]^2)+([Untergrund.$B$404]-[normal.B213])^2/['Ohne Sample'.B206]^4*[Fehler.$C$18]^2)" office:value-type="float" office:value="1.01509750184163">
            <text:p>1,0150975018</text:p>
          </table:table-cell>
          <table:table-cell table:formula="of:=([normal.C213]-[Untergrund.$C$404])/['Ohne Sample'.C206]" office:value-type="float" office:value="-0.257873197600245">
            <text:p>-0,2578731976</text:p>
          </table:table-cell>
        </table:table-row>
        <table:table-row table:style-name="ro2">
          <table:table-cell table:formula="of:=([normal.B214]-[Untergrund.$B$404])/['Ohne Sample'.B207]" office:value-type="float" office:value="-0.479899596598257">
            <text:p>-0,4798995966</text:p>
          </table:table-cell>
          <table:table-cell table:formula="of:=SQRT(([Fehler.$C$18]/['Ohne Sample'.B207]^2)+([Untergrund.$B$405]/['Ohne Sample'.B207]^2)+([Untergrund.$B$404]-[normal.B214])^2/['Ohne Sample'.B207]^4*[Fehler.$C$18]^2)" office:value-type="float" office:value="1.82718197132243">
            <text:p>1,8271819713</text:p>
          </table:table-cell>
          <table:table-cell table:formula="of:=([normal.C214]-[Untergrund.$C$404])/['Ohne Sample'.C207]" office:value-type="float" office:value="-0.0271045968316443">
            <text:p>-0,0271045968</text:p>
          </table:table-cell>
        </table:table-row>
        <table:table-row table:style-name="ro2">
          <table:table-cell table:formula="of:=([normal.B215]-[Untergrund.$B$404])/['Ohne Sample'.B208]" office:value-type="float" office:value="-0.233250000508916">
            <text:p>-0,2332500005</text:p>
          </table:table-cell>
          <table:table-cell table:formula="of:=SQRT(([Fehler.$C$18]/['Ohne Sample'.B208]^2)+([Untergrund.$B$405]/['Ohne Sample'.B208]^2)+([Untergrund.$B$404]-[normal.B215])^2/['Ohne Sample'.B208]^4*[Fehler.$C$18]^2)" office:value-type="float" office:value="1.52264334861148">
            <text:p>1,5226433486</text:p>
          </table:table-cell>
          <table:table-cell table:formula="of:=([normal.C215]-[Untergrund.$C$404])/['Ohne Sample'.C208]" office:value-type="float" office:value="-0.0293633132342813">
            <text:p>-0,0293633132</text:p>
          </table:table-cell>
        </table:table-row>
        <table:table-row table:style-name="ro2">
          <table:table-cell table:formula="of:=([normal.B216]-[Untergrund.$B$404])/['Ohne Sample'.B209]" office:value-type="float" office:value="-0.199958492781076">
            <text:p>-0,1999584928</text:p>
          </table:table-cell>
          <table:table-cell table:formula="of:=SQRT(([Fehler.$C$18]/['Ohne Sample'.B209]^2)+([Untergrund.$B$405]/['Ohne Sample'.B209]^2)+([Untergrund.$B$404]-[normal.B216])^2/['Ohne Sample'.B209]^4*[Fehler.$C$18]^2)" office:value-type="float" office:value="0.761322356442363">
            <text:p>0,7613223564</text:p>
          </table:table-cell>
          <table:table-cell table:formula="of:=([normal.C216]-[Untergrund.$C$404])/['Ohne Sample'.C209]" office:value-type="float" office:value="0.107939892860003">
            <text:p>0,1079398929</text:p>
          </table:table-cell>
        </table:table-row>
        <table:table-row table:style-name="ro2">
          <table:table-cell table:formula="of:=([normal.B217]-[Untergrund.$B$404])/['Ohne Sample'.B210]" office:value-type="float" office:value="-0.599874250099473">
            <text:p>-0,5998742501</text:p>
          </table:table-cell>
          <table:table-cell table:formula="of:=SQRT(([Fehler.$C$18]/['Ohne Sample'.B210]^2)+([Untergrund.$B$405]/['Ohne Sample'.B210]^2)+([Untergrund.$B$404]-[normal.B217])^2/['Ohne Sample'.B210]^4*[Fehler.$C$18]^2)" office:value-type="float" office:value="2.28398615075307">
            <text:p>2,2839861508</text:p>
          </table:table-cell>
          <table:table-cell table:formula="of:=([normal.C217]-[Untergrund.$C$404])/['Ohne Sample'.C210]" office:value-type="float" office:value="0.521090853350038">
            <text:p>0,5210908534</text:p>
          </table:table-cell>
        </table:table-row>
        <table:table-row table:style-name="ro2">
          <table:table-cell table:formula="of:=([normal.B218]-[Untergrund.$B$404])/['Ohne Sample'.B211]" office:value-type="float" office:value="-0.0959800765349165">
            <text:p>-0,0959800765</text:p>
          </table:table-cell>
          <table:table-cell table:formula="of:=SQRT(([Fehler.$C$18]/['Ohne Sample'.B211]^2)+([Untergrund.$B$405]/['Ohne Sample'.B211]^2)+([Untergrund.$B$404]-[normal.B218])^2/['Ohne Sample'.B211]^4*[Fehler.$C$18]^2)" office:value-type="float" office:value="0.365434365407086">
            <text:p>0,3654343654</text:p>
          </table:table-cell>
          <table:table-cell table:formula="of:=([normal.C218]-[Untergrund.$C$404])/['Ohne Sample'.C211]" office:value-type="float" office:value="0.607939210360252">
            <text:p>0,6079392104</text:p>
          </table:table-cell>
        </table:table-row>
        <table:table-row table:style-name="ro2">
          <table:table-cell table:formula="of:=([normal.B219]-[Untergrund.$B$404])/['Ohne Sample'.B212]" office:value-type="float" office:value="-0.19992861085085">
            <text:p>-0,1999286109</text:p>
          </table:table-cell>
          <table:table-cell table:formula="of:=SQRT(([Fehler.$C$18]/['Ohne Sample'.B212]^2)+([Untergrund.$B$405]/['Ohne Sample'.B212]^2)+([Untergrund.$B$404]-[normal.B219])^2/['Ohne Sample'.B212]^4*[Fehler.$C$18]^2)" office:value-type="float" office:value="1.30512251211345">
            <text:p>1,3051225121</text:p>
          </table:table-cell>
          <table:table-cell table:formula="of:=([normal.C219]-[Untergrund.$C$404])/['Ohne Sample'.C212]" office:value-type="float" office:value="0.214567073011095">
            <text:p>0,214567073</text:p>
          </table:table-cell>
        </table:table-row>
        <table:table-row table:style-name="ro2">
          <table:table-cell table:formula="of:=([normal.B220]-[Untergrund.$B$404])/['Ohne Sample'.B213]" office:value-type="float" office:value="-0.233250000508916">
            <text:p>-0,2332500005</text:p>
          </table:table-cell>
          <table:table-cell table:formula="of:=SQRT(([Fehler.$C$18]/['Ohne Sample'.B213]^2)+([Untergrund.$B$405]/['Ohne Sample'.B213]^2)+([Untergrund.$B$404]-[normal.B220])^2/['Ohne Sample'.B213]^4*[Fehler.$C$18]^2)" office:value-type="float" office:value="1.52264334861148">
            <text:p>1,5226433486</text:p>
          </table:table-cell>
          <table:table-cell table:formula="of:=([normal.C220]-[Untergrund.$C$404])/['Ohne Sample'.C213]" office:value-type="float" office:value="0.0462600172277589">
            <text:p>0,0462600172</text:p>
          </table:table-cell>
        </table:table-row>
        <table:table-row table:style-name="ro2">
          <table:table-cell table:formula="of:=([normal.B221]-[Untergrund.$B$404])/['Ohne Sample'.B214]" office:value-type="float" office:value="-0.239950191337291">
            <text:p>-0,2399501913</text:p>
          </table:table-cell>
          <table:table-cell table:formula="of:=SQRT(([Fehler.$C$18]/['Ohne Sample'.B214]^2)+([Untergrund.$B$405]/['Ohne Sample'.B214]^2)+([Untergrund.$B$404]-[normal.B221])^2/['Ohne Sample'.B214]^4*[Fehler.$C$18]^2)" office:value-type="float" office:value="0.913587350409443">
            <text:p>0,9135873504</text:p>
          </table:table-cell>
          <table:table-cell table:formula="of:=([normal.C221]-[Untergrund.$C$404])/['Ohne Sample'.C214]" office:value-type="float" office:value="0.176509349412575">
            <text:p>0,1765093494</text:p>
          </table:table-cell>
        </table:table-row>
        <table:table-row table:style-name="ro2">
          <table:table-cell table:formula="of:=([normal.B222]-[Untergrund.$B$404])/['Ohne Sample'.B215]" office:value-type="float" office:value="0.035566377416215">
            <text:p>0,0355663774</text:p>
          </table:table-cell>
          <table:table-cell table:formula="of:=SQRT(([Fehler.$C$18]/['Ohne Sample'.B215]^2)+([Untergrund.$B$405]/['Ohne Sample'.B215]^2)+([Untergrund.$B$404]-[normal.B222])^2/['Ohne Sample'.B215]^4*[Fehler.$C$18]^2)" office:value-type="float" office:value="0.203018669929208">
            <text:p>0,2030186699</text:p>
          </table:table-cell>
          <table:table-cell table:formula="of:=([normal.C222]-[Untergrund.$C$404])/['Ohne Sample'.C215]" office:value-type="float" office:value="0.941272088693751">
            <text:p>0,9412720887</text:p>
          </table:table-cell>
        </table:table-row>
        <table:table-row table:style-name="ro2">
          <table:table-cell table:formula="of:=([normal.B223]-[Untergrund.$B$404])/['Ohne Sample'.B216]" office:value-type="float" office:value="0.82506039242094">
            <text:p>0,8250603924</text:p>
          </table:table-cell>
          <table:table-cell table:formula="of:=SQRT(([Fehler.$C$18]/['Ohne Sample'.B216]^2)+([Untergrund.$B$405]/['Ohne Sample'.B216]^2)+([Untergrund.$B$404]-[normal.B223])^2/['Ohne Sample'.B216]^4*[Fehler.$C$18]^2)" office:value-type="float" office:value="1.14200616080363">
            <text:p>1,1420061608</text:p>
          </table:table-cell>
          <table:table-cell table:formula="of:=([normal.C223]-[Untergrund.$C$404])/['Ohne Sample'.C216]" office:value-type="float" office:value="0.441272771193502">
            <text:p>0,4412727712</text:p>
          </table:table-cell>
        </table:table-row>
        <table:table-row table:style-name="ro2">
          <table:table-cell table:formula="of:=([normal.B224]-[Untergrund.$B$404])/['Ohne Sample'.B217]" office:value-type="float" office:value="-0.0424091488900883">
            <text:p>-0,0424091489</text:p>
          </table:table-cell>
          <table:table-cell table:formula="of:=SQRT(([Fehler.$C$18]/['Ohne Sample'.B217]^2)+([Untergrund.$B$405]/['Ohne Sample'.B217]^2)+([Untergrund.$B$404]-[normal.B224])^2/['Ohne Sample'.B217]^4*[Fehler.$C$18]^2)" office:value-type="float" office:value="0.276844149472225">
            <text:p>0,2768441495</text:p>
          </table:table-cell>
          <table:table-cell table:formula="of:=([normal.C224]-[Untergrund.$C$404])/['Ohne Sample'.C217]" office:value-type="float" office:value="0.51640447124318">
            <text:p>0,5164044712</text:p>
          </table:table-cell>
        </table:table-row>
        <table:table-row table:style-name="ro2">
          <table:table-cell table:formula="of:=([normal.B225]-[Untergrund.$B$404])/['Ohne Sample'.B218]" office:value-type="float" office:value="-0.0823236419631125">
            <text:p>-0,082323642</text:p>
          </table:table-cell>
          <table:table-cell table:formula="of:=SQRT(([Fehler.$C$18]/['Ohne Sample'.B218]^2)+([Untergrund.$B$405]/['Ohne Sample'.B218]^2)+([Untergrund.$B$404]-[normal.B225])^2/['Ohne Sample'.B218]^4*[Fehler.$C$18]^2)" office:value-type="float" office:value="0.537403435984722">
            <text:p>0,537403436</text:p>
          </table:table-cell>
          <table:table-cell table:formula="of:=([normal.C225]-[Untergrund.$C$404])/['Ohne Sample'.C218]" office:value-type="float" office:value="0.035980013399368">
            <text:p>0,0359800134</text:p>
          </table:table-cell>
        </table:table-row>
        <table:table-row table:style-name="ro2">
          <table:table-cell table:formula="of:=([normal.B226]-[Untergrund.$B$404])/['Ohne Sample'.B219]" office:value-type="float" office:value="0.12009942060237">
            <text:p>0,1200994206</text:p>
          </table:table-cell>
          <table:table-cell table:formula="of:=SQRT(([Fehler.$C$18]/['Ohne Sample'.B219]^2)+([Untergrund.$B$405]/['Ohne Sample'.B219]^2)+([Untergrund.$B$404]-[normal.B226])^2/['Ohne Sample'.B219]^4*[Fehler.$C$18]^2)" office:value-type="float" office:value="1.82716914380849">
            <text:p>1,8271691438</text:p>
          </table:table-cell>
          <table:table-cell table:formula="of:=([normal.C226]-[Untergrund.$C$404])/['Ohne Sample'.C219]" office:value-type="float" office:value="-0.180950750677798">
            <text:p>-0,1809507507</text:p>
          </table:table-cell>
        </table:table-row>
        <table:table-row table:style-name="ro2">
          <table:table-cell table:formula="of:=([normal.B227]-[Untergrund.$B$404])/['Ohne Sample'.B220]" office:value-type="float" office:value="-0.0922885351297274">
            <text:p>-0,0922885351</text:p>
          </table:table-cell>
          <table:table-cell table:formula="of:=SQRT(([Fehler.$C$18]/['Ohne Sample'.B220]^2)+([Untergrund.$B$405]/['Ohne Sample'.B220]^2)+([Untergrund.$B$404]-[normal.B227])^2/['Ohne Sample'.B220]^4*[Fehler.$C$18]^2)" office:value-type="float" office:value="0.351379189565082">
            <text:p>0,3513791896</text:p>
          </table:table-cell>
          <table:table-cell table:formula="of:=([normal.C227]-[Untergrund.$C$404])/['Ohne Sample'.C220]" office:value-type="float" office:value="-0.419043517104169">
            <text:p>-0,4190435171</text:p>
          </table:table-cell>
        </table:table-row>
        <table:table-row table:style-name="ro2">
          <table:table-cell table:formula="of:=([normal.B228]-[Untergrund.$B$404])/['Ohne Sample'.B221]" office:value-type="float" office:value="-0.0727121791931186">
            <text:p>-0,0727121792</text:p>
          </table:table-cell>
          <table:table-cell table:formula="of:=SQRT(([Fehler.$C$18]/['Ohne Sample'.B221]^2)+([Untergrund.$B$405]/['Ohne Sample'.B221]^2)+([Untergrund.$B$404]-[normal.B228])^2/['Ohne Sample'.B221]^4*[Fehler.$C$18]^2)" office:value-type="float" office:value="0.276844180879546">
            <text:p>0,2768441809</text:p>
          </table:table-cell>
          <table:table-cell table:formula="of:=([normal.C228]-[Untergrund.$C$404])/['Ohne Sample'.C221]" office:value-type="float" office:value="-0.764620758078988">
            <text:p>-0,7646207581</text:p>
          </table:table-cell>
        </table:table-row>
        <table:table-row table:style-name="ro2">
          <table:table-cell table:formula="of:=([normal.B229]-[Untergrund.$B$404])/['Ohne Sample'.B222]" office:value-type="float" office:value="-0.114261995874901">
            <text:p>-0,1142619959</text:p>
          </table:table-cell>
          <table:table-cell table:formula="of:=SQRT(([Fehler.$C$18]/['Ohne Sample'.B222]^2)+([Untergrund.$B$405]/['Ohne Sample'.B222]^2)+([Untergrund.$B$404]-[normal.B229])^2/['Ohne Sample'.B222]^4*[Fehler.$C$18]^2)" office:value-type="float" office:value="0.435040965577133">
            <text:p>0,4350409656</text:p>
          </table:table-cell>
          <table:table-cell table:formula="of:=([normal.C229]-[Untergrund.$C$404])/['Ohne Sample'.C222]" office:value-type="float" office:value="-0.486577415345744">
            <text:p>-0,4865774153</text:p>
          </table:table-cell>
        </table:table-row>
        <table:table-row table:style-name="ro2">
          <table:table-cell table:formula="of:=([normal.B230]-[Untergrund.$B$404])/['Ohne Sample'.B223]" office:value-type="float" office:value="-0.0133305661854051">
            <text:p>-0,0133305662</text:p>
          </table:table-cell>
          <table:table-cell table:formula="of:=SQRT(([Fehler.$C$18]/['Ohne Sample'.B223]^2)+([Untergrund.$B$405]/['Ohne Sample'.B223]^2)+([Untergrund.$B$404]-[normal.B230])^2/['Ohne Sample'.B223]^4*[Fehler.$C$18]^2)" office:value-type="float" office:value="0.0507547580612993">
            <text:p>0,0507547581</text:p>
          </table:table-cell>
          <table:table-cell table:formula="of:=([normal.C230]-[Untergrund.$C$404])/['Ohne Sample'.C223]" office:value-type="float" office:value="-0.256020680517834">
            <text:p>-0,2560206805</text:p>
          </table:table-cell>
        </table:table-row>
        <table:table-row table:style-name="ro2">
          <table:table-cell table:formula="of:=([normal.B231]-[Untergrund.$B$404])/['Ohne Sample'.B224]" office:value-type="float" office:value="-0.00357015794227784">
            <text:p>-0,0035701579</text:p>
          </table:table-cell>
          <table:table-cell table:formula="of:=SQRT(([Fehler.$C$18]/['Ohne Sample'.B224]^2)+([Untergrund.$B$405]/['Ohne Sample'.B224]^2)+([Untergrund.$B$404]-[normal.B231])^2/['Ohne Sample'.B224]^4*[Fehler.$C$18]^2)" office:value-type="float" office:value="0.0233057561276143">
            <text:p>0,0233057561</text:p>
          </table:table-cell>
          <table:table-cell table:formula="of:=([normal.C231]-[Untergrund.$C$404])/['Ohne Sample'.C224]" office:value-type="float" office:value="-0.446029297400265">
            <text:p>-0,4460292974</text:p>
          </table:table-cell>
        </table:table-row>
        <table:table-row table:style-name="ro2">
          <table:table-cell table:formula="of:=([normal.B232]-[Untergrund.$B$404])/['Ohne Sample'.B225]" office:value-type="float" office:value="-0.00477457584689801">
            <text:p>-0,0047745758</text:p>
          </table:table-cell>
          <table:table-cell table:formula="of:=SQRT(([Fehler.$C$18]/['Ohne Sample'.B225]^2)+([Untergrund.$B$405]/['Ohne Sample'.B225]^2)+([Untergrund.$B$404]-[normal.B232])^2/['Ohne Sample'.B225]^4*[Fehler.$C$18]^2)" office:value-type="float" office:value="0.0128312442362518">
            <text:p>0,0128312442</text:p>
          </table:table-cell>
          <table:table-cell table:formula="of:=([normal.C232]-[Untergrund.$C$404])/['Ohne Sample'.C225]" office:value-type="float" office:value="-0.558724498807494">
            <text:p>-0,5587244988</text:p>
          </table:table-cell>
        </table:table-row>
        <table:table-row table:style-name="ro2">
          <table:table-cell table:formula="of:=([normal.B233]-[Untergrund.$B$404])/['Ohne Sample'.B226]" office:value-type="float" office:value="-0.0024686275277663">
            <text:p>-0,0024686275</text:p>
          </table:table-cell>
          <table:table-cell table:formula="of:=SQRT(([Fehler.$C$18]/['Ohne Sample'.B226]^2)+([Untergrund.$B$405]/['Ohne Sample'.B226]^2)+([Untergrund.$B$404]-[normal.B233])^2/['Ohne Sample'.B226]^4*[Fehler.$C$18]^2)" office:value-type="float" office:value="0.00939904505730426">
            <text:p>0,0093990451</text:p>
          </table:table-cell>
          <table:table-cell table:formula="of:=([normal.C233]-[Untergrund.$C$404])/['Ohne Sample'.C226]" office:value-type="float" office:value="0.23537690192141">
            <text:p>0,2353769019</text:p>
          </table:table-cell>
        </table:table-row>
        <table:table-row table:style-name="ro2">
          <table:table-cell table:formula="of:=([normal.B234]-[Untergrund.$B$404])/['Ohne Sample'.B227]" office:value-type="float" office:value="0.00402138997857411">
            <text:p>0,00402139</text:p>
          </table:table-cell>
          <table:table-cell table:formula="of:=SQRT(([Fehler.$C$18]/['Ohne Sample'.B227]^2)+([Untergrund.$B$405]/['Ohne Sample'.B227]^2)+([Untergrund.$B$404]-[normal.B234])^2/['Ohne Sample'.B227]^4*[Fehler.$C$18]^2)" office:value-type="float" office:value="0.00798585416129018">
            <text:p>0,0079858542</text:p>
          </table:table-cell>
          <table:table-cell table:formula="of:=([normal.C234]-[Untergrund.$C$404])/['Ohne Sample'.C227]" office:value-type="float" office:value="0.164764024118862">
            <text:p>0,1647640241</text:p>
          </table:table-cell>
        </table:table-row>
        <table:table-row table:style-name="ro2">
          <table:table-cell table:formula="of:=([normal.B235]-[Untergrund.$B$404])/['Ohne Sample'.B228]" office:value-type="float" office:value="-0.00000188048256497325">
            <text:p>-1,88048256497325E-006</text:p>
          </table:table-cell>
          <table:table-cell table:formula="of:=SQRT(([Fehler.$C$18]/['Ohne Sample'.B228]^2)+([Untergrund.$B$405]/['Ohne Sample'.B228]^2)+([Untergrund.$B$404]-[normal.B235])^2/['Ohne Sample'.B228]^4*[Fehler.$C$18]^2)" office:value-type="float" office:value="0.00000715974368565377">
            <text:p>7,15974368565377E-006</text:p>
          </table:table-cell>
          <table:table-cell table:formula="of:=([normal.C235]-[Untergrund.$C$404])/['Ohne Sample'.C228]" office:value-type="float" office:value="0.403402874370616">
            <text:p>0,4034028744</text:p>
          </table:table-cell>
        </table:table-row>
        <table:table-row table:style-name="ro2">
          <table:table-cell table:formula="of:=([normal.B236]-[Untergrund.$B$404])/['Ohne Sample'.B229]" office:value-type="float" office:value="-0.00180143007816692">
            <text:p>-0,0018014301</text:p>
          </table:table-cell>
          <table:table-cell table:formula="of:=SQRT(([Fehler.$C$18]/['Ohne Sample'.B229]^2)+([Untergrund.$B$405]/['Ohne Sample'.B229]^2)+([Untergrund.$B$404]-[normal.B236])^2/['Ohne Sample'.B229]^4*[Fehler.$C$18]^2)" office:value-type="float" office:value="0.00685875948488092">
            <text:p>0,0068587595</text:p>
          </table:table-cell>
          <table:table-cell table:formula="of:=([normal.C236]-[Untergrund.$C$404])/['Ohne Sample'.C229]" office:value-type="float" office:value="0.378233877635724">
            <text:p>0,3782338776</text:p>
          </table:table-cell>
        </table:table-row>
        <table:table-row table:style-name="ro2">
          <table:table-cell table:formula="of:=([normal.B237]-[Untergrund.$B$404])/['Ohne Sample'.B230]" office:value-type="float" office:value="0.00413624045133899">
            <text:p>0,0041362405</text:p>
          </table:table-cell>
          <table:table-cell table:formula="of:=SQRT(([Fehler.$C$18]/['Ohne Sample'.B230]^2)+([Untergrund.$B$405]/['Ohne Sample'.B230]^2)+([Untergrund.$B$404]-[normal.B237])^2/['Ohne Sample'.B230]^4*[Fehler.$C$18]^2)" office:value-type="float" office:value="0.00674728452520797">
            <text:p>0,0067472845</text:p>
          </table:table-cell>
          <table:table-cell table:formula="of:=([normal.C237]-[Untergrund.$C$404])/['Ohne Sample'.C230]" office:value-type="float" office:value="0.607939210360252">
            <text:p>0,6079392104</text:p>
          </table:table-cell>
        </table:table-row>
        <table:table-row table:style-name="ro2">
          <table:table-cell table:formula="of:=([normal.B238]-[Untergrund.$B$404])/['Ohne Sample'.B231]" office:value-type="float" office:value="-0.00102527305119089">
            <text:p>-0,0010252731</text:p>
          </table:table-cell>
          <table:table-cell table:formula="of:=SQRT(([Fehler.$C$18]/['Ohne Sample'.B231]^2)+([Untergrund.$B$405]/['Ohne Sample'.B231]^2)+([Untergrund.$B$404]-[normal.B238])^2/['Ohne Sample'.B231]^4*[Fehler.$C$18]^2)" office:value-type="float" office:value="0.00669291501174791">
            <text:p>0,006692915</text:p>
          </table:table-cell>
          <table:table-cell table:formula="of:=([normal.C238]-[Untergrund.$C$404])/['Ohne Sample'.C231]" office:value-type="float" office:value="-0.261373306534597">
            <text:p>-0,2613733065</text:p>
          </table:table-cell>
        </table:table-row>
        <table:table-row table:style-name="ro2">
          <table:table-cell table:formula="of:=([normal.B239]-[Untergrund.$B$404])/['Ohne Sample'.B232]" office:value-type="float" office:value="-0.00249047012079675">
            <text:p>-0,0024904701</text:p>
          </table:table-cell>
          <table:table-cell table:formula="of:=SQRT(([Fehler.$C$18]/['Ohne Sample'.B232]^2)+([Untergrund.$B$405]/['Ohne Sample'.B232]^2)+([Untergrund.$B$404]-[normal.B239])^2/['Ohne Sample'.B232]^4*[Fehler.$C$18]^2)" office:value-type="float" office:value="0.00669291501286911">
            <text:p>0,006692915</text:p>
          </table:table-cell>
          <table:table-cell table:formula="of:=([normal.C239]-[Untergrund.$C$404])/['Ohne Sample'.C232]" office:value-type="float" office:value="-0.235235975881138">
            <text:p>-0,2352359759</text:p>
          </table:table-cell>
        </table:table-row>
        <table:table-row table:style-name="ro2">
          <table:table-cell table:formula="of:=([normal.B240]-[Untergrund.$B$404])/['Ohne Sample'.B233]" office:value-type="float" office:value="-0.00181368584248185">
            <text:p>-0,0018136858</text:p>
          </table:table-cell>
          <table:table-cell table:formula="of:=SQRT(([Fehler.$C$18]/['Ohne Sample'.B233]^2)+([Untergrund.$B$405]/['Ohne Sample'.B233]^2)+([Untergrund.$B$404]-[normal.B240])^2/['Ohne Sample'.B233]^4*[Fehler.$C$18]^2)" office:value-type="float" office:value="0.00690542204524127">
            <text:p>0,006905422</text:p>
          </table:table-cell>
          <table:table-cell table:formula="of:=([normal.C240]-[Untergrund.$C$404])/['Ohne Sample'.C233]" office:value-type="float" office:value="-0.112696646567615">
            <text:p>-0,1126966466</text:p>
          </table:table-cell>
        </table:table-row>
        <table:table-row table:style-name="ro2">
          <table:table-cell table:formula="of:=([normal.B241]-[Untergrund.$B$404])/['Ohne Sample'.B234]" office:value-type="float" office:value="-0.00254453112086873">
            <text:p>-0,0025445311</text:p>
          </table:table-cell>
          <table:table-cell table:formula="of:=SQRT(([Fehler.$C$18]/['Ohne Sample'.B234]^2)+([Untergrund.$B$405]/['Ohne Sample'.B234]^2)+([Untergrund.$B$404]-[normal.B241])^2/['Ohne Sample'.B234]^4*[Fehler.$C$18]^2)" office:value-type="float" office:value="0.0068381991004483">
            <text:p>0,0068381991</text:p>
          </table:table-cell>
          <table:table-cell table:formula="of:=([normal.C241]-[Untergrund.$C$404])/['Ohne Sample'.C234]" office:value-type="float" office:value="-0.336051000935847">
            <text:p>-0,3360510009</text:p>
          </table:table-cell>
        </table:table-row>
        <table:table-row table:style-name="ro2">
          <table:table-cell table:formula="of:=([normal.B242]-[Untergrund.$B$404])/['Ohne Sample'.B235]" office:value-type="float" office:value="-0.00165141498341609">
            <text:p>-0,001651415</text:p>
          </table:table-cell>
          <table:table-cell table:formula="of:=SQRT(([Fehler.$C$18]/['Ohne Sample'.B235]^2)+([Untergrund.$B$405]/['Ohne Sample'.B235]^2)+([Untergrund.$B$404]-[normal.B242])^2/['Ohne Sample'.B235]^4*[Fehler.$C$18]^2)" office:value-type="float" office:value="0.00628759246227002">
            <text:p>0,0062875925</text:p>
          </table:table-cell>
          <table:table-cell table:formula="of:=([normal.C242]-[Untergrund.$C$404])/['Ohne Sample'.C235]" office:value-type="float" office:value="-0.225392985473496">
            <text:p>-0,2253929855</text:p>
          </table:table-cell>
        </table:table-row>
        <table:table-row table:style-name="ro2">
          <table:table-cell table:formula="of:=([normal.B243]-[Untergrund.$B$404])/['Ohne Sample'.B236]" office:value-type="float" office:value="-0.00156727837816799">
            <text:p>-0,0015672784</text:p>
          </table:table-cell>
          <table:table-cell table:formula="of:=SQRT(([Fehler.$C$18]/['Ohne Sample'.B236]^2)+([Untergrund.$B$405]/['Ohne Sample'.B236]^2)+([Untergrund.$B$404]-[normal.B243])^2/['Ohne Sample'.B236]^4*[Fehler.$C$18]^2)" office:value-type="float" office:value="0.00596725100336461">
            <text:p>0,005967251</text:p>
          </table:table-cell>
          <table:table-cell table:formula="of:=([normal.C243]-[Untergrund.$C$404])/['Ohne Sample'.C236]" office:value-type="float" office:value="0.330954691333374">
            <text:p>0,3309546913</text:p>
          </table:table-cell>
        </table:table-row>
        <table:table-row table:style-name="ro2">
          <table:table-cell table:formula="of:=([normal.B244]-[Untergrund.$B$404])/['Ohne Sample'.B237]" office:value-type="float" office:value="-0.00088296422563457">
            <text:p>-0,0008829642</text:p>
          </table:table-cell>
          <table:table-cell table:formula="of:=SQRT(([Fehler.$C$18]/['Ohne Sample'.B237]^2)+([Untergrund.$B$405]/['Ohne Sample'.B237]^2)+([Untergrund.$B$404]-[normal.B244])^2/['Ohne Sample'.B237]^4*[Fehler.$C$18]^2)" office:value-type="float" office:value="0.00576393236286623">
            <text:p>0,0057639324</text:p>
          </table:table-cell>
          <table:table-cell table:formula="of:=([normal.C244]-[Untergrund.$C$404])/['Ohne Sample'.C237]" office:value-type="float" office:value="0.0431760160792416">
            <text:p>0,0431760161</text:p>
          </table:table-cell>
        </table:table-row>
        <table:table-row table:style-name="ro2">
          <table:table-cell table:formula="of:=([normal.B245]-[Untergrund.$B$404])/['Ohne Sample'.B238]" office:value-type="float" office:value="-0.00154906432839765">
            <text:p>-0,0015490643</text:p>
          </table:table-cell>
          <table:table-cell table:formula="of:=SQRT(([Fehler.$C$18]/['Ohne Sample'.B238]^2)+([Untergrund.$B$405]/['Ohne Sample'.B238]^2)+([Untergrund.$B$404]-[normal.B245])^2/['Ohne Sample'.B238]^4*[Fehler.$C$18]^2)" office:value-type="float" office:value="0.00589790288480542">
            <text:p>0,0058979029</text:p>
          </table:table-cell>
          <table:table-cell table:formula="of:=([normal.C245]-[Untergrund.$C$404])/['Ohne Sample'.C238]" office:value-type="float" office:value="-0.0440449247603851">
            <text:p>-0,0440449248</text:p>
          </table:table-cell>
        </table:table-row>
        <table:table-row table:style-name="ro2">
          <table:table-cell table:formula="of:=([normal.B246]-[Untergrund.$B$404])/['Ohne Sample'.B239]" office:value-type="float" office:value="-0.000941156422965211">
            <text:p>-0,0009411564</text:p>
          </table:table-cell>
          <table:table-cell table:formula="of:=SQRT(([Fehler.$C$18]/['Ohne Sample'.B239]^2)+([Untergrund.$B$405]/['Ohne Sample'.B239]^2)+([Untergrund.$B$404]-[normal.B246])^2/['Ohne Sample'.B239]^4*[Fehler.$C$18]^2)" office:value-type="float" office:value="0.00614380719781557">
            <text:p>0,0061438072</text:p>
          </table:table-cell>
          <table:table-cell table:formula="of:=([normal.C246]-[Untergrund.$C$404])/['Ohne Sample'.C239]" office:value-type="float" office:value="0.274606332026752">
            <text:p>0,274606332</text:p>
          </table:table-cell>
        </table:table-row>
        <table:table-row table:style-name="ro2">
          <table:table-cell table:formula="of:=([normal.B247]-[Untergrund.$B$404])/['Ohne Sample'.B240]" office:value-type="float" office:value="-0.00236240443263499">
            <text:p>-0,0023624044</text:p>
          </table:table-cell>
          <table:table-cell table:formula="of:=SQRT(([Fehler.$C$18]/['Ohne Sample'.B240]^2)+([Untergrund.$B$405]/['Ohne Sample'.B240]^2)+([Untergrund.$B$404]-[normal.B247])^2/['Ohne Sample'.B240]^4*[Fehler.$C$18]^2)" office:value-type="float" office:value="0.00634874996543756">
            <text:p>0,00634875</text:p>
          </table:table-cell>
          <table:table-cell table:formula="of:=([normal.C247]-[Untergrund.$C$404])/['Ohne Sample'.C240]" office:value-type="float" office:value="0.663947829064352">
            <text:p>0,6639478291</text:p>
          </table:table-cell>
        </table:table-row>
        <table:table-row table:style-name="ro2">
          <table:table-cell table:formula="of:=([normal.B248]-[Untergrund.$B$404])/['Ohne Sample'.B241]" office:value-type="float" office:value="-0.00234125740244929">
            <text:p>-0,0023412574</text:p>
          </table:table-cell>
          <table:table-cell table:formula="of:=SQRT(([Fehler.$C$18]/['Ohne Sample'.B241]^2)+([Untergrund.$B$405]/['Ohne Sample'.B241]^2)+([Untergrund.$B$404]-[normal.B248])^2/['Ohne Sample'.B241]^4*[Fehler.$C$18]^2)" office:value-type="float" office:value="0.00629191921903617">
            <text:p>0,0062919192</text:p>
          </table:table-cell>
          <table:table-cell table:formula="of:=([normal.C248]-[Untergrund.$C$404])/['Ohne Sample'.C241]" office:value-type="float" office:value="0.513421840108057">
            <text:p>0,5134218401</text:p>
          </table:table-cell>
        </table:table-row>
        <table:table-row table:style-name="ro2">
          <table:table-cell table:formula="of:=([normal.B249]-[Untergrund.$B$404])/['Ohne Sample'.B242]" office:value-type="float" office:value="-0.00160717070475237">
            <text:p>-0,0016071707</text:p>
          </table:table-cell>
          <table:table-cell table:formula="of:=SQRT(([Fehler.$C$18]/['Ohne Sample'.B242]^2)+([Untergrund.$B$405]/['Ohne Sample'.B242]^2)+([Untergrund.$B$404]-[normal.B249])^2/['Ohne Sample'.B242]^4*[Fehler.$C$18]^2)" office:value-type="float" office:value="0.00611913692815797">
            <text:p>0,0061191369</text:p>
          </table:table-cell>
          <table:table-cell table:formula="of:=([normal.C249]-[Untergrund.$C$404])/['Ohne Sample'.C242]" office:value-type="float" office:value="0.303970020099052">
            <text:p>0,3039700201</text:p>
          </table:table-cell>
        </table:table-row>
        <table:table-row table:style-name="ro2">
          <table:table-cell table:formula="of:=([normal.B250]-[Untergrund.$B$404])/['Ohne Sample'.B243]" office:value-type="float" office:value="-0.001653689364401">
            <text:p>-0,0016536894</text:p>
          </table:table-cell>
          <table:table-cell table:formula="of:=SQRT(([Fehler.$C$18]/['Ohne Sample'.B243]^2)+([Untergrund.$B$405]/['Ohne Sample'.B243]^2)+([Untergrund.$B$404]-[normal.B250])^2/['Ohne Sample'.B243]^4*[Fehler.$C$18]^2)" office:value-type="float" office:value="0.00629625193362229">
            <text:p>0,0062962519</text:p>
          </table:table-cell>
          <table:table-cell table:formula="of:=([normal.C250]-[Untergrund.$C$404])/['Ohne Sample'.C243]" office:value-type="float" office:value="0.23537690192141">
            <text:p>0,2353769019</text:p>
          </table:table-cell>
        </table:table-row>
        <table:table-row table:style-name="ro2">
          <table:table-cell table:formula="of:=([normal.B251]-[Untergrund.$B$404])/['Ohne Sample'.B244]" office:value-type="float" office:value="-0.00163676435970499">
            <text:p>-0,0016367644</text:p>
          </table:table-cell>
          <table:table-cell table:formula="of:=SQRT(([Fehler.$C$18]/['Ohne Sample'.B244]^2)+([Untergrund.$B$405]/['Ohne Sample'.B244]^2)+([Untergrund.$B$404]-[normal.B251])^2/['Ohne Sample'.B244]^4*[Fehler.$C$18]^2)" office:value-type="float" office:value="0.00623181172141766">
            <text:p>0,0062318117</text:p>
          </table:table-cell>
          <table:table-cell table:formula="of:=([normal.C251]-[Untergrund.$C$404])/['Ohne Sample'.C244]" office:value-type="float" office:value="0.607939210360252">
            <text:p>0,6079392104</text:p>
          </table:table-cell>
        </table:table-row>
        <table:table-row table:style-name="ro2">
          <table:table-cell table:formula="of:=([normal.B252]-[Untergrund.$B$404])/['Ohne Sample'.B245]" office:value-type="float" office:value="-0.000961194206385676">
            <text:p>-0,0009611942</text:p>
          </table:table-cell>
          <table:table-cell table:formula="of:=SQRT(([Fehler.$C$18]/['Ohne Sample'.B245]^2)+([Untergrund.$B$405]/['Ohne Sample'.B245]^2)+([Untergrund.$B$404]-[normal.B252])^2/['Ohne Sample'.B245]^4*[Fehler.$C$18]^2)" office:value-type="float" office:value="0.00627461252943768">
            <text:p>0,0062746125</text:p>
          </table:table-cell>
          <table:table-cell table:formula="of:=([normal.C252]-[Untergrund.$C$404])/['Ohne Sample'.C245]" office:value-type="float" office:value="0.887303353432385">
            <text:p>0,8873033534</text:p>
          </table:table-cell>
        </table:table-row>
        <table:table-row table:style-name="ro2">
          <table:table-cell table:formula="of:=([normal.B253]-[Untergrund.$B$404])/['Ohne Sample'.B246]" office:value-type="float" office:value="-0.00161909889707123">
            <text:p>-0,0016190989</text:p>
          </table:table-cell>
          <table:table-cell table:formula="of:=SQRT(([Fehler.$C$18]/['Ohne Sample'.B246]^2)+([Untergrund.$B$405]/['Ohne Sample'.B246]^2)+([Untergrund.$B$404]-[normal.B253])^2/['Ohne Sample'.B246]^4*[Fehler.$C$18]^2)" office:value-type="float" office:value="0.00616455229187825">
            <text:p>0,0061645523</text:p>
          </table:table-cell>
          <table:table-cell table:formula="of:=([normal.C253]-[Untergrund.$C$404])/['Ohne Sample'.C246]" office:value-type="float" office:value="2.46476402411886">
            <text:p>2,4647640241</text:p>
          </table:table-cell>
        </table:table-row>
        <table:table-row table:style-name="ro2">
          <table:table-cell table:formula="of:=([normal.B254]-[Untergrund.$B$404])/['Ohne Sample'.B247]" office:value-type="float" office:value="-0.00236076521762008">
            <text:p>-0,0023607652</text:p>
          </table:table-cell>
          <table:table-cell table:formula="of:=SQRT(([Fehler.$C$18]/['Ohne Sample'.B247]^2)+([Untergrund.$B$405]/['Ohne Sample'.B247]^2)+([Untergrund.$B$404]-[normal.B254])^2/['Ohne Sample'.B247]^4*[Fehler.$C$18]^2)" office:value-type="float" office:value="0.00634434472214846">
            <text:p>0,0063443447</text:p>
          </table:table-cell>
          <table:table-cell table:formula="of:=([normal.C254]-[Untergrund.$C$404])/['Ohne Sample'.C247]" office:value-type="float" office:value="9.10794125785951">
            <text:p>9,1079412579</text:p>
          </table:table-cell>
        </table:table-row>
        <table:table-row table:style-name="ro2">
          <table:table-cell table:formula="of:=([normal.B255]-[Untergrund.$B$404])/['Ohne Sample'.B248]" office:value-type="float" office:value="-0.000987649602480884">
            <text:p>-0,0009876496</text:p>
          </table:table-cell>
          <table:table-cell table:formula="of:=SQRT(([Fehler.$C$18]/['Ohne Sample'.B248]^2)+([Untergrund.$B$405]/['Ohne Sample'.B248]^2)+([Untergrund.$B$404]-[normal.B255])^2/['Ohne Sample'.B248]^4*[Fehler.$C$18]^2)" office:value-type="float" office:value="0.00644731161430297">
            <text:p>0,0064473116</text:p>
          </table:table-cell>
          <table:table-cell table:formula="of:=([normal.C255]-[Untergrund.$C$404])/['Ohne Sample'.C248]" office:value-type="float" office:value="12.2059425343024">
            <text:p>12,2059425343</text:p>
          </table:table-cell>
        </table:table-row>
        <table:table-row table:style-name="ro2">
          <table:table-cell table:formula="of:=([normal.B256]-[Untergrund.$B$404])/['Ohne Sample'.B249]" office:value-type="float" office:value="-0.00175146125063716">
            <text:p>-0,0017514613</text:p>
          </table:table-cell>
          <table:table-cell table:formula="of:=SQRT(([Fehler.$C$18]/['Ohne Sample'.B249]^2)+([Untergrund.$B$405]/['Ohne Sample'.B249]^2)+([Untergrund.$B$404]-[normal.B256])^2/['Ohne Sample'.B249]^4*[Fehler.$C$18]^2)" office:value-type="float" office:value="0.00666850832054698">
            <text:p>0,0066685083</text:p>
          </table:table-cell>
          <table:table-cell table:formula="of:=([normal.C256]-[Untergrund.$C$404])/['Ohne Sample'.C249]" office:value-type="float" office:value="10.5113569416299">
            <text:p>10,5113569416</text:p>
          </table:table-cell>
        </table:table-row>
        <table:table-row table:style-name="ro2">
          <table:table-cell table:formula="of:=([normal.B257]-[Untergrund.$B$404])/['Ohne Sample'.B250]" office:value-type="float" office:value="0.00190791972441845">
            <text:p>0,0019079197</text:p>
          </table:table-cell>
          <table:table-cell table:formula="of:=SQRT(([Fehler.$C$18]/['Ohne Sample'.B250]^2)+([Untergrund.$B$405]/['Ohne Sample'.B250]^2)+([Untergrund.$B$404]-[normal.B257])^2/['Ohne Sample'.B250]^4*[Fehler.$C$18]^2)" office:value-type="float" office:value="0.00670276806165595">
            <text:p>0,0067027681</text:p>
          </table:table-cell>
          <table:table-cell table:formula="of:=([normal.C257]-[Untergrund.$C$404])/['Ohne Sample'.C250]" office:value-type="float" office:value="17.6275155823543">
            <text:p>17,6275155824</text:p>
          </table:table-cell>
        </table:table-row>
        <table:table-row table:style-name="ro2">
          <table:table-cell table:formula="of:=([normal.B258]-[Untergrund.$B$404])/['Ohne Sample'.B251]" office:value-type="float" office:value="0.0460489520822059">
            <text:p>0,0460489521</text:p>
          </table:table-cell>
          <table:table-cell table:formula="of:=SQRT(([Fehler.$C$18]/['Ohne Sample'.B251]^2)+([Untergrund.$B$405]/['Ohne Sample'.B251]^2)+([Untergrund.$B$404]-[normal.B258])^2/['Ohne Sample'.B251]^4*[Fehler.$C$18]^2)" office:value-type="float" office:value="0.00694212331749399">
            <text:p>0,0069421233</text:p>
          </table:table-cell>
          <table:table-cell table:formula="of:=([normal.C258]-[Untergrund.$C$404])/['Ohne Sample'.C251]" office:value-type="float" office:value="28.4412345512075">
            <text:p>28,4412345512</text:p>
          </table:table-cell>
        </table:table-row>
        <table:table-row table:style-name="ro2">
          <table:table-cell table:formula="of:=([normal.B259]-[Untergrund.$B$404])/['Ohne Sample'.B252]" office:value-type="float" office:value="0.0612314468786763">
            <text:p>0,0612314469</text:p>
          </table:table-cell>
          <table:table-cell table:formula="of:=SQRT(([Fehler.$C$18]/['Ohne Sample'.B252]^2)+([Untergrund.$B$405]/['Ohne Sample'.B252]^2)+([Untergrund.$B$404]-[normal.B259])^2/['Ohne Sample'.B252]^4*[Fehler.$C$18]^2)" office:value-type="float" office:value="0.0073028485157409">
            <text:p>0,0073028485</text:p>
          </table:table-cell>
          <table:table-cell table:formula="of:=([normal.C259]-[Untergrund.$C$404])/['Ohne Sample'.C252]" office:value-type="float" office:value="24.6639197490691">
            <text:p>24,6639197491</text:p>
          </table:table-cell>
        </table:table-row>
        <table:table-row table:style-name="ro2">
          <table:table-cell table:formula="of:=([normal.B260]-[Untergrund.$B$404])/['Ohne Sample'.B253]" office:value-type="float" office:value="0.0955685480800468">
            <text:p>0,0955685481</text:p>
          </table:table-cell>
          <table:table-cell table:formula="of:=SQRT(([Fehler.$C$18]/['Ohne Sample'.B253]^2)+([Untergrund.$B$405]/['Ohne Sample'.B253]^2)+([Untergrund.$B$404]-[normal.B260])^2/['Ohne Sample'.B253]^4*[Fehler.$C$18]^2)" office:value-type="float" office:value="0.00736169632634388">
            <text:p>0,0073616963</text:p>
          </table:table-cell>
          <table:table-cell table:formula="of:=([normal.C260]-[Untergrund.$C$404])/['Ohne Sample'.C253]" office:value-type="float" office:value="14.3039700200991">
            <text:p>14,3039700201</text:p>
          </table:table-cell>
        </table:table-row>
        <table:table-row table:style-name="ro2">
          <table:table-cell table:formula="of:=([normal.B261]-[Untergrund.$B$404])/['Ohne Sample'.B254]" office:value-type="float" office:value="0.108670998264455">
            <text:p>0,1086709983</text:p>
          </table:table-cell>
          <table:table-cell table:formula="of:=SQRT(([Fehler.$C$18]/['Ohne Sample'.B254]^2)+([Untergrund.$B$405]/['Ohne Sample'.B254]^2)+([Untergrund.$B$404]-[normal.B261])^2/['Ohne Sample'.B254]^4*[Fehler.$C$18]^2)" office:value-type="float" office:value="0.00754406778315985">
            <text:p>0,0075440678</text:p>
          </table:table-cell>
          <table:table-cell table:formula="of:=([normal.C261]-[Untergrund.$C$404])/['Ohne Sample'.C254]" office:value-type="float" office:value="11.5462600172278">
            <text:p>11,5462600172</text:p>
          </table:table-cell>
        </table:table-row>
        <table:table-row table:style-name="ro2">
          <table:table-cell table:formula="of:=([normal.B262]-[Untergrund.$B$404])/['Ohne Sample'.B255]" office:value-type="float" office:value="0.147196177172415">
            <text:p>0,1471961772</text:p>
          </table:table-cell>
          <table:table-cell table:formula="of:=SQRT(([Fehler.$C$18]/['Ohne Sample'.B255]^2)+([Untergrund.$B$405]/['Ohne Sample'.B255]^2)+([Untergrund.$B$404]-[normal.B262])^2/['Ohne Sample'.B255]^4*[Fehler.$C$18]^2)" office:value-type="float" office:value="0.00788253354583327">
            <text:p>0,0078825335</text:p>
          </table:table-cell>
          <table:table-cell table:formula="of:=([normal.C262]-[Untergrund.$C$404])/['Ohne Sample'.C255]" office:value-type="float" office:value="21.6639232590685">
            <text:p>21,6639232591</text:p>
          </table:table-cell>
        </table:table-row>
        <table:table-row table:style-name="ro2">
          <table:table-cell table:formula="of:=([normal.B263]-[Untergrund.$B$404])/['Ohne Sample'.B256]" office:value-type="float" office:value="0.180721162069026">
            <text:p>0,1807211621</text:p>
          </table:table-cell>
          <table:table-cell table:formula="of:=SQRT(([Fehler.$C$18]/['Ohne Sample'.B256]^2)+([Untergrund.$B$405]/['Ohne Sample'.B256]^2)+([Untergrund.$B$404]-[normal.B263])^2/['Ohne Sample'.B256]^4*[Fehler.$C$18]^2)" office:value-type="float" office:value="0.00823051000141294">
            <text:p>0,00823051</text:p>
          </table:table-cell>
          <table:table-cell table:formula="of:=([normal.C263]-[Untergrund.$C$404])/['Ohne Sample'.C256]" office:value-type="float" office:value="19.3782116476395">
            <text:p>19,3782116476</text:p>
          </table:table-cell>
        </table:table-row>
        <table:table-row table:style-name="ro2">
          <table:table-cell table:formula="of:=([normal.B264]-[Untergrund.$B$404])/['Ohne Sample'.B257]" office:value-type="float" office:value="0.266353164976512">
            <text:p>0,266353165</text:p>
          </table:table-cell>
          <table:table-cell table:formula="of:=SQRT(([Fehler.$C$18]/['Ohne Sample'.B257]^2)+([Untergrund.$B$405]/['Ohne Sample'.B257]^2)+([Untergrund.$B$404]-[normal.B264])^2/['Ohne Sample'.B257]^4*[Fehler.$C$18]^2)" office:value-type="float" office:value="0.00861063574723337">
            <text:p>0,0086106357</text:p>
          </table:table-cell>
          <table:table-cell table:formula="of:=([normal.C264]-[Untergrund.$C$404])/['Ohne Sample'.C257]" office:value-type="float" office:value="10.7861491128353">
            <text:p>10,7861491128</text:p>
          </table:table-cell>
        </table:table-row>
        <table:table-row table:style-name="ro2">
          <table:table-cell table:formula="of:=([normal.B265]-[Untergrund.$B$404])/['Ohne Sample'.B258]" office:value-type="float" office:value="0.297959422611864">
            <text:p>0,2979594226</text:p>
          </table:table-cell>
          <table:table-cell table:formula="of:=SQRT(([Fehler.$C$18]/['Ohne Sample'.B258]^2)+([Untergrund.$B$405]/['Ohne Sample'.B258]^2)+([Untergrund.$B$404]-[normal.B265])^2/['Ohne Sample'.B258]^4*[Fehler.$C$18]^2)" office:value-type="float" office:value="0.00887840184964838">
            <text:p>0,0088784018</text:p>
          </table:table-cell>
          <table:table-cell table:formula="of:=([normal.C265]-[Untergrund.$C$404])/['Ohne Sample'.C258]" office:value-type="float" office:value="7.51135694162989">
            <text:p>7,5113569416</text:p>
          </table:table-cell>
        </table:table-row>
        <table:table-row table:style-name="ro2">
          <table:table-cell table:formula="of:=([normal.B266]-[Untergrund.$B$404])/['Ohne Sample'.B259]" office:value-type="float" office:value="0.340101638132326">
            <text:p>0,3401016381</text:p>
          </table:table-cell>
          <table:table-cell table:formula="of:=SQRT(([Fehler.$C$18]/['Ohne Sample'.B259]^2)+([Untergrund.$B$405]/['Ohne Sample'.B259]^2)+([Untergrund.$B$404]-[normal.B266])^2/['Ohne Sample'.B259]^4*[Fehler.$C$18]^2)" office:value-type="float" office:value="0.00937010501834006">
            <text:p>0,009370105</text:p>
          </table:table-cell>
          <table:table-cell table:formula="of:=([normal.C266]-[Untergrund.$C$404])/['Ohne Sample'.C259]" office:value-type="float" office:value="11.3782210076379">
            <text:p>11,3782210076</text:p>
          </table:table-cell>
        </table:table-row>
        <table:table-row table:style-name="ro2">
          <table:table-cell table:formula="of:=([normal.B267]-[Untergrund.$B$404])/['Ohne Sample'.B260]" office:value-type="float" office:value="0.388571966919361">
            <text:p>0,3885719669</text:p>
          </table:table-cell>
          <table:table-cell table:formula="of:=SQRT(([Fehler.$C$18]/['Ohne Sample'.B260]^2)+([Untergrund.$B$405]/['Ohne Sample'.B260]^2)+([Untergrund.$B$404]-[normal.B267])^2/['Ohne Sample'.B260]^4*[Fehler.$C$18]^2)" office:value-type="float" office:value="0.0100394519304979">
            <text:p>0,0100394519</text:p>
          </table:table-cell>
          <table:table-cell table:formula="of:=([normal.C267]-[Untergrund.$C$404])/['Ohne Sample'.C260]" office:value-type="float" office:value="11.3295258704722">
            <text:p>11,3295258705</text:p>
          </table:table-cell>
        </table:table-row>
        <table:table-row table:style-name="ro2">
          <table:table-cell table:formula="of:=([normal.B268]-[Untergrund.$B$404])/['Ohne Sample'.B261]" office:value-type="float" office:value="0.412693173552555">
            <text:p>0,4126931736</text:p>
          </table:table-cell>
          <table:table-cell table:formula="of:=SQRT(([Fehler.$C$18]/['Ohne Sample'.B261]^2)+([Untergrund.$B$405]/['Ohne Sample'.B261]^2)+([Untergrund.$B$404]-[normal.B268])^2/['Ohne Sample'.B261]^4*[Fehler.$C$18]^2)" office:value-type="float" office:value="0.0109411523291729">
            <text:p>0,0109411523</text:p>
          </table:table-cell>
          <table:table-cell table:formula="of:=([normal.C268]-[Untergrund.$C$404])/['Ohne Sample'.C261]" office:value-type="float" office:value="3.42252019466096">
            <text:p>3,4225201947</text:p>
          </table:table-cell>
        </table:table-row>
        <table:table-row table:style-name="ro2">
          <table:table-cell table:formula="of:=([normal.B269]-[Untergrund.$B$404])/['Ohne Sample'.B262]" office:value-type="float" office:value="0.483896225435343">
            <text:p>0,4838962254</text:p>
          </table:table-cell>
          <table:table-cell table:formula="of:=SQRT(([Fehler.$C$18]/['Ohne Sample'.B262]^2)+([Untergrund.$B$405]/['Ohne Sample'.B262]^2)+([Untergrund.$B$404]-[normal.B269])^2/['Ohne Sample'.B262]^4*[Fehler.$C$18]^2)" office:value-type="float" office:value="0.0118648262965545">
            <text:p>0,0118648263</text:p>
          </table:table-cell>
          <table:table-cell table:formula="of:=([normal.C269]-[Untergrund.$C$404])/['Ohne Sample'.C262]" office:value-type="float" office:value="2.18912301009075">
            <text:p>2,1891230101</text:p>
          </table:table-cell>
        </table:table-row>
        <table:table-row table:style-name="ro2">
          <table:table-cell table:formula="of:=([normal.B270]-[Untergrund.$B$404])/['Ohne Sample'.B263]" office:value-type="float" office:value="0.509607675950629">
            <text:p>0,509607676</text:p>
          </table:table-cell>
          <table:table-cell table:formula="of:=SQRT(([Fehler.$C$18]/['Ohne Sample'.B263]^2)+([Untergrund.$B$405]/['Ohne Sample'.B263]^2)+([Untergrund.$B$404]-[normal.B270])^2/['Ohne Sample'.B263]^4*[Fehler.$C$18]^2)" office:value-type="float" office:value="0.0123625486196302">
            <text:p>0,0123625486</text:p>
          </table:table-cell>
          <table:table-cell table:formula="of:=([normal.C270]-[Untergrund.$C$404])/['Ohne Sample'.C263]" office:value-type="float" office:value="1.96476402411886">
            <text:p>1,9647640241</text:p>
          </table:table-cell>
        </table:table-row>
        <table:table-row table:style-name="ro2">
          <table:table-cell table:formula="of:=([normal.B271]-[Untergrund.$B$404])/['Ohne Sample'.B264]" office:value-type="float" office:value="0.509847534439765">
            <text:p>0,5098475344</text:p>
          </table:table-cell>
          <table:table-cell table:formula="of:=SQRT(([Fehler.$C$18]/['Ohne Sample'.B264]^2)+([Untergrund.$B$405]/['Ohne Sample'.B264]^2)+([Untergrund.$B$404]-[normal.B271])^2/['Ohne Sample'.B264]^4*[Fehler.$C$18]^2)" office:value-type="float" office:value="0.0126711834254957">
            <text:p>0,0126711834</text:p>
          </table:table-cell>
          <table:table-cell table:formula="of:=([normal.C271]-[Untergrund.$C$404])/['Ohne Sample'.C264]" office:value-type="float" office:value="2.774602919528">
            <text:p>2,7746029195</text:p>
          </table:table-cell>
        </table:table-row>
        <table:table-row table:style-name="ro2">
          <table:table-cell table:formula="of:=([normal.B272]-[Untergrund.$B$404])/['Ohne Sample'.B265]" office:value-type="float" office:value="0.521345121220084">
            <text:p>0,5213451212</text:p>
          </table:table-cell>
          <table:table-cell table:formula="of:=SQRT(([Fehler.$C$18]/['Ohne Sample'.B265]^2)+([Untergrund.$B$405]/['Ohne Sample'.B265]^2)+([Untergrund.$B$404]-[normal.B272])^2/['Ohne Sample'.B265]^4*[Fehler.$C$18]^2)" office:value-type="float" office:value="0.0133566172673526">
            <text:p>0,0133566173</text:p>
          </table:table-cell>
          <table:table-cell table:formula="of:=([normal.C272]-[Untergrund.$C$404])/['Ohne Sample'.C265]" office:value-type="float" office:value="0.903402874370616">
            <text:p>0,9034028744</text:p>
          </table:table-cell>
        </table:table-row>
        <table:table-row table:style-name="ro2">
          <table:table-cell table:formula="of:=([normal.B273]-[Untergrund.$B$404])/['Ohne Sample'.B266]" office:value-type="float" office:value="0.536646040967503">
            <text:p>0,536646041</text:p>
          </table:table-cell>
          <table:table-cell table:formula="of:=SQRT(([Fehler.$C$18]/['Ohne Sample'.B266]^2)+([Untergrund.$B$405]/['Ohne Sample'.B266]^2)+([Untergrund.$B$404]-[normal.B273])^2/['Ohne Sample'.B266]^4*[Fehler.$C$18]^2)" office:value-type="float" office:value="0.0141862272374283">
            <text:p>0,0141862272</text:p>
          </table:table-cell>
          <table:table-cell table:formula="of:=([normal.C273]-[Untergrund.$C$404])/['Ohne Sample'.C266]" office:value-type="float" office:value="0.540477515074289">
            <text:p>0,5404775151</text:p>
          </table:table-cell>
        </table:table-row>
        <table:table-row table:style-name="ro2">
          <table:table-cell table:formula="of:=([normal.B274]-[Untergrund.$B$404])/['Ohne Sample'.B267]" office:value-type="float" office:value="0.584122154961978">
            <text:p>0,584122155</text:p>
          </table:table-cell>
          <table:table-cell table:formula="of:=SQRT(([Fehler.$C$18]/['Ohne Sample'.B267]^2)+([Untergrund.$B$405]/['Ohne Sample'.B267]^2)+([Untergrund.$B$404]-[normal.B274])^2/['Ohne Sample'.B267]^4*[Fehler.$C$18]^2)" office:value-type="float" office:value="0.0139480096862039">
            <text:p>0,0139480097</text:p>
          </table:table-cell>
          <table:table-cell table:formula="of:=([normal.C274]-[Untergrund.$C$404])/['Ohne Sample'.C267]" office:value-type="float" office:value="0.58095443539588">
            <text:p>0,5809544354</text:p>
          </table:table-cell>
        </table:table-row>
        <table:table-row table:style-name="ro2">
          <table:table-cell table:formula="of:=([normal.B275]-[Untergrund.$B$404])/['Ohne Sample'.B268]" office:value-type="float" office:value="0.538556142578644">
            <text:p>0,5385561426</text:p>
          </table:table-cell>
          <table:table-cell table:formula="of:=SQRT(([Fehler.$C$18]/['Ohne Sample'.B268]^2)+([Untergrund.$B$405]/['Ohne Sample'.B268]^2)+([Untergrund.$B$404]-[normal.B275])^2/['Ohne Sample'.B268]^4*[Fehler.$C$18]^2)" office:value-type="float" office:value="0.0140336882887802">
            <text:p>0,0140336883</text:p>
          </table:table-cell>
          <table:table-cell table:formula="of:=([normal.C275]-[Untergrund.$C$404])/['Ohne Sample'.C268]" office:value-type="float" office:value="0.774605649527001">
            <text:p>0,7746056495</text:p>
          </table:table-cell>
        </table:table-row>
        <table:table-row table:style-name="ro2">
          <table:table-cell table:formula="of:=([normal.B276]-[Untergrund.$B$404])/['Ohne Sample'.B269]" office:value-type="float" office:value="0.633063162751005">
            <text:p>0,6330631628</text:p>
          </table:table-cell>
          <table:table-cell table:formula="of:=SQRT(([Fehler.$C$18]/['Ohne Sample'.B269]^2)+([Untergrund.$B$405]/['Ohne Sample'.B269]^2)+([Untergrund.$B$404]-[normal.B276])^2/['Ohne Sample'.B269]^4*[Fehler.$C$18]^2)" office:value-type="float" office:value="0.014807071862272">
            <text:p>0,0148070719</text:p>
          </table:table-cell>
          <table:table-cell table:formula="of:=([normal.C276]-[Untergrund.$C$404])/['Ohne Sample'.C269]" office:value-type="float" office:value="0.189117160084902">
            <text:p>0,1891171601</text:p>
          </table:table-cell>
        </table:table-row>
        <table:table-row table:style-name="ro2">
          <table:table-cell table:formula="of:=([normal.B277]-[Untergrund.$B$404])/['Ohne Sample'.B270]" office:value-type="float" office:value="0.637088332964909">
            <text:p>0,637088333</text:p>
          </table:table-cell>
          <table:table-cell table:formula="of:=SQRT(([Fehler.$C$18]/['Ohne Sample'.B270]^2)+([Untergrund.$B$405]/['Ohne Sample'.B270]^2)+([Untergrund.$B$404]-[normal.B277])^2/['Ohne Sample'.B270]^4*[Fehler.$C$18]^2)" office:value-type="float" office:value="0.0158335598219325">
            <text:p>0,0158335598</text:p>
          </table:table-cell>
          <table:table-cell table:formula="of:=([normal.C277]-[Untergrund.$C$404])/['Ohne Sample'.C270]" office:value-type="float" office:value="-0.310882254914513">
            <text:p>-0,3108822549</text:p>
          </table:table-cell>
        </table:table-row>
        <table:table-row table:style-name="ro2">
          <table:table-cell table:formula="of:=([normal.B278]-[Untergrund.$B$404])/['Ohne Sample'.B271]" office:value-type="float" office:value="0.609358736276109">
            <text:p>0,6093587363</text:p>
          </table:table-cell>
          <table:table-cell table:formula="of:=SQRT(([Fehler.$C$18]/['Ohne Sample'.B271]^2)+([Untergrund.$B$405]/['Ohne Sample'.B271]^2)+([Untergrund.$B$404]-[normal.B278])^2/['Ohne Sample'.B271]^4*[Fehler.$C$18]^2)" office:value-type="float" office:value="0.0158335420252724">
            <text:p>0,015833542</text:p>
          </table:table-cell>
          <table:table-cell table:formula="of:=([normal.C278]-[Untergrund.$C$404])/['Ohne Sample'.C271]" office:value-type="float" office:value="-0.764620758078988">
            <text:p>-0,7646207581</text:p>
          </table:table-cell>
        </table:table-row>
        <table:table-row table:style-name="ro2">
          <table:table-cell table:formula="of:=([normal.B279]-[Untergrund.$B$404])/['Ohne Sample'.B272]" office:value-type="float" office:value="0.569908299341752">
            <text:p>0,5699082993</text:p>
          </table:table-cell>
          <table:table-cell table:formula="of:=SQRT(([Fehler.$C$18]/['Ohne Sample'.B272]^2)+([Untergrund.$B$405]/['Ohne Sample'.B272]^2)+([Untergrund.$B$404]-[normal.B279])^2/['Ohne Sample'.B272]^4*[Fehler.$C$18]^2)" office:value-type="float" office:value="0.016763191129319">
            <text:p>0,0167631911</text:p>
          </table:table-cell>
          <table:table-cell table:formula="of:=([normal.C279]-[Untergrund.$C$404])/['Ohne Sample'.C272]" office:value-type="float" office:value="-0.892057377140993">
            <text:p>-0,8920573771</text:p>
          </table:table-cell>
        </table:table-row>
        <table:table-row table:style-name="ro2">
          <table:table-cell table:formula="of:=([normal.B280]-[Untergrund.$B$404])/['Ohne Sample'.B273]" office:value-type="float" office:value="0.587179503655906">
            <text:p>0,5871795037</text:p>
          </table:table-cell>
          <table:table-cell table:formula="of:=SQRT(([Fehler.$C$18]/['Ohne Sample'.B273]^2)+([Untergrund.$B$405]/['Ohne Sample'.B273]^2)+([Untergrund.$B$404]-[normal.B280])^2/['Ohne Sample'.B273]^4*[Fehler.$C$18]^2)" office:value-type="float" office:value="0.0167325002342321">
            <text:p>0,0167325002</text:p>
          </table:table-cell>
          <table:table-cell table:formula="of:=([normal.C280]-[Untergrund.$C$404])/['Ohne Sample'.C273]" office:value-type="float" office:value="-0.411719351446399">
            <text:p>-0,4117193514</text:p>
          </table:table-cell>
        </table:table-row>
        <table:table-row table:style-name="ro2">
          <table:table-cell table:formula="of:=([normal.B281]-[Untergrund.$B$404])/['Ohne Sample'.B274]" office:value-type="float" office:value="0.569398950015323">
            <text:p>0,56939895</text:p>
          </table:table-cell>
          <table:table-cell table:formula="of:=SQRT(([Fehler.$C$18]/['Ohne Sample'.B274]^2)+([Untergrund.$B$405]/['Ohne Sample'.B274]^2)+([Untergrund.$B$404]-[normal.B281])^2/['Ohne Sample'.B274]^4*[Fehler.$C$18]^2)" office:value-type="float" office:value="0.0166410548143926">
            <text:p>0,0166410548</text:p>
          </table:table-cell>
          <table:table-cell table:formula="of:=([normal.C281]-[Untergrund.$C$404])/['Ohne Sample'.C274]" office:value-type="float" office:value="-0.0901573172540917">
            <text:p>-0,0901573173</text:p>
          </table:table-cell>
        </table:table-row>
        <table:table-row table:style-name="ro2">
          <table:table-cell table:formula="of:=([normal.B282]-[Untergrund.$B$404])/['Ohne Sample'.B275]" office:value-type="float" office:value="0.480570581655827">
            <text:p>0,4805705817</text:p>
          </table:table-cell>
          <table:table-cell table:formula="of:=SQRT(([Fehler.$C$18]/['Ohne Sample'.B275]^2)+([Untergrund.$B$405]/['Ohne Sample'.B275]^2)+([Untergrund.$B$404]-[normal.B282])^2/['Ohne Sample'.B275]^4*[Fehler.$C$18]^2)" office:value-type="float" office:value="0.0162850475494622">
            <text:p>0,0162850475</text:p>
          </table:table-cell>
          <table:table-cell table:formula="of:=([normal.C282]-[Untergrund.$C$404])/['Ohne Sample'.C275]" office:value-type="float" office:value="-0.0587265463067467">
            <text:p>-0,0587265463</text:p>
          </table:table-cell>
        </table:table-row>
        <table:table-row table:style-name="ro2">
          <table:table-cell table:formula="of:=([normal.B283]-[Untergrund.$B$404])/['Ohne Sample'.B276]" office:value-type="float" office:value="0.441145131660813">
            <text:p>0,4411451317</text:p>
          </table:table-cell>
          <table:table-cell table:formula="of:=SQRT(([Fehler.$C$18]/['Ohne Sample'.B276]^2)+([Untergrund.$B$405]/['Ohne Sample'.B276]^2)+([Untergrund.$B$404]-[normal.B283])^2/['Ohne Sample'.B276]^4*[Fehler.$C$18]^2)" office:value-type="float" office:value="0.0163432930792071">
            <text:p>0,0163432931</text:p>
          </table:table-cell>
          <table:table-cell table:formula="of:=([normal.C283]-[Untergrund.$C$404])/['Ohne Sample'.C276]" office:value-type="float" office:value="-0.336051000935847">
            <text:p>-0,3360510009</text:p>
          </table:table-cell>
        </table:table-row>
        <table:table-row table:style-name="ro2">
          <table:table-cell table:formula="of:=([normal.B284]-[Untergrund.$B$404])/['Ohne Sample'.B277]" office:value-type="float" office:value="0.519238218362082">
            <text:p>0,5192382184</text:p>
          </table:table-cell>
          <table:table-cell table:formula="of:=SQRT(([Fehler.$C$18]/['Ohne Sample'.B277]^2)+([Untergrund.$B$405]/['Ohne Sample'.B277]^2)+([Untergrund.$B$404]-[normal.B284])^2/['Ohne Sample'.B277]^4*[Fehler.$C$18]^2)" office:value-type="float" office:value="0.0174017566600713">
            <text:p>0,0174017567</text:p>
          </table:table-cell>
          <table:table-cell table:formula="of:=([normal.C284]-[Untergrund.$C$404])/['Ohne Sample'.C277]" office:value-type="float" office:value="-0.209521973050199">
            <text:p>-0,2095219731</text:p>
          </table:table-cell>
        </table:table-row>
        <table:table-row table:style-name="ro2">
          <table:table-cell table:formula="of:=([normal.B285]-[Untergrund.$B$404])/['Ohne Sample'.B278]" office:value-type="float" office:value="0.478835141223779">
            <text:p>0,4788351412</text:p>
          </table:table-cell>
          <table:table-cell table:formula="of:=SQRT(([Fehler.$C$18]/['Ohne Sample'.B278]^2)+([Untergrund.$B$405]/['Ohne Sample'.B278]^2)+([Untergrund.$B$404]-[normal.B285])^2/['Ohne Sample'.B278]^4*[Fehler.$C$18]^2)" office:value-type="float" office:value="0.0177396310471409">
            <text:p>0,017739631</text:p>
          </table:table-cell>
          <table:table-cell table:formula="of:=([normal.C285]-[Untergrund.$C$404])/['Ohne Sample'.C278]" office:value-type="float" office:value="0.126741557014509">
            <text:p>0,126741557</text:p>
          </table:table-cell>
        </table:table-row>
        <table:table-row table:style-name="ro2">
          <table:table-cell table:formula="of:=([normal.B286]-[Untergrund.$B$404])/['Ohne Sample'.B279]" office:value-type="float" office:value="0.317778203029649">
            <text:p>0,317778203</text:p>
          </table:table-cell>
          <table:table-cell table:formula="of:=SQRT(([Fehler.$C$18]/['Ohne Sample'.B279]^2)+([Untergrund.$B$405]/['Ohne Sample'.B279]^2)+([Untergrund.$B$404]-[normal.B286])^2/['Ohne Sample'.B279]^4*[Fehler.$C$18]^2)" office:value-type="float" office:value="0.0169182824892088">
            <text:p>0,0169182825</text:p>
          </table:table-cell>
          <table:table-cell table:formula="of:=([normal.C286]-[Untergrund.$C$404])/['Ohne Sample'.C279]" office:value-type="float" office:value="-0.621763782364674">
            <text:p>-0,6217637824</text:p>
          </table:table-cell>
        </table:table-row>
        <table:table-row table:style-name="ro2">
          <table:table-cell table:formula="of:=([normal.B287]-[Untergrund.$B$404])/['Ohne Sample'.B280]" office:value-type="float" office:value="0.352631956937514">
            <text:p>0,3526319569</text:p>
          </table:table-cell>
          <table:table-cell table:formula="of:=SQRT(([Fehler.$C$18]/['Ohne Sample'.B280]^2)+([Untergrund.$B$405]/['Ohne Sample'.B280]^2)+([Untergrund.$B$404]-[normal.B287])^2/['Ohne Sample'.B280]^4*[Fehler.$C$18]^2)" office:value-type="float" office:value="0.0171727054096084">
            <text:p>0,0171727054</text:p>
          </table:table-cell>
          <table:table-cell table:formula="of:=([normal.C287]-[Untergrund.$C$404])/['Ohne Sample'.C280]" office:value-type="float" office:value="-0.764620758078988">
            <text:p>-0,7646207581</text:p>
          </table:table-cell>
        </table:table-row>
        <table:table-row table:style-name="ro2">
          <table:table-cell table:formula="of:=([normal.B288]-[Untergrund.$B$404])/['Ohne Sample'.B281]" office:value-type="float" office:value="0.367123657968772">
            <text:p>0,367123658</text:p>
          </table:table-cell>
          <table:table-cell table:formula="of:=SQRT(([Fehler.$C$18]/['Ohne Sample'.B281]^2)+([Untergrund.$B$405]/['Ohne Sample'.B281]^2)+([Untergrund.$B$404]-[normal.B288])^2/['Ohne Sample'.B281]^4*[Fehler.$C$18]^2)" office:value-type="float" office:value="0.0178784379624312">
            <text:p>0,017878438</text:p>
          </table:table-cell>
          <table:table-cell table:formula="of:=([normal.C288]-[Untergrund.$C$404])/['Ohne Sample'.C281]" office:value-type="float" office:value="-0.382310826343085">
            <text:p>-0,3823108263</text:p>
          </table:table-cell>
        </table:table-row>
        <table:table-row table:style-name="ro2">
          <table:table-cell table:formula="of:=([normal.B289]-[Untergrund.$B$404])/['Ohne Sample'.B282]" office:value-type="float" office:value="0.431315525362944">
            <text:p>0,4313155254</text:p>
          </table:table-cell>
          <table:table-cell table:formula="of:=SQRT(([Fehler.$C$18]/['Ohne Sample'.B282]^2)+([Untergrund.$B$405]/['Ohne Sample'.B282]^2)+([Untergrund.$B$404]-[normal.B289])^2/['Ohne Sample'.B282]^4*[Fehler.$C$18]^2)" office:value-type="float" office:value="0.0190728518744598">
            <text:p>0,0190728519</text:p>
          </table:table-cell>
          <table:table-cell table:formula="of:=([normal.C289]-[Untergrund.$C$404])/['Ohne Sample'.C282]" office:value-type="float" office:value="-0.356823437920212">
            <text:p>-0,3568234379</text:p>
          </table:table-cell>
        </table:table-row>
        <table:table-row table:style-name="ro2">
          <table:table-cell table:formula="of:=([normal.B290]-[Untergrund.$B$404])/['Ohne Sample'.B283]" office:value-type="float" office:value="0.429870428208628">
            <text:p>0,4298704282</text:p>
          </table:table-cell>
          <table:table-cell table:formula="of:=SQRT(([Fehler.$C$18]/['Ohne Sample'.B283]^2)+([Untergrund.$B$405]/['Ohne Sample'.B283]^2)+([Untergrund.$B$404]-[normal.B290])^2/['Ohne Sample'.B283]^4*[Fehler.$C$18]^2)" office:value-type="float" office:value="0.0197746647258499">
            <text:p>0,0197746647</text:p>
          </table:table-cell>
          <table:table-cell table:formula="of:=([normal.C290]-[Untergrund.$C$404])/['Ohne Sample'.C283]" office:value-type="float" office:value="-0.0503370495072182">
            <text:p>-0,0503370495</text:p>
          </table:table-cell>
        </table:table-row>
        <table:table-row table:style-name="ro2">
          <table:table-cell table:formula="of:=([normal.B291]-[Untergrund.$B$404])/['Ohne Sample'.B284]" office:value-type="float" office:value="0.401379680842142">
            <text:p>0,4013796808</text:p>
          </table:table-cell>
          <table:table-cell table:formula="of:=SQRT(([Fehler.$C$18]/['Ohne Sample'.B284]^2)+([Untergrund.$B$405]/['Ohne Sample'.B284]^2)+([Untergrund.$B$404]-[normal.B291])^2/['Ohne Sample'.B284]^4*[Fehler.$C$18]^2)" office:value-type="float" office:value="0.0210020392228848">
            <text:p>0,0210020392</text:p>
          </table:table-cell>
          <table:table-cell table:formula="of:=([normal.C291]-[Untergrund.$C$404])/['Ohne Sample'.C284]" office:value-type="float" office:value="-0.336051000935847">
            <text:p>-0,3360510009</text:p>
          </table:table-cell>
        </table:table-row>
        <table:table-row table:style-name="ro2">
          <table:table-cell table:formula="of:=([normal.B292]-[Untergrund.$B$404])/['Ohne Sample'.B285]" office:value-type="float" office:value="0.487658664727">
            <text:p>0,4876586647</text:p>
          </table:table-cell>
          <table:table-cell table:formula="of:=SQRT(([Fehler.$C$18]/['Ohne Sample'.B285]^2)+([Untergrund.$B$405]/['Ohne Sample'.B285]^2)+([Untergrund.$B$404]-[normal.B292])^2/['Ohne Sample'.B285]^4*[Fehler.$C$18]^2)" office:value-type="float" office:value="0.0230124107094868">
            <text:p>0,0230124107</text:p>
          </table:table-cell>
          <table:table-cell table:formula="of:=([normal.C292]-[Untergrund.$C$404])/['Ohne Sample'.C285]" office:value-type="float" office:value="-0.168025697057955">
            <text:p>-0,1680256971</text:p>
          </table:table-cell>
        </table:table-row>
        <table:table-row table:style-name="ro2">
          <table:table-cell table:formula="of:=([normal.B293]-[Untergrund.$B$404])/['Ohne Sample'.B286]" office:value-type="float" office:value="0.452821768965689">
            <text:p>0,452821769</text:p>
          </table:table-cell>
          <table:table-cell table:formula="of:=SQRT(([Fehler.$C$18]/['Ohne Sample'.B286]^2)+([Untergrund.$B$405]/['Ohne Sample'.B286]^2)+([Untergrund.$B$404]-[normal.B293])^2/['Ohne Sample'.B286]^4*[Fehler.$C$18]^2)" office:value-type="float" office:value="0.023425429019785">
            <text:p>0,023425429</text:p>
          </table:table-cell>
          <table:table-cell table:formula="of:=([normal.C293]-[Untergrund.$C$404])/['Ohne Sample'.C286]" office:value-type="float" office:value="0.0498184800914327">
            <text:p>0,0498184801</text:p>
          </table:table-cell>
        </table:table-row>
        <table:table-row table:style-name="ro2">
          <table:table-cell table:formula="of:=([normal.B294]-[Untergrund.$B$404])/['Ohne Sample'.B287]" office:value-type="float" office:value="0.351021657899538">
            <text:p>0,3510216579</text:p>
          </table:table-cell>
          <table:table-cell table:formula="of:=SQRT(([Fehler.$C$18]/['Ohne Sample'.B287]^2)+([Untergrund.$B$405]/['Ohne Sample'.B287]^2)+([Untergrund.$B$404]-[normal.B294])^2/['Ohne Sample'.B287]^4*[Fehler.$C$18]^2)" office:value-type="float" office:value="0.023305849504415">
            <text:p>0,0233058495</text:p>
          </table:table-cell>
          <table:table-cell table:formula="of:=([normal.C294]-[Untergrund.$C$404])/['Ohne Sample'.C287]" office:value-type="float" office:value="0.107939892860003">
            <text:p>0,1079398929</text:p>
          </table:table-cell>
        </table:table-row>
        <table:table-row table:style-name="ro2">
          <table:table-cell table:formula="of:=([normal.B295]-[Untergrund.$B$404])/['Ohne Sample'.B288]" office:value-type="float" office:value="0.421265775564997">
            <text:p>0,4212657756</text:p>
          </table:table-cell>
          <table:table-cell table:formula="of:=SQRT(([Fehler.$C$18]/['Ohne Sample'.B288]^2)+([Untergrund.$B$405]/['Ohne Sample'.B288]^2)+([Untergrund.$B$404]-[normal.B295])^2/['Ohne Sample'.B288]^4*[Fehler.$C$18]^2)" office:value-type="float" office:value="0.0262526124222402">
            <text:p>0,0262526124</text:p>
          </table:table-cell>
          <table:table-cell table:formula="of:=([normal.C295]-[Untergrund.$C$404])/['Ohne Sample'.C288]" office:value-type="float" office:value="-0.039151084312375">
            <text:p>-0,0391510843</text:p>
          </table:table-cell>
        </table:table-row>
        <table:table-row table:style-name="ro2">
          <table:table-cell table:formula="of:=([normal.B296]-[Untergrund.$B$404])/['Ohne Sample'.B289]" office:value-type="float" office:value="0.364046319934323">
            <text:p>0,3640463199</text:p>
          </table:table-cell>
          <table:table-cell table:formula="of:=SQRT(([Fehler.$C$18]/['Ohne Sample'.B289]^2)+([Untergrund.$B$405]/['Ohne Sample'.B289]^2)+([Untergrund.$B$404]-[normal.B296])^2/['Ohne Sample'.B289]^4*[Fehler.$C$18]^2)" office:value-type="float" office:value="0.025662628575191">
            <text:p>0,0256626286</text:p>
          </table:table-cell>
          <table:table-cell table:formula="of:=([normal.C296]-[Untergrund.$C$404])/['Ohne Sample'.C289]" office:value-type="float" office:value="-0.535235156880318">
            <text:p>-0,5352351569</text:p>
          </table:table-cell>
        </table:table-row>
        <table:table-row table:style-name="ro2">
          <table:table-cell table:formula="of:=([normal.B297]-[Untergrund.$B$404])/['Ohne Sample'.B290]" office:value-type="float" office:value="0.330436113849508">
            <text:p>0,3304361138</text:p>
          </table:table-cell>
          <table:table-cell table:formula="of:=SQRT(([Fehler.$C$18]/['Ohne Sample'.B290]^2)+([Untergrund.$B$405]/['Ohne Sample'.B290]^2)+([Untergrund.$B$404]-[normal.B297])^2/['Ohne Sample'.B290]^4*[Fehler.$C$18]^2)" office:value-type="float" office:value="0.0248257848857904">
            <text:p>0,0248257849</text:p>
          </table:table-cell>
          <table:table-cell table:formula="of:=([normal.C297]-[Untergrund.$C$404])/['Ohne Sample'.C290]" office:value-type="float" office:value="-0.594705729867021">
            <text:p>-0,5947057299</text:p>
          </table:table-cell>
        </table:table-row>
        <table:table-row table:style-name="ro2">
          <table:table-cell table:formula="of:=([normal.B298]-[Untergrund.$B$404])/['Ohne Sample'.B291]" office:value-type="float" office:value="0.36083231423329">
            <text:p>0,3608323142</text:p>
          </table:table-cell>
          <table:table-cell table:formula="of:=SQRT(([Fehler.$C$18]/['Ohne Sample'.B291]^2)+([Untergrund.$B$405]/['Ohne Sample'.B291]^2)+([Untergrund.$B$404]-[normal.B298])^2/['Ohne Sample'.B291]^4*[Fehler.$C$18]^2)" office:value-type="float" office:value="0.0271094809513278">
            <text:p>0,027109481</text:p>
          </table:table-cell>
          <table:table-cell table:formula="of:=([normal.C298]-[Untergrund.$C$404])/['Ohne Sample'.C291]" office:value-type="float" office:value="-0.892057377140993">
            <text:p>-0,8920573771</text:p>
          </table:table-cell>
        </table:table-row>
        <table:table-row table:style-name="ro2">
          <table:table-cell table:formula="of:=([normal.B299]-[Untergrund.$B$404])/['Ohne Sample'.B292]" office:value-type="float" office:value="0.323031787565512">
            <text:p>0,3230317876</text:p>
          </table:table-cell>
          <table:table-cell table:formula="of:=SQRT(([Fehler.$C$18]/['Ohne Sample'.B292]^2)+([Untergrund.$B$405]/['Ohne Sample'.B292]^2)+([Untergrund.$B$404]-[normal.B299])^2/['Ohne Sample'.B292]^4*[Fehler.$C$18]^2)" office:value-type="float" office:value="0.0276845072741192">
            <text:p>0,0276845073</text:p>
          </table:table-cell>
          <table:table-cell table:formula="of:=([normal.C299]-[Untergrund.$C$404])/['Ohne Sample'.C292]" office:value-type="float" office:value="-0.411719351446399">
            <text:p>-0,4117193514</text:p>
          </table:table-cell>
        </table:table-row>
        <table:table-row table:style-name="ro2">
          <table:table-cell table:formula="of:=([normal.B300]-[Untergrund.$B$404])/['Ohne Sample'.B293]" office:value-type="float" office:value="0.45200163298873">
            <text:p>0,452001633</text:p>
          </table:table-cell>
          <table:table-cell table:formula="of:=SQRT(([Fehler.$C$18]/['Ohne Sample'.B293]^2)+([Untergrund.$B$405]/['Ohne Sample'.B293]^2)+([Untergrund.$B$404]-[normal.B300])^2/['Ohne Sample'.B293]^4*[Fehler.$C$18]^2)" office:value-type="float" office:value="0.03045305699082">
            <text:p>0,030453057</text:p>
          </table:table-cell>
          <table:table-cell table:formula="of:=([normal.C300]-[Untergrund.$C$404])/['Ohne Sample'.C293]" office:value-type="float" office:value="-0.112696646567615">
            <text:p>-0,1126966466</text:p>
          </table:table-cell>
        </table:table-row>
        <table:table-row table:style-name="ro2">
          <table:table-cell table:formula="of:=([normal.B301]-[Untergrund.$B$404])/['Ohne Sample'.B294]" office:value-type="float" office:value="0.288637755388122">
            <text:p>0,2886377554</text:p>
          </table:table-cell>
          <table:table-cell table:formula="of:=SQRT(([Fehler.$C$18]/['Ohne Sample'.B294]^2)+([Untergrund.$B$405]/['Ohne Sample'.B294]^2)+([Untergrund.$B$404]-[normal.B301])^2/['Ohne Sample'.B294]^4*[Fehler.$C$18]^2)" office:value-type="float" office:value="0.0259542078129204">
            <text:p>0,0259542078</text:p>
          </table:table-cell>
          <table:table-cell table:formula="of:=([normal.C301]-[Untergrund.$C$404])/['Ohne Sample'.C294]" office:value-type="float" office:value="-0.392059424640246">
            <text:p>-0,3920594246</text:p>
          </table:table-cell>
        </table:table-row>
        <table:table-row table:style-name="ro2">
          <table:table-cell table:formula="of:=([normal.B302]-[Untergrund.$B$404])/['Ohne Sample'.B295]" office:value-type="float" office:value="0.371540345756226">
            <text:p>0,3715403458</text:p>
          </table:table-cell>
          <table:table-cell table:formula="of:=SQRT(([Fehler.$C$18]/['Ohne Sample'.B295]^2)+([Untergrund.$B$405]/['Ohne Sample'.B295]^2)+([Untergrund.$B$404]-[normal.B302])^2/['Ohne Sample'.B295]^4*[Fehler.$C$18]^2)" office:value-type="float" office:value="0.0351380669635677">
            <text:p>0,035138067</text:p>
          </table:table-cell>
          <table:table-cell table:formula="of:=([normal.C302]-[Untergrund.$C$404])/['Ohne Sample'.C295]" office:value-type="float" office:value="-0.261373306534597">
            <text:p>-0,2613733065</text:p>
          </table:table-cell>
        </table:table-row>
        <table:table-row table:style-name="ro2">
          <table:table-cell table:formula="of:=([normal.B303]-[Untergrund.$B$404])/['Ohne Sample'.B296]" office:value-type="float" office:value="0.334341471307996">
            <text:p>0,3343414713</text:p>
          </table:table-cell>
          <table:table-cell table:formula="of:=SQRT(([Fehler.$C$18]/['Ohne Sample'.B296]^2)+([Untergrund.$B$405]/['Ohne Sample'.B296]^2)+([Untergrund.$B$404]-[normal.B303])^2/['Ohne Sample'.B296]^4*[Fehler.$C$18]^2)" office:value-type="float" office:value="0.0344750551294265">
            <text:p>0,0344750551</text:p>
          </table:table-cell>
          <table:table-cell table:formula="of:=([normal.C303]-[Untergrund.$C$404])/['Ohne Sample'.C296]" office:value-type="float" office:value="0.25820223562159">
            <text:p>0,2582022356</text:p>
          </table:table-cell>
        </table:table-row>
        <table:table-row table:style-name="ro2">
          <table:table-cell table:formula="of:=([normal.B304]-[Untergrund.$B$404])/['Ohne Sample'.B297]" office:value-type="float" office:value="0.304134594201243">
            <text:p>0,3041345942</text:p>
          </table:table-cell>
          <table:table-cell table:formula="of:=SQRT(([Fehler.$C$18]/['Ohne Sample'.B297]^2)+([Untergrund.$B$405]/['Ohne Sample'.B297]^2)+([Untergrund.$B$404]-[normal.B304])^2/['Ohne Sample'.B297]^4*[Fehler.$C$18]^2)" office:value-type="float" office:value="0.037751586278232">
            <text:p>0,0377515863</text:p>
          </table:table-cell>
          <table:table-cell table:formula="of:=([normal.C304]-[Untergrund.$C$404])/['Ohne Sample'.C297]" office:value-type="float" office:value="-0.196029979900948">
            <text:p>-0,1960299799</text:p>
          </table:table-cell>
        </table:table-row>
        <table:table-row table:style-name="ro2">
          <table:table-cell table:formula="of:=([normal.B305]-[Untergrund.$B$404])/['Ohne Sample'.B298]" office:value-type="float" office:value="0.26584597447202">
            <text:p>0,2658459745</text:p>
          </table:table-cell>
          <table:table-cell table:formula="of:=SQRT(([Fehler.$C$18]/['Ohne Sample'.B298]^2)+([Untergrund.$B$405]/['Ohne Sample'.B298]^2)+([Untergrund.$B$404]-[normal.B305])^2/['Ohne Sample'.B298]^4*[Fehler.$C$18]^2)" office:value-type="float" office:value="0.0375962032736702">
            <text:p>0,0375962033</text:p>
          </table:table-cell>
          <table:table-cell table:formula="of:=([normal.C305]-[Untergrund.$C$404])/['Ohne Sample'.C298]" office:value-type="float" office:value="-0.725390937974244">
            <text:p>-0,725390938</text:p>
          </table:table-cell>
        </table:table-row>
        <table:table-row table:style-name="ro2">
          <table:table-cell table:formula="of:=([normal.B306]-[Untergrund.$B$404])/['Ohne Sample'.B299]" office:value-type="float" office:value="0.316910974863289">
            <text:p>0,3169109749</text:p>
          </table:table-cell>
          <table:table-cell table:formula="of:=SQRT(([Fehler.$C$18]/['Ohne Sample'.B299]^2)+([Untergrund.$B$405]/['Ohne Sample'.B299]^2)+([Untergrund.$B$404]-[normal.B306])^2/['Ohne Sample'.B299]^4*[Fehler.$C$18]^2)" office:value-type="float" office:value="0.044134716119471">
            <text:p>0,0441347161</text:p>
          </table:table-cell>
          <table:table-cell table:formula="of:=([normal.C306]-[Untergrund.$C$404])/['Ohne Sample'.C299]" office:value-type="float" office:value="-0.486577415345744">
            <text:p>-0,4865774153</text:p>
          </table:table-cell>
        </table:table-row>
        <table:table-row table:style-name="ro2">
          <table:table-cell table:formula="of:=([normal.B307]-[Untergrund.$B$404])/['Ohne Sample'.B300]" office:value-type="float" office:value="0.19176758762717">
            <text:p>0,1917675876</text:p>
          </table:table-cell>
          <table:table-cell table:formula="of:=SQRT(([Fehler.$C$18]/['Ohne Sample'.B300]^2)+([Untergrund.$B$405]/['Ohne Sample'.B300]^2)+([Untergrund.$B$404]-[normal.B307])^2/['Ohne Sample'.B300]^4*[Fehler.$C$18]^2)" office:value-type="float" office:value="0.0537403960237428">
            <text:p>0,053740396</text:p>
          </table:table-cell>
          <table:table-cell table:formula="of:=([normal.C307]-[Untergrund.$C$404])/['Ohne Sample'.C300]" office:value-type="float" office:value="-0.314844209929599">
            <text:p>-0,3148442099</text:p>
          </table:table-cell>
        </table:table-row>
        <table:table-row table:style-name="ro2">
          <table:table-cell table:formula="of:=([normal.B308]-[Untergrund.$B$404])/['Ohne Sample'.B301]" office:value-type="float" office:value="0.377781121618133">
            <text:p>0,3777811216</text:p>
          </table:table-cell>
          <table:table-cell table:formula="of:=SQRT(([Fehler.$C$18]/['Ohne Sample'.B301]^2)+([Untergrund.$B$405]/['Ohne Sample'.B301]^2)+([Untergrund.$B$404]-[normal.B308])^2/['Ohne Sample'.B301]^4*[Fehler.$C$18]^2)" office:value-type="float" office:value="0.0534263087711418">
            <text:p>0,0534263088</text:p>
          </table:table-cell>
          <table:table-cell table:formula="of:=([normal.C308]-[Untergrund.$C$404])/['Ohne Sample'.C301]" office:value-type="float" office:value="-0.594705729867021">
            <text:p>-0,5947057299</text:p>
          </table:table-cell>
        </table:table-row>
        <table:table-row table:style-name="ro2">
          <table:table-cell table:formula="of:=([normal.B309]-[Untergrund.$B$404])/['Ohne Sample'.B302]" office:value-type="float" office:value="0.337503970810422">
            <text:p>0,3375039708</text:p>
          </table:table-cell>
          <table:table-cell table:formula="of:=SQRT(([Fehler.$C$18]/['Ohne Sample'.B302]^2)+([Untergrund.$B$405]/['Ohne Sample'.B302]^2)+([Untergrund.$B$404]-[normal.B309])^2/['Ohne Sample'.B302]^4*[Fehler.$C$18]^2)" office:value-type="float" office:value="0.0634436822260268">
            <text:p>0,0634436822</text:p>
          </table:table-cell>
          <table:table-cell table:formula="of:=([normal.C309]-[Untergrund.$C$404])/['Ohne Sample'.C302]" office:value-type="float" office:value="-0.544043389135422">
            <text:p>-0,5440433891</text:p>
          </table:table-cell>
        </table:table-row>
        <table:table-row table:style-name="ro2">
          <table:table-cell table:formula="of:=([normal.B310]-[Untergrund.$B$404])/['Ohne Sample'.B303]" office:value-type="float" office:value="0.268804574373606">
            <text:p>0,2688045744</text:p>
          </table:table-cell>
          <table:table-cell table:formula="of:=SQRT(([Fehler.$C$18]/['Ohne Sample'.B303]^2)+([Untergrund.$B$405]/['Ohne Sample'.B303]^2)+([Untergrund.$B$404]-[normal.B310])^2/['Ohne Sample'.B303]^4*[Fehler.$C$18]^2)" office:value-type="float" office:value="0.0730870229236723">
            <text:p>0,0730870229</text:p>
          </table:table-cell>
          <table:table-cell table:formula="of:=([normal.C310]-[Untergrund.$C$404])/['Ohne Sample'.C303]" office:value-type="float" office:value="0.0498184800914327">
            <text:p>0,0498184801</text:p>
          </table:table-cell>
        </table:table-row>
        <table:table-row table:style-name="ro2">
          <table:table-cell table:formula="of:=([normal.B311]-[Untergrund.$B$404])/['Ohne Sample'.B304]" office:value-type="float" office:value="0.390555683438589">
            <text:p>0,3905556834</text:p>
          </table:table-cell>
          <table:table-cell table:formula="of:=SQRT(([Fehler.$C$18]/['Ohne Sample'.B304]^2)+([Untergrund.$B$405]/['Ohne Sample'.B304]^2)+([Untergrund.$B$404]-[normal.B311])^2/['Ohne Sample'.B304]^4*[Fehler.$C$18]^2)" office:value-type="float" office:value="0.0719362339837765">
            <text:p>0,071936234</text:p>
          </table:table-cell>
          <table:table-cell table:formula="of:=([normal.C311]-[Untergrund.$C$404])/['Ohne Sample'.C304]" office:value-type="float" office:value="0.403402874370616">
            <text:p>0,4034028744</text:p>
          </table:table-cell>
        </table:table-row>
        <table:table-row table:style-name="ro2">
          <table:table-cell table:formula="of:=([normal.B312]-[Untergrund.$B$404])/['Ohne Sample'.B305]" office:value-type="float" office:value="0.186017411864468">
            <text:p>0,1860174119</text:p>
          </table:table-cell>
          <table:table-cell table:formula="of:=SQRT(([Fehler.$C$18]/['Ohne Sample'.B305]^2)+([Untergrund.$B$405]/['Ohne Sample'.B305]^2)+([Untergrund.$B$404]-[normal.B312])^2/['Ohne Sample'.B305]^4*[Fehler.$C$18]^2)" office:value-type="float" office:value="0.0638871795708894">
            <text:p>0,0638871796</text:p>
          </table:table-cell>
          <table:table-cell table:formula="of:=([normal.C312]-[Untergrund.$C$404])/['Ohne Sample'.C305]" office:value-type="float" office:value="-0.558724498807494">
            <text:p>-0,5587244988</text:p>
          </table:table-cell>
        </table:table-row>
        <table:table-row table:style-name="ro2">
          <table:table-cell table:formula="of:=([normal.B313]-[Untergrund.$B$404])/['Ohne Sample'.B306]" office:value-type="float" office:value="0.22000376843553">
            <text:p>0,2200037684</text:p>
          </table:table-cell>
          <table:table-cell table:formula="of:=SQRT(([Fehler.$C$18]/['Ohne Sample'.B306]^2)+([Untergrund.$B$405]/['Ohne Sample'.B306]^2)+([Untergrund.$B$404]-[normal.B313])^2/['Ohne Sample'.B306]^4*[Fehler.$C$18]^2)" office:value-type="float" office:value="0.0702759290643982">
            <text:p>0,0702759291</text:p>
          </table:table-cell>
          <table:table-cell table:formula="of:=([normal.C313]-[Untergrund.$C$404])/['Ohne Sample'.C306]" office:value-type="float" office:value="-0.135235975881138">
            <text:p>-0,1352359759</text:p>
          </table:table-cell>
        </table:table-row>
        <table:table-row table:style-name="ro2">
          <table:table-cell table:formula="of:=([normal.B314]-[Untergrund.$B$404])/['Ohne Sample'.B307]" office:value-type="float" office:value="0.124803919172951">
            <text:p>0,1248039192</text:p>
          </table:table-cell>
          <table:table-cell table:formula="of:=SQRT(([Fehler.$C$18]/['Ohne Sample'.B307]^2)+([Untergrund.$B$405]/['Ohne Sample'.B307]^2)+([Untergrund.$B$404]-[normal.B314])^2/['Ohne Sample'.B307]^4*[Fehler.$C$18]^2)" office:value-type="float" office:value="0.0730868882070067">
            <text:p>0,0730868882</text:p>
          </table:table-cell>
          <table:table-cell table:formula="of:=([normal.C314]-[Untergrund.$C$404])/['Ohne Sample'.C307]" office:value-type="float" office:value="-0.334521973050199">
            <text:p>-0,3345219731</text:p>
          </table:table-cell>
        </table:table-row>
        <table:table-row table:style-name="ro2">
          <table:table-cell table:formula="of:=([normal.B315]-[Untergrund.$B$404])/['Ohne Sample'.B308]" office:value-type="float" office:value="0.260530077609874">
            <text:p>0,2605300776</text:p>
          </table:table-cell>
          <table:table-cell table:formula="of:=SQRT(([Fehler.$C$18]/['Ohne Sample'.B308]^2)+([Untergrund.$B$405]/['Ohne Sample'.B308]^2)+([Untergrund.$B$404]-[normal.B315])^2/['Ohne Sample'.B308]^4*[Fehler.$C$18]^2)" office:value-type="float" office:value="0.0601044510800622">
            <text:p>0,0601044511</text:p>
          </table:table-cell>
          <table:table-cell table:formula="of:=([normal.C315]-[Untergrund.$C$404])/['Ohne Sample'.C308]" office:value-type="float" office:value="-0.635235156880318">
            <text:p>-0,6352351569</text:p>
          </table:table-cell>
        </table:table-row>
        <table:table-row table:style-name="ro2">
          <table:table-cell table:formula="of:=([normal.B316]-[Untergrund.$B$404])/['Ohne Sample'.B309]" office:value-type="float" office:value="0.398295485441887">
            <text:p>0,3982954854</text:p>
          </table:table-cell>
          <table:table-cell table:formula="of:=SQRT(([Fehler.$C$18]/['Ohne Sample'.B309]^2)+([Untergrund.$B$405]/['Ohne Sample'.B309]^2)+([Untergrund.$B$404]-[normal.B316])^2/['Ohne Sample'.B309]^4*[Fehler.$C$18]^2)" office:value-type="float" office:value="0.0780846455546279">
            <text:p>0,0780846456</text:p>
          </table:table-cell>
          <table:table-cell table:formula="of:=([normal.C316]-[Untergrund.$C$404])/['Ohne Sample'.C309]" office:value-type="float" office:value="-0.892057377140993">
            <text:p>-0,8920573771</text:p>
          </table:table-cell>
        </table:table-row>
        <table:table-row table:style-name="ro2">
          <table:table-cell table:formula="of:=([normal.B317]-[Untergrund.$B$404])/['Ohne Sample'.B310]" office:value-type="float" office:value="0.186307871753273">
            <text:p>0,1863078718</text:p>
          </table:table-cell>
          <table:table-cell table:formula="of:=SQRT(([Fehler.$C$18]/['Ohne Sample'.B310]^2)+([Untergrund.$B$405]/['Ohne Sample'.B310]^2)+([Untergrund.$B$404]-[normal.B317])^2/['Ohne Sample'.B310]^4*[Fehler.$C$18]^2)" office:value-type="float" office:value="0.125148718644889">
            <text:p>0,1251487186</text:p>
          </table:table-cell>
          <table:table-cell table:formula="of:=([normal.C317]-[Untergrund.$C$404])/['Ohne Sample'.C310]" office:value-type="float" office:value="-0.435235156880318">
            <text:p>-0,4352351569</text:p>
          </table:table-cell>
        </table:table-row>
        <table:table-row table:style-name="ro2">
          <table:table-cell table:formula="of:=([normal.B318]-[Untergrund.$B$404])/['Ohne Sample'.B311]" office:value-type="float" office:value="0.256148577509288">
            <text:p>0,2561485775</text:p>
          </table:table-cell>
          <table:table-cell table:formula="of:=SQRT(([Fehler.$C$18]/['Ohne Sample'.B311]^2)+([Untergrund.$B$405]/['Ohne Sample'.B311]^2)+([Untergrund.$B$404]-[normal.B318])^2/['Ohne Sample'.B311]^4*[Fehler.$C$18]^2)" office:value-type="float" office:value="0.160278294118978">
            <text:p>0,1602782941</text:p>
          </table:table-cell>
          <table:table-cell table:formula="of:=([normal.C318]-[Untergrund.$C$404])/['Ohne Sample'.C311]" office:value-type="float" office:value="-0.229071135200168">
            <text:p>-0,2290711352</text:p>
          </table:table-cell>
        </table:table-row>
        <table:table-row table:style-name="ro2">
          <table:table-cell table:formula="of:=([normal.B319]-[Untergrund.$B$404])/['Ohne Sample'.B312]" office:value-type="float" office:value="0.43200909030078">
            <text:p>0,4320090903</text:p>
          </table:table-cell>
          <table:table-cell table:formula="of:=SQRT(([Fehler.$C$18]/['Ohne Sample'.B312]^2)+([Untergrund.$B$405]/['Ohne Sample'.B312]^2)+([Untergrund.$B$404]-[normal.B319])^2/['Ohne Sample'.B312]^4*[Fehler.$C$18]^2)" office:value-type="float" office:value="0.182717937636552">
            <text:p>0,1827179376</text:p>
          </table:table-cell>
          <table:table-cell table:formula="of:=([normal.C319]-[Untergrund.$C$404])/['Ohne Sample'.C312]" office:value-type="float" office:value="-0.261373306534597">
            <text:p>-0,2613733065</text:p>
          </table:table-cell>
        </table:table-row>
        <table:table-row table:style-name="ro2">
          <table:table-cell table:formula="of:=([normal.B320]-[Untergrund.$B$404])/['Ohne Sample'.B313]" office:value-type="float" office:value="0.960048989661889">
            <text:p>0,9600489897</text:p>
          </table:table-cell>
          <table:table-cell table:formula="of:=SQRT(([Fehler.$C$18]/['Ohne Sample'.B313]^2)+([Untergrund.$B$405]/['Ohne Sample'.B313]^2)+([Untergrund.$B$404]-[normal.B320])^2/['Ohne Sample'.B313]^4*[Fehler.$C$18]^2)" office:value-type="float" office:value="0.913613022967777">
            <text:p>0,913613023</text:p>
          </table:table-cell>
          <table:table-cell table:formula="of:=([normal.C320]-[Untergrund.$C$404])/['Ohne Sample'.C313]" office:value-type="float" office:value="0.774605649527001">
            <text:p>0,7746056495</text:p>
          </table:table-cell>
        </table:table-row>
        <table:table-row table:style-name="ro2">
          <table:table-cell table:formula="of:=([normal.B321]-[Untergrund.$B$404])/['Ohne Sample'.B314]" office:value-type="float" office:value="-0.399916439675666">
            <text:p>-0,3999164397</text:p>
          </table:table-cell>
          <table:table-cell table:formula="of:=SQRT(([Fehler.$C$18]/['Ohne Sample'.B314]^2)+([Untergrund.$B$405]/['Ohne Sample'.B314]^2)+([Untergrund.$B$404]-[normal.B321])^2/['Ohne Sample'.B314]^4*[Fehler.$C$18]^2)" office:value-type="float" office:value="1.52264857396547">
            <text:p>1,522648574</text:p>
          </table:table-cell>
          <table:table-cell table:formula="of:=([normal.C321]-[Untergrund.$C$404])/['Ohne Sample'.C314]" office:value-type="float" office:value="-0.196029979900948">
            <text:p>-0,1960299799</text:p>
          </table:table-cell>
        </table:table-row>
        <table:table-row table:style-name="ro2">
          <table:table-cell table:formula="of:=([normal.B322]-[Untergrund.$B$404])/['Ohne Sample'.B315]" office:value-type="float" office:value="-0.0378243760371058">
            <text:p>-0,037824376</text:p>
          </table:table-cell>
          <table:table-cell table:formula="of:=SQRT(([Fehler.$C$18]/['Ohne Sample'.B315]^2)+([Untergrund.$B$405]/['Ohne Sample'.B315]^2)+([Untergrund.$B$404]-[normal.B322])^2/['Ohne Sample'.B315]^4*[Fehler.$C$18]^2)" office:value-type="float" office:value="0.246915049278226">
            <text:p>0,2469150493</text:p>
          </table:table-cell>
          <table:table-cell table:formula="of:=([normal.C322]-[Untergrund.$C$404])/['Ohne Sample'.C315]" office:value-type="float" office:value="-0.180950750677798">
            <text:p>-0,1809507507</text:p>
          </table:table-cell>
        </table:table-row>
        <table:table-row table:style-name="ro2">
          <table:table-cell table:formula="of:=([normal.B323]-[Untergrund.$B$404])/['Ohne Sample'.B316]" office:value-type="float" office:value="-0.424937304141614">
            <text:p>-0,4249373041</text:p>
          </table:table-cell>
          <table:table-cell table:formula="of:=SQRT(([Fehler.$C$18]/['Ohne Sample'.B316]^2)+([Untergrund.$B$405]/['Ohne Sample'.B316]^2)+([Untergrund.$B$404]-[normal.B323])^2/['Ohne Sample'.B316]^4*[Fehler.$C$18]^2)" office:value-type="float" office:value="1.14198758663689">
            <text:p>1,1419875866</text:p>
          </table:table-cell>
          <table:table-cell table:formula="of:=([normal.C323]-[Untergrund.$C$404])/['Ohne Sample'.C316]" office:value-type="float" office:value="-1.05872381630774">
            <text:p>-1,0587238163</text:p>
          </table:table-cell>
        </table:table-row>
        <table:table-row table:style-name="ro2">
          <table:table-cell table:formula="of:=([normal.B324]-[Untergrund.$B$404])/['Ohne Sample'.B317]" office:value-type="float" office:value="-0.479899596598257">
            <text:p>-0,4798995966</text:p>
          </table:table-cell>
          <table:table-cell table:formula="of:=SQRT(([Fehler.$C$18]/['Ohne Sample'.B317]^2)+([Untergrund.$B$405]/['Ohne Sample'.B317]^2)+([Untergrund.$B$404]-[normal.B324])^2/['Ohne Sample'.B317]^4*[Fehler.$C$18]^2)" office:value-type="float" office:value="1.82718197132243">
            <text:p>1,8271819713</text:p>
          </table:table-cell>
          <table:table-cell table:formula="of:=([normal.C324]-[Untergrund.$C$404])/['Ohne Sample'.C317]" office:value-type="float" office:value="-0.621763782364674">
            <text:p>-0,6217637824</text:p>
          </table:table-cell>
        </table:table-row>
        <table:table-row table:style-name="ro2">
          <table:table-cell table:formula="of:=([normal.B325]-[Untergrund.$B$404])/['Ohne Sample'.B318]" office:value-type="float" office:value="-0.126289574388048">
            <text:p>-0,1262895744</text:p>
          </table:table-cell>
          <table:table-cell table:formula="of:=SQRT(([Fehler.$C$18]/['Ohne Sample'.B318]^2)+([Untergrund.$B$405]/['Ohne Sample'.B318]^2)+([Untergrund.$B$404]-[normal.B325])^2/['Ohne Sample'.B318]^4*[Fehler.$C$18]^2)" office:value-type="float" office:value="0.480834796668714">
            <text:p>0,4808347967</text:p>
          </table:table-cell>
          <table:table-cell table:formula="of:=([normal.C325]-[Untergrund.$C$404])/['Ohne Sample'.C318]" office:value-type="float" office:value="-0.256020680517834">
            <text:p>-0,2560206805</text:p>
          </table:table-cell>
        </table:table-row>
        <table:table-row table:style-name="ro2">
          <table:table-cell table:formula="of:=([normal.B326]-[Untergrund.$B$404])/['Ohne Sample'.B319]" office:value-type="float" office:value="0.0920096472204251">
            <text:p>0,0920096472</text:p>
          </table:table-cell>
          <table:table-cell table:formula="of:=SQRT(([Fehler.$C$18]/['Ohne Sample'.B319]^2)+([Untergrund.$B$405]/['Ohne Sample'.B319]^2)+([Untergrund.$B$404]-[normal.B326])^2/['Ohne Sample'.B319]^4*[Fehler.$C$18]^2)" office:value-type="float" office:value="0.182716878977885">
            <text:p>0,182716879</text:p>
          </table:table-cell>
          <table:table-cell table:formula="of:=([normal.C326]-[Untergrund.$C$404])/['Ohne Sample'.C319]" office:value-type="float" office:value="0.183071137909847">
            <text:p>0,1830711379</text:p>
          </table:table-cell>
        </table:table-row>
        <table:table-row table:style-name="ro2">
          <table:table-cell table:formula="of:=([normal.B327]-[Untergrund.$B$404])/['Ohne Sample'.B320]" office:value-type="float" office:value="-0.0856964969061755">
            <text:p>-0,0856964969</text:p>
          </table:table-cell>
          <table:table-cell table:formula="of:=SQRT(([Fehler.$C$18]/['Ohne Sample'.B320]^2)+([Untergrund.$B$405]/['Ohne Sample'.B320]^2)+([Untergrund.$B$404]-[normal.B327])^2/['Ohne Sample'.B320]^4*[Fehler.$C$18]^2)" office:value-type="float" office:value="0.326280663575329">
            <text:p>0,3262806636</text:p>
          </table:table-cell>
          <table:table-cell table:formula="of:=([normal.C327]-[Untergrund.$C$404])/['Ohne Sample'.C320]" office:value-type="float" office:value="0.107939892860003">
            <text:p>0,1079398929</text:p>
          </table:table-cell>
        </table:table-row>
        <table:table-row table:style-name="ro2">
          <table:table-cell table:formula="of:=([normal.B328]-[Untergrund.$B$404])/['Ohne Sample'.B321]" office:value-type="float" office:value="-0.119975095668646">
            <text:p>-0,1199750957</text:p>
          </table:table-cell>
          <table:table-cell table:formula="of:=SQRT(([Fehler.$C$18]/['Ohne Sample'.B321]^2)+([Untergrund.$B$405]/['Ohne Sample'.B321]^2)+([Untergrund.$B$404]-[normal.B328])^2/['Ohne Sample'.B321]^4*[Fehler.$C$18]^2)" office:value-type="float" office:value="0.456793033735254">
            <text:p>0,4567930337</text:p>
          </table:table-cell>
          <table:table-cell table:formula="of:=([normal.C328]-[Untergrund.$C$404])/['Ohne Sample'.C321]" office:value-type="float" office:value="-0.235235975881138">
            <text:p>-0,2352359759</text:p>
          </table:table-cell>
        </table:table-row>
        <table:table-row table:style-name="ro2">
          <table:table-cell table:formula="of:=([normal.B329]-[Untergrund.$B$404])/['Ohne Sample'.B322]" office:value-type="float" office:value="-0.0461441948876841">
            <text:p>-0,0461441949</text:p>
          </table:table-cell>
          <table:table-cell table:formula="of:=SQRT(([Fehler.$C$18]/['Ohne Sample'.B322]^2)+([Untergrund.$B$405]/['Ohne Sample'.B322]^2)+([Untergrund.$B$404]-[normal.B329])^2/['Ohne Sample'.B322]^4*[Fehler.$C$18]^2)" office:value-type="float" office:value="0.175689281574674">
            <text:p>0,1756892816</text:p>
          </table:table-cell>
          <table:table-cell table:formula="of:=([normal.C329]-[Untergrund.$C$404])/['Ohne Sample'.C322]" office:value-type="float" office:value="-0.446029297400265">
            <text:p>-0,4460292974</text:p>
          </table:table-cell>
        </table:table-row>
        <table:table-row table:style-name="ro2">
          <table:table-cell table:formula="of:=([normal.B330]-[Untergrund.$B$404])/['Ohne Sample'.B323]" office:value-type="float" office:value="0.164720291077026">
            <text:p>0,1647202911</text:p>
          </table:table-cell>
          <table:table-cell table:formula="of:=SQRT(([Fehler.$C$18]/['Ohne Sample'.B323]^2)+([Untergrund.$B$405]/['Ohne Sample'.B323]^2)+([Untergrund.$B$404]-[normal.B330])^2/['Ohne Sample'.B323]^4*[Fehler.$C$18]^2)" office:value-type="float" office:value="0.268701895864372">
            <text:p>0,2687018959</text:p>
          </table:table-cell>
          <table:table-cell table:formula="of:=([normal.C330]-[Untergrund.$C$404])/['Ohne Sample'.C323]" office:value-type="float" office:value="-0.594705729867021">
            <text:p>-0,5947057299</text:p>
          </table:table-cell>
        </table:table-row>
        <table:table-row table:style-name="ro2">
          <table:table-cell table:formula="of:=([normal.B331]-[Untergrund.$B$404])/['Ohne Sample'.B324]" office:value-type="float" office:value="-0.279899924198048">
            <text:p>-0,2798999242</text:p>
          </table:table-cell>
          <table:table-cell table:formula="of:=SQRT(([Fehler.$C$18]/['Ohne Sample'.B324]^2)+([Untergrund.$B$405]/['Ohne Sample'.B324]^2)+([Untergrund.$B$404]-[normal.B331])^2/['Ohne Sample'.B324]^4*[Fehler.$C$18]^2)" office:value-type="float" office:value="1.82717294193199">
            <text:p>1,8271729419</text:p>
          </table:table-cell>
          <table:table-cell table:formula="of:=([normal.C331]-[Untergrund.$C$404])/['Ohne Sample'.C324]" office:value-type="float" office:value="-0.483594618755909">
            <text:p>-0,4835946188</text:p>
          </table:table-cell>
        </table:table-row>
        <table:table-row table:style-name="ro2">
          <table:table-cell table:formula="of:=([normal.B332]-[Untergrund.$B$404])/['Ohne Sample'.B325]" office:value-type="float" office:value="-0.599874250099473">
            <text:p>-0,5998742501</text:p>
          </table:table-cell>
          <table:table-cell table:formula="of:=SQRT(([Fehler.$C$18]/['Ohne Sample'.B325]^2)+([Untergrund.$B$405]/['Ohne Sample'.B325]^2)+([Untergrund.$B$404]-[normal.B332])^2/['Ohne Sample'.B325]^4*[Fehler.$C$18]^2)" office:value-type="float" office:value="2.28398615075307">
            <text:p>2,2839861508</text:p>
          </table:table-cell>
          <table:table-cell table:formula="of:=([normal.C332]-[Untergrund.$C$404])/['Ohne Sample'.C325]" office:value-type="float" office:value="-0.411719351446399">
            <text:p>-0,4117193514</text:p>
          </table:table-cell>
        </table:table-row>
        <table:table-row table:style-name="ro2">
          <table:table-cell table:formula="of:=([normal.B333]-[Untergrund.$B$404])/['Ohne Sample'.B326]" office:value-type="float" office:value="0.950060264452194">
            <text:p>0,9500602645</text:p>
          </table:table-cell>
          <table:table-cell table:formula="of:=SQRT(([Fehler.$C$18]/['Ohne Sample'.B326]^2)+([Untergrund.$B$405]/['Ohne Sample'.B326]^2)+([Untergrund.$B$404]-[normal.B333])^2/['Ohne Sample'.B326]^4*[Fehler.$C$18]^2)" office:value-type="float" office:value="1.14201440102468">
            <text:p>1,142014401</text:p>
          </table:table-cell>
          <table:table-cell table:formula="of:=([normal.C333]-[Untergrund.$C$404])/['Ohne Sample'.C326]" office:value-type="float" office:value="0.149785476471693">
            <text:p>0,1497854765</text:p>
          </table:table-cell>
        </table:table-row>
        <table:table-row table:style-name="ro2">
          <table:table-cell table:formula="of:=([normal.B334]-[Untergrund.$B$404])/['Ohne Sample'.B327]" office:value-type="float" office:value="-0.239950191337291">
            <text:p>-0,2399501913</text:p>
          </table:table-cell>
          <table:table-cell table:formula="of:=SQRT(([Fehler.$C$18]/['Ohne Sample'.B327]^2)+([Untergrund.$B$405]/['Ohne Sample'.B327]^2)+([Untergrund.$B$404]-[normal.B334])^2/['Ohne Sample'.B327]^4*[Fehler.$C$18]^2)" office:value-type="float" office:value="0.913587350409443">
            <text:p>0,9135873504</text:p>
          </table:table-cell>
          <table:table-cell table:formula="of:=([normal.C334]-[Untergrund.$C$404])/['Ohne Sample'.C327]" office:value-type="float" office:value="-0.0587265463067467">
            <text:p>-0,0587265463</text:p>
          </table:table-cell>
        </table:table-row>
        <table:table-row table:style-name="ro2">
          <table:table-cell table:formula="of:=([normal.B335]-[Untergrund.$B$404])/['Ohne Sample'.B328]" office:value-type="float" office:value="-0.239950191337291">
            <text:p>-0,2399501913</text:p>
          </table:table-cell>
          <table:table-cell table:formula="of:=SQRT(([Fehler.$C$18]/['Ohne Sample'.B328]^2)+([Untergrund.$B$405]/['Ohne Sample'.B328]^2)+([Untergrund.$B$404]-[normal.B335])^2/['Ohne Sample'.B328]^4*[Fehler.$C$18]^2)" office:value-type="float" office:value="0.913587350409443">
            <text:p>0,9135873504</text:p>
          </table:table-cell>
          <table:table-cell table:formula="of:=([normal.C335]-[Untergrund.$C$404])/['Ohne Sample'.C328]" office:value-type="float" office:value="-0.0320327053464887">
            <text:p>-0,0320327053</text:p>
          </table:table-cell>
        </table:table-row>
        <table:table-row table:style-name="ro2">
          <table:table-cell table:formula="of:=([normal.B336]-[Untergrund.$B$404])/['Ohne Sample'.B329]" office:value-type="float" office:value="-0.0871667157275106">
            <text:p>-0,0871667157</text:p>
          </table:table-cell>
          <table:table-cell table:formula="of:=SQRT(([Fehler.$C$18]/['Ohne Sample'.B329]^2)+([Untergrund.$B$405]/['Ohne Sample'.B329]^2)+([Untergrund.$B$404]-[normal.B336])^2/['Ohne Sample'.B329]^4*[Fehler.$C$18]^2)" office:value-type="float" office:value="0.234252786041442">
            <text:p>0,234252786</text:p>
          </table:table-cell>
          <table:table-cell table:formula="of:=([normal.C336]-[Untergrund.$C$404])/['Ohne Sample'.C329]" office:value-type="float" office:value="-0.356823437920212">
            <text:p>-0,3568234379</text:p>
          </table:table-cell>
        </table:table-row>
        <table:table-row table:style-name="ro2">
          <table:table-cell table:formula="of:=([normal.B337]-[Untergrund.$B$404])/['Ohne Sample'.B330]" office:value-type="float" office:value="-0.024968869585807">
            <text:p>-0,0249688696</text:p>
          </table:table-cell>
          <table:table-cell table:formula="of:=SQRT(([Fehler.$C$18]/['Ohne Sample'.B330]^2)+([Untergrund.$B$405]/['Ohne Sample'.B330]^2)+([Untergrund.$B$404]-[normal.B337])^2/['Ohne Sample'.B330]^4*[Fehler.$C$18]^2)" office:value-type="float" office:value="0.570991036466467">
            <text:p>0,5709910365</text:p>
          </table:table-cell>
          <table:table-cell table:formula="of:=([normal.C337]-[Untergrund.$C$404])/['Ohne Sample'.C330]" office:value-type="float" office:value="-0.764620758078988">
            <text:p>-0,7646207581</text:p>
          </table:table-cell>
        </table:table-row>
        <table:table-row table:style-name="ro2">
          <table:table-cell table:formula="of:=([normal.B338]-[Untergrund.$B$404])/['Ohne Sample'.B331]" office:value-type="float" office:value="-0.479899596598257">
            <text:p>-0,4798995966</text:p>
          </table:table-cell>
          <table:table-cell table:formula="of:=SQRT(([Fehler.$C$18]/['Ohne Sample'.B331]^2)+([Untergrund.$B$405]/['Ohne Sample'.B331]^2)+([Untergrund.$B$404]-[normal.B338])^2/['Ohne Sample'.B331]^4*[Fehler.$C$18]^2)" office:value-type="float" office:value="1.82718197132243">
            <text:p>1,8271819713</text:p>
          </table:table-cell>
          <table:table-cell table:formula="of:=([normal.C338]-[Untergrund.$C$404])/['Ohne Sample'.C331]" office:value-type="float" office:value="-0.577486506254835">
            <text:p>-0,5774865063</text:p>
          </table:table-cell>
        </table:table-row>
        <table:table-row table:style-name="ro2">
          <table:table-cell table:formula="of:=([normal.B339]-[Untergrund.$B$404])/['Ohne Sample'.B332]" office:value-type="float" office:value="-0.279899924198048">
            <text:p>-0,2798999242</text:p>
          </table:table-cell>
          <table:table-cell table:formula="of:=SQRT(([Fehler.$C$18]/['Ohne Sample'.B332]^2)+([Untergrund.$B$405]/['Ohne Sample'.B332]^2)+([Untergrund.$B$404]-[normal.B339])^2/['Ohne Sample'.B332]^4*[Fehler.$C$18]^2)" office:value-type="float" office:value="1.82717294193199">
            <text:p>1,8271729419</text:p>
          </table:table-cell>
          <table:table-cell table:formula="of:=([normal.C339]-[Untergrund.$C$404])/['Ohne Sample'.C332]" office:value-type="float" office:value="-0.168025697057955">
            <text:p>-0,1680256971</text:p>
          </table:table-cell>
        </table:table-row>
        <table:table-row table:style-name="ro2">
          <table:table-cell table:formula="of:=([normal.B340]-[Untergrund.$B$404])/['Ohne Sample'.B333]" office:value-type="float" office:value="-0.233250000508916">
            <text:p>-0,2332500005</text:p>
          </table:table-cell>
          <table:table-cell table:formula="of:=SQRT(([Fehler.$C$18]/['Ohne Sample'.B333]^2)+([Untergrund.$B$405]/['Ohne Sample'.B333]^2)+([Untergrund.$B$404]-[normal.B340])^2/['Ohne Sample'.B333]^4*[Fehler.$C$18]^2)" office:value-type="float" office:value="1.52264334861148">
            <text:p>1,5226433486</text:p>
          </table:table-cell>
          <table:table-cell table:formula="of:=([normal.C340]-[Untergrund.$C$404])/['Ohne Sample'.C333]" office:value-type="float" office:value="-0.0503370495072182">
            <text:p>-0,0503370495</text:p>
          </table:table-cell>
        </table:table-row>
        <table:table-row table:style-name="ro2">
          <table:table-cell table:formula="of:=([normal.B341]-[Untergrund.$B$404])/['Ohne Sample'.B334]" office:value-type="float" office:value="-0.599874250099473">
            <text:p>-0,5998742501</text:p>
          </table:table-cell>
          <table:table-cell table:formula="of:=SQRT(([Fehler.$C$18]/['Ohne Sample'.B334]^2)+([Untergrund.$B$405]/['Ohne Sample'.B334]^2)+([Untergrund.$B$404]-[normal.B341])^2/['Ohne Sample'.B334]^4*[Fehler.$C$18]^2)" office:value-type="float" office:value="2.28398615075307">
            <text:p>2,2839861508</text:p>
          </table:table-cell>
          <table:table-cell table:formula="of:=([normal.C341]-[Untergrund.$C$404])/['Ohne Sample'.C334]" office:value-type="float" office:value="-0.336051000935847">
            <text:p>-0,3360510009</text:p>
          </table:table-cell>
        </table:table-row>
        <table:table-row table:style-name="ro2">
          <table:table-cell table:formula="of:=([normal.B342]-[Untergrund.$B$404])/['Ohne Sample'.B335]" office:value-type="float" office:value="1.15012011928143">
            <text:p>1,1501201193</text:p>
          </table:table-cell>
          <table:table-cell table:formula="of:=SQRT(([Fehler.$C$18]/['Ohne Sample'.B335]^2)+([Untergrund.$B$405]/['Ohne Sample'.B335]^2)+([Untergrund.$B$404]-[normal.B342])^2/['Ohne Sample'.B335]^4*[Fehler.$C$18]^2)" office:value-type="float" office:value="2.28405767012774">
            <text:p>2,2840576701</text:p>
          </table:table-cell>
          <table:table-cell table:formula="of:=([normal.C342]-[Untergrund.$C$404])/['Ohne Sample'.C335]" office:value-type="float" office:value="-0.290156771253546">
            <text:p>-0,2901567713</text:p>
          </table:table-cell>
        </table:table-row>
        <table:table-row table:style-name="ro2">
          <table:table-cell table:formula="of:=([normal.B343]-[Untergrund.$B$404])/['Ohne Sample'.B336]" office:value-type="float" office:value="-0.0856964969061755">
            <text:p>-0,0856964969</text:p>
          </table:table-cell>
          <table:table-cell table:formula="of:=SQRT(([Fehler.$C$18]/['Ohne Sample'.B336]^2)+([Untergrund.$B$405]/['Ohne Sample'.B336]^2)+([Untergrund.$B$404]-[normal.B343])^2/['Ohne Sample'.B336]^4*[Fehler.$C$18]^2)" office:value-type="float" office:value="0.326280663575329">
            <text:p>0,3262806636</text:p>
          </table:table-cell>
          <table:table-cell table:formula="of:=([normal.C343]-[Untergrund.$C$404])/['Ohne Sample'.C336]" office:value-type="float" office:value="-0.635235156880318">
            <text:p>-0,6352351569</text:p>
          </table:table-cell>
        </table:table-row>
        <table:table-row table:style-name="ro2">
          <table:table-cell table:formula="of:=([normal.B344]-[Untergrund.$B$404])/['Ohne Sample'.B337]" office:value-type="float" office:value="-0.0443891014858791">
            <text:p>-0,0443891015</text:p>
          </table:table-cell>
          <table:table-cell table:formula="of:=SQRT(([Fehler.$C$18]/['Ohne Sample'.B337]^2)+([Untergrund.$B$405]/['Ohne Sample'.B337]^2)+([Untergrund.$B$404]-[normal.B344])^2/['Ohne Sample'.B337]^4*[Fehler.$C$18]^2)" office:value-type="float" office:value="1.01509522040467">
            <text:p>1,0150952204</text:p>
          </table:table-cell>
          <table:table-cell table:formula="of:=([normal.C344]-[Untergrund.$C$404])/['Ohne Sample'.C337]" office:value-type="float" office:value="-0.478906806650359">
            <text:p>-0,4789068067</text:p>
          </table:table-cell>
        </table:table-row>
        <table:table-row table:style-name="ro2">
          <table:table-cell table:formula="of:=([normal.B345]-[Untergrund.$B$404])/['Ohne Sample'.B338]" office:value-type="float" office:value="-0.479899596598257">
            <text:p>-0,4798995966</text:p>
          </table:table-cell>
          <table:table-cell table:formula="of:=SQRT(([Fehler.$C$18]/['Ohne Sample'.B338]^2)+([Untergrund.$B$405]/['Ohne Sample'.B338]^2)+([Untergrund.$B$404]-[normal.B345])^2/['Ohne Sample'.B338]^4*[Fehler.$C$18]^2)" office:value-type="float" office:value="1.82718197132243">
            <text:p>1,8271819713</text:p>
          </table:table-cell>
          <table:table-cell table:formula="of:=([normal.C345]-[Untergrund.$C$404])/['Ohne Sample'.C338]" office:value-type="float" office:value="-0.239453683485942">
            <text:p>-0,2394536835</text:p>
          </table:table-cell>
        </table:table-row>
        <table:table-row table:style-name="ro2">
          <table:table-cell table:formula="of:=([normal.B346]-[Untergrund.$B$404])/['Ohne Sample'.B339]" office:value-type="float" office:value="-0.130750073591266">
            <text:p>-0,1307500736</text:p>
          </table:table-cell>
          <table:table-cell table:formula="of:=SQRT(([Fehler.$C$18]/['Ohne Sample'.B339]^2)+([Untergrund.$B$405]/['Ohne Sample'.B339]^2)+([Untergrund.$B$404]-[normal.B346])^2/['Ohne Sample'.B339]^4*[Fehler.$C$18]^2)" office:value-type="float" office:value="0.351379287589935">
            <text:p>0,3513792876</text:p>
          </table:table-cell>
          <table:table-cell table:formula="of:=([normal.C346]-[Untergrund.$C$404])/['Ohne Sample'.C339]" office:value-type="float" office:value="0.102977515074289">
            <text:p>0,1029775151</text:p>
          </table:table-cell>
        </table:table-row>
        <table:table-row table:style-name="ro2">
          <table:table-cell table:formula="of:=([normal.B347]-[Untergrund.$B$404])/['Ohne Sample'.B340]" office:value-type="float" office:value="-0.299937432110361">
            <text:p>-0,2999374321</text:p>
          </table:table-cell>
          <table:table-cell table:formula="of:=SQRT(([Fehler.$C$18]/['Ohne Sample'.B340]^2)+([Untergrund.$B$405]/['Ohne Sample'.B340]^2)+([Untergrund.$B$404]-[normal.B347])^2/['Ohne Sample'.B340]^4*[Fehler.$C$18]^2)" office:value-type="float" office:value="1.14198422165122">
            <text:p>1,1419842217</text:p>
          </table:table-cell>
          <table:table-cell table:formula="of:=([normal.C347]-[Untergrund.$C$404])/['Ohne Sample'.C340]" office:value-type="float" office:value="-0.193194025221532">
            <text:p>-0,1931940252</text:p>
          </table:table-cell>
        </table:table-row>
        <table:table-row table:style-name="ro2">
          <table:table-cell table:formula="of:=([normal.B348]-[Untergrund.$B$404])/['Ohne Sample'.B341]" office:value-type="float" office:value="-0.679899268998466">
            <text:p>-0,679899269</text:p>
          </table:table-cell>
          <table:table-cell table:formula="of:=SQRT(([Fehler.$C$18]/['Ohne Sample'.B341]^2)+([Untergrund.$B$405]/['Ohne Sample'.B341]^2)+([Untergrund.$B$404]-[normal.B348])^2/['Ohne Sample'.B341]^4*[Fehler.$C$18]^2)" office:value-type="float" office:value="1.82719575418375">
            <text:p>1,8271957542</text:p>
          </table:table-cell>
          <table:table-cell table:formula="of:=([normal.C348]-[Untergrund.$C$404])/['Ohne Sample'.C341]" office:value-type="float" office:value="-0.669043261166675">
            <text:p>-0,6690432612</text:p>
          </table:table-cell>
        </table:table-row>
        <table:table-row table:style-name="ro2">
          <table:table-cell table:formula="of:=([normal.B349]-[Untergrund.$B$404])/['Ohne Sample'.B342]" office:value-type="float" office:value="-0.342785586565164">
            <text:p>-0,3427855866</text:p>
          </table:table-cell>
          <table:table-cell table:formula="of:=SQRT(([Fehler.$C$18]/['Ohne Sample'.B342]^2)+([Untergrund.$B$405]/['Ohne Sample'.B342]^2)+([Untergrund.$B$404]-[normal.B349])^2/['Ohne Sample'.B342]^4*[Fehler.$C$18]^2)" office:value-type="float" office:value="1.30512580272034">
            <text:p>1,3051258027</text:p>
          </table:table-cell>
          <table:table-cell table:formula="of:=([normal.C349]-[Untergrund.$C$404])/['Ohne Sample'.C342]" office:value-type="float" office:value="-0.382310826343085">
            <text:p>-0,3823108263</text:p>
          </table:table-cell>
        </table:table-row>
        <table:table-row table:style-name="ro2">
          <table:table-cell table:formula="of:=([normal.B350]-[Untergrund.$B$404])/['Ohne Sample'.B343]" office:value-type="float" office:value="3.26674385699333">
            <text:p>3,266743857</text:p>
          </table:table-cell>
          <table:table-cell table:formula="of:=SQRT(([Fehler.$C$18]/['Ohne Sample'.B343]^2)+([Untergrund.$B$405]/['Ohne Sample'.B343]^2)+([Untergrund.$B$404]-[normal.B350])^2/['Ohne Sample'.B343]^4*[Fehler.$C$18]^2)" office:value-type="float" office:value="1.52316898553325">
            <text:p>1,5231689855</text:p>
          </table:table-cell>
          <table:table-cell table:formula="of:=([normal.C350]-[Untergrund.$C$404])/['Ohne Sample'.C343]" office:value-type="float" office:value="-0.12294179625558">
            <text:p>-0,1229417963</text:p>
          </table:table-cell>
        </table:table-row>
        <table:table-row table:style-name="ro2">
          <table:table-cell table:formula="of:=([normal.B351]-[Untergrund.$B$404])/['Ohne Sample'.B344]" office:value-type="float" office:value="1.15012011928143">
            <text:p>1,1501201193</text:p>
          </table:table-cell>
          <table:table-cell table:formula="of:=SQRT(([Fehler.$C$18]/['Ohne Sample'.B344]^2)+([Untergrund.$B$405]/['Ohne Sample'.B344]^2)+([Untergrund.$B$404]-[normal.B351])^2/['Ohne Sample'.B344]^4*[Fehler.$C$18]^2)" office:value-type="float" office:value="2.28405767012774">
            <text:p>2,2840576701</text:p>
          </table:table-cell>
          <table:table-cell table:formula="of:=([normal.C351]-[Untergrund.$C$404])/['Ohne Sample'.C344]" office:value-type="float" office:value="-0.0503370495072182">
            <text:p>-0,0503370495</text:p>
          </table:table-cell>
        </table:table-row>
        <table:table-row table:style-name="ro2">
          <table:table-cell table:formula="of:=([normal.B352]-[Untergrund.$B$404])/['Ohne Sample'.B345]" office:value-type="float" office:value="-1.13316730445764">
            <text:p>-1,1331673045</text:p>
          </table:table-cell>
          <table:table-cell table:formula="of:=SQRT(([Fehler.$C$18]/['Ohne Sample'.B345]^2)+([Untergrund.$B$405]/['Ohne Sample'.B345]^2)+([Untergrund.$B$404]-[normal.B352])^2/['Ohne Sample'.B345]^4*[Fehler.$C$18]^2)" office:value-type="float" office:value="3.0454126290828">
            <text:p>3,0454126291</text:p>
          </table:table-cell>
          <table:table-cell table:formula="of:=([normal.C352]-[Untergrund.$C$404])/['Ohne Sample'.C345]" office:value-type="float" office:value="-0.290156771253546">
            <text:p>-0,2901567713</text:p>
          </table:table-cell>
        </table:table-row>
        <table:table-row table:style-name="ro2">
          <table:table-cell table:formula="of:=([normal.B353]-[Untergrund.$B$404])/['Ohne Sample'.B346]" office:value-type="float" office:value="-0.479899596598257">
            <text:p>-0,4798995966</text:p>
          </table:table-cell>
          <table:table-cell table:formula="of:=SQRT(([Fehler.$C$18]/['Ohne Sample'.B346]^2)+([Untergrund.$B$405]/['Ohne Sample'.B346]^2)+([Untergrund.$B$404]-[normal.B353])^2/['Ohne Sample'.B346]^4*[Fehler.$C$18]^2)" office:value-type="float" office:value="1.82718197132243">
            <text:p>1,8271819713</text:p>
          </table:table-cell>
          <table:table-cell table:formula="of:=([normal.C353]-[Untergrund.$C$404])/['Ohne Sample'.C346]" office:value-type="float" office:value="-0.382310826343085">
            <text:p>-0,3823108263</text:p>
          </table:table-cell>
        </table:table-row>
        <table:table-row table:style-name="ro2">
          <table:table-cell table:formula="of:=([normal.B354]-[Untergrund.$B$404])/['Ohne Sample'.B347]" office:value-type="float" office:value="-0.279899924198048">
            <text:p>-0,2798999242</text:p>
          </table:table-cell>
          <table:table-cell table:formula="of:=SQRT(([Fehler.$C$18]/['Ohne Sample'.B347]^2)+([Untergrund.$B$405]/['Ohne Sample'.B347]^2)+([Untergrund.$B$404]-[normal.B354])^2/['Ohne Sample'.B347]^4*[Fehler.$C$18]^2)" office:value-type="float" office:value="1.82717294193199">
            <text:p>1,8271729419</text:p>
          </table:table-cell>
          <table:table-cell table:formula="of:=([normal.C354]-[Untergrund.$C$404])/['Ohne Sample'.C347]" office:value-type="float" office:value="-0.725390937974244">
            <text:p>-0,725390938</text:p>
          </table:table-cell>
        </table:table-row>
        <table:table-row table:style-name="ro2">
          <table:table-cell table:formula="of:=([normal.B355]-[Untergrund.$B$404])/['Ohne Sample'.B348]" office:value-type="float" office:value="0.12009942060237">
            <text:p>0,1200994206</text:p>
          </table:table-cell>
          <table:table-cell table:formula="of:=SQRT(([Fehler.$C$18]/['Ohne Sample'.B348]^2)+([Untergrund.$B$405]/['Ohne Sample'.B348]^2)+([Untergrund.$B$404]-[normal.B355])^2/['Ohne Sample'.B348]^4*[Fehler.$C$18]^2)" office:value-type="float" office:value="1.82716914380849">
            <text:p>1,8271691438</text:p>
          </table:table-cell>
          <table:table-cell table:formula="of:=([normal.C355]-[Untergrund.$C$404])/['Ohne Sample'.C348]" office:value-type="float" office:value="-0.435235156880318">
            <text:p>-0,4352351569</text:p>
          </table:table-cell>
        </table:table-row>
        <table:table-row table:style-name="ro2">
          <table:table-cell table:formula="of:=([normal.B356]-[Untergrund.$B$404])/['Ohne Sample'.B349]" office:value-type="float" office:value="-0.279899924198048">
            <text:p>-0,2798999242</text:p>
          </table:table-cell>
          <table:table-cell table:formula="of:=SQRT(([Fehler.$C$18]/['Ohne Sample'.B349]^2)+([Untergrund.$B$405]/['Ohne Sample'.B349]^2)+([Untergrund.$B$404]-[normal.B356])^2/['Ohne Sample'.B349]^4*[Fehler.$C$18]^2)" office:value-type="float" office:value="1.82717294193199">
            <text:p>1,8271729419</text:p>
          </table:table-cell>
          <table:table-cell table:formula="of:=([normal.C356]-[Untergrund.$C$404])/['Ohne Sample'.C349]" office:value-type="float" office:value="-0.156823983920758">
            <text:p>-0,1568239839</text:p>
          </table:table-cell>
        </table:table-row>
        <table:table-row table:style-name="ro2">
          <table:table-cell table:formula="of:=([normal.B357]-[Untergrund.$B$404])/['Ohne Sample'.B350]" office:value-type="float" office:value="0.0214463602366817">
            <text:p>0,0214463602</text:p>
          </table:table-cell>
          <table:table-cell table:formula="of:=SQRT(([Fehler.$C$18]/['Ohne Sample'.B350]^2)+([Untergrund.$B$405]/['Ohne Sample'.B350]^2)+([Untergrund.$B$404]-[normal.B357])^2/['Ohne Sample'.B350]^4*[Fehler.$C$18]^2)" office:value-type="float" office:value="0.32628059053172">
            <text:p>0,3262805905</text:p>
          </table:table-cell>
          <table:table-cell table:formula="of:=([normal.C357]-[Untergrund.$C$404])/['Ohne Sample'.C350]" office:value-type="float" office:value="-0.594705729867021">
            <text:p>-0,5947057299</text:p>
          </table:table-cell>
        </table:table-row>
        <table:table-row table:style-name="ro2">
          <table:table-cell table:formula="of:=([normal.B358]-[Untergrund.$B$404])/['Ohne Sample'.B351]" office:value-type="float" office:value="-0.0856964969061755">
            <text:p>-0,0856964969</text:p>
          </table:table-cell>
          <table:table-cell table:formula="of:=SQRT(([Fehler.$C$18]/['Ohne Sample'.B351]^2)+([Untergrund.$B$405]/['Ohne Sample'.B351]^2)+([Untergrund.$B$404]-[normal.B358])^2/['Ohne Sample'.B351]^4*[Fehler.$C$18]^2)" office:value-type="float" office:value="0.326280663575329">
            <text:p>0,3262806636</text:p>
          </table:table-cell>
          <table:table-cell table:formula="of:=([normal.C358]-[Untergrund.$C$404])/['Ohne Sample'.C351]" office:value-type="float" office:value="-0.669043261166675">
            <text:p>-0,6690432612</text:p>
          </table:table-cell>
        </table:table-row>
        <table:table-row table:style-name="ro2">
          <table:table-cell table:formula="of:=([normal.B359]-[Untergrund.$B$404])/['Ohne Sample'.B352]" office:value-type="float" office:value="3.10007741782658">
            <text:p>3,1000774178</text:p>
          </table:table-cell>
          <table:table-cell table:formula="of:=SQRT(([Fehler.$C$18]/['Ohne Sample'.B352]^2)+([Untergrund.$B$405]/['Ohne Sample'.B352]^2)+([Untergrund.$B$404]-[normal.B359])^2/['Ohne Sample'.B352]^4*[Fehler.$C$18]^2)" office:value-type="float" office:value="1.52311645898979">
            <text:p>1,523116459</text:p>
          </table:table-cell>
          <table:table-cell table:formula="of:=([normal.C359]-[Untergrund.$C$404])/['Ohne Sample'.C352]" office:value-type="float" office:value="-0.112696646567615">
            <text:p>-0,1126966466</text:p>
          </table:table-cell>
        </table:table-row>
        <table:table-row table:style-name="ro2">
          <table:table-cell table:formula="of:=([normal.B360]-[Untergrund.$B$404])/['Ohne Sample'.B353]" office:value-type="float" office:value="-0.479899596598257">
            <text:p>-0,4798995966</text:p>
          </table:table-cell>
          <table:table-cell table:formula="of:=SQRT(([Fehler.$C$18]/['Ohne Sample'.B353]^2)+([Untergrund.$B$405]/['Ohne Sample'.B353]^2)+([Untergrund.$B$404]-[normal.B360])^2/['Ohne Sample'.B353]^4*[Fehler.$C$18]^2)" office:value-type="float" office:value="1.82718197132243">
            <text:p>1,8271819713</text:p>
          </table:table-cell>
          <table:table-cell table:formula="of:=([normal.C360]-[Untergrund.$C$404])/['Ohne Sample'.C353]" office:value-type="float" office:value="-0.239453683485942">
            <text:p>-0,2394536835</text:p>
          </table:table-cell>
        </table:table-row>
        <table:table-row table:style-name="ro2">
          <table:table-cell table:formula="of:=([normal.B361]-[Untergrund.$B$404])/['Ohne Sample'.B354]" office:value-type="float" office:value="-0.479899596598257">
            <text:p>-0,4798995966</text:p>
          </table:table-cell>
          <table:table-cell table:formula="of:=SQRT(([Fehler.$C$18]/['Ohne Sample'.B354]^2)+([Untergrund.$B$405]/['Ohne Sample'.B354]^2)+([Untergrund.$B$404]-[normal.B361])^2/['Ohne Sample'.B354]^4*[Fehler.$C$18]^2)" office:value-type="float" office:value="1.82718197132243">
            <text:p>1,8271819713</text:p>
          </table:table-cell>
          <table:table-cell table:formula="of:=([normal.C361]-[Untergrund.$C$404])/['Ohne Sample'.C354]" office:value-type="float" office:value="-0.193194025221532">
            <text:p>-0,1931940252</text:p>
          </table:table-cell>
        </table:table-row>
        <table:table-row table:style-name="ro2">
          <table:table-cell table:formula="of:=([normal.B362]-[Untergrund.$B$404])/['Ohne Sample'.B355]" office:value-type="float" office:value="-0.479899596598257">
            <text:p>-0,4798995966</text:p>
          </table:table-cell>
          <table:table-cell table:formula="of:=SQRT(([Fehler.$C$18]/['Ohne Sample'.B355]^2)+([Untergrund.$B$405]/['Ohne Sample'.B355]^2)+([Untergrund.$B$404]-[normal.B362])^2/['Ohne Sample'.B355]^4*[Fehler.$C$18]^2)" office:value-type="float" office:value="1.82718197132243">
            <text:p>1,8271819713</text:p>
          </table:table-cell>
          <table:table-cell table:formula="of:=([normal.C362]-[Untergrund.$C$404])/['Ohne Sample'.C355]" office:value-type="float" office:value="-0.535235156880318">
            <text:p>-0,5352351569</text:p>
          </table:table-cell>
        </table:table-row>
        <table:table-row table:style-name="ro2">
          <table:table-cell table:formula="of:=([normal.B363]-[Untergrund.$B$404])/['Ohne Sample'.B356]" office:value-type="float" office:value="1.90011858365803">
            <text:p>1,9001185837</text:p>
          </table:table-cell>
          <table:table-cell table:formula="of:=SQRT(([Fehler.$C$18]/['Ohne Sample'.B356]^2)+([Untergrund.$B$405]/['Ohne Sample'.B356]^2)+([Untergrund.$B$404]-[normal.B363])^2/['Ohne Sample'.B356]^4*[Fehler.$C$18]^2)" office:value-type="float" office:value="2.28422757331103">
            <text:p>2,2842275733</text:p>
          </table:table-cell>
          <table:table-cell table:formula="of:=([normal.C363]-[Untergrund.$C$404])/['Ohne Sample'.C356]" office:value-type="float" office:value="-0.112696646567615">
            <text:p>-0,1126966466</text:p>
          </table:table-cell>
        </table:table-row>
        <table:table-row table:style-name="ro2">
          <table:table-cell table:formula="of:=([normal.B364]-[Untergrund.$B$404])/['Ohne Sample'.B357]" office:value-type="float" office:value="-0.0799002517978391">
            <text:p>-0,0799002518</text:p>
          </table:table-cell>
          <table:table-cell table:formula="of:=SQRT(([Fehler.$C$18]/['Ohne Sample'.B357]^2)+([Untergrund.$B$405]/['Ohne Sample'.B357]^2)+([Untergrund.$B$404]-[normal.B364])^2/['Ohne Sample'.B357]^4*[Fehler.$C$18]^2)" office:value-type="float" office:value="1.82716866608288">
            <text:p>1,8271686661</text:p>
          </table:table-cell>
          <table:table-cell table:formula="of:=([normal.C364]-[Untergrund.$C$404])/['Ohne Sample'.C357]" office:value-type="float" office:value="0.521090853350038">
            <text:p>0,5210908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.00.0000</text:date>, <text:time style:data-style-name="N2" text:time-value="0000-00-00T18:18:19.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7:22:34.09</meta:creation-date>
    <dc:date>2013-09-08T18:28:10.66</dc:date>
    <meta:editing-duration>PT2H41M57S</meta:editing-duration>
    <meta:editing-cycles>9</meta:editing-cycles>
    <meta:generator>LibreOffice/4.0.4.2$Windows_x86 LibreOffice_project/9e9821abd0ffdbc09cd8c52eaa574fa09eb08f2</meta:generator>
    <meta:document-statistic meta:table-count="5" meta:cell-count="6231" meta:object-count="0"/>
  </office:meta>
</office:document-meta>
</file>